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9.60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26in"/>
    </style:style>
    <style:style style:name="co7" style:family="table-column">
      <style:table-column-properties fo:break-before="auto" style:column-width="8.2339in"/>
    </style:style>
    <style:style style:name="co8" style:family="table-column">
      <style:table-column-properties fo:break-before="auto" style:column-width="8.1374in"/>
    </style:style>
    <style:style style:name="co9" style:family="table-column">
      <style:table-column-properties fo:break-before="auto" style:column-width="8.7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justify"/>
    </style:style>
    <style:style style:name="ce21" style:family="table-cell" style:parent-style-name="Default" style:data-style-name="N0"/>
    <style:style style:name="ce5" style:family="table-cell" style:parent-style-name="Default" style:data-style-name="N100"/>
    <style:style style:name="ce9" style:family="table-cell" style:parent-style-name="Default">
      <style:table-cell-properties style:text-align-source="fix" style:repeat-content="true"/>
      <style:paragraph-properties fo:text-align="start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6" style:family="table-cell" style:parent-style-name="Default">
      <style:table-cell-properties style:text-align-source="fix" style:repeat-content="false"/>
      <style:paragraph-properties fo:text-align="star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>
      <style:table-cell-properties style:text-align-source="value-type" style:repeat-content="false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true"/>
      <style:paragraph-properties fo:text-align="start"/>
    </style:style>
    <style:style style:name="ce33" style:family="table-cell" style:parent-style-name="Default" style:data-style-name="N1"/>
    <style:style style:name="ce6" style:family="table-cell" style:parent-style-name="Default" style:data-style-name="N100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7" style:family="table-cell" style:parent-style-name="Default" style:data-style-name="N1">
      <style:table-cell-properties style:text-align-source="fix" style:repeat-content="true"/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ercis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number-columns-repeated="3" table:default-cell-style-name="Default"/>
        <table:table-column table:style-name="co5" table:default-cell-style-name="ce9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3" office:value-type="string" calcext:value-type="string">
            <text:p><text:s/>file</text:p>
          </table:table-cell>
          <table:table-cell table:style-name="ce3" office:value-type="string" calcext:value-type="string">
            <text:p>note</text:p>
          </table:table-cell>
          <table:table-cell table:style-name="ce3"/>
          <table:table-cell table:number-columns-repeated="4"/>
        </table:table-row>
        <table:table-row table:style-name="ro2"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file:///home/user/books/reading/cm-materials/2/www3.cs.stonybrook.edu/~cse547/ch1p1.pdf&quot;)" office:value-type="string" office:string-value="file:///home/user/books/reading/cm-materials/2/www3.cs.stonybrook.edu/~cse547/ch1p1.pdf" calcext:value-type="string">
            <text:p>file:///home/user/books/reading/cm-materials/2/www3.cs.stonybrook.edu/~cse547/ch1p1.pdf</text:p>
          </table:table-cell>
          <table:table-cell/>
          <table:table-cell office:value-type="string" calcext:value-type="string">
            <text:p>Note: All references to equation/page/chapter/exercise numbers </text:p>
            <text:p>refer to the 2<text:span text:style-name="T1">nd</text:span> edition, 32<text:span text:style-name="T1">nd</text:span> printing, April 2018 of Concrete Mathematic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.pdf&quot;)" office:value-type="string" office:string-value="file:///home/user/books/reading/cm-materials/2/www3.cs.stonybrook.edu/~cse547/ch1p2.pdf" calcext:value-type="string">
            <text:p>file:///home/user/books/reading/cm-materials/2/www3.cs.stonybrook.edu/~cse547/ch1p2.pdf</text:p>
          </table:table-cell>
          <table:table-cell/>
          <table:table-cell table:style-name="Default" office:value-type="string" calcext:value-type="string">
            <text:p>All links can be opened with Ctrl + Right mouse click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HYPERLINK(&quot;https://math.stackexchange.com/q/143258&quot;)" office:value-type="string" office:string-value="https://math.stackexchange.com/q/143258" calcext:value-type="string">
            <text:p>https://math.stackexchange.com/q/14325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HYPERLINK(&quot;https://math.stackexchange.com/q/144788&quot;)" office:value-type="string" office:string-value="https://math.stackexchange.com/q/144788" calcext:value-type="string">
            <text:p>https://math.stackexchange.com/q/14478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1p6.pdf&quot;)" office:value-type="string" office:string-value="file:///home/user/books/reading/cm-materials/2/www3.cs.stonybrook.edu/~cse547/ch1p6.pdf" calcext:value-type="string">
            <text:p>file:///home/user/books/reading/cm-materials/2/www3.cs.stonybrook.edu/~cse547/ch1p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HYPERLINK(&quot;https://math.stackexchange.com/q/1344117&quot;)" office:value-type="string" office:string-value="https://math.stackexchange.com/q/1344117" calcext:value-type="string">
            <text:p>https://math.stackexchange.com/q/1344117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1p7.pdf&quot;)" office:value-type="string" office:string-value="file:///home/user/books/reading/cm-materials/2/www3.cs.stonybrook.edu/~cse547/ch1p7.pdf" calcext:value-type="string">
            <text:p>file:///home/user/books/reading/cm-materials/2/www3.cs.stonybrook.edu/~cse547/ch1p7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15/cs.ioc.ee/cm/ex02.pdf&quot;)" office:value-type="string" office:string-value="file:///home/user/books/reading/cm-materials/15/cs.ioc.ee/cm/ex02.pdf" calcext:value-type="string">
            <text:p>file:///home/user/books/reading/cm-materials/15/cs.ioc.ee/cm/ex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1p8.pdf&quot;)" office:value-type="string" office:string-value="file:///home/user/books/reading/cm-materials/2/www3.cs.stonybrook.edu/~cse547/ch1p8.pdf" calcext:value-type="string">
            <text:p>file:///home/user/books/reading/cm-materials/2/www3.cs.stonybrook.edu/~cse547/ch1p8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3110992&quot;)" office:value-type="string" office:string-value="https://math.stackexchange.com/q/3110992" calcext:value-type="string">
            <text:p>https://math.stackexchange.com/q/311099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15/cs.ioc.ee/cm/ex01.pdf&quot;)" office:value-type="string" office:string-value="file:///home/user/books/reading/cm-materials/15/cs.ioc.ee/cm/ex01.pdf" calcext:value-type="string">
            <text:p>file:///home/user/books/reading/cm-materials/15/cs.ioc.ee/cm/ex0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1p9.pdf&quot;)" office:value-type="string" office:string-value="file:///home/user/books/reading/cm-materials/2/www3.cs.stonybrook.edu/~cse547/ch1p9.pdf" calcext:value-type="string">
            <text:p>file:///home/user/books/reading/cm-materials/2/www3.cs.stonybrook.edu/~cse547/ch1p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4/www.ioc.ee/~silvio/2019/ITT9132/Exercises02.pdf&quot;)" office:value-type="string" office:string-value="file:///home/user/books/reading/cm-materials/4/www.ioc.ee/~silvio/2019/ITT9132/Exercises02.pdf" calcext:value-type="string">
            <text:p>file:///home/user/books/reading/cm-materials/4/www.ioc.ee/~silvio/2019/ITT9132/Exercises02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HYPERLINK(&quot;https://math.stackexchange.com/q/221898/68328&quot;)" office:value-type="string" office:string-value="https://math.stackexchange.com/q/221898/68328" calcext:value-type="string">
            <text:p>https://math.stackexchange.com/q/221898/68328</text:p>
          </table:table-cell>
          <table:table-cell office:value-type="string" calcext:value-type="string">
            <text:p>hanoi variant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1p2,14.pdf&quot;)" office:value-type="string" office:string-value="file:///home/user/books/reading/cm-materials/2/www3.cs.stonybrook.edu/~cse547/ch1p2,14.pdf" calcext:value-type="string">
            <text:p>file:///home/user/books/reading/cm-materials/2/www3.cs.stonybrook.edu/~cse547/ch1p2,14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.pdf&quot;)" office:value-type="string" office:string-value="file:///home/user/books/reading/cm-materials/2/www3.cs.stonybrook.edu/~cse547/ch1p16.pdf" calcext:value-type="string">
            <text:p>file:///home/user/books/reading/cm-materials/2/www3.cs.stonybrook.edu/~cse547/ch1p16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1p16general.pdf&quot;)" office:value-type="string" office:string-value="file:///home/user/books/reading/cm-materials/2/www3.cs.stonybrook.edu/~cse547/ch1p16general.pdf" calcext:value-type="string">
            <text:p>file:///home/user/books/reading/cm-materials/2/www3.cs.stonybrook.edu/~cse547/ch1p16general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845241&quot;)" office:value-type="string" office:string-value="https://math.stackexchange.com/q/1845241" calcext:value-type="string">
            <text:p>https://math.stackexchange.com/q/184524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374142&quot;)" office:value-type="string" office:string-value="https://math.stackexchange.com/q/374142" calcext:value-type="string">
            <text:p>https://math.stackexchange.com/q/374142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486461&quot;)" office:value-type="string" office:string-value="https://math.stackexchange.com/q/486461" calcext:value-type="string">
            <text:p>https://math.stackexchange.com/q/486461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2978228&quot;)" office:value-type="string" office:string-value="https://math.stackexchange.com/q/2978228" calcext:value-type="string">
            <text:p>https://math.stackexchange.com/q/2978228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2/www3.cs.stonybrook.edu/~cse547/newLec1.pdf&quot;)" office:value-type="string" office:string-value="file:///home/user/books/reading/cm-materials/2/www3.cs.stonybrook.edu/~cse547/newLec1.pdf" calcext:value-type="string">
            <text:p>file:///home/user/books/reading/cm-materials/2/www3.cs.stonybrook.edu/~cse547/newLec1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1p18,19.pdf&quot;)" office:value-type="string" office:string-value="file:///home/user/books/reading/cm-materials/2/www3.cs.stonybrook.edu/~cse547/ch1p18,19.pdf" calcext:value-type="string">
            <text:p>file:///home/user/books/reading/cm-materials/2/www3.cs.stonybrook.edu/~cse547/ch1p18,19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.pdf&quot;)" office:value-type="string" office:string-value="file:///home/user/books/reading/cm-materials/2/www3.cs.stonybrook.edu/~cse547/ch1p20.pdf" calcext:value-type="string">
            <text:p>file:///home/user/books/reading/cm-materials/2/www3.cs.stonybrook.edu/~cse547/ch1p20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1p20sol2.pdf&quot;)" office:value-type="string" office:string-value="file:///home/user/books/reading/cm-materials/2/www3.cs.stonybrook.edu/~cse547/ch1p20sol2.pdf" calcext:value-type="string">
            <text:p>file:///home/user/books/reading/cm-materials/2/www3.cs.stonybrook.edu/~cse547/ch1p20sol2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1a</text:p>
          </table:table-cell>
          <table:table-cell table:formula="of:=HYPERLINK(&quot;file:///home/user/books/reading/cm-materials/12/concrete-mathematics-dbyrne-sols/chap1.html&quot;)" office:value-type="string" office:string-value="file:///home/user/books/reading/cm-materials/12/concrete-mathematics-dbyrne-sols/chap1.html" calcext:value-type="string">
            <text:p>file:///home/user/books/reading/cm-materials/12/concrete-mathematics-dbyrne-sols/chap1.html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b </text:p>
          </table:table-cell>
          <table:table-cell table:formula="of:=HYPERLINK(&quot;https://math.stackexchange.com/q/1819239&quot;)" office:value-type="string" office:string-value="https://math.stackexchange.com/q/1819239" calcext:value-type="string">
            <text:p>https://math.stackexchange.com/q/1819239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29902&quot;)" office:value-type="string" office:string-value="https://math.stackexchange.com/q/4029902" calcext:value-type="string">
            <text:p>https://math.stackexchange.com/q/4029902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formula="of:=HYPERLINK(&quot;https://math.stackexchange.com/q/4046955&quot;)" office:value-type="string" office:string-value="https://math.stackexchange.com/q/4046955" calcext:value-type="string">
            <text:p>https://math.stackexchange.com/q/404695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a/753275&quot;)" office:value-type="string" office:string-value="https://math.stackexchange.com/a/753275" calcext:value-type="string">
            <text:p>https://math.stackexchange.com/a/753275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2p6(corrected).pdf&quot;)" office:value-type="string" office:string-value="file:///home/user/books/reading/cm-materials/2/www3.cs.stonybrook.edu/~cse547/ch2p6(corrected).pdf" calcext:value-type="string">
            <text:p>file:///home/user/books/reading/cm-materials/2/www3.cs.stonybrook.edu/~cse547/ch2p6(corrected)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/>
          <table:table-cell table:style-name="ce21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2p5,7.pdf&quot;)" office:value-type="string" office:string-value="file:///home/user/books/reading/cm-materials/2/www3.cs.stonybrook.edu/~cse547/ch2p5,7.pdf" calcext:value-type="string">
            <text:p>file:///home/user/books/reading/cm-materials/2/www3.cs.stonybrook.edu/~cse547/ch2p5,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2p8.pdf&quot;)" office:value-type="string" office:string-value="file:///home/user/books/reading/cm-materials/2/www3.cs.stonybrook.edu/~cse547/ch2p8.pdf" calcext:value-type="string">
            <text:p>file:///home/user/books/reading/cm-materials/2/www3.cs.stonybrook.edu/~cse547/ch2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2p9,10.pdf&quot;)" office:value-type="string" office:string-value="file:///home/user/books/reading/cm-materials/2/www3.cs.stonybrook.edu/~cse547/ch2p9,10.pdf" calcext:value-type="string">
            <text:p>file:///home/user/books/reading/cm-materials/2/www3.cs.stonybrook.edu/~cse547/ch2p9,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2p11.pdf&quot;)" office:value-type="string" office:string-value="file:///home/user/books/reading/cm-materials/2/www3.cs.stonybrook.edu/~cse547/ch2p11.pdf" calcext:value-type="string">
            <text:p>file:///home/user/books/reading/cm-materials/2/www3.cs.stonybrook.edu/~cse547/ch2p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HYPERLINK(&quot;https://math.stackexchange.com/q/2582642&quot;)" office:value-type="string" office:string-value="https://math.stackexchange.com/q/2582642" calcext:value-type="string">
            <text:p>https://math.stackexchange.com/q/258264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2p13,14.pdf&quot;)" office:value-type="string" office:string-value="file:///home/user/books/reading/cm-materials/2/www3.cs.stonybrook.edu/~cse547/ch2p13,14.pdf" calcext:value-type="string">
            <text:p>file:///home/user/books/reading/cm-materials/2/www3.cs.stonybrook.edu/~cse547/ch2p13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2p15.pdf&quot;)" office:value-type="string" office:string-value="file:///home/user/books/reading/cm-materials/2/www3.cs.stonybrook.edu/~cse547/ch2p15.pdf" calcext:value-type="string">
            <text:p>file:///home/user/books/reading/cm-materials/2/www3.cs.stonybrook.edu/~cse547/ch2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a/131840&quot;)" office:value-type="string" office:string-value="https://math.stackexchange.com/a/131840" calcext:value-type="string">
            <text:p>https://math.stackexchange.com/a/13184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HYPERLINK(&quot;https://math.stackexchange.com/q/2106062&quot;)" office:value-type="string" office:string-value="https://math.stackexchange.com/q/2106062" calcext:value-type="string">
            <text:p>https://math.stackexchange.com/q/210606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2p16,17.pdf&quot;)" office:value-type="string" office:string-value="file:///home/user/books/reading/cm-materials/2/www3.cs.stonybrook.edu/~cse547/ch2p16,17.pdf" calcext:value-type="string">
            <text:p>file:///home/user/books/reading/cm-materials/2/www3.cs.stonybrook.edu/~cse547/ch2p16,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q/947288&quot;)" office:value-type="string" office:string-value="https://math.stackexchange.com/q/947288" calcext:value-type="string">
            <text:p>https://math.stackexchange.com/q/947288</text:p>
          </table:table-cell>
          <table:table-cell office:value-type="string" calcext:value-type="string">
            <text:p>positive/negative decomposition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2p19.pdf&quot;)" office:value-type="string" office:string-value="file:///home/user/books/reading/cm-materials/2/www3.cs.stonybrook.edu/~cse547/ch2p19.pdf" calcext:value-type="string">
            <text:p>file:///home/user/books/reading/cm-materials/2/www3.cs.stonybrook.edu/~cse547/ch2p1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3.pdf&quot;)" office:value-type="string" office:string-value="file:///home/user/books/reading/cm-materials/15/cs.ioc.ee/cm/ex03.pdf" calcext:value-type="string">
            <text:p>file:///home/user/books/reading/cm-materials/15/cs.ioc.ee/cm/ex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2/www3.cs.stonybrook.edu/~cse547/ch2p20,21(corrected).pdf&quot;)" office:value-type="string" office:string-value="file:///home/user/books/reading/cm-materials/2/www3.cs.stonybrook.edu/~cse547/ch2p20,21(corrected).pdf" calcext:value-type="string">
            <text:p>file:///home/user/books/reading/cm-materials/2/www3.cs.stonybrook.edu/~cse547/ch2p20,21(corrected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04.pdf&quot;)" office:value-type="string" office:string-value="file:///home/user/books/reading/cm-materials/4/www.ioc.ee/~silvio/2019/ITT9132/Exercises04.pdf" calcext:value-type="string">
            <text:p>file:///home/user/books/reading/cm-materials/4/www.ioc.ee/~silvio/2019/ITT9132/Exercises0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a/1292027&quot;)" office:value-type="string" office:string-value="https://math.stackexchange.com/a/1292027" calcext:value-type="string">
            <text:p>https://math.stackexchange.com/a/1292027</text:p>
          </table:table-cell>
          <table:table-cell office:value-type="string" calcext:value-type="string">
            <text:p>lagrange’s identity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2" calcext:value-type="float">
            <text:p>22</text:p>
          </table:table-cell>
          <table:table-cell office:value-type="string" calcext:value-type="string">
            <text:p>https://math.stackexchange.com/a/340903</text:p>
          </table:table-cell>
          <table:table-cell office:value-type="string" calcext:value-type="string">
            <text:p>lagrange’s identity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15/cs.ioc.ee/cm/ex04.pdf&quot;)" office:value-type="string" office:string-value="file:///home/user/books/reading/cm-materials/15/cs.ioc.ee/cm/ex04.pdf" calcext:value-type="string">
            <text:p>file:///home/user/books/reading/cm-materials/15/cs.ioc.ee/cm/ex0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2p23.pdf&quot;)" office:value-type="string" office:string-value="file:///home/user/books/reading/cm-materials/2/www3.cs.stonybrook.edu/~cse547/ch2p23.pdf" calcext:value-type="string">
            <text:p>file:///home/user/books/reading/cm-materials/2/www3.cs.stonybrook.edu/~cse547/ch2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05.pdf&quot;)" office:value-type="string" office:string-value="file:///home/user/books/reading/cm-materials/4/www.ioc.ee/~silvio/2019/ITT9132/Exercises05.pdf" calcext:value-type="string">
            <text:p>file:///home/user/books/reading/cm-materials/4/www.ioc.ee/~silvio/2019/ITT9132/Exercises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7,29.pdf&quot;)" office:value-type="string" office:string-value="file:///home/user/books/reading/cm-materials/2/www3.cs.stonybrook.edu/~cse547/ch2p27,29.pdf" calcext:value-type="string">
            <text:p>file:///home/user/books/reading/cm-materials/2/www3.cs.stonybrook.edu/~cse547/ch2p27,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.pdf&quot;)" office:value-type="string" office:string-value="file:///home/user/books/reading/cm-materials/2/www3.cs.stonybrook.edu/~cse547/ch2p29.pdf" calcext:value-type="string">
            <text:p>file:///home/user/books/reading/cm-materials/2/www3.cs.stonybrook.edu/~cse547/ch2p2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formula="of:=HYPERLINK(&quot;file:///home/user/books/reading/cm-materials/2/www3.cs.stonybrook.edu/~cse547/ch2p29short.pdf&quot;)" office:value-type="string" office:string-value="file:///home/user/books/reading/cm-materials/2/www3.cs.stonybrook.edu/~cse547/ch2p29short.pdf" calcext:value-type="string">
            <text:p>file:///home/user/books/reading/cm-materials/2/www3.cs.stonybrook.edu/~cse547/ch2p29short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12/concrete-mathematics-dbyrne-sols/chap2.html&quot;)" office:value-type="string" office:string-value="file:///home/user/books/reading/cm-materials/12/concrete-mathematics-dbyrne-sols/chap2.html" calcext:value-type="string">
            <text:p>file:///home/user/books/reading/cm-materials/12/concrete-mathematics-dbyrne-sols/chap2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hmks.pdf&quot;)" office:value-type="string" office:string-value="file:///home/user/books/reading/cm-materials/2/www3.cs.stonybrook.edu/~cse547/ch2hmks.pdf" calcext:value-type="string">
            <text:p>file:///home/user/books/reading/cm-materials/2/www3.cs.stonybrook.edu/~cse547/ch2hmks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2p31.pdf&quot;)" office:value-type="string" office:string-value="file:///home/user/books/reading/cm-materials/2/www3.cs.stonybrook.edu/~cse547/ch2p31.pdf" calcext:value-type="string">
            <text:p>file:///home/user/books/reading/cm-materials/2/www3.cs.stonybrook.edu/~cse547/ch2p3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q/16726&quot;)" office:value-type="string" office:string-value="https://math.stackexchange.com/q/16726" calcext:value-type="string">
            <text:p>https://math.stackexchange.com/q/1672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HYPERLINK(&quot;https://mathoverflow.net/q/34145&quot;)" office:value-type="string" office:string-value="https://mathoverflow.net/q/34145" calcext:value-type="string">
            <text:p>https://mathoverflow.net/q/3414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21a</text:p>
          </table:table-cell>
          <table:table-cell table:formula="of:=HYPERLINK(&quot;file:///home/user/books/reading/cm-materials/4/www.ioc.ee/~silvio/2019/ITT9132/Exercises03.pdf&quot;)" office:value-type="string" office:string-value="file:///home/user/books/reading/cm-materials/4/www.ioc.ee/~silvio/2019/ITT9132/Exercises03.pdf" calcext:value-type="string">
            <text:p>file:///home/user/books/reading/cm-materials/4/www.ioc.ee/~silvio/2019/ITT9132/Exercises0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2423655&quot;)" office:value-type="string" office:string-value="https://math.stackexchange.com/q/2423655" calcext:value-type="string">
            <text:p>https://math.stackexchange.com/q/2423655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2/concrete-mathematics-dbyrne-sols/chap3.html&quot;)" office:value-type="string" office:string-value="file:///home/user/books/reading/cm-materials/12/concrete-mathematics-dbyrne-sols/chap3.html" calcext:value-type="string">
            <text:p>file:///home/user/books/reading/cm-materials/12/concrete-mathematics-dbyrne-sols/chap3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2/www3.cs.stonybrook.edu/~cse547/ch3p11.pdf&quot;)" office:value-type="string" office:string-value="file:///home/user/books/reading/cm-materials/2/www3.cs.stonybrook.edu/~cse547/ch3p11.pdf" calcext:value-type="string">
            <text:p>file:///home/user/books/reading/cm-materials/2/www3.cs.stonybrook.edu/~cse547/ch3p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2/www3.cs.stonybrook.edu/~cse547/ch3p10,12.pdf&quot;)" office:value-type="string" office:string-value="file:///home/user/books/reading/cm-materials/2/www3.cs.stonybrook.edu/~cse547/ch3p10,12.pdf" calcext:value-type="string">
            <text:p>file:///home/user/books/reading/cm-materials/2/www3.cs.stonybrook.edu/~cse547/ch3p10,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HYPERLINK(&quot;https://math.stackexchange.com/a/38071&quot;)" office:value-type="string" office:string-value="https://math.stackexchange.com/a/38071" calcext:value-type="string">
            <text:p>https://math.stackexchange.com/a/3807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05.pdf&quot;)" office:value-type="string" office:string-value="file:///home/user/books/reading/cm-materials/15/cs.ioc.ee/cm/ex05.pdf" calcext:value-type="string">
            <text:p>file:///home/user/books/reading/cm-materials/15/cs.ioc.ee/cm/ex0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06.pdf&quot;)" office:value-type="string" office:string-value="file:///home/user/books/reading/cm-materials/4/www.ioc.ee/~silvio/2019/ITT9132/Exercises06.pdf" calcext:value-type="string">
            <text:p>file:///home/user/books/reading/cm-materials/4/www.ioc.ee/~silvio/2019/ITT9132/Exercises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3p14.pdf&quot;)" office:value-type="string" office:string-value="file:///home/user/books/reading/cm-materials/2/www3.cs.stonybrook.edu/~cse547/ch3p14.pdf" calcext:value-type="string">
            <text:p>file:///home/user/books/reading/cm-materials/2/www3.cs.stonybrook.edu/~cse547/ch3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3p16.pdf&quot;)" office:value-type="string" office:string-value="file:///home/user/books/reading/cm-materials/2/www3.cs.stonybrook.edu/~cse547/ch3p16.pdf" calcext:value-type="string">
            <text:p>file:///home/user/books/reading/cm-materials/2/www3.cs.stonybrook.edu/~cse547/ch3p1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3p17.pdf&quot;)" office:value-type="string" office:string-value="file:///home/user/books/reading/cm-materials/2/www3.cs.stonybrook.edu/~cse547/ch3p17.pdf" calcext:value-type="string">
            <text:p>file:///home/user/books/reading/cm-materials/2/www3.cs.stonybrook.edu/~cse547/ch3p1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2/www3.cs.stonybrook.edu/~cse547/ch3p19,20.pdf&quot;)" office:value-type="string" office:string-value="file:///home/user/books/reading/cm-materials/2/www3.cs.stonybrook.edu/~cse547/ch3p19,20.pdf" calcext:value-type="string">
            <text:p>file:///home/user/books/reading/cm-materials/2/www3.cs.stonybrook.edu/~cse547/ch3p19,2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137295&quot;)" office:value-type="string" office:string-value="https://math.stackexchange.com/q/3137295" calcext:value-type="string">
            <text:p>https://math.stackexchange.com/q/3137295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HYPERLINK(&quot;https://math.stackexchange.com/q/3988252&quot;)" office:value-type="string" office:string-value="https://math.stackexchange.com/q/3988252" calcext:value-type="string">
            <text:p>https://math.stackexchange.com/q/398825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2/www3.cs.stonybrook.edu/~cse547/ch3p23.pdf&quot;)" office:value-type="string" office:string-value="file:///home/user/books/reading/cm-materials/2/www3.cs.stonybrook.edu/~cse547/ch3p23.pdf" calcext:value-type="string">
            <text:p>file:///home/user/books/reading/cm-materials/2/www3.cs.stonybrook.edu/~cse547/ch3p2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2/www3.cs.stonybrook.edu/~cse547/ch3p28.pdf&quot;)" office:value-type="string" office:string-value="file:///home/user/books/reading/cm-materials/2/www3.cs.stonybrook.edu/~cse547/ch3p28.pdf" calcext:value-type="string">
            <text:p>file:///home/user/books/reading/cm-materials/2/www3.cs.stonybrook.edu/~cse547/ch3p28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&quot;)" office:value-type="string" office:string-value="https://math.stackexchange.com/q/327584" calcext:value-type="string">
            <text:p>https://math.stackexchange.com/q/32758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27584/68328&quot;)" office:value-type="string" office:string-value="https://math.stackexchange.com/q/327584/68328" calcext:value-type="string">
            <text:p>https://math.stackexchange.com/q/327584/68328</text:p>
          </table:table-cell>
          <table:table-cell office:value-type="string" calcext:value-type="string">
            <text:p>recurrence involving floor and square root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&quot;)" office:value-type="string" office:string-value="https://math.stackexchange.com/q/3444733" calcext:value-type="string">
            <text:p>https://math.stackexchange.com/q/344473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3444733/68328&quot;)" office:value-type="string" office:string-value="https://math.stackexchange.com/q/3444733/68328" calcext:value-type="string">
            <text:p>https://math.stackexchange.com/q/3444733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HYPERLINK(&quot;https://math.stackexchange.com/q/658823&quot;)" office:value-type="string" office:string-value="https://math.stackexchange.com/q/658823" calcext:value-type="string">
            <text:p>https://math.stackexchange.com/q/65882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1" calcext:value-type="float">
            <text:p>31</text:p>
          </table:table-cell>
          <table:table-cell table:formula="of:=HYPERLINK(&quot;file:///home/user/books/reading/cm-materials/2/www3.cs.stonybrook.edu/~cse547/ch3p31.pdf&quot;)" office:value-type="string" office:string-value="file:///home/user/books/reading/cm-materials/2/www3.cs.stonybrook.edu/~cse547/ch3p31.pdf" calcext:value-type="string">
            <text:p>file:///home/user/books/reading/cm-materials/2/www3.cs.stonybrook.edu/~cse547/ch3p3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2/www3.cs.stonybrook.edu/~cse547/ch3p35.pdf&quot;)" office:value-type="string" office:string-value="file:///home/user/books/reading/cm-materials/2/www3.cs.stonybrook.edu/~cse547/ch3p35.pdf" calcext:value-type="string">
            <text:p>file:///home/user/books/reading/cm-materials/2/www3.cs.stonybrook.edu/~cse547/ch3p3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36" calcext:value-type="float">
            <text:p>36</text:p>
          </table:table-cell>
          <table:table-cell table:formula="of:=HYPERLINK(&quot;file:///home/user/books/reading/cm-materials/2/www3.cs.stonybrook.edu/~cse547/ch3p33,36.pdf&quot;)" office:value-type="string" office:string-value="file:///home/user/books/reading/cm-materials/2/www3.cs.stonybrook.edu/~cse547/ch3p33,36.pdf" calcext:value-type="string">
            <text:p>file:///home/user/books/reading/cm-materials/2/www3.cs.stonybrook.edu/~cse547/ch3p33,3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4003208/68328&quot;)" office:value-type="string" office:string-value="https://math.stackexchange.com/a/4003208/68328" calcext:value-type="string">
            <text:p>https://math.stackexchange.com/a/4003208/6832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&quot;)" office:value-type="string" office:string-value="https://math.stackexchange.com/q/2816879" calcext:value-type="string">
            <text:p>https://math.stackexchange.com/q/281687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q/2816879/68328&quot;)" office:value-type="string" office:string-value="https://math.stackexchange.com/q/2816879/68328" calcext:value-type="string">
            <text:p>https://math.stackexchange.com/q/2816879/68328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1.pdf&quot;)" office:value-type="string" office:string-value="file:///home/user/books/reading/cm-materials/2/www3.cs.stonybrook.edu/~cse547/newLec11.pdf" calcext:value-type="string">
            <text:p>file:///home/user/books/reading/cm-materials/2/www3.cs.stonybrook.edu/~cse547/newLec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??</text:p>
          </table:table-cell>
          <table:table-cell table:formula="of:=HYPERLINK(&quot;file:///home/user/books/reading/cm-materials/2/www3.cs.stonybrook.edu/~cse547/newLec12.pdf&quot;)" office:value-type="string" office:string-value="file:///home/user/books/reading/cm-materials/2/www3.cs.stonybrook.edu/~cse547/newLec12.pdf" calcext:value-type="string">
            <text:p>file:///home/user/books/reading/cm-materials/2/www3.cs.stonybrook.edu/~cse547/newLec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2/www3.cs.stonybrook.edu/~cse547/ch4p6.pdf&quot;)" office:value-type="string" office:string-value="file:///home/user/books/reading/cm-materials/2/www3.cs.stonybrook.edu/~cse547/ch4p6.pdf" calcext:value-type="string">
            <text:p>file:///home/user/books/reading/cm-materials/2/www3.cs.stonybrook.edu/~cse547/ch4p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https://math.stackexchange.com/q/3212638&quot;)" office:value-type="string" office:string-value="https://math.stackexchange.com/q/3212638" calcext:value-type="string">
            <text:p>https://math.stackexchange.com/q/321263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HYPERLINK(&quot;https://math.stackexchange.com/q/1680124&quot;)" office:value-type="string" office:string-value="https://math.stackexchange.com/q/1680124" calcext:value-type="string">
            <text:p>https://math.stackexchange.com/q/168012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14.pdf&quot;)" office:value-type="string" office:string-value="file:///home/user/books/reading/cm-materials/2/www3.cs.stonybrook.edu/~cse547/ch4p14.pdf" calcext:value-type="string">
            <text:p>file:///home/user/books/reading/cm-materials/2/www3.cs.stonybrook.edu/~cse547/ch4p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4p2,14.pdf&quot;)" office:value-type="string" office:string-value="file:///home/user/books/reading/cm-materials/2/www3.cs.stonybrook.edu/~cse547/ch4p2,14.pdf" calcext:value-type="string">
            <text:p>file:///home/user/books/reading/cm-materials/2/www3.cs.stonybrook.edu/~cse547/ch4p2,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4p15.pdf&quot;)" office:value-type="string" office:string-value="file:///home/user/books/reading/cm-materials/2/www3.cs.stonybrook.edu/~cse547/ch4p15.pdf" calcext:value-type="string">
            <text:p>file:///home/user/books/reading/cm-materials/2/www3.cs.stonybrook.edu/~cse547/ch4p15.pdf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15/cs.ioc.ee/cm/ex06.pdf&quot;)" office:value-type="string" office:string-value="file:///home/user/books/reading/cm-materials/15/cs.ioc.ee/cm/ex06.pdf" calcext:value-type="string">
            <text:p>file:///home/user/books/reading/cm-materials/15/cs.ioc.ee/cm/ex06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" calcext:value-type="float">
            <text:p>30</text:p>
          </table:table-cell>
          <table:table-cell table:formula="of:=HYPERLINK(&quot;file:///home/user/books/reading/cm-materials/4/www.ioc.ee/~silvio/2019/ITT9132/Exercises08.pdf&quot;)" office:value-type="string" office:string-value="file:///home/user/books/reading/cm-materials/4/www.ioc.ee/~silvio/2019/ITT9132/Exercises08.pdf" calcext:value-type="string">
            <text:p>file:///home/user/books/reading/cm-materials/4/www.ioc.ee/~silvio/2019/ITT9132/Exercises0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3" calcext:value-type="float">
            <text:p>33</text:p>
          </table:table-cell>
          <table:table-cell table:formula="of:=HYPERLINK(&quot;file:///home/user/books/reading/cm-materials/15/cs.ioc.ee/cm/ex07.pdf&quot;)" office:value-type="string" office:string-value="file:///home/user/books/reading/cm-materials/15/cs.ioc.ee/cm/ex07.pdf" calcext:value-type="string">
            <text:p>file:///home/user/books/reading/cm-materials/15/cs.ioc.ee/cm/ex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https://math.stackexchange.com/q/730621&quot;)" office:value-type="string" office:string-value="https://math.stackexchange.com/q/730621" calcext:value-type="string">
            <text:p>https://math.stackexchange.com/q/73062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HYPERLINK(&quot;https://math.stackexchange.com/a/262162&quot;)" office:value-type="string" office:string-value="https://math.stackexchange.com/a/262162" calcext:value-type="string">
            <text:p>https://math.stackexchange.com/a/262162</text:p>
          </table:table-cell>
          <table:table-cell office:value-type="string" calcext:value-type="string">
            <text:p>identity involving powers and gc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HYPERLINK(&quot;https://math.stackexchange.com/q/3135937&quot;)" office:value-type="string" office:string-value="https://math.stackexchange.com/q/3135937" calcext:value-type="string">
            <text:p>https://math.stackexchange.com/q/313593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" calcext:value-type="float">
            <text:p>45</text:p>
          </table:table-cell>
          <table:table-cell table:formula="of:=HYPERLINK(&quot;file:///home/user/books/reading/cm-materials/2/www3.cs.stonybrook.edu/~cse547/ch4p45.pdf&quot;)" office:value-type="string" office:string-value="file:///home/user/books/reading/cm-materials/2/www3.cs.stonybrook.edu/~cse547/ch4p45.pdf" calcext:value-type="string">
            <text:p>file:///home/user/books/reading/cm-materials/2/www3.cs.stonybrook.edu/~cse547/ch4p4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HYPERLINK(&quot;https://math.stackexchange.com/q/47986&quot;)" office:value-type="string" office:string-value="https://math.stackexchange.com/q/47986" calcext:value-type="string">
            <text:p>https://math.stackexchange.com/q/4798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54" calcext:value-type="float">
            <text:p>54</text:p>
          </table:table-cell>
          <table:table-cell table:formula="of:=HYPERLINK(&quot;https://math.stackexchange.com/q/3910121&quot;)" office:value-type="string" office:string-value="https://math.stackexchange.com/q/3910121" calcext:value-type="string">
            <text:p>https://math.stackexchange.com/q/39101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13a</text:p>
          </table:table-cell>
          <table:table-cell table:formula="of:=HYPERLINK(&quot;file:///home/user/books/reading/cm-materials/4/www.ioc.ee/~silvio/2019/ITT9132/Exercises07.pdf&quot;)" office:value-type="string" office:string-value="file:///home/user/books/reading/cm-materials/4/www.ioc.ee/~silvio/2019/ITT9132/Exercises07.pdf" calcext:value-type="string">
            <text:p>file:///home/user/books/reading/cm-materials/4/www.ioc.ee/~silvio/2019/ITT9132/Exercises0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2/www3.cs.stonybrook.edu/~cse547/ch5p4.pdf&quot;)" office:value-type="string" office:string-value="file:///home/user/books/reading/cm-materials/2/www3.cs.stonybrook.edu/~cse547/ch5p4.pdf" calcext:value-type="string">
            <text:p>file:///home/user/books/reading/cm-materials/2/www3.cs.stonybrook.edu/~cse547/ch5p4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2/www3.cs.stonybrook.edu/~cse547/ch5p7.pdf&quot;)" office:value-type="string" office:string-value="file:///home/user/books/reading/cm-materials/2/www3.cs.stonybrook.edu/~cse547/ch5p7.pdf" calcext:value-type="string">
            <text:p>file:///home/user/books/reading/cm-materials/2/www3.cs.stonybrook.edu/~cse547/ch5p7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.pdf&quot;)" office:value-type="string" office:string-value="file:///home/user/books/reading/cm-materials/2/www3.cs.stonybrook.edu/~cse547/ch5p8.pdf" calcext:value-type="string">
            <text:p>file:///home/user/books/reading/cm-materials/2/www3.cs.stonybrook.edu/~cse547/ch5p8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2/www3.cs.stonybrook.edu/~cse547/ch5p8(2).pdf&quot;)" office:value-type="string" office:string-value="file:///home/user/books/reading/cm-materials/2/www3.cs.stonybrook.edu/~cse547/ch5p8(2).pdf" calcext:value-type="string">
            <text:p>file:///home/user/books/reading/cm-materials/2/www3.cs.stonybrook.edu/~cse547/ch5p8(2)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2/concrete-mathematics-dbyrne-sols/chap5.html&quot;)" office:value-type="string" office:string-value="file:///home/user/books/reading/cm-materials/12/concrete-mathematics-dbyrne-sols/chap5.html" calcext:value-type="string">
            <text:p>file:///home/user/books/reading/cm-materials/12/concrete-mathematics-dbyrne-sols/chap5.html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2/www3.cs.stonybrook.edu/~cse547/ch5p14.pdf&quot;)" office:value-type="string" office:string-value="file:///home/user/books/reading/cm-materials/2/www3.cs.stonybrook.edu/~cse547/ch5p14.pdf" calcext:value-type="string">
            <text:p>file:///home/user/books/reading/cm-materials/2/www3.cs.stonybrook.edu/~cse547/ch5p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4278877&quot;)" office:value-type="string" office:string-value="https://math.stackexchange.com/q/4278877" calcext:value-type="string">
            <text:p>https://math.stackexchange.com/q/427887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formula="of:=HYPERLINK(&quot;file:///home/user/books/reading/cm-materials/2/www3.cs.stonybrook.edu/~cse547/ch5p15.pdf&quot;)" office:value-type="string" office:string-value="file:///home/user/books/reading/cm-materials/2/www3.cs.stonybrook.edu/~cse547/ch5p15.pdf" calcext:value-type="string">
            <text:p>file:///home/user/books/reading/cm-materials/2/www3.cs.stonybrook.edu/~cse547/ch5p15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2/www3.cs.stonybrook.edu/~cse547/ch5p16ch4p15.pdf&quot;)" office:value-type="string" office:string-value="file:///home/user/books/reading/cm-materials/2/www3.cs.stonybrook.edu/~cse547/ch5p16ch4p15.pdf" calcext:value-type="string">
            <text:p>file:///home/user/books/reading/cm-materials/2/www3.cs.stonybrook.edu/~cse547/ch5p16ch4p15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2/www3.cs.stonybrook.edu/~cse547/ch5p17.pdf&quot;)" office:value-type="string" office:string-value="file:///home/user/books/reading/cm-materials/2/www3.cs.stonybrook.edu/~cse547/ch5p17.pdf" calcext:value-type="string">
            <text:p>file:///home/user/books/reading/cm-materials/2/www3.cs.stonybrook.edu/~cse547/ch5p17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HYPERLINK(&quot;file:///home/user/books/reading/cm-materials/4/www.ioc.ee/~silvio/2019/ITT9132/Exercises10.pdf&quot;)" office:value-type="string" office:string-value="file:///home/user/books/reading/cm-materials/4/www.ioc.ee/~silvio/2019/ITT9132/Exercises10.pdf" calcext:value-type="string">
            <text:p>file:///home/user/books/reading/cm-materials/4/www.ioc.ee/~silvio/2019/ITT9132/Exercises10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6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file:///home/user/books/reading/cm-materials/15/cs.ioc.ee/cm/ex09.pdf&quot;)" office:value-type="string" office:string-value="file:///home/user/books/reading/cm-materials/15/cs.ioc.ee/cm/ex09.pdf" calcext:value-type="string">
            <text:p>file:///home/user/books/reading/cm-materials/15/cs.ioc.ee/cm/ex09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HYPERLINK(&quot;https://kainwen.com/2018/10/28/proof-of-select-sample-problem&quot;)" office:value-type="string" office:string-value="https://kainwen.com/2018/10/28/proof-of-select-sample-problem" calcext:value-type="string">
            <text:p>https://kainwen.com/2018/10/28/proof-of-select-sample-proble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39" calcext:value-type="float">
            <text:p>39</text:p>
          </table:table-cell>
          <table:table-cell table:formula="of:=HYPERLINK(&quot;https://math.stackexchange.com/q/777931&quot;)" office:value-type="string" office:string-value="https://math.stackexchange.com/q/777931" calcext:value-type="string">
            <text:p>https://math.stackexchange.com/q/77793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formula="of:=HYPERLINK(&quot;file:///home/user/books/reading/cm-materials/2/www3.cs.stonybrook.edu/~cse547/ch5p15,43.pdf&quot;)" office:value-type="string" office:string-value="file:///home/user/books/reading/cm-materials/2/www3.cs.stonybrook.edu/~cse547/ch5p15,43.pdf" calcext:value-type="string">
            <text:p>file:///home/user/books/reading/cm-materials/2/www3.cs.stonybrook.edu/~cse547/ch5p15,4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HYPERLINK(&quot;https://math.stackexchange.com/q/3470282&quot;)" office:value-type="string" office:string-value="https://math.stackexchange.com/q/3470282" calcext:value-type="string">
            <text:p>https://math.stackexchange.com/q/347028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HYPERLINK(&quot;https://math.stackexchange.com/a/4364404 &quot;)" office:value-type="string" office:string-value="https://math.stackexchange.com/a/4364404 " calcext:value-type="string">
            <text:p>https://math.stackexchange.com/a/4364404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HYPERLINK(&quot;https://math.stackexchange.com/q/3051459&quot;)" office:value-type="string" office:string-value="https://math.stackexchange.com/q/3051459" calcext:value-type="string">
            <text:p>https://math.stackexchange.com/q/30514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74" calcext:value-type="float">
            <text:p>74</text:p>
          </table:table-cell>
          <table:table-cell table:formula="of:=HYPERLINK(&quot;file:///home/user/books/reading/cm-materials/2/www3.cs.stonybrook.edu/~cse547/ch5p74.pdf&quot;)" office:value-type="string" office:string-value="file:///home/user/books/reading/cm-materials/2/www3.cs.stonybrook.edu/~cse547/ch5p74.pdf" calcext:value-type="string">
            <text:p>file:///home/user/books/reading/cm-materials/2/www3.cs.stonybrook.edu/~cse547/ch5p7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HYPERLINK(&quot;https://hasinarefinkhan.blogspot.com/2015/05/concrete-mathematics-exercise-solution.html &quot;)" office:value-type="string" office:string-value="https://hasinarefinkhan.blogspot.com/2015/05/concrete-mathematics-exercise-solution.html " calcext:value-type="string">
            <text:p>https://hasinarefinkhan.blogspot.com/2015/05/concrete-mathematics-exercise-solution.html 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1b</text:p>
          </table:table-cell>
          <table:table-cell table:formula="of:=HYPERLINK(&quot;https://math.stackexchange.com/a/27936&quot;)" office:value-type="string" office:string-value="https://math.stackexchange.com/a/27936" calcext:value-type="string">
            <text:p>https://math.stackexchange.com/a/279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a/4192759&quot;)" office:value-type="string" office:string-value="https://math.stackexchange.com/a/4192759" calcext:value-type="string">
            <text:p>https://math.stackexchange.com/a/419275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15/cs.ioc.ee/cm/ex10.pdf&quot;)" office:value-type="string" office:string-value="file:///home/user/books/reading/cm-materials/15/cs.ioc.ee/cm/ex10.pdf" calcext:value-type="string">
            <text:p>file:///home/user/books/reading/cm-materials/15/cs.ioc.ee/cm/ex10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HYPERLINK(&quot;https://math.stackexchange.com/q/146129&quot;)" office:value-type="string" office:string-value="https://math.stackexchange.com/q/146129" calcext:value-type="string">
            <text:p>https://math.stackexchange.com/q/14612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formula="of:=HYPERLINK(&quot;file:///home/user/books/reading/cm-materials/4/www.ioc.ee/~silvio/2019/ITT9132/Exercises12.pdf&quot;)" office:value-type="string" office:string-value="file:///home/user/books/reading/cm-materials/4/www.ioc.ee/~silvio/2019/ITT9132/Exercises12.pdf" calcext:value-type="string">
            <text:p>file:///home/user/books/reading/cm-materials/4/www.ioc.ee/~silvio/2019/ITT9132/Exercises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15/cs.ioc.ee/cm/ex11.pdf&quot;)" office:value-type="string" office:string-value="file:///home/user/books/reading/cm-materials/15/cs.ioc.ee/cm/ex11.pdf" calcext:value-type="string">
            <text:p>file:///home/user/books/reading/cm-materials/15/cs.ioc.ee/cm/ex11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formula="of:=HYPERLINK(&quot;file:///home/user/books/reading/cm-materials/4/www.ioc.ee/~silvio/2019/ITT9132/Exercises11.pdf&quot;)" office:value-type="string" office:string-value="file:///home/user/books/reading/cm-materials/4/www.ioc.ee/~silvio/2019/ITT9132/Exercises11.pdf" calcext:value-type="string">
            <text:p>file:///home/user/books/reading/cm-materials/4/www.ioc.ee/~silvio/2019/ITT9132/Exercises11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HYPERLINK(&quot;https://math.stackexchange.com/a/3024197&quot;)" office:value-type="string" office:string-value="https://math.stackexchange.com/a/3024197" calcext:value-type="string">
            <text:p>https://math.stackexchange.com/a/3024197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14"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HYPERLINK(&quot;https://math.stackexchange.com/q/159752&quot;)" office:value-type="string" office:string-value="https://math.stackexchange.com/q/159752" calcext:value-type="string">
            <text:p>https://math.stackexchange.com/q/159752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HYPERLINK(&quot;https://mikespivey.wordpress.com/2011/11/09/eulereulerian/&quot;)" office:value-type="string" office:string-value="https://mikespivey.wordpress.com/2011/11/09/eulereulerian/" calcext:value-type="string">
            <text:p>https://mikespivey.wordpress.com/2011/11/09/eulereulerian/</text:p>
          </table:table-cell>
          <table:table-cell office:value-type="string" calcext:value-type="string">
            <text:p>euler numbers, eulerian numbers, hyperbolic secant, permutations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HYPERLINK(&quot;https://mikespivey.wordpress.com/2014/05/13/solving-two-term-combinatorial-recurrence-relations-part-ii/&quot;)" office:value-type="string" office:string-value="https://mikespivey.wordpress.com/2014/05/13/solving-two-term-combinatorial-recurrence-relations-part-ii/" calcext:value-type="string">
            <text:p>https://mikespivey.wordpress.com/2014/05/13/solving-two-term-combinatorial-recurrence-relations-part-ii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0/18/satisfying/&quot;)" office:value-type="string" office:string-value="https://mikespivey.wordpress.com/2011/10/18/satisfying/" calcext:value-type="string">
            <text:p>https://mikespivey.wordpress.com/2011/10/18/satisfying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HYPERLINK(&quot;https://mikespivey.wordpress.com/2011/12/14/solving-two-combinatorial-recurrence-relations/&quot;)" office:value-type="string" office:string-value="https://mikespivey.wordpress.com/2011/12/14/solving-two-combinatorial-recurrence-relations/" calcext:value-type="string">
            <text:p>https://mikespivey.wordpress.com/2011/12/14/solving-two-combinatorial-recurrence-relations/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1ab</text:p>
          </table:table-cell>
          <table:table-cell table:formula="of:=HYPERLINK(&quot;https://mikespivey.wordpress.com/2012/10/15/stirling_congruence/&quot;)" office:value-type="string" office:string-value="https://mikespivey.wordpress.com/2012/10/15/stirling_congruence/" calcext:value-type="string">
            <text:p>https://mikespivey.wordpress.com/2012/10/15/stirling_congruence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formula="of:=HYPERLINK(&quot;file:///home/user/books/reading/cm-materials/4/www.ioc.ee/~silvio/2019/ITT9132/Exercises13.pdf&quot;)" office:value-type="string" office:string-value="file:///home/user/books/reading/cm-materials/4/www.ioc.ee/~silvio/2019/ITT9132/Exercises13.pdf" calcext:value-type="string">
            <text:p>file:///home/user/books/reading/cm-materials/4/www.ioc.ee/~silvio/2019/ITT9132/Exercises13.pdf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2" table:style-name="ce12" office:value-type="float" office:value="7" calcext:value-type="float">
            <text:p>7</text:p>
          </table:table-cell>
          <table:table-cell table:formula="of:=HYPERLINK(&quot;file:///home/user/books/reading/cm-materials/15/cs.ioc.ee/cm/ex12.pdf&quot;)" office:value-type="string" office:string-value="file:///home/user/books/reading/cm-materials/15/cs.ioc.ee/cm/ex12.pdf" calcext:value-type="string">
            <text:p>file:///home/user/books/reading/cm-materials/15/cs.ioc.ee/cm/ex12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3.pdf&quot;)" office:value-type="string" office:string-value="file:///home/user/books/reading/cm-materials/15/cs.ioc.ee/cm/ex13.pdf" calcext:value-type="string">
            <text:p>file:///home/user/books/reading/cm-materials/15/cs.ioc.ee/cm/ex13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HYPERLINK(&quot;https://math.stackexchange.com/q/150021&quot;)" office:value-type="string" office:string-value="https://math.stackexchange.com/q/150021" calcext:value-type="string">
            <text:p>https://math.stackexchange.com/q/15002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15/cs.ioc.ee/cm/ex14.pdf&quot;)" office:value-type="string" office:string-value="file:///home/user/books/reading/cm-materials/15/cs.ioc.ee/cm/ex14.pdf" calcext:value-type="string">
            <text:p>file:///home/user/books/reading/cm-materials/15/cs.ioc.ee/cm/ex14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formula="of:=HYPERLINK(&quot;file:///home/user/books/reading/cm-materials/4/www.ioc.ee/~silvio/2019/ITT9132/Exercises14.pdf&quot;)" office:value-type="string" office:string-value="file:///home/user/books/reading/cm-materials/4/www.ioc.ee/~silvio/2019/ITT9132/Exercises14.pdf" calcext:value-type="string">
            <text:p>file:///home/user/books/reading/cm-materials/4/www.ioc.ee/~silvio/2019/ITT9132/Exercises14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cs.stackexchange.com/a/102654&quot;)" office:value-type="string" office:string-value="https://cs.stackexchange.com/a/102654" calcext:value-type="string">
            <text:p>https://cs.stackexchange.com/a/10265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729139&quot;)" office:value-type="string" office:string-value="https://math.stackexchange.com/q/729139" calcext:value-type="string">
            <text:p>https://math.stackexchange.com/q/72913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HYPERLINK(&quot;https://math.stackexchange.com/q/154236&quot;)" office:value-type="string" office:string-value="https://math.stackexchange.com/q/154236" calcext:value-type="string">
            <text:p>https://math.stackexchange.com/q/154236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3736&quot;)" office:value-type="string" office:string-value="https://math.stackexchange.com/q/153736" calcext:value-type="string">
            <text:p>https://math.stackexchange.com/q/1537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48" calcext:value-type="float">
            <text:p>48</text:p>
          </table:table-cell>
          <table:table-cell table:style-name="ce21" table:formula="of:=HYPERLINK(&quot;http://inax.me/2021/04/08/Concrete-Mathematics-Chapter-8-Discrete-Probability/&quot;)" office:value-type="string" office:string-value="http://inax.me/2021/04/08/Concrete-Mathematics-Chapter-8-Discrete-Probability/" calcext:value-type="string">
            <text:p>http://inax.me/2021/04/08/Concrete-Mathematics-Chapter-8-Discrete-Probability/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HYPERLINK(&quot;https://math.stackexchange.com/q/42275&quot;)" office:value-type="string" office:string-value="https://math.stackexchange.com/q/42275" calcext:value-type="string">
            <text:p>https://math.stackexchange.com/q/4227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6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formula="of:=HYPERLINK(&quot;file:///home/user/books/reading/cm-materials/4/www.ioc.ee/~silvio/2019/ITT9132/Exercises15.pdf&quot;)" office:value-type="string" office:string-value="file:///home/user/books/reading/cm-materials/4/www.ioc.ee/~silvio/2019/ITT9132/Exercises15.pdf" calcext:value-type="string">
            <text:p>file:///home/user/books/reading/cm-materials/4/www.ioc.ee/~silvio/2019/ITT9132/Exercises15.pdf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HYPERLINK(&quot;https://math.stackexchange.com/q/189046&quot;)" office:value-type="string" office:string-value="https://math.stackexchange.com/q/189046" calcext:value-type="string">
            <text:p>https://math.stackexchange.com/q/18904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HYPERLINK(&quot;https://math.stackexchange.com/a/74657&quot;)" office:value-type="string" office:string-value="https://math.stackexchange.com/a/74657" calcext:value-type="string">
            <text:p>https://math.stackexchange.com/a/7465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HYPERLINK(&quot;https://math.stackexchange.com/q/155556&quot;)" office:value-type="string" office:string-value="https://math.stackexchange.com/q/155556" calcext:value-type="string">
            <text:p>https://math.stackexchange.com/q/15555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&quot;)" office:value-type="string" office:string-value="https://math.stackexchange.com/q/157312" calcext:value-type="string">
            <text:p>https://math.stackexchange.com/q/1573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HYPERLINK(&quot;https://math.stackexchange.com/q/157312/68328&quot;)" office:value-type="string" office:string-value="https://math.stackexchange.com/q/157312/68328" calcext:value-type="string">
            <text:p>https://math.stackexchange.com/q/157312/683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HYPERLINK(&quot;https://math.stackexchange.com/q/2107309&quot;)" office:value-type="string" office:string-value="https://math.stackexchange.com/q/2107309" calcext:value-type="string">
            <text:p>https://math.stackexchange.com/q/210730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HYPERLINK(&quot;https://math.stackexchange.com/q/975910&quot;)" office:value-type="string" office:string-value="https://math.stackexchange.com/q/975910" calcext:value-type="string">
            <text:p>https://math.stackexchange.com/q/97591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</text:p>
          </table:table-cell>
          <table:table-cell table:formula="of:=HYPERLINK(&quot;https://math.stackexchange.com/q/3550990&quot;)" office:value-type="string" office:string-value="https://math.stackexchange.com/q/3550990" calcext:value-type="string">
            <text:p>https://math.stackexchange.com/q/355099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b</text:p>
          </table:table-cell>
          <table:table-cell table:formula="of:=HYPERLINK(&quot;https://redd.it/h00ux&quot;)" office:value-type="string" office:string-value="https://redd.it/h00ux" calcext:value-type="string">
            <text:p>https://redd.it/h00ux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c</text:p>
          </table:table-cell>
          <table:table-cell table:formula="of:=HYPERLINK(&quot;https://math.stackexchange.com/q/3132413&quot;)" office:value-type="string" office:string-value="https://math.stackexchange.com/q/3132413" calcext:value-type="string">
            <text:p>https://math.stackexchange.com/q/3132413</text:p>
          </table:table-cell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54" calcext:value-type="float">
            <text:p>54</text:p>
          </table:table-cell>
          <table:table-cell table:formula="of:=HYPERLINK(&quot;file:////home/user/books/reading/cm-materials/15/p-4.54.pdf&quot;)" office:value-type="string" office:string-value="file:////home/user/books/reading/cm-materials/15/p-4.54.pdf" calcext:value-type="string">
            <text:p>file:////home/user/books/reading/cm-materials/15/p-4.54.pdf</text:p>
          </table:table-cell>
          <table:table-cell table:number-columns-repeated="5"/>
          <table:table-cell table:style-name="Default"/>
        </table:table-row>
        <table:table-row table:style-name="ro1" table:number-rows-repeated="27">
          <table:table-cell table:style-name="ce12" table:number-columns-repeated="2"/>
          <table:table-cell table:number-columns-repeated="7"/>
        </table:table-row>
        <table:table-row table:style-name="ro1" table:number-rows-repeated="28">
          <table:table-cell table:style-name="Default" table:number-columns-repeated="2"/>
          <table:table-cell table:number-columns-repeated="7"/>
        </table:table-row>
        <table:table-row table:style-name="ro1" table:number-rows-repeated="10482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ferences" table:style-name="ta1">
        <table:table-column table:style-name="co5" table:default-cell-style-name="Default"/>
        <table:table-column table:style-name="co5" table:default-cell-style-name="ce12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5" office:value-type="string" calcext:value-type="string">
            <text:p>Inexact matches (or references)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style-name="ce4" office:value-type="string" calcext:value-type="string">
            <text:p>equation</text:p>
          </table:table-cell>
          <table:table-cell table:style-name="ce29" office:value-type="string" calcext:value-type="string">
            <text:p>page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exercise</text:p>
          </table:table-cell>
          <table:table-cell table:style-name="ce24" office:value-type="string" calcext:value-type="string">
            <text:p>link</text:p>
          </table:table-cell>
          <table:table-cell table:style-name="ce4"/>
          <table:table-cell table:style-name="ce4" office:value-type="string" calcext:value-type="string">
            <text:p>note</text:p>
          </table:table-cell>
        </table:table-row>
        <table:table-row table:style-name="ro1">
          <table:table-cell table:style-name="ce22"/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27" table:formula="of:=HYPERLINK(&quot;https://math.stackexchange.com/q/2187927&quot;)" office:value-type="string" office:string-value="https://math.stackexchange.com/q/2187927" calcext:value-type="string">
            <text:p>https://math.stackexchange.com/q/218792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9" calcext:value-type="float">
            <text:p>9</text:p>
          </table:table-cell>
          <table:table-cell table:number-columns-repeated="2" table:style-name="ce30" office:value-type="string" calcext:value-type="string">
            <text:p>-</text:p>
          </table:table-cell>
          <table:table-cell table:style-name="ce27" table:formula="of:=HYPERLINK(&quot;https://math.stackexchange.com/q/638946&quot;)" office:value-type="string" office:string-value="https://math.stackexchange.com/q/638946" calcext:value-type="string">
            <text:p>https://math.stackexchange.com/q/638946</text:p>
          </table:table-cell>
          <table:table-cell table:number-columns-repeated="2"/>
        </table:table-row>
        <table:table-row table:style-name="ro1">
          <table:table-cell table:style-name="ce22" office:value-type="float" office:value="1.14" calcext:value-type="float">
            <text:p>1.14</text:p>
          </table:table-cell>
          <table:table-cell office:value-type="float" office:value="14" calcext:value-type="float">
            <text:p>14</text:p>
          </table:table-cell>
          <table:table-cell table:style-name="ce12" table:number-columns-repeated="2"/>
          <table:table-cell table:formula="of:=HYPERLINK(&quot;https://math.stackexchange.com/q/3266878&quot;)" office:value-type="string" office:string-value="https://math.stackexchange.com/q/3266878" calcext:value-type="string">
            <text:p>https://math.stackexchange.com/q/326687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27" calcext:value-type="float">
            <text:p>27</text:p>
          </table:table-cell>
          <table:table-cell table:style-name="ce30" table:number-columns-repeated="2"/>
          <table:table-cell table:style-name="ce9" table:formula="of:=HYPERLINK(&quot;https://math.stackexchange.com/q/3145199&quot;)" office:value-type="string" office:string-value="https://math.stackexchange.com/q/3145199" calcext:value-type="string">
            <text:p>https://math.stackexchange.com/q/3145199</text:p>
          </table:table-cell>
          <table:table-cell table:number-columns-repeated="2"/>
        </table:table-row>
        <table:table-row table:style-name="ro1">
          <table:table-cell table:style-name="ce26" office:value-type="float" office:value="2.11" calcext:value-type="float">
            <text:p>2.11</text:p>
          </table:table-cell>
          <table:table-cell office:value-type="float" office:value="27" calcext:value-type="float">
            <text:p>27</text:p>
          </table:table-cell>
          <table:table-cell table:style-name="ce12" table:number-columns-repeated="2"/>
          <table:table-cell table:formula="of:=HYPERLINK(&quot;https://math.stackexchange.com/q/1153532&quot;)" office:value-type="string" office:string-value="https://math.stackexchange.com/q/1153532" calcext:value-type="string">
            <text:p>https://math.stackexchange.com/q/1153532</text:p>
          </table:table-cell>
          <table:table-cell/>
          <table:table-cell office:value-type="string" calcext:value-type="string">
            <text:p>solving recurrence using summation factor</text:p>
          </table:table-cell>
        </table:table-row>
        <table:table-row table:style-name="ro1">
          <table:table-cell table:style-name="ce26" office:value-type="float" office:value="2.17" calcext:value-type="float">
            <text:p>2.17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023313&quot;)" office:value-type="string" office:string-value="https://math.stackexchange.com/q/1023313" calcext:value-type="string">
            <text:p>https://math.stackexchange.com/q/1023313</text:p>
          </table:table-cell>
          <table:table-cell/>
          <table:table-cell office:value-type="string" calcext:value-type="string">
            <text:p>sum commutative law</text:p>
          </table:table-cell>
        </table:table-row>
        <table:table-row table:style-name="ro1">
          <table:table-cell table:style-name="ce22"/>
          <table:table-cell table:style-name="ce30" office:value-type="float" office:value="30" calcext:value-type="float">
            <text:p>30</text:p>
          </table:table-cell>
          <table:table-cell table:style-name="ce30" table:number-columns-repeated="2"/>
          <table:table-cell table:style-name="ce27" table:formula="of:=HYPERLINK(&quot;https://math.stackexchange.com/q/409805&quot;)" office:value-type="string" office:string-value="https://math.stackexchange.com/q/409805" calcext:value-type="string">
            <text:p>https://math.stackexchange.com/q/409805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" calcext:value-type="float">
            <text:p>32</text:p>
          </table:table-cell>
          <table:table-cell table:style-name="ce12" table:number-columns-repeated="2"/>
          <table:table-cell table:style-name="ce9" table:formula="of:=HYPERLINK(&quot;https://math.stackexchange.com/q/4150884&quot;)" office:value-type="string" office:string-value="https://math.stackexchange.com/q/4150884" calcext:value-type="string">
            <text:p>https://math.stackexchange.com/q/4150884</text:p>
          </table:table-cell>
          <table:table-cell/>
          <table:table-cell office:value-type="string" calcext:value-type="string">
            <text:p>geometric series visual proof</text:p>
          </table:table-cell>
        </table:table-row>
        <table:table-row table:style-name="ro1">
          <table:table-cell table:style-name="ce22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.4" calcext:value-type="float">
            <text:p>2.4</text:p>
          </table:table-cell>
          <table:table-cell table:style-name="ce30"/>
          <table:table-cell table:style-name="ce9" table:formula="of:=HYPERLINK(&quot;https://math.stackexchange.com/q/414916&quot;)" office:value-type="string" office:string-value="https://math.stackexchange.com/q/414916" calcext:value-type="string">
            <text:p>https://math.stackexchange.com/q/41491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37" calcext:value-type="float">
            <text:p>37</text:p>
          </table:table-cell>
          <table:table-cell table:style-name="ce30" table:number-columns-repeated="2"/>
          <table:table-cell table:style-name="ce27" table:formula="of:=HYPERLINK(&quot;https://math.stackexchange.com/q/413915&quot;)" office:value-type="string" office:string-value="https://math.stackexchange.com/q/413915" calcext:value-type="string">
            <text:p>https://math.stackexchange.com/q/413915</text:p>
          </table:table-cell>
          <table:table-cell table:number-columns-repeated="2"/>
        </table:table-row>
        <table:table-row table:style-name="ro1">
          <table:table-cell table:style-name="ce26" office:value-type="float" office:value="2.31" calcext:value-type="float">
            <text:p>2.31</text:p>
          </table:table-cell>
          <table:table-cell office:value-type="float" office:value="39" calcext:value-type="float">
            <text:p>39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4375912&quot;)" office:value-type="string" office:string-value="https://math.stackexchange.com/q/4375912" calcext:value-type="string">
            <text:p>https://math.stackexchange.com/q/4375912</text:p>
          </table:table-cell>
          <table:table-cell/>
          <table:table-cell office:value-type="string" calcext:value-type="string">
            <text:p>summations</text:p>
          </table:table-cell>
        </table:table-row>
        <table:table-row table:style-name="ro1">
          <table:table-cell table:style-name="ce26"/>
          <table:table-cell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316100&quot;)" office:value-type="string" office:string-value="https://math.stackexchange.com/q/1316100" calcext:value-type="string">
            <text:p>https://math.stackexchange.com/q/1316100</text:p>
          </table:table-cell>
          <table:table-cell/>
          <table:table-cell office:value-type="string" calcext:value-type="string">
            <text:p>step k → k+j in derivation</text:p>
          </table:table-cell>
        </table:table-row>
        <table:table-row table:style-name="ro1">
          <table:table-cell table:style-name="ce26"/>
          <table:table-cell office:value-type="float" office:value="40" calcext:value-type="float">
            <text:p>40</text:p>
          </table:table-cell>
          <table:table-cell table:style-name="ce12" office:value-type="float" office:value="2.4" calcext:value-type="float">
            <text:p>2.4</text:p>
          </table:table-cell>
          <table:table-cell table:style-name="ce12"/>
          <table:table-cell table:formula="of:=HYPERLINK(&quot;https://math.stackexchange.com/q/3054325&quot;)" office:value-type="string" office:string-value="https://math.stackexchange.com/q/3054325" calcext:value-type="string">
            <text:p>https://math.stackexchange.com/q/3054325</text:p>
          </table:table-cell>
          <table:table-cell/>
          <table:table-cell office:value-type="string" calcext:value-type="string">
            <text:p>double summation</text:p>
          </table:table-cell>
        </table:table-row>
        <table:table-row table:style-name="ro1">
          <table:table-cell table:style-name="ce26"/>
          <table:table-cell office:value-type="float" office:value="56" calcext:value-type="float">
            <text:p>56</text:p>
          </table:table-cell>
          <table:table-cell table:style-name="ce12" table:number-columns-repeated="2"/>
          <table:table-cell table:formula="of:=HYPERLINK(&quot;https://math.stackexchange.com/q/2767338&quot;)" office:value-type="string" office:string-value="https://math.stackexchange.com/q/2767338" calcext:value-type="string">
            <text:p>https://math.stackexchange.com/q/276733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58" calcext:value-type="float">
            <text:p>58</text:p>
          </table:table-cell>
          <table:table-cell table:style-name="ce12" table:number-columns-repeated="2"/>
          <table:table-cell table:style-name="ce9" table:formula="of:=HYPERLINK(&quot;https://math.stackexchange.com/q/3485226/68328&quot;)" office:value-type="string" office:string-value="https://math.stackexchange.com/q/3485226/68328" calcext:value-type="string">
            <text:p>https://math.stackexchange.com/q/3485226/68328</text:p>
          </table:table-cell>
          <table:table-cell/>
          <table:table-cell office:value-type="string" calcext:value-type="string">
            <text:p>geometric series</text:p>
          </table:table-cell>
        </table:table-row>
        <table:table-row table:style-name="ro1">
          <table:table-cell table:style-name="ce22" office:value-type="string" calcext:value-type="string">
            <text:p>3.5,3.6</text:p>
          </table:table-cell>
          <table:table-cell office:value-type="float" office:value="69" calcext:value-type="float">
            <text:p>69</text:p>
          </table:table-cell>
          <table:table-cell table:style-name="ce12" table:number-columns-repeated="2"/>
          <table:table-cell table:style-name="ce9" table:formula="of:=HYPERLINK(&quot;https://kainwen.com/2017/08/12/a-lemma-on-number-theory/&quot;)" office:value-type="string" office:string-value="https://kainwen.com/2017/08/12/a-lemma-on-number-theory/" calcext:value-type="string">
            <text:p>https://kainwen.com/2017/08/12/a-lemma-on-number-theory/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3.10</text:p>
          </table:table-cell>
          <table:table-cell office:value-type="float" office:value="71" calcext:value-type="float">
            <text:p>71</text:p>
          </table:table-cell>
          <table:table-cell table:style-name="ce12" table:number-columns-repeated="2"/>
          <table:table-cell table:formula="of:=HYPERLINK(&quot;https://math.stackexchange.com/q/1859215&quot;)" office:value-type="string" office:string-value="https://math.stackexchange.com/q/1859215" calcext:value-type="string">
            <text:p>https://math.stackexchange.com/q/1859215</text:p>
          </table:table-cell>
          <table:table-cell/>
          <table:table-cell office:value-type="string" calcext:value-type="string">
            <text:p>property of ceiling function</text:p>
          </table:table-cell>
        </table:table-row>
        <table:table-row table:style-name="ro1">
          <table:table-cell table:style-name="ce26"/>
          <table:table-cell office:value-type="float" office:value="72" calcext:value-type="float">
            <text:p>72</text:p>
          </table:table-cell>
          <table:table-cell table:style-name="ce12" table:number-columns-repeated="2"/>
          <table:table-cell table:formula="of:=HYPERLINK(&quot;http://blog.pkh.me/p/36-figuring-out-round%2C-floor-and-ceil-with-integer-division.html&quot;)" office:value-type="string" office:string-value="http://blog.pkh.me/p/36-figuring-out-round%2C-floor-and-ceil-with-integer-division.html" calcext:value-type="string">
            <text:p>http://blog.pkh.me/p/36-figuring-out-round%2C-floor-and-ceil-with-integer-division.html</text:p>
          </table:table-cell>
          <table:table-cell/>
          <table:table-cell office:value-type="string" calcext:value-type="string">
            <text:p>converting floating point arithmetic to integer arithmetic</text:p>
          </table:table-cell>
        </table:table-row>
        <table:table-row table:style-name="ro1">
          <table:table-cell table:style-name="ce26"/>
          <table:table-cell office:value-type="float" office:value="75" calcext:value-type="float">
            <text:p>75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formula="of:=HYPERLINK(&quot;https://math.stackexchange.com/q/2780577&quot;)" office:value-type="string" office:string-value="https://math.stackexchange.com/q/2780577" calcext:value-type="string">
            <text:p>https://math.stackexchange.com/q/2780577</text:p>
          </table:table-cell>
          <table:table-cell/>
          <table:table-cell office:value-type="string" calcext:value-type="string">
            <text:p>sum involving floor of cubic roots</text:p>
          </table:table-cell>
        </table:table-row>
        <table:table-row table:style-name="ro1">
          <table:table-cell table:style-name="ce22"/>
          <table:table-cell office:value-type="float" office:value="75" calcext:value-type="float">
            <text:p>75</text:p>
          </table:table-cell>
          <table:table-cell table:style-name="ce12" table:number-columns-repeated="2"/>
          <table:table-cell table:style-name="ce9"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/>
          <table:table-cell office:value-type="string" calcext:value-type="string">
            <text:p>sums involving floor</text:p>
          </table:table-cell>
        </table:table-row>
        <table:table-row table:style-name="ro1">
          <table:table-cell table:style-name="ce22"/>
          <table:table-cell office:value-type="float" office:value="77" calcext:value-type="float">
            <text:p>77</text:p>
          </table:table-cell>
          <table:table-cell table:style-name="ce12" office:value-type="float" office:value="3.2" calcext:value-type="float">
            <text:p>3.2</text:p>
          </table:table-cell>
          <table:table-cell table:style-name="ce12"/>
          <table:table-cell table:style-name="ce9" table:formula="of:=HYPERLINK(&quot;https://math.stackexchange.com/a/3768203/68328&quot;)" office:value-type="string" office:string-value="https://math.stackexchange.com/a/3768203/68328" calcext:value-type="string">
            <text:p>https://math.stackexchange.com/a/3768203/68328</text:p>
          </table:table-cell>
          <table:table-cell table:number-columns-repeated="2"/>
        </table:table-row>
        <table:table-row table:style-name="ro1">
          <table:table-cell table:style-name="ce26" office:value-type="float" office:value="3.16" calcext:value-type="float">
            <text:p>3.16</text:p>
          </table:table-cell>
          <table:table-cell office:value-type="float" office:value="78" calcext:value-type="float">
            <text:p>78</text:p>
          </table:table-cell>
          <table:table-cell table:style-name="ce12" table:number-columns-repeated="2"/>
          <table:table-cell table:formula="of:=HYPERLINK(&quot;http://blog.itdxer.com/2021/10/10/knuths-numbers-and-impractical-memory-devices.html&quot;)" office:value-type="string" office:string-value="http://blog.itdxer.com/2021/10/10/knuths-numbers-and-impractical-memory-devices.html" calcext:value-type="string">
            <text:p>http://blog.itdxer.com/2021/10/10/knuths-numbers-and-impractical-memory-devices.html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float" office:value="80" calcext:value-type="float">
            <text:p>80</text:p>
          </table:table-cell>
          <table:table-cell table:style-name="ce30" table:number-columns-repeated="2"/>
          <table:table-cell table:style-name="ce27" table:formula="of:=HYPERLINK(&quot;https://math.stackexchange.com/q/1853870&quot;)" office:value-type="string" office:string-value="https://math.stackexchange.com/q/1853870" calcext:value-type="string">
            <text:p>https://math.stackexchange.com/q/1853870</text:p>
          </table:table-cell>
          <table:table-cell table:number-columns-repeated="2"/>
        </table:table-row>
        <table:table-row table:style-name="ro1">
          <table:table-cell table:style-name="ce22" office:value-type="float" office:value="3.24" calcext:value-type="float">
            <text:p>3.24</text:p>
          </table:table-cell>
          <table:table-cell office:value-type="float" office:value="85" calcext:value-type="float">
            <text:p>85</text:p>
          </table:table-cell>
          <table:table-cell table:style-name="ce12" office:value-type="float" office:value="3.4" calcext:value-type="float">
            <text:p>3.4</text:p>
          </table:table-cell>
          <table:table-cell table:style-name="ce12"/>
          <table:table-cell table:style-name="ce9"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/>
          <table:table-cell office:value-type="string" calcext:value-type="string">
            <text:p>hashing, hermite’s identity</text:p>
          </table:table-cell>
        </table:table-row>
        <table:table-row table:style-name="ro1">
          <table:table-cell table:style-name="ce22"/>
          <table:table-cell office:value-type="float" office:value="86" calcext:value-type="float">
            <text:p>86</text:p>
          </table:table-cell>
          <table:table-cell table:style-name="ce12" table:number-columns-repeated="2"/>
          <table:table-cell table:formula="of:=HYPERLINK(&quot;https://math.stackexchange.com/q/2433167/68328&quot;)" office:value-type="string" office:string-value="https://math.stackexchange.com/q/2433167/68328" calcext:value-type="string">
            <text:p>https://math.stackexchange.com/q/2433167/68328</text:p>
          </table:table-cell>
          <table:table-cell/>
          <table:table-cell office:value-type="string" calcext:value-type="string">
            <text:p>sum of square roots of integer parts</text:p>
          </table:table-cell>
        </table:table-row>
        <table:table-row table:style-name="ro1">
          <table:table-cell table:style-name="ce26"/>
          <table:table-cell office:value-type="float" office:value="92" calcext:value-type="float">
            <text:p>92</text:p>
          </table:table-cell>
          <table:table-cell table:style-name="ce12" table:number-columns-repeated="2"/>
          <table:table-cell table:formula="of:=HYPERLINK(&quot;https://math.stackexchange.com/q/1940514&quot;)" office:value-type="string" office:string-value="https://math.stackexchange.com/q/1940514" calcext:value-type="string">
            <text:p>https://math.stackexchange.com/q/1940514</text:p>
          </table:table-cell>
          <table:table-cell table:number-columns-repeated="2"/>
        </table:table-row>
        <table:table-row table:style-name="ro1">
          <table:table-cell table:style-name="ce26" office:value-type="float" office:value="4.9" calcext:value-type="float">
            <text:p>4.9</text:p>
          </table:table-cell>
          <table:table-cell office:value-type="float" office:value="105" calcext:value-type="float">
            <text:p>105</text:p>
          </table:table-cell>
          <table:table-cell table:style-name="ce12" table:number-columns-repeated="2"/>
          <table:table-cell table:formula="of:=HYPERLINK(&quot;https://math.stackexchange.com/q/162067&quot;)" office:value-type="string" office:string-value="https://math.stackexchange.com/q/162067" calcext:value-type="string">
            <text:p>https://math.stackexchange.com/q/162067</text:p>
          </table:table-cell>
          <table:table-cell/>
          <table:table-cell office:value-type="string" calcext:value-type="string">
            <text:p>change in index of summation</text:p>
          </table:table-cell>
        </table:table-row>
        <table:table-row table:style-name="ro1">
          <table:table-cell table:style-name="ce22"/>
          <table:table-cell office:value-type="float" office:value="108" calcext:value-type="float">
            <text:p>108</text:p>
          </table:table-cell>
          <table:table-cell table:style-name="ce12" table:number-columns-repeated="2"/>
          <table:table-cell table:formula="of:=HYPERLINK(&quot;https://math.stackexchange.com/q/261004&quot;)" office:value-type="string" office:string-value="https://math.stackexchange.com/q/261004" calcext:value-type="string">
            <text:p>https://math.stackexchange.com/q/261004</text:p>
          </table:table-cell>
          <table:table-cell/>
          <table:table-cell office:value-type="string" calcext:value-type="string">
            <text:p>Euclid numbers</text:p>
          </table:table-cell>
        </table:table-row>
        <table:table-row table:style-name="ro1">
          <table:table-cell table:style-name="ce26"/>
          <table:table-cell office:value-type="float" office:value="116" calcext:value-type="float">
            <text:p>116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formula="of:=HYPERLINK(&quot;https://math.stackexchange.com/a/1268781&quot;)" office:value-type="string" office:string-value="https://math.stackexchange.com/a/1268781" calcext:value-type="string">
            <text:p>https://math.stackexchange.com/a/1268781</text:p>
          </table:table-cell>
          <table:table-cell/>
          <table:table-cell office:value-type="string" calcext:value-type="string">
            <text:p>all fractions in the Stern-Brocot tree are irreducible</text:p>
          </table:table-cell>
        </table:table-row>
        <table:table-row table:style-name="ro1">
          <table:table-cell table:style-name="ce22"/>
          <table:table-cell table:style-name="ce30" office:value-type="float" office:value="154" calcext:value-type="float">
            <text:p>154</text:p>
          </table:table-cell>
          <table:table-cell table:style-name="ce30" table:number-columns-repeated="2"/>
          <table:table-cell table:style-name="ce27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54" calcext:value-type="float">
            <text:p>154</text:p>
          </table:table-cell>
          <table:table-cell table:style-name="ce12" table:number-columns-repeated="2"/>
          <table:table-cell table:style-name="ce9" table:formula="of:=HYPERLINK(&quot;https://math.stackexchange.com/q/1908270&quot;)" office:value-type="string" office:string-value="https://math.stackexchange.com/q/1908270" calcext:value-type="string">
            <text:p>https://math.stackexchange.com/q/1908270</text:p>
          </table:table-cell>
          <table:table-cell table:number-columns-repeated="2"/>
        </table:table-row>
        <table:table-row table:style-name="ro1">
          <table:table-cell table:style-name="ce22" office:value-type="float" office:value="5.1" calcext:value-type="float">
            <text:p>5.1</text:p>
          </table:table-cell>
          <table:table-cell office:value-type="float" office:value="154" calcext:value-type="float">
            <text:p>154</text:p>
          </table:table-cell>
          <table:table-cell table:style-name="ce12" table:number-columns-repeated="2"/>
          <table:table-cell table:style-name="ce9" table:formula="of:=HYPERLINK(&quot;https://math.stackexchange.com/a/1908312&quot;)" office:value-type="string" office:string-value="https://math.stackexchange.com/a/1908312" calcext:value-type="string">
            <text:p>https://math.stackexchange.com/a/1908312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157" calcext:value-type="float">
            <text:p>157</text:p>
          </table:table-cell>
          <table:table-cell table:style-name="ce12" table:number-columns-repeated="2"/>
          <table:table-cell table:formula="of:=HYPERLINK(&quot;https://math.stackexchange.com/q/4481947&quot;)" office:value-type="string" office:string-value="https://math.stackexchange.com/q/4481947" calcext:value-type="string">
            <text:p>https://math.stackexchange.com/q/4481947</text:p>
          </table:table-cell>
          <table:table-cell/>
          <table:table-cell office:value-type="string" calcext:value-type="string">
            <text:p>polynomial argument, binomial identities</text:p>
          </table:table-cell>
        </table:table-row>
        <table:table-row table:style-name="ro1">
          <table:table-cell table:style-name="ce22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13.html&quot;)" office:value-type="string" office:string-value="https://hasinarefinkhan.blogspot.com/2015/04/concrete-mathematics-exercise-solution_13.html" calcext:value-type="string">
            <text:p>https://hasinarefinkhan.blogspot.com/2015/04/concrete-mathematics-exercise-solution_13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88.html&quot;)" office:value-type="string" office:string-value="https://hasinarefinkhan.blogspot.com/2015/04/concrete-mathematics-exercise-solution_88.html" calcext:value-type="string">
            <text:p>https://hasinarefinkhan.blogspot.com/2015/04/concrete-mathematics-exercise-solution_88.html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158" calcext:value-type="float">
            <text:p>158</text:p>
          </table:table-cell>
          <table:table-cell table:style-name="ce12" table:number-columns-repeated="2"/>
          <table:table-cell table:formula="of:=HYPERLINK(&quot;https://math.stackexchange.com/q/4481947&quot;)" office:value-type="string" office:string-value="https://math.stackexchange.com/q/4481947" calcext:value-type="string">
            <text:p>https://math.stackexchange.com/q/4481947</text:p>
          </table:table-cell>
          <table:table-cell/>
          <table:table-cell office:value-type="string" calcext:value-type="string">
            <text:p>polynomial argument, binomial identities</text:p>
          </table:table-cell>
        </table:table-row>
        <table:table-row table:style-name="ro1">
          <table:table-cell table:style-name="ce22"/>
          <table:table-cell office:value-type="float" office:value="161" calcext:value-type="float">
            <text:p>16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30.html&quot;)" office:value-type="string" office:string-value="https://hasinarefinkhan.blogspot.com/2015/04/concrete-mathematics-exercise-solution_30.html" calcext:value-type="string">
            <text:p>https://hasinarefinkhan.blogspot.com/2015/04/concrete-mathematics-exercise-solution_30.html</text:p>
          </table:table-cell>
          <table:table-cell table:number-columns-repeated="2"/>
        </table:table-row>
        <table:table-row table:style-name="ro1">
          <table:table-cell table:style-name="ce22" office:value-type="float" office:value="5.15" calcext:value-type="float">
            <text:p>5.15</text:p>
          </table:table-cell>
          <table:table-cell office:value-type="float" office:value="165" calcext:value-type="float">
            <text:p>165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6.html&quot;)" office:value-type="string" office:string-value="https://hasinarefinkhan.blogspot.com/2015/04/concrete-mathematics-exercise-solution_26.html" calcext:value-type="string">
            <text:p>https://hasinarefinkhan.blogspot.com/2015/04/concrete-mathematics-exercise-solution_26.html</text:p>
          </table:table-cell>
          <table:table-cell table:number-columns-repeated="2"/>
        </table:table-row>
        <table:table-row table:style-name="ro1">
          <table:table-cell table:style-name="ce22" office:value-type="float" office:value="5.16" calcext:value-type="float">
            <text:p>5.16</text:p>
          </table:table-cell>
          <table:table-cell office:value-type="float" office:value="165" calcext:value-type="float">
            <text:p>165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2.html&quot;)" office:value-type="string" office:string-value="https://hasinarefinkhan.blogspot.com/2015/04/concrete-mathematics-exercise-solution_22.html" calcext:value-type="string">
            <text:p>https://hasinarefinkhan.blogspot.com/2015/04/concrete-mathematics-exercise-solution_22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56.html&quot;)" office:value-type="string" office:string-value="https://hasinarefinkhan.blogspot.com/2015/04/concrete-mathematics-exercise-solution_56.html" calcext:value-type="string">
            <text:p>https://hasinarefinkhan.blogspot.com/2015/04/concrete-mathematics-exercise-solution_56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73.html&quot;)" office:value-type="string" office:string-value="https://hasinarefinkhan.blogspot.com/2015/04/concrete-mathematics-exercise-solution_73.html" calcext:value-type="string">
            <text:p>https://hasinarefinkhan.blogspot.com/2015/04/concrete-mathematics-exercise-solution_73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20.html&quot;)" office:value-type="string" office:string-value="https://hasinarefinkhan.blogspot.com/2015/04/concrete-mathematics-exercise-solution_20.html" calcext:value-type="string">
            <text:p>https://hasinarefinkhan.blogspot.com/2015/04/concrete-mathematics-exercise-solution_20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style-name="ce9" table:formula="of:=HYPERLINK(&quot;https://kainwen.com/2020/09/19/coupon-collectors-problem-sample-without-replacement/&quot;)" office:value-type="string" office:string-value="https://kainwen.com/2020/09/19/coupon-collectors-problem-sample-without-replacement/" calcext:value-type="string">
            <text:p>https://kainwen.com/2020/09/19/coupon-collectors-problem-sample-without-replacement/</text:p>
          </table:table-cell>
          <table:table-cell table:number-columns-repeated="2"/>
        </table:table-row>
        <table:table-row table:style-name="ro1">
          <table:table-cell table:style-name="ce26" office:value-type="float" office:value="5.26" calcext:value-type="float">
            <text:p>5.26</text:p>
          </table:table-cell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formula="of:=HYPERLINK(&quot;https://math.stackexchange.com/a/98497&quot;)" office:value-type="string" office:string-value="https://math.stackexchange.com/a/98497" calcext:value-type="string">
            <text:p>https://math.stackexchange.com/a/98497</text:p>
          </table:table-cell>
          <table:table-cell table:number-columns-repeated="2"/>
        </table:table-row>
        <table:table-row table:style-name="ro1">
          <table:table-cell table:style-name="ce26" office:value-type="float" office:value="5.24" calcext:value-type="float">
            <text:p>5.24</text:p>
          </table:table-cell>
          <table:table-cell office:value-type="float" office:value="169" calcext:value-type="float">
            <text:p>169</text:p>
          </table:table-cell>
          <table:table-cell table:style-name="ce12" table:number-columns-repeated="2"/>
          <table:table-cell table:formula="of:=HYPERLINK(&quot;https://math.stackexchange.com/a/3575183&quot;)" office:value-type="string" office:string-value="https://math.stackexchange.com/a/3575183" calcext:value-type="string">
            <text:p>https://math.stackexchange.com/a/3575183</text:p>
          </table:table-cell>
          <table:table-cell table:number-columns-repeated="2"/>
        </table:table-row>
        <table:table-row table:style-name="ro1">
          <table:table-cell table:style-name="ce22" office:value-type="float" office:value="5.29" calcext:value-type="float">
            <text:p>5.29</text:p>
          </table:table-cell>
          <table:table-cell office:value-type="float" office:value="171" calcext:value-type="float">
            <text:p>171</text:p>
          </table:table-cell>
          <table:table-cell table:style-name="ce12" table:number-columns-repeated="2"/>
          <table:table-cell table:formula="of:=HYPERLINK(&quot;https://math.stackexchange.com/q/3237543 &quot;)" office:value-type="string" office:string-value="https://math.stackexchange.com/q/3237543 " calcext:value-type="string">
            <text:p>https://math.stackexchange.com/q/3237543 </text:p>
          </table:table-cell>
          <table:table-cell/>
          <table:table-cell office:value-type="string" calcext:value-type="string">
            <text:p>binomial sum with 3 binomials</text:p>
          </table:table-cell>
        </table:table-row>
        <table:table-row table:style-name="ro1">
          <table:table-cell table:style-name="ce22"/>
          <table:table-cell office:value-type="float" office:value="174" calcext:value-type="float">
            <text:p>174</text:p>
          </table:table-cell>
          <table:table-cell table:style-name="ce12" office:value-type="float" office:value="5.2" calcext:value-type="float">
            <text:p>5.2</text:p>
          </table:table-cell>
          <table:table-cell table:style-name="ce12"/>
          <table:table-cell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/>
          <table:table-cell office:value-type="string" calcext:value-type="string">
            <text:p>upper summation binomial identity</text:p>
          </table:table-cell>
        </table:table-row>
        <table:table-row table:style-name="ro1">
          <table:table-cell table:style-name="ce22"/>
          <table:table-cell office:value-type="float" office:value="174" calcext:value-type="float">
            <text:p>174</text:p>
          </table:table-cell>
          <table:table-cell table:style-name="ce12" table:number-columns-repeated="2"/>
          <table:table-cell table:style-name="ce9" table:formula="of:=HYPERLINK(&quot;https://math.stackexchange.com/a/33768&quot;)" office:value-type="string" office:string-value="https://math.stackexchange.com/a/33768" calcext:value-type="string">
            <text:p>https://math.stackexchange.com/a/3376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75" calcext:value-type="float">
            <text:p>175</text:p>
          </table:table-cell>
          <table:table-cell table:style-name="ce12" table:number-columns-repeated="2"/>
          <table:table-cell table:style-name="ce9" table:formula="of:=HYPERLINK(&quot;https://mathandmaking.wordpress.com/2015/12/21/simple-formulas-deserve-nice-proofs/&quot;)" office:value-type="string" office:string-value="https://mathandmaking.wordpress.com/2015/12/21/simple-formulas-deserve-nice-proofs/" calcext:value-type="string">
            <text:p>https://mathandmaking.wordpress.com/2015/12/21/simple-formulas-deserve-nice-proofs/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/>
          <table:table-cell office:value-type="float" office:value="177" calcext:value-type="float">
            <text:p>177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50.html&quot;)" office:value-type="string" office:string-value="https://hasinarefinkhan.blogspot.com/2015/04/concrete-mathematics-exercise-solution_50.html" calcext:value-type="string">
            <text:p>https://hasinarefinkhan.blogspot.com/2015/04/concrete-mathematics-exercise-solution_50.html</text:p>
          </table:table-cell>
          <table:table-cell table:number-columns-repeated="2"/>
        </table:table-row>
        <table:table-row table:style-name="ro1">
          <table:table-cell table:style-name="ce26" office:value-type="float" office:value="5.2" calcext:value-type="float">
            <text:p>5.2</text:p>
          </table:table-cell>
          <table:table-cell office:value-type="float" office:value="178" calcext:value-type="float">
            <text:p>178</text:p>
          </table:table-cell>
          <table:table-cell table:style-name="ce12" table:number-columns-repeated="2"/>
          <table:table-cell table:formula="of:=HYPERLINK(&quot;https://math.stackexchange.com/q/122369&quot;)" office:value-type="string" office:string-value="https://math.stackexchange.com/q/122369" calcext:value-type="string">
            <text:p>https://math.stackexchange.com/q/122369</text:p>
          </table:table-cell>
          <table:table-cell/>
          <table:table-cell office:value-type="string" calcext:value-type="string">
            <text:p>alternative proof</text:p>
          </table:table-cell>
        </table:table-row>
        <table:table-row table:style-name="ro1">
          <table:table-cell table:style-name="ce22"/>
          <table:table-cell office:value-type="float" office:value="181" calcext:value-type="float">
            <text:p>18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6.html&quot;)" office:value-type="string" office:string-value="https://hasinarefinkhan.blogspot.com/2015/04/concrete-mathematics-exercise-solution_6.html" calcext:value-type="string">
            <text:p>https://hasinarefinkhan.blogspot.com/2015/04/concrete-mathematics-exercise-solution_6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81" calcext:value-type="float">
            <text:p>181</text:p>
          </table:table-cell>
          <table:table-cell table:style-name="ce12" table:number-columns-repeated="2"/>
          <table:table-cell table:style-name="ce9" table:formula="of:=HYPERLINK(&quot;https://hasinarefinkhan.blogspot.com/2015/04/concrete-mathematics-exercise-solution_81.html&quot;)" office:value-type="string" office:string-value="https://hasinarefinkhan.blogspot.com/2015/04/concrete-mathematics-exercise-solution_81.html" calcext:value-type="string">
            <text:p>https://hasinarefinkhan.blogspot.com/2015/04/concrete-mathematics-exercise-solution_81.html</text:p>
          </table:table-cell>
          <table:table-cell table:number-columns-repeated="2"/>
        </table:table-row>
        <table:table-row table:style-name="ro1">
          <table:table-cell table:style-name="ce22" office:value-type="float" office:value="5.37" calcext:value-type="float">
            <text:p>5.37</text:p>
          </table:table-cell>
          <table:table-cell office:value-type="float" office:value="186" calcext:value-type="float">
            <text:p>186</text:p>
          </table:table-cell>
          <table:table-cell table:style-name="ce12" table:number-columns-repeated="2"/>
          <table:table-cell table:style-name="ce9" table:formula="of:=HYPERLINK(&quot;https://math.stackexchange.com/a/80101&quot;)" office:value-type="string" office:string-value="https://math.stackexchange.com/a/80101" calcext:value-type="string">
            <text:p>https://math.stackexchange.com/a/80101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190" calcext:value-type="float">
            <text:p>190</text:p>
          </table:table-cell>
          <table:table-cell table:style-name="ce12" table:number-columns-repeated="2"/>
          <table:table-cell table:formula="of:=HYPERLINK(&quot;https://math.stackexchange.com/q/879585&quot;)" office:value-type="string" office:string-value="https://math.stackexchange.com/q/879585" calcext:value-type="string">
            <text:p>https://math.stackexchange.com/q/879585</text:p>
          </table:table-cell>
          <table:table-cell/>
          <table:table-cell office:value-type="string" calcext:value-type="string">
            <text:p>series expansion of binomial coefficient</text:p>
          </table:table-cell>
        </table:table-row>
        <table:table-row table:style-name="ro1">
          <table:table-cell table:style-name="ce22"/>
          <table:table-cell office:value-type="float" office:value="192" calcext:value-type="float">
            <text:p>192</text:p>
          </table:table-cell>
          <table:table-cell table:style-name="ce12" table:number-columns-repeated="2"/>
          <table:table-cell table:style-name="ce9" table:formula="of:=HYPERLINK(&quot;https://mathoverflow.net/a/255604&quot;)" office:value-type="string" office:string-value="https://mathoverflow.net/a/255604" calcext:value-type="string">
            <text:p>https://mathoverflow.net/a/255604</text:p>
          </table:table-cell>
          <table:table-cell/>
          <table:table-cell office:value-type="string" calcext:value-type="string">
            <text:p>Trick 3</text:p>
          </table:table-cell>
        </table:table-row>
        <table:table-row table:style-name="ro1">
          <table:table-cell table:style-name="ce22" office:value-type="float" office:value="5.48" calcext:value-type="float">
            <text:p>5.48</text:p>
          </table:table-cell>
          <table:table-cell office:value-type="float" office:value="193" calcext:value-type="float">
            <text:p>193</text:p>
          </table:table-cell>
          <table:table-cell table:style-name="ce12" table:number-columns-repeated="2"/>
          <table:table-cell table:style-name="ce9" table:formula="of:=HYPERLINK(&quot;https://mikespivey.wordpress.com/2014/06/20/derangements3/&quot;)" office:value-type="string" office:string-value="https://mikespivey.wordpress.com/2014/06/20/derangements3/" calcext:value-type="string">
            <text:p>https://mikespivey.wordpress.com/2014/06/20/derangements3/</text:p>
          </table:table-cell>
          <table:table-cell/>
          <table:table-cell office:value-type="string" calcext:value-type="string">
            <text:p>binomial inversion</text:p>
          </table:table-cell>
        </table:table-row>
        <table:table-row table:style-name="ro1">
          <table:table-cell table:style-name="ce22"/>
          <table:table-cell office:value-type="float" office:value="200" calcext:value-type="float">
            <text:p>200</text:p>
          </table:table-cell>
          <table:table-cell table:style-name="ce12" table:number-columns-repeated="2"/>
          <table:table-cell table:style-name="ce9" table:formula="of:=HYPERLINK(&quot;https://math.stackexchange.com/a/4310164/68328&quot;)" office:value-type="string" office:string-value="https://math.stackexchange.com/a/4310164/68328" calcext:value-type="string">
            <text:p>https://math.stackexchange.com/a/4310164/68328</text:p>
          </table:table-cell>
          <table:table-cell/>
          <table:table-cell office:value-type="string" calcext:value-type="string">
            <text:p>pulling coefficients, extracting coefficients</text:p>
          </table:table-cell>
        </table:table-row>
        <table:table-row table:style-name="ro1">
          <table:table-cell table:style-name="ce26"/>
          <table:table-cell office:value-type="float" office:value="200" calcext:value-type="float">
            <text:p>200</text:p>
          </table:table-cell>
          <table:table-cell table:style-name="ce12" table:number-columns-repeated="2"/>
          <table:table-cell table:formula="of:=HYPERLINK(&quot;https://math.stackexchange.com/a/4310164&quot;)" office:value-type="string" office:string-value="https://math.stackexchange.com/a/4310164" calcext:value-type="string">
            <text:p>https://math.stackexchange.com/a/4310164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 office:value-type="string" calcext:value-type="string">
            <text:p>5.62,5.65</text:p>
          </table:table-cell>
          <table:table-cell office:value-type="float" office:value="202" calcext:value-type="float">
            <text:p>202</text:p>
          </table:table-cell>
          <table:table-cell table:style-name="ce12" table:number-columns-repeated="2"/>
          <table:table-cell table:style-name="ce9" table:formula="of:=HYPERLINK(&quot;https://mikespivey.wordpress.com/2015/09/04/combinatorial-proofs-of-two-hagen-rothe-identities-in-concrete-mathematics/&quot;)" office:value-type="string" office:string-value="https://mikespivey.wordpress.com/2015/09/04/combinatorial-proofs-of-two-hagen-rothe-identities-in-concrete-mathematics/" calcext:value-type="string">
            <text:p>https://mikespivey.wordpress.com/2015/09/04/combinatorial-proofs-of-two-hagen-rothe-identities-in-concrete-mathematics/</text:p>
          </table:table-cell>
          <table:table-cell/>
          <table:table-cell office:value-type="string" calcext:value-type="string">
            <text:p>binomial identities</text:p>
          </table:table-cell>
        </table:table-row>
        <table:table-row table:style-name="ro1">
          <table:table-cell table:style-name="ce22"/>
          <table:table-cell office:value-type="float" office:value="211" calcext:value-type="float">
            <text:p>211</text:p>
          </table:table-cell>
          <table:table-cell table:style-name="ce12" table:number-columns-repeated="2"/>
          <table:table-cell table:style-name="ce9" table:formula="of:=HYPERLINK(&quot;https://www.luschny.de/math/factorial/factandgamma.html&quot;)" office:value-type="string" office:string-value="https://www.luschny.de/math/factorial/factandgamma.html" calcext:value-type="string">
            <text:p>https://www.luschny.de/math/factorial/factandgamma.html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218" calcext:value-type="float">
            <text:p>218</text:p>
          </table:table-cell>
          <table:table-cell table:style-name="ce12" table:number-columns-repeated="2"/>
          <table:table-cell table:formula="of:=HYPERLINK(&quot;https://math.stackexchange.com/q/4326420&quot;)" office:value-type="string" office:string-value="https://math.stackexchange.com/q/4326420" calcext:value-type="string">
            <text:p>https://math.stackexchange.com/q/4326420</text:p>
          </table:table-cell>
          <table:table-cell/>
          <table:table-cell office:value-type="string" calcext:value-type="string">
            <text:p>binomial sum</text:p>
          </table:table-cell>
        </table:table-row>
        <table:table-row table:style-name="ro1">
          <table:table-cell table:style-name="ce22"/>
          <table:table-cell office:value-type="float" office:value="261" calcext:value-type="float">
            <text:p>261</text:p>
          </table:table-cell>
          <table:table-cell table:style-name="ce12" table:number-columns-repeated="2"/>
          <table:table-cell table:style-name="ce9" table:formula="of:=HYPERLINK(&quot;https://kainwen.com/2020/07/11/elementary-sampling-theory/&quot;)" office:value-type="string" office:string-value="https://kainwen.com/2020/07/11/elementary-sampling-theory/" calcext:value-type="string">
            <text:p>https://kainwen.com/2020/07/11/elementary-sampling-theory/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262" calcext:value-type="float">
            <text:p>262</text:p>
          </table:table-cell>
          <table:table-cell table:style-name="ce12" table:number-columns-repeated="2"/>
          <table:table-cell table:formula="of:=HYPERLINK(&quot;https://math.stackexchange.com/q/2470987&quot;)" office:value-type="string" office:string-value="https://math.stackexchange.com/q/2470987" calcext:value-type="string">
            <text:p>https://math.stackexchange.com/q/2470987</text:p>
          </table:table-cell>
          <table:table-cell table:number-columns-repeated="2"/>
        </table:table-row>
        <table:table-row table:style-name="ro1">
          <table:table-cell table:style-name="ce22" office:value-type="float" office:value="6.37" calcext:value-type="float">
            <text:p>6.37</text:p>
          </table:table-cell>
          <table:table-cell office:value-type="float" office:value="269" calcext:value-type="float">
            <text:p>269</text:p>
          </table:table-cell>
          <table:table-cell table:style-name="ce12" table:number-columns-repeated="2"/>
          <table:table-cell table:style-name="ce9" table:formula="of:=HYPERLINK(&quot;https://kuaiyumath.wordpress.com/2015/07/07/eulerian-numbers-and-worpitzkys-identity/&quot;)" office:value-type="string" office:string-value="https://kuaiyumath.wordpress.com/2015/07/07/eulerian-numbers-and-worpitzkys-identity/" calcext:value-type="string">
            <text:p>https://kuaiyumath.wordpress.com/2015/07/07/eulerian-numbers-and-worpitzkys-identity/</text:p>
          </table:table-cell>
          <table:table-cell/>
          <table:table-cell office:value-type="string" calcext:value-type="string">
            <text:p>worpitsky’s identity</text:p>
          </table:table-cell>
        </table:table-row>
        <table:table-row table:style-name="ro1">
          <table:table-cell table:style-name="ce22"/>
          <table:table-cell office:value-type="float" office:value="275" calcext:value-type="float">
            <text:p>275</text:p>
          </table:table-cell>
          <table:table-cell table:style-name="ce12" table:number-columns-repeated="2"/>
          <table:table-cell table:style-name="ce9" table:formula="of:=HYPERLINK(&quot;https://mikespivey.wordpress.com/2011/12/10/harmonic-numbers-and-stirling-numbers/&quot;)" office:value-type="string" office:string-value="https://mikespivey.wordpress.com/2011/12/10/harmonic-numbers-and-stirling-numbers/" calcext:value-type="string">
            <text:p>https://mikespivey.wordpress.com/2011/12/10/harmonic-numbers-and-stirling-numbers/</text:p>
          </table:table-cell>
          <table:table-cell/>
          <table:table-cell office:value-type="string" calcext:value-type="string">
            <text:p>stirling cycle numbers</text:p>
          </table:table-cell>
        </table:table-row>
        <table:table-row table:style-name="ro1">
          <table:table-cell table:style-name="ce22" office:value-type="float" office:value="6.72" calcext:value-type="float">
            <text:p>6.72</text:p>
          </table:table-cell>
          <table:table-cell office:value-type="float" office:value="281" calcext:value-type="float">
            <text:p>281</text:p>
          </table:table-cell>
          <table:table-cell table:style-name="ce12" table:number-columns-repeated="2"/>
          <table:table-cell table:style-name="ce9" table:formula="of:=HYPERLINK(&quot;https://kainwen.com/2019/08/20/coupon-collectors-problem-a-infinite-series-perspective/&quot;)" office:value-type="string" office:string-value="https://kainwen.com/2019/08/20/coupon-collectors-problem-a-infinite-series-perspective/" calcext:value-type="string">
            <text:p>https://kainwen.com/2019/08/20/coupon-collectors-problem-a-infinite-series-perspective/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office:value-type="float" office:value="7.1" calcext:value-type="float">
            <text:p>7.1</text:p>
          </table:table-cell>
          <table:table-cell table:style-name="ce12"/>
          <table:table-cell table:style-name="ce9" table:formula="of:=HYPERLINK(&quot;https://math.stackexchange.com/a/2693322&quot;)" office:value-type="string" office:string-value="https://math.stackexchange.com/a/2693322" calcext:value-type="string">
            <text:p>https://math.stackexchange.com/a/2693322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table:number-columns-repeated="2"/>
          <table:table-cell table:style-name="ce9" table:formula="of:=HYPERLINK(&quot;https://arxiv.org/pdf/math/9905012.pdf&quot;)" office:value-type="string" office:string-value="https://arxiv.org/pdf/math/9905012.pdf" calcext:value-type="string">
            <text:p>https://arxiv.org/pdf/math/9905012.pdf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1" calcext:value-type="float">
            <text:p>321</text:p>
          </table:table-cell>
          <table:table-cell table:style-name="ce12" table:number-columns-repeated="2"/>
          <table:table-cell table:style-name="ce9" table:formula="of:=HYPERLINK(&quot;http://godplaysdice.blogspot.com/2007/12/tilings-of-plane.html&quot;)" office:value-type="string" office:string-value="http://godplaysdice.blogspot.com/2007/12/tilings-of-plane.html" calcext:value-type="string">
            <text:p>http://godplaysdice.blogspot.com/2007/12/tilings-of-plane.html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27" calcext:value-type="float">
            <text:p>327</text:p>
          </table:table-cell>
          <table:table-cell table:style-name="ce12" table:number-columns-repeated="2"/>
          <table:table-cell table:style-name="ce9" table:formula="of:=HYPERLINK(&quot;https://math.stackexchange.com/a/3628771&quot;)" office:value-type="string" office:string-value="https://math.stackexchange.com/a/3628771" calcext:value-type="string">
            <text:p>https://math.stackexchange.com/a/3628771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/>
          <table:table-cell office:value-type="float" office:value="327" calcext:value-type="float">
            <text:p>327</text:p>
          </table:table-cell>
          <table:table-cell table:style-name="ce12" table:number-columns-repeated="2"/>
          <table:table-cell table:style-name="ce9"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341" calcext:value-type="float">
            <text:p>341</text:p>
          </table:table-cell>
          <table:table-cell table:style-name="ce12" table:number-columns-repeated="2"/>
          <table:table-cell table:formula="of:=HYPERLINK(&quot;https://baites.github.io/algorithm-analysis/computer-science/math/linear-recurrence-series/2018/01/29/inhomogeneous-linear-recurrence-sequence.html&quot;)" office:value-type="string" office:string-value="https://baites.github.io/algorithm-analysis/computer-science/math/linear-recurrence-series/2018/01/29/inhomogeneous-linear-recurrence-sequence.html" calcext:value-type="string">
            <text:p>https://baites.github.io/algorithm-analysis/computer-science/math/linear-recurrence-series/2018/01/29/inhomogeneous-linear-recurrence-sequence.html</text:p>
          </table:table-cell>
          <table:table-cell/>
          <table:table-cell office:value-type="string" calcext:value-type="string">
            <text:p>rational generating function, inhomogeneous linear recurrence</text:p>
          </table:table-cell>
        </table:table-row>
        <table:table-row table:style-name="ro1">
          <table:table-cell table:style-name="ce26"/>
          <table:table-cell office:value-type="float" office:value="343" calcext:value-type="float">
            <text:p>343</text:p>
          </table:table-cell>
          <table:table-cell table:style-name="ce12" table:number-columns-repeated="2"/>
          <table:table-cell table:style-name="ce9"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2"/>
          <table:table-cell table:style-name="ce9" table:formula="of:=HYPERLINK(&quot;https://math.stackexchange.com/a/4018000&quot;)" office:value-type="string" office:string-value="https://math.stackexchange.com/a/4018000" calcext:value-type="string">
            <text:p>https://math.stackexchange.com/a/4018000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360" calcext:value-type="float">
            <text:p>360</text:p>
          </table:table-cell>
          <table:table-cell table:style-name="ce12" table:number-columns-repeated="2"/>
          <table:table-cell table:formula="of:=HYPERLINK(&quot;https://math.stackexchange.com/a/1686718/68328&quot;)" office:value-type="string" office:string-value="https://math.stackexchange.com/a/1686718/68328" calcext:value-type="string">
            <text:p>https://math.stackexchange.com/a/1686718/68328</text:p>
          </table:table-cell>
          <table:table-cell/>
          <table:table-cell office:value-type="string" calcext:value-type="string">
            <text:p><text:s/>m-Raney sequence, n-valent rooted plane trees</text:p>
          </table:table-cell>
        </table:table-row>
        <table:table-row table:style-name="ro1">
          <table:table-cell table:style-name="ce22" office:value-type="float" office:value="7.76" calcext:value-type="float">
            <text:p>7.76</text:p>
          </table:table-cell>
          <table:table-cell office:value-type="float" office:value="365" calcext:value-type="float">
            <text:p>365</text:p>
          </table:table-cell>
          <table:table-cell table:style-name="ce12" table:number-columns-repeated="2"/>
          <table:table-cell table:style-name="ce9" table:formula="of:=HYPERLINK(&quot;https://mikespivey.wordpress.com/2015/03/09/proof-of-the-recursive-identity-for-the-bernoulli-numbers/&quot;)" office:value-type="string" office:string-value="https://mikespivey.wordpress.com/2015/03/09/proof-of-the-recursive-identity-for-the-bernoulli-numbers/" calcext:value-type="string">
            <text:p>https://mikespivey.wordpress.com/2015/03/09/proof-of-the-recursive-identity-for-the-bernoulli-numbers/</text:p>
          </table:table-cell>
          <table:table-cell/>
          <table:table-cell office:value-type="string" calcext:value-type="string">
            <text:p>bernoulli numbers, binomial convolution</text:p>
          </table:table-cell>
        </table:table-row>
        <table:table-row table:style-name="ro1">
          <table:table-cell table:style-name="ce22"/>
          <table:table-cell office:value-type="float" office:value="405" calcext:value-type="float">
            <text:p>40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2788621/68328&quot;)" office:value-type="string" office:string-value="https://math.stackexchange.com/q/2788621/68328" calcext:value-type="string">
            <text:p>https://math.stackexchange.com/q/2788621/68328</text:p>
          </table:table-cell>
          <table:table-cell/>
          <table:table-cell office:value-type="string" calcext:value-type="string">
            <text:p>coin flipping pattern problem</text:p>
          </table:table-cell>
        </table:table-row>
        <table:table-row table:style-name="ro1">
          <table:table-cell table:style-name="ce26" office:value-type="float" office:value="8.74" calcext:value-type="float">
            <text:p>8.74</text:p>
          </table:table-cell>
          <table:table-cell office:value-type="float" office:value="408" calcext:value-type="float">
            <text:p>408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2788621&quot;)" office:value-type="string" office:string-value="https://math.stackexchange.com/q/2788621" calcext:value-type="string">
            <text:p>https://math.stackexchange.com/q/2788621</text:p>
          </table:table-cell>
          <table:table-cell/>
          <table:table-cell office:value-type="string" calcext:value-type="string">
            <text:p>expected number of coin flips until a certain pattern occurs</text:p>
          </table:table-cell>
        </table:table-row>
        <table:table-row table:style-name="ro1">
          <table:table-cell table:style-name="ce26" office:value-type="float" office:value="8.74" calcext:value-type="float">
            <text:p>8.74</text:p>
          </table:table-cell>
          <table:table-cell office:value-type="float" office:value="408" calcext:value-type="float">
            <text:p>408</text:p>
          </table:table-cell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en.wikipedia.org/wiki/Law_of_total_expectation&quot;)" office:value-type="string" office:string-value="https://en.wikipedia.org/wiki/Law_of_total_expectation" calcext:value-type="string">
            <text:p>https://en.wikipedia.org/wiki/Law_of_total_expectation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float" office:value="411" calcext:value-type="float">
            <text:p>411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9" table:formula="of:=HYPERLINK(&quot;https://kainwen.com/2019/02/13/pivotal-hash-a-new-consistent-hash-algorithm/&quot;)" office:value-type="string" office:string-value="https://kainwen.com/2019/02/13/pivotal-hash-a-new-consistent-hash-algorithm/" calcext:value-type="string">
            <text:p>https://kainwen.com/2019/02/13/pivotal-hash-a-new-consistent-hash-algorithm/</text:p>
          </table:table-cell>
          <table:table-cell table:number-columns-repeated="2"/>
        </table:table-row>
        <table:table-row table:style-name="ro1">
          <table:table-cell table:style-name="ce26"/>
          <table:table-cell office:value-type="float" office:value="448" calcext:value-type="float">
            <text:p>448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formula="of:=HYPERLINK(&quot;https://math.stackexchange.com/q/29534&quot;)" office:value-type="string" office:string-value="https://math.stackexchange.com/q/29534" calcext:value-type="string">
            <text:p>https://math.stackexchange.com/q/29534</text:p>
          </table:table-cell>
          <table:table-cell/>
          <table:table-cell office:value-type="string" calcext:value-type="string">
            <text:p>missing proof for asymptotics of bubblesort runtime</text:p>
          </table:table-cell>
        </table:table-row>
        <table:table-row table:style-name="ro1">
          <table:table-cell table:style-name="ce22" office:value-type="string" calcext:value-type="string">
            <text:p>9.62,9.57,9.58,9.61</text:p>
          </table:table-cell>
          <table:table-cell office:value-type="float" office:value="466" calcext:value-type="float">
            <text:p>466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9" table:formula="of:=HYPERLINK(&quot;https://math.stackexchange.com/q/2566961&quot;)" office:value-type="string" office:string-value="https://math.stackexchange.com/q/2566961" calcext:value-type="string">
            <text:p>https://math.stackexchange.com/q/256696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 office:value-type="float" office:value="9.89" calcext:value-type="float">
            <text:p>9.89</text:p>
          </table:table-cell>
          <table:table-cell office:value-type="float" office:value="480" calcext:value-type="float">
            <text:p>480</text:p>
          </table:table-cell>
          <table:table-cell table:style-name="ce12" table:number-columns-repeated="2"/>
          <table:table-cell table:style-name="ce9" table:formula="of:=HYPERLINK(&quot;https://lupucezar.files.wordpress.com/2010/04/april-2007.pdf&quot;)" office:value-type="string" office:string-value="https://lupucezar.files.wordpress.com/2010/04/april-2007.pdf" calcext:value-type="string">
            <text:p>https://lupucezar.files.wordpress.com/2010/04/april-2007.pdf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 office:value-type="float" office:value="7.56" calcext:value-type="float">
            <text:p>7.56</text:p>
          </table:table-cell>
          <table:table-cell office:value-type="float" office:value="575" calcext:value-type="float">
            <text:p>575</text:p>
          </table:table-cell>
          <table:table-cell table:style-name="ce12" table:number-columns-repeated="2"/>
          <table:table-cell table:style-name="ce9" table:formula="of:=HYPERLINK(&quot;https://math.stackexchange.com/a/4242716/68328&quot;)" office:value-type="string" office:string-value="https://math.stackexchange.com/a/4242716/68328" calcext:value-type="string">
            <text:p>https://math.stackexchange.com/a/4242716/68328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string" calcext:value-type="string">
            <text:p>??</text:p>
          </table:table-cell>
          <table:table-cell table:style-name="ce12" table:number-columns-repeated="2"/>
          <table:table-cell table:style-name="ce9" table:formula="of:=HYPERLINK(&quot;https://kainwen.com/2019/11/25/analysis-of-the-number-of-swapping-in-partition-of-quicksort/&quot;)" office:value-type="string" office:string-value="https://kainwen.com/2019/11/25/analysis-of-the-number-of-swapping-in-partition-of-quicksort/" calcext:value-type="string">
            <text:p>https://kainwen.com/2019/11/25/analysis-of-the-number-of-swapping-in-partition-of-quicksort/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162</text:p>
          </table:table-cell>
          <table:table-cell table:style-name="ce30" table:number-columns-repeated="2"/>
          <table:table-cell table:style-name="ce9" table:formula="of:=HYPERLINK(&quot;https://math.stackexchange.com/q/3566277&quot;)" office:value-type="string" office:string-value="https://math.stackexchange.com/q/3566277" calcext:value-type="string">
            <text:p>https://math.stackexchange.com/q/356627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174</text:p>
          </table:table-cell>
          <table:table-cell table:style-name="ce30" table:number-columns-repeated="2"/>
          <table:table-cell table:style-name="ce9" table:formula="of:=HYPERLINK(&quot;https://math.stackexchange.com/q/494586&quot;)" office:value-type="string" office:string-value="https://math.stackexchange.com/q/494586" calcext:value-type="string">
            <text:p>https://math.stackexchange.com/q/49458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187</text:p>
          </table:table-cell>
          <table:table-cell table:style-name="ce30" table:number-columns-repeated="2"/>
          <table:table-cell table:style-name="ce9" table:formula="of:=HYPERLINK(&quot;https://math.stackexchange.com/q/1200536&quot;)" office:value-type="string" office:string-value="https://math.stackexchange.com/q/1200536" calcext:value-type="string">
            <text:p>https://math.stackexchange.com/q/1200536</text:p>
          </table:table-cell>
          <table:table-cell/>
          <table:table-cell office:value-type="string" calcext:value-type="string">
            <text:p>binomial identity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00</text:p>
          </table:table-cell>
          <table:table-cell table:style-name="ce30" table:number-columns-repeated="2"/>
          <table:table-cell table:style-name="ce9"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lambert-W</text:p>
          </table:table-cell>
        </table:table-row>
        <table:table-row table:style-name="ro1">
          <table:table-cell table:style-name="ce22" office:value-type="string" calcext:value-type="string">
            <text:p>5.68, 5.60, 5.58, 5.70</text:p>
          </table:table-cell>
          <table:table-cell table:style-name="ce30" office:value-type="string" calcext:value-type="string">
            <text:p>203</text:p>
          </table:table-cell>
          <table:table-cell table:style-name="ce30" office:value-type="string" calcext:value-type="string">
            <text:p>5</text:p>
          </table:table-cell>
          <table:table-cell table:style-name="ce30"/>
          <table:table-cell table:style-name="ce9" table:formula="of:=HYPERLINK(&quot;https://math.stackexchange.com/q/3064256&quot;)" office:value-type="string" office:string-value="https://math.stackexchange.com/q/3064256" calcext:value-type="string">
            <text:p>https://math.stackexchange.com/q/3064256</text:p>
          </table:table-cell>
          <table:table-cell/>
          <table:table-cell office:value-type="string" calcext:value-type="string">
            <text:p>binomial series expansion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65</text:p>
          </table:table-cell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9"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271</text:p>
          </table:table-cell>
          <table:table-cell table:style-name="ce30" table:number-columns-repeated="2"/>
          <table:table-cell table:style-name="ce9" table:formula="of:=HYPERLINK(&quot;https://math.stackexchange.com/q/4304469&quot;)" office:value-type="string" office:string-value="https://math.stackexchange.com/q/4304469" calcext:value-type="string">
            <text:p>https://math.stackexchange.com/q/4304469</text:p>
          </table:table-cell>
          <table:table-cell/>
          <table:table-cell office:value-type="string" calcext:value-type="string">
            <text:p>stirling 2<text:span text:style-name="T1">nd</text:span> kind, combinatorial interpretation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325</text:p>
          </table:table-cell>
          <table:table-cell table:style-name="ce30" table:number-columns-repeated="2"/>
          <table:table-cell table:style-name="ce9" table:formula="of:=HYPERLINK(&quot;https://math.stackexchange.com/a/211758&quot;)" office:value-type="string" office:string-value="https://math.stackexchange.com/a/211758" calcext:value-type="string">
            <text:p>https://math.stackexchange.com/a/211758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 office:value-type="float" office:value="2.36" calcext:value-type="float">
            <text:p>2.36</text:p>
          </table:table-cell>
          <table:table-cell office:value-type="string" calcext:value-type="string">
            <text:p>40-41</text:p>
          </table:table-cell>
          <table:table-cell table:style-name="ce12" table:number-columns-repeated="2"/>
          <table:table-cell table:style-name="ce9" table:formula="of:=HYPERLINK(&quot;https://mikespivey.wordpress.com/2015/05/07/a-double-euler-mascheroni-sequence/&quot;)" office:value-type="string" office:string-value="https://mikespivey.wordpress.com/2015/05/07/a-double-euler-mascheroni-sequence/" calcext:value-type="string">
            <text:p>https://mikespivey.wordpress.com/2015/05/07/a-double-euler-mascheroni-sequence/</text:p>
          </table:table-cell>
          <table:table-cell/>
          <table:table-cell office:value-type="string" calcext:value-type="string">
            <text:p>proof of harmonic sum</text:p>
          </table:table-cell>
        </table:table-row>
        <table:table-row table:style-name="ro1">
          <table:table-cell table:style-name="ce22"/>
          <table:table-cell office:value-type="string" calcext:value-type="string">
            <text:p>40,41</text:p>
          </table:table-cell>
          <table:table-cell table:style-name="ce12" table:number-columns-repeated="2"/>
          <table:table-cell table:style-name="ce9" table:formula="of:=HYPERLINK(&quot;https://math.stackexchange.com/q/1698826&quot;)" office:value-type="string" office:string-value="https://math.stackexchange.com/q/1698826" calcext:value-type="string">
            <text:p>https://math.stackexchange.com/q/169882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436</text:p>
          </table:table-cell>
          <table:table-cell table:style-name="ce30" office:value-type="string" calcext:value-type="string">
            <text:p>9</text:p>
          </table:table-cell>
          <table:table-cell table:style-name="ce30"/>
          <table:table-cell table:style-name="ce9" table:formula="of:=HYPERLINK(&quot;https://math.stackexchange.com/q/1519347&quot;)" office:value-type="string" office:string-value="https://math.stackexchange.com/q/1519347" calcext:value-type="string">
            <text:p>https://math.stackexchange.com/q/1519347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9.6</text:p>
          </table:table-cell>
          <table:table-cell table:style-name="ce30" office:value-type="string" calcext:value-type="string">
            <text:p>441</text:p>
          </table:table-cell>
          <table:table-cell table:style-name="ce30" table:number-columns-repeated="2"/>
          <table:table-cell table:style-name="ce9" table:formula="of:=HYPERLINK(&quot;https://math.stackexchange.com/q/3766205&quot;)" office:value-type="string" office:string-value="https://math.stackexchange.com/q/3766205" calcext:value-type="string">
            <text:p>https://math.stackexchange.com/q/3766205</text:p>
          </table:table-cell>
          <table:table-cell/>
          <table:table-cell office:value-type="string" calcext:value-type="string">
            <text:p>provides a proof that’s unavailable in the book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453</text:p>
          </table:table-cell>
          <table:table-cell table:style-name="ce30" table:number-columns-repeated="2"/>
          <table:table-cell table:style-name="ce9" table:formula="of:=HYPERLINK(&quot;https://math.stackexchange.com/q/4230224&quot;)" office:value-type="string" office:string-value="https://math.stackexchange.com/q/4230224" calcext:value-type="string">
            <text:p>https://math.stackexchange.com/q/4230224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61-62</text:p>
          </table:table-cell>
          <table:table-cell table:style-name="ce30" table:number-columns-repeated="2"/>
          <table:table-cell table:style-name="ce9" table:formula="of:=HYPERLINK(&quot;https://math.stackexchange.com/q/487947&quot;)" office:value-type="string" office:string-value="https://math.stackexchange.com/q/487947" calcext:value-type="string">
            <text:p>https://math.stackexchange.com/q/487947</text:p>
          </table:table-cell>
          <table:table-cell/>
          <table:table-cell office:value-type="string" calcext:value-type="string">
            <text:p>proofs related to absolute convergence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75</text:p>
          </table:table-cell>
          <table:table-cell table:style-name="ce30" table:number-columns-repeated="2"/>
          <table:table-cell table:style-name="ce9" table:formula="of:=HYPERLINK(&quot;https://math.stackexchange.com/q/3359485&quot;)" office:value-type="string" office:string-value="https://math.stackexchange.com/q/3359485" calcext:value-type="string">
            <text:p>https://math.stackexchange.com/q/3359485</text:p>
          </table:table-cell>
          <table:table-cell table:number-columns-repeated="2"/>
        </table:table-row>
        <table:table-row table:style-name="ro1">
          <table:table-cell table:style-name="ce22"/>
          <table:table-cell office:value-type="string" calcext:value-type="string">
            <text:p>78,</text:p>
          </table:table-cell>
          <table:table-cell table:style-name="ce12" table:number-columns-repeated="2"/>
          <table:table-cell table:formula="of:=HYPERLINK(&quot;https://math.stackexchange.com/q/549395&quot;)" office:value-type="string" office:string-value="https://math.stackexchange.com/q/549395" calcext:value-type="string">
            <text:p>https://math.stackexchange.com/q/549395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9" table:formula="of:=HYPERLINK(&quot;https://cs.stackexchange.com/a/43789&quot;)" office:value-type="string" office:string-value="https://cs.stackexchange.com/a/43789" calcext:value-type="string">
            <text:p>https://cs.stackexchange.com/a/43789</text:p>
          </table:table-cell>
          <table:table-cell/>
          <table:table-cell office:value-type="string" calcext:value-type="string">
            <text:p>generalized josephu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https://www.maa.org/sites/default/files/pdf/upload_library/22/Ford/BrankoGrunbaum.pdf&quot;)" office:value-type="string" office:string-value="https://www.maa.org/sites/default/files/pdf/upload_library/22/Ford/BrankoGrunbaum.pdf" calcext:value-type="string">
            <text:p>https://www.maa.org/sites/default/files/pdf/upload_library/22/Ford/BrankoGrunbaum.pdf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formula="of:=HYPERLINK(&quot;https://www.cis.upenn.edu/~bhusnur4/cit592_fall2014/venn%20diagrams.pdf&quot;)" office:value-type="string" office:string-value="https://www.cis.upenn.edu/~bhusnur4/cit592_fall2014/venn%20diagrams.pdf" calcext:value-type="string">
            <text:p>https://www.cis.upenn.edu/~bhusnur4/cit592_fall2014/venn%20diagrams.pdf</text:p>
          </table:table-cell>
          <table:table-cell table:number-columns-repeated="2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formula="of:=HYPERLINK(&quot;https://math.stackexchange.com/a/1957954&quot;)" office:value-type="string" office:string-value="https://math.stackexchange.com/a/1957954" calcext:value-type="string">
            <text:p>https://math.stackexchange.com/a/1957954</text:p>
          </table:table-cell>
          <table:table-cell/>
          <table:table-cell office:value-type="string" calcext:value-type="string">
            <text:p>variation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27" table:formula="of:=HYPERLINK(&quot;https://math.stackexchange.com/a/282367&quot;)" office:value-type="string" office:string-value="https://math.stackexchange.com/a/282367" calcext:value-type="string">
            <text:p>https://math.stackexchange.com/a/28236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27" table:formula="of:=HYPERLINK(&quot;https://cs.stackexchange.com/a/96527&quot;)" office:value-type="string" office:string-value="https://cs.stackexchange.com/a/96527" calcext:value-type="string">
            <text:p>https://cs.stackexchange.com/a/96527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forums.com/t/putnam-problem.20068/&quot;)" office:value-type="string" office:string-value="https://mathforums.com/t/putnam-problem.20068/" calcext:value-type="string">
            <text:p>https://mathforums.com/t/putnam-problem.20068/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web.archive.org/web/20210509223555/https://blog.wakatta.jp/blog/2012/01/14/concrete-mathematics-repertoire-method/&quot;)" office:value-type="string" office:string-value="https://web.archive.org/web/20210509223555/https://blog.wakatta.jp/blog/2012/01/14/concrete-mathematics-repertoire-method/" calcext:value-type="string">
            <text:p>https://web.archive.org/web/20210509223555/https://blog.wakatta.jp/blog/2012/01/14/concrete-mathematics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flopska.com/the-repertoire-method-and-the-radix-based-solution-to-the-josephus-problem.html&quot;)" office:value-type="string" office:string-value="https://flopska.com/the-repertoire-method-and-the-radix-based-solution-to-the-josephus-problem.html" calcext:value-type="string">
            <text:p>https://flopska.com/the-repertoire-method-and-the-radix-based-solution-to-the-josephus-problem.html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dangkhoasdc.github.io/en/post/2017/12/26/the-repertoire-method/&quot;)" office:value-type="string" office:string-value="https://dangkhoasdc.github.io/en/post/2017/12/26/the-repertoire-method/" calcext:value-type="string">
            <text:p>https://dangkhoasdc.github.io/en/post/2017/12/26/the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ftclausen.github.io/mathematics/concrete-mathematics/cm-repertoire-method/&quot;)" office:value-type="string" office:string-value="https://ftclausen.github.io/mathematics/concrete-mathematics/cm-repertoire-method/" calcext:value-type="string">
            <text:p>https://ftclausen.github.io/mathematics/concrete-mathematics/cm-repertoire-method/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1017498&quot;)" office:value-type="string" office:string-value="https://math.stackexchange.com/q/1017498" calcext:value-type="string">
            <text:p>https://math.stackexchange.com/q/1017498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q/67939&quot;)" office:value-type="string" office:string-value="https://math.stackexchange.com/q/67939" calcext:value-type="string">
            <text:p>https://math.stackexchange.com/q/67939</text:p>
          </table:table-cell>
          <table:table-cell/>
          <table:table-cell office:value-type="string" calcext:value-type="string">
            <text:p>repertoire method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1356113&quot;)" office:value-type="string" office:string-value="https://math.stackexchange.com/a/1356113" calcext:value-type="string">
            <text:p>https://math.stackexchange.com/a/1356113</text:p>
          </table:table-cell>
          <table:table-cell/>
          <table:table-cell office:value-type="string" calcext:value-type="string">
            <text:p>interchanging order of infinite sums because they are absolutely convergen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482656&quot;)" office:value-type="string" office:string-value="https://math.stackexchange.com/a/482656" calcext:value-type="string">
            <text:p>https://math.stackexchange.com/a/482656</text:p>
          </table:table-cell>
          <table:table-cell/>
          <table:table-cell office:value-type="string" calcext:value-type="string">
            <text:p>double summation matrix interpretation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7" calcext:value-type="float">
            <text:p>37</text:p>
          </table:table-cell>
          <table:table-cell table:formula="of:=HYPERLINK(&quot;https://math.stackexchange.com/a/4097938&quot;)" office:value-type="string" office:string-value="https://math.stackexchange.com/a/4097938" calcext:value-type="string">
            <text:p>https://math.stackexchange.com/a/4097938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style-name="ce12"/>
          <table:table-cell table:formula="of:=HYPERLINK(&quot;https://math.stackexchange.com/a/3439119&quot;)" office:value-type="string" office:string-value="https://math.stackexchange.com/a/3439119" calcext:value-type="string">
            <text:p>https://math.stackexchange.com/a/3439119</text:p>
          </table:table-cell>
          <table:table-cell/>
          <table:table-cell office:value-type="string" calcext:value-type="string">
            <text:p>summation factor method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12" calcext:value-type="float">
            <text:p>2.12</text:p>
          </table:table-cell>
          <table:table-cell table:style-name="ce12"/>
          <table:table-cell table:style-name="ce9" table:formula="of:=HYPERLINK(&quot;https://math.stackexchange.com/q/3823079&quot;)" office:value-type="string" office:string-value="https://math.stackexchange.com/q/3823079" calcext:value-type="string">
            <text:p>https://math.stackexchange.com/q/3823079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2" calcext:value-type="float">
            <text:p>2.2</text:p>
          </table:table-cell>
          <table:table-cell table:style-name="ce12"/>
          <table:table-cell table:formula="of:=HYPERLINK(&quot;https://math.stackexchange.com/q/1084206/68328&quot;)" office:value-type="string" office:string-value="https://math.stackexchange.com/q/1084206/68328" calcext:value-type="string">
            <text:p>https://math.stackexchange.com/q/1084206/68328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.4" calcext:value-type="float">
            <text:p>2.4</text:p>
          </table:table-cell>
          <table:table-cell table:style-name="ce12"/>
          <table:table-cell table:formula="of:=HYPERLINK(&quot;https://math.stackexchange.com/a/3725973&quot;)" office:value-type="string" office:string-value="https://math.stackexchange.com/a/3725973" calcext:value-type="string">
            <text:p>https://math.stackexchange.com/a/3725973</text:p>
          </table:table-cell>
          <table:table-cell/>
          <table:table-cell office:value-type="string" calcext:value-type="string">
            <text:p>Iverson bracket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2.5" calcext:value-type="float">
            <text:p>2.5</text:p>
          </table:table-cell>
          <table:table-cell table:style-name="ce12"/>
          <table:table-cell table:formula="of:=HYPERLINK(&quot;https://math.stackexchange.com/a/3272566&quot;)" office:value-type="string" office:string-value="https://math.stackexchange.com/a/3272566" calcext:value-type="string">
            <text:p>https://math.stackexchange.com/a/3272566</text:p>
          </table:table-cell>
          <table:table-cell/>
          <table:table-cell office:value-type="string" calcext:value-type="string">
            <text:p>visual interpretation of double summation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2.6" calcext:value-type="float">
            <text:p>2.6</text:p>
          </table:table-cell>
          <table:table-cell table:style-name="ce12"/>
          <table:table-cell table:style-name="ce9" table:formula="of:=HYPERLINK(&quot;https://grossack.site/2021/05/13/stirling-basis-change.html&quot;)" office:value-type="string" office:string-value="https://grossack.site/2021/05/13/stirling-basis-change.html" calcext:value-type="string">
            <text:p>https://grossack.site/2021/05/13/stirling-basis-change.html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32" calcext:value-type="float">
            <text:p>32</text:p>
          </table:table-cell>
          <table:table-cell table:style-name="ce27" table:formula="of:=HYPERLINK(&quot;https://math.stackexchange.com/a/10769&quot;)" office:value-type="string" office:string-value="https://math.stackexchange.com/a/10769" calcext:value-type="string">
            <text:p>https://math.stackexchange.com/a/10769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3" calcext:value-type="float">
            <text:p>3</text:p>
          </table:table-cell>
          <table:table-cell table:style-name="ce12"/>
          <table:table-cell table:formula="of:=HYPERLINK(&quot;https://math.stackexchange.com/a/3473032/68328&quot;)" office:value-type="string" office:string-value="https://math.stackexchange.com/a/3473032/68328" calcext:value-type="string">
            <text:p>https://math.stackexchange.com/a/3473032/68328</text:p>
          </table:table-cell>
          <table:table-cell/>
          <table:table-cell office:value-type="string" calcext:value-type="string">
            <text:p>problem related to chap 3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https://math.stackexchange.com/a/549850&quot;)" office:value-type="string" office:string-value="https://math.stackexchange.com/a/549850" calcext:value-type="string">
            <text:p>https://math.stackexchange.com/a/549850</text:p>
          </table:table-cell>
          <table:table-cell/>
          <table:table-cell office:value-type="string" calcext:value-type="string">
            <text:p>beatty sequences, spectra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4" calcext:value-type="float">
            <text:p>24</text:p>
          </table:table-cell>
          <table:table-cell table:style-name="ce27" table:formula="of:=HYPERLINK(&quot;https://math.stackexchange.com/a/329222 &quot;)" office:value-type="string" office:string-value="https://math.stackexchange.com/a/329222 " calcext:value-type="string">
            <text:p>https://math.stackexchange.com/a/329222 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4" calcext:value-type="float">
            <text:p>4</text:p>
          </table:table-cell>
          <table:table-cell table:style-name="ce12" office:value-type="float" office:value="49" calcext:value-type="float">
            <text:p>49</text:p>
          </table:table-cell>
          <table:table-cell table:style-name="ce9" table:formula="of:=HYPERLINK(&quot;https://math.stackexchange.com/q/47986/68328 &quot;)" office:value-type="string" office:string-value="https://math.stackexchange.com/q/47986/68328 " calcext:value-type="string">
            <text:p>https://math.stackexchange.com/q/47986/68328 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4.5" calcext:value-type="float">
            <text:p>4.5</text:p>
          </table:table-cell>
          <table:table-cell table:style-name="ce12"/>
          <table:table-cell table:style-name="ce9" table:formula="of:=HYPERLINK(&quot;https://janmr.com/blog/2009/12/the-stern-brocot-tree-of-fractions/&quot;)" office:value-type="string" office:string-value="https://janmr.com/blog/2009/12/the-stern-brocot-tree-of-fractions/" calcext:value-type="string">
            <text:p>https://janmr.com/blog/2009/12/the-stern-brocot-tree-of-fractions/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27" table:formula="of:=HYPERLINK(&quot;https://math.stackexchange.com/a/2482541 &quot;)" office:value-type="string" office:string-value="https://math.stackexchange.com/a/2482541 " calcext:value-type="string">
            <text:p>https://math.stackexchange.com/a/2482541 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7" calcext:value-type="float">
            <text:p>37</text:p>
          </table:table-cell>
          <table:table-cell table:style-name="ce27" table:formula="of:=HYPERLINK(&quot;https://math.stackexchange.com/q/113847&quot;)" office:value-type="string" office:string-value="https://math.stackexchange.com/q/113847" calcext:value-type="string">
            <text:p>https://math.stackexchange.com/q/113847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7" calcext:value-type="float">
            <text:p>37</text:p>
          </table:table-cell>
          <table:table-cell table:style-name="ce27" table:formula="of:=HYPERLINK(&quot;https://math.stackexchange.com/a/2083478&quot;)" office:value-type="string" office:string-value="https://math.stackexchange.com/a/2083478" calcext:value-type="string">
            <text:p>https://math.stackexchange.com/a/208347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??</text:p>
          </table:table-cell>
          <table:table-cell table:style-name="ce27" table:formula="of:=HYPERLINK(&quot;https://math.stackexchange.com/a/3177462&quot;)" office:value-type="string" office:string-value="https://math.stackexchange.com/a/3177462" calcext:value-type="string">
            <text:p>https://math.stackexchange.com/a/3177462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??</text:p>
          </table:table-cell>
          <table:table-cell table:style-name="ce27" table:formula="of:=HYPERLINK(&quot;https://math.stackexchange.com/a/4360559&quot;)" office:value-type="string" office:string-value="https://math.stackexchange.com/a/4360559" calcext:value-type="string">
            <text:p>https://math.stackexchange.com/a/436055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4" calcext:value-type="float">
            <text:p>14</text:p>
          </table:table-cell>
          <table:table-cell table:style-name="ce9" table:formula="of:=HYPERLINK(&quot;https://math.stackexchange.com/a/2482541&quot;)" office:value-type="string" office:string-value="https://math.stackexchange.com/a/2482541" calcext:value-type="string">
            <text:p>https://math.stackexchange.com/a/248254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9" table:formula="of:=HYPERLINK(&quot;https://math.stackexchange.com/a/2636184&quot;)" office:value-type="string" office:string-value="https://math.stackexchange.com/a/2636184" calcext:value-type="string">
            <text:p>https://math.stackexchange.com/a/2636184</text:p>
          </table:table-cell>
          <table:table-cell/>
          <table:table-cell office:value-type="string" calcext:value-type="string">
            <text:p>annihilated coefficient extractor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9" table:formula="of:=HYPERLINK(&quot;https://math.stackexchange.com/a/3488336&quot;)" office:value-type="string" office:string-value="https://math.stackexchange.com/a/3488336" calcext:value-type="string">
            <text:p>https://math.stackexchange.com/a/3488336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a/1322537&quot;)" office:value-type="string" office:string-value="https://math.stackexchange.com/a/1322537" calcext:value-type="string">
            <text:p>https://math.stackexchange.com/a/1322537</text:p>
          </table:table-cell>
          <table:table-cell/>
          <table:table-cell office:value-type="string" calcext:value-type="string">
            <text:p>binomial sum, hypergeometric function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5.26" calcext:value-type="float">
            <text:p>5.26</text:p>
          </table:table-cell>
          <table:table-cell table:style-name="ce12"/>
          <table:table-cell table:style-name="ce9" table:formula="of:=HYPERLINK(&quot;https://psychedelicgeometry.wordpress.com/2009/12/23/splitting-fta-functions-iii/&quot;)" office:value-type="string" office:string-value="https://psychedelicgeometry.wordpress.com/2009/12/23/splitting-fta-functions-iii/" calcext:value-type="string">
            <text:p>https://psychedelicgeometry.wordpress.com/2009/12/23/splitting-fta-functions-iii/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5.4" calcext:value-type="float">
            <text:p>5.4</text:p>
          </table:table-cell>
          <table:table-cell table:style-name="ce12"/>
          <table:table-cell table:style-name="ce9" table:formula="of:=HYPERLINK(&quot;https://math.stackexchange.com/a/4360559/68328&quot;)" office:value-type="string" office:string-value="https://math.stackexchange.com/a/4360559/68328" calcext:value-type="string">
            <text:p>https://math.stackexchange.com/a/4360559/68328</text:p>
          </table:table-cell>
          <table:table-cell/>
          <table:table-cell office:value-type="string" calcext:value-type="string">
            <text:p>Lambert-W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5.5" calcext:value-type="float">
            <text:p>5.5</text:p>
          </table:table-cell>
          <table:table-cell table:style-name="ce12"/>
          <table:table-cell table:formula="of:=HYPERLINK(&quot;https://math.stackexchange.com/q/140261&quot;)" office:value-type="string" office:string-value="https://math.stackexchange.com/q/140261" calcext:value-type="string">
            <text:p>https://math.stackexchange.com/q/14026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6" calcext:value-type="float">
            <text:p>86</text:p>
          </table:table-cell>
          <table:table-cell table:style-name="ce27" table:formula="of:=HYPERLINK(&quot;https://math.stackexchange.com/a/2200054&quot;)" office:value-type="string" office:string-value="https://math.stackexchange.com/a/2200054" calcext:value-type="string">
            <text:p>https://math.stackexchange.com/a/2200054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6.28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.stackexchange.com/q/3592240&quot;)" office:value-type="string" office:string-value="https://math.stackexchange.com/q/3592240" calcext:value-type="string">
            <text:p>https://math.stackexchange.com/q/3592240</text:p>
          </table:table-cell>
          <table:table-cell/>
          <table:table-cell office:value-type="string" calcext:value-type="string">
            <text:p>stirling identities of both kind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.stackexchange.com/q/126773&quot;)" office:value-type="string" office:string-value="https://math.stackexchange.com/q/126773" calcext:value-type="string">
            <text:p>https://math.stackexchange.com/q/126773</text:p>
          </table:table-cell>
          <table:table-cell/>
          <table:table-cell office:value-type="string" calcext:value-type="string">
            <text:p>Bernoulli and Euler number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9"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/>
          <table:table-cell office:value-type="string" calcext:value-type="string">
            <text:p>papers and identities related to eulerian and bernoulli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style-name="ce9" table:formula="of:=HYPERLINK(&quot;https://groups.google.com/g/sci.math/c/olSrka8ALRQ/m/TYBLDev0aIAJ&quot;)" office:value-type="string" office:string-value="https://groups.google.com/g/sci.math/c/olSrka8ALRQ/m/TYBLDev0aIAJ" calcext:value-type="string">
            <text:p>https://groups.google.com/g/sci.math/c/olSrka8ALRQ/m/TYBLDev0aIAJ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??</text:p>
          </table:table-cell>
          <table:table-cell table:formula="of:=HYPERLINK(&quot;https://math.stackexchange.com/a/1274784/68328&quot;)" office:value-type="string" office:string-value="https://math.stackexchange.com/a/1274784/68328" calcext:value-type="string">
            <text:p>https://math.stackexchange.com/a/1274784/68328</text:p>
          </table:table-cell>
          <table:table-cell/>
          <table:table-cell office:value-type="string" calcext:value-type="string">
            <text:p>Bernoulli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6.7" calcext:value-type="float">
            <text:p>6.7</text:p>
          </table:table-cell>
          <table:table-cell table:style-name="ce12"/>
          <table:table-cell table:style-name="ce9" table:formula="of:=HYPERLINK(&quot;https://janmr.com/blog/2009/11/continued-fractions-and-continuants/&quot;)" office:value-type="string" office:string-value="https://janmr.com/blog/2009/11/continued-fractions-and-continuants/" calcext:value-type="string">
            <text:p>https://janmr.com/blog/2009/11/continued-fractions-and-continuants/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" calcext:value-type="float">
            <text:p>13</text:p>
          </table:table-cell>
          <table:table-cell table:style-name="ce27" table:formula="of:=HYPERLINK(&quot;https://math.stackexchange.com/a/166031&quot;)" office:value-type="string" office:string-value="https://math.stackexchange.com/a/166031" calcext:value-type="string">
            <text:p>https://math.stackexchange.com/a/16603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41" calcext:value-type="float">
            <text:p>41</text:p>
          </table:table-cell>
          <table:table-cell table:style-name="ce27" table:formula="of:=HYPERLINK(&quot;https://math.stackexchange.com/a/127026&quot;)" office:value-type="string" office:string-value="https://math.stackexchange.com/a/127026" calcext:value-type="string">
            <text:p>https://math.stackexchange.com/a/12702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/>
          <table:table-cell table:style-name="ce27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float" office:value="21" calcext:value-type="float">
            <text:p>21</text:p>
          </table:table-cell>
          <table:table-cell table:style-name="ce9" table:formula="of:=HYPERLINK(&quot;https://groups.google.com/g/sci.math/c/1dB4arKawhY/m/UDflT1LyQf8J&quot;)" office:value-type="string" office:string-value="https://groups.google.com/g/sci.math/c/1dB4arKawhY/m/UDflT1LyQf8J" calcext:value-type="string">
            <text:p>https://groups.google.com/g/sci.math/c/1dB4arKawhY/m/UDflT1LyQf8J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formula="of:=HYPERLINK(&quot;https://math.stackexchange.com/a/166031/68328&quot;)" office:value-type="string" office:string-value="https://math.stackexchange.com/a/166031/68328" calcext:value-type="string">
            <text:p>https://math.stackexchange.com/a/166031/68328</text:p>
          </table:table-cell>
          <table:table-cell/>
          <table:table-cell office:value-type="string" calcext:value-type="string">
            <text:p>lattice paths, catalan number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" calcext:value-type="float">
            <text:p>7</text:p>
          </table:table-cell>
          <table:table-cell table:style-name="ce12"/>
          <table:table-cell table:formula="of:=HYPERLINK(&quot;https://math.stackexchange.com/q/4034224&quot;)" office:value-type="string" office:string-value="https://math.stackexchange.com/q/4034224" calcext:value-type="string">
            <text:p>https://math.stackexchange.com/q/4034224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style-name="ce9" table:formula="of:=HYPERLINK(&quot;https://math.stackexchange.com/q/1317885/68328&quot;)" office:value-type="string" office:string-value="https://math.stackexchange.com/q/1317885/68328" calcext:value-type="string">
            <text:p>https://math.stackexchange.com/q/1317885/68328</text:p>
          </table:table-cell>
          <table:table-cell/>
          <table:table-cell office:value-type="string" calcext:value-type="string">
            <text:p>domino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formula="of:=HYPERLINK(&quot;https://www.m-a.org.uk/resources/Vol-23-No1_Jan_1994_Domino_tiling.pdf&quot;)" office:value-type="string" office:string-value="https://www.m-a.org.uk/resources/Vol-23-No1_Jan_1994_Domino_tiling.pdf" calcext:value-type="string">
            <text:p>https://www.m-a.org.uk/resources/Vol-23-No1_Jan_1994_Domino_tiling.pdf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7.1" calcext:value-type="float">
            <text:p>7.1</text:p>
          </table:table-cell>
          <table:table-cell table:style-name="ce12"/>
          <table:table-cell table:formula="of:=HYPERLINK(&quot;https://math.stackexchange.com/a/4041097&quot;)" office:value-type="string" office:string-value="https://math.stackexchange.com/a/4041097" calcext:value-type="string">
            <text:p>https://math.stackexchange.com/a/4041097</text:p>
          </table:table-cell>
          <table:table-cell/>
          <table:table-cell office:value-type="string" calcext:value-type="string">
            <text:p>domino tilings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7.3" calcext:value-type="float">
            <text:p>7.3</text:p>
          </table:table-cell>
          <table:table-cell table:style-name="ce12"/>
          <table:table-cell table:formula="of:=HYPERLINK(&quot;https://mathematica.stackexchange.com/q/34167&quot;)" office:value-type="string" office:string-value="https://mathematica.stackexchange.com/q/34167" calcext:value-type="string">
            <text:p>https://mathematica.stackexchange.com/q/34167</text:p>
          </table:table-cell>
          <table:table-cell/>
          <table:table-cell office:value-type="string" calcext:value-type="string">
            <text:p>computing the nth coefficient of a generating function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27" table:formula="of:=HYPERLINK(&quot;https://math.stackexchange.com/a/27991&quot;)" office:value-type="string" office:string-value="https://math.stackexchange.com/a/27991" calcext:value-type="string">
            <text:p>https://math.stackexchange.com/a/27991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27" table:formula="of:=HYPERLINK(&quot;https://math.stackexchange.com/a/85095&quot;)" office:value-type="string" office:string-value="https://math.stackexchange.com/a/85095" calcext:value-type="string">
            <text:p>https://math.stackexchange.com/a/85095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9" table:formula="of:=HYPERLINK(&quot;https://math.stackexchange.com/q/27989&quot;)" office:value-type="string" office:string-value="https://math.stackexchange.com/q/27989" calcext:value-type="string">
            <text:p>https://math.stackexchange.com/q/27989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9" table:formula="of:=HYPERLINK(&quot;https://kainwen.com/2018/06/25/jump-consistent-hash-algorithm/ &quot;)" office:value-type="string" office:string-value="https://kainwen.com/2018/06/25/jump-consistent-hash-algorithm/ " calcext:value-type="string">
            <text:p>https://kainwen.com/2018/06/25/jump-consistent-hash-algorithm/ </text:p>
          </table:table-cell>
          <table:table-cell/>
          <table:table-cell office:value-type="string" calcext:value-type="string">
            <text:p>hashing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puzzling.stackexchange.com/a/40186&quot;)" office:value-type="string" office:string-value="https://puzzling.stackexchange.com/a/40186" calcext:value-type="string">
            <text:p>https://puzzling.stackexchange.com/a/40186</text:p>
          </table:table-cell>
          <table:table-cell table:number-columns-repeated="2"/>
        </table:table-row>
        <table:table-row table:style-name="ro1">
          <table:table-cell table:style-name="ce26" office:value-type="float" office:value="5.26" calcext:value-type="float">
            <text:p>5.2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math.stackexchange.com/q/1257644&quot;)" office:value-type="string" office:string-value="https://math.stackexchange.com/q/1257644" calcext:value-type="string">
            <text:p>https://math.stackexchange.com/q/1257644</text:p>
          </table:table-cell>
          <table:table-cell/>
          <table:table-cell office:value-type="string" calcext:value-type="string">
            <text:p>mean and variance of random variable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8" calcext:value-type="float">
            <text:p>8</text:p>
          </table:table-cell>
          <table:table-cell table:style-name="ce12"/>
          <table:table-cell table:formula="of:=HYPERLINK(&quot;https://math.stackexchange.com/q/490723&quot;)" office:value-type="string" office:string-value="https://math.stackexchange.com/q/490723" calcext:value-type="string">
            <text:p>https://math.stackexchange.com/q/490723</text:p>
          </table:table-cell>
          <table:table-cell/>
          <table:table-cell office:value-type="string" calcext:value-type="string">
            <text:p>interchanging order of summation in expected value of discrete random variable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2" calcext:value-type="float">
            <text:p>8.2</text:p>
          </table:table-cell>
          <table:table-cell table:style-name="ce12"/>
          <table:table-cell table:style-name="ce9" table:formula="of:=HYPERLINK(&quot;https://sites.math.rutgers.edu/~zeilberg/mamarim/mamarimPDF/invmaj3rd.pdf&quot;)" office:value-type="string" office:string-value="https://sites.math.rutgers.edu/~zeilberg/mamarim/mamarimPDF/invmaj3rd.pdf" calcext:value-type="string">
            <text:p>https://sites.math.rutgers.edu/~zeilberg/mamarim/mamarimPDF/invmaj3rd.pdf</text:p>
          </table:table-cell>
          <table:table-cell/>
          <table:table-cell office:value-type="string" calcext:value-type="string">
            <text:p>covariance, combinatorial statistics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4" calcext:value-type="float">
            <text:p>8.4</text:p>
          </table:table-cell>
          <table:table-cell table:style-name="ce12"/>
          <table:table-cell table:style-name="ce9" table:formula="of:=HYPERLINK(&quot;https://math.stackexchange.com/a/4674/68328&quot;)" office:value-type="string" office:string-value="https://math.stackexchange.com/a/4674/68328" calcext:value-type="string">
            <text:p>https://math.stackexchange.com/a/4674/68328</text:p>
          </table:table-cell>
          <table:table-cell/>
          <table:table-cell office:value-type="string" calcext:value-type="string">
            <text:p>Coin-flipping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8.4" calcext:value-type="float">
            <text:p>8.4</text:p>
          </table:table-cell>
          <table:table-cell table:style-name="ce12"/>
          <table:table-cell table:formula="of:=HYPERLINK(&quot;https://math.stackexchange.com/q/85088/68328&quot;)" office:value-type="string" office:string-value="https://math.stackexchange.com/q/85088/68328" calcext:value-type="string">
            <text:p>https://math.stackexchange.com/q/85088/68328</text:p>
          </table:table-cell>
          <table:table-cell/>
          <table:table-cell office:value-type="string" calcext:value-type="string">
            <text:p>coin tossing, discrete probability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2" calcext:value-type="float">
            <text:p>42</text:p>
          </table:table-cell>
          <table:table-cell table:style-name="ce27"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56" calcext:value-type="float">
            <text:p>56</text:p>
          </table:table-cell>
          <table:table-cell table:style-name="ce27" table:formula="of:=HYPERLINK(&quot;https://math.stackexchange.com/a/71359&quot;)" office:value-type="string" office:string-value="https://math.stackexchange.com/a/71359" calcext:value-type="string">
            <text:p>https://math.stackexchange.com/a/7135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2" calcext:value-type="float">
            <text:p>42</text:p>
          </table:table-cell>
          <table:table-cell table:style-name="ce27" table:formula="of:=HYPERLINK(&quot;https://math.stackexchange.com/a/69569&quot;)" office:value-type="string" office:string-value="https://math.stackexchange.com/a/69569" calcext:value-type="string">
            <text:p>https://math.stackexchange.com/a/69569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a/88562&quot;)" office:value-type="string" office:string-value="https://cs.stackexchange.com/a/88562" calcext:value-type="string">
            <text:p>https://cs.stackexchange.com/a/88562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q/6176&quot;)" office:value-type="string" office:string-value="https://cs.stackexchange.com/q/6176" calcext:value-type="string">
            <text:p>https://cs.stackexchange.com/q/6176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9" table:formula="of:=HYPERLINK(&quot;https://cs.stackexchange.com/q/3563&quot;)" office:value-type="string" office:string-value="https://cs.stackexchange.com/q/3563" calcext:value-type="string">
            <text:p>https://cs.stackexchange.com/q/3563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6" calcext:value-type="float">
            <text:p>56</text:p>
          </table:table-cell>
          <table:table-cell table:style-name="ce9" table:formula="of:=HYPERLINK(&quot;https://math.stackexchange.com/a/71359/68328&quot;)" office:value-type="string" office:string-value="https://math.stackexchange.com/a/71359/68328" calcext:value-type="string">
            <text:p>https://math.stackexchange.com/a/71359/68328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/>
          <table:table-cell office:value-type="string" calcext:value-type="string">
            <text:p>asymptotic for partial pascal row binomial sum</text:p>
          </table:table-cell>
        </table:table-row>
        <table:table-row table:style-name="ro1">
          <table:table-cell table:style-name="ce26"/>
          <table:table-cell/>
          <table:table-cell table:style-name="ce12" office:value-type="float" office:value="9" calcext:value-type="float">
            <text:p>9</text:p>
          </table:table-cell>
          <table:table-cell table:style-name="ce12"/>
          <table:table-cell table:formula="of:=HYPERLINK(&quot;https://softwareengineering.stackexchange.com/a/158575&quot;)" office:value-type="string" office:string-value="https://softwareengineering.stackexchange.com/a/158575" calcext:value-type="string">
            <text:p>https://softwareengineering.stackexchange.com/a/158575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formula="of:=HYPERLINK(&quot;https://math.stackexchange.com/a/103328&quot;)" office:value-type="string" office:string-value="https://math.stackexchange.com/a/103328" calcext:value-type="string">
            <text:p>https://math.stackexchange.com/a/103328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office:value-type="float" office:value="9.3" calcext:value-type="float">
            <text:p>9.3</text:p>
          </table:table-cell>
          <table:table-cell table:style-name="ce12"/>
          <table:table-cell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/>
          <table:table-cell table:style-name="ce30" office:value-type="string" calcext:value-type="string">
            <text:p>7</text:p>
          </table:table-cell>
          <table:table-cell table:style-name="ce30"/>
          <table:table-cell table:style-name="ce9" table:formula="of:=HYPERLINK(&quot;https://math.stackexchange.com/q/292478&quot;)" office:value-type="string" office:string-value="https://math.stackexchange.com/q/292478" calcext:value-type="string">
            <text:p>https://math.stackexchange.com/q/292478</text:p>
          </table:table-cell>
          <table:table-cell/>
          <table:table-cell office:value-type="string" calcext:value-type="string">
            <text:p>discussion about dominos</text:p>
          </table:table-cell>
        </table:table-row>
        <table:table-row table:style-name="ro1">
          <table:table-cell table:style-name="ce22"/>
          <table:table-cell table:style-name="ce30"/>
          <table:table-cell table:style-name="ce30" office:value-type="string" calcext:value-type="string">
            <text:p>9.3</text:p>
          </table:table-cell>
          <table:table-cell table:style-name="ce30"/>
          <table:table-cell table:style-name="ce9" table:formula="of:=HYPERLINK(&quot;https://cs.stackexchange.com/a/37542&quot;)" office:value-type="string" office:string-value="https://cs.stackexchange.com/a/37542" calcext:value-type="string">
            <text:p>https://cs.stackexchange.com/a/37542</text:p>
          </table:table-cell>
          <table:table-cell/>
          <table:table-cell office:value-type="string" calcext:value-type="string">
            <text:p>asymptotics use-case</text:p>
          </table:table-cell>
        </table:table-row>
        <table:table-row table:style-name="ro1">
          <table:table-cell table:style-name="ce22" office:value-type="float" office:value="5.12" calcext:value-type="float">
            <text:p>5.12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9" table:formula="of:=HYPERLINK(&quot;https://math.stackexchange.com/q/3414758&quot;)" office:value-type="string" office:string-value="https://math.stackexchange.com/q/3414758" calcext:value-type="string">
            <text:p>https://math.stackexchange.com/q/3414758</text:p>
          </table:table-cell>
          <table:table-cell table:number-columns-repeated="2"/>
        </table:table-row>
        <table:table-row table:style-name="ro1">
          <table:table-cell table:style-name="ce26" office:value-type="float" office:value="5.22" calcext:value-type="float">
            <text:p>5.22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overflow.net/a/426919&quot;)" office:value-type="string" office:string-value="https://mathoverflow.net/a/426919" calcext:value-type="string">
            <text:p>https://mathoverflow.net/a/426919</text:p>
          </table:table-cell>
          <table:table-cell table:number-columns-repeated="2"/>
        </table:table-row>
        <table:table-row table:style-name="ro1">
          <table:table-cell table:style-name="ce26" office:value-type="float" office:value="5.24" calcext:value-type="float">
            <text:p>5.2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a/318611&quot;)" office:value-type="string" office:string-value="https://math.stackexchange.com/a/318611" calcext:value-type="string">
            <text:p>https://math.stackexchange.com/a/318611</text:p>
          </table:table-cell>
          <table:table-cell/>
          <table:table-cell office:value-type="string" calcext:value-type="string">
            <text:p>combinatorial interpretation of binomial sum</text:p>
          </table:table-cell>
        </table:table-row>
        <table:table-row table:style-name="ro1">
          <table:table-cell table:style-name="ce22" office:value-type="float" office:value="5.37" calcext:value-type="float">
            <text:p>5.37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3944574&quot;)" office:value-type="string" office:string-value="https://math.stackexchange.com/q/3944574" calcext:value-type="string">
            <text:p>https://math.stackexchange.com/q/3944574</text:p>
          </table:table-cell>
          <table:table-cell/>
          <table:table-cell office:value-type="string" calcext:value-type="string">
            <text:p>Binomial(-1/2,n)</text:p>
          </table:table-cell>
        </table:table-row>
        <table:table-row table:style-name="ro1">
          <table:table-cell table:style-name="ce26" office:value-type="float" office:value="5.54" calcext:value-type="float">
            <text:p>5.54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1080947&quot;)" office:value-type="string" office:string-value="https://math.stackexchange.com/q/1080947" calcext:value-type="string">
            <text:p>https://math.stackexchange.com/q/1080947</text:p>
          </table:table-cell>
          <table:table-cell/>
          <table:table-cell office:value-type="string" calcext:value-type="string">
            <text:p>Cauchy product, generating functions, discrete convolution</text:p>
          </table:table-cell>
        </table:table-row>
        <table:table-row table:style-name="ro1">
          <table:table-cell table:style-name="ce22" office:value-type="float" office:value="5.58" calcext:value-type="float">
            <text:p>5.58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/>
          <table:table-cell table:formula="of:=HYPERLINK(&quot;https://math.stackexchange.com/q/3729348&quot;)" office:value-type="string" office:string-value="https://math.stackexchange.com/q/3729348" calcext:value-type="string">
            <text:p>https://math.stackexchange.com/q/3729348</text:p>
          </table:table-cell>
          <table:table-cell/>
          <table:table-cell office:value-type="string" calcext:value-type="string">
            <text:p>generalized binomial series, generalized exponential series</text:p>
          </table:table-cell>
        </table:table-row>
        <table:table-row table:style-name="ro1">
          <table:table-cell table:style-name="ce22" office:value-type="float" office:value="6.19" calcext:value-type="float">
            <text:p>6.19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2"/>
          <table:table-cell table:formula="of:=HYPERLINK(&quot;https://math.stackexchange.com/q/296142&quot;)" office:value-type="string" office:string-value="https://math.stackexchange.com/q/296142" calcext:value-type="string">
            <text:p>https://math.stackexchange.com/q/296142</text:p>
          </table:table-cell>
          <table:table-cell/>
          <table:table-cell office:value-type="string" calcext:value-type="string">
            <text:p>stirling numbers as a binomial sum</text:p>
          </table:table-cell>
        </table:table-row>
        <table:table-row table:style-name="ro1">
          <table:table-cell table:style-name="ce22" office:value-type="float" office:value="7.5" calcext:value-type="float">
            <text:p>7.5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2"/>
          <table:table-cell table:formula="of:=HYPERLINK(&quot;https://math.stackexchange.com/a/256116&quot;)" office:value-type="string" office:string-value="https://math.stackexchange.com/a/256116" calcext:value-type="string">
            <text:p>https://math.stackexchange.com/a/256116</text:p>
          </table:table-cell>
          <table:table-cell/>
          <table:table-cell office:value-type="string" calcext:value-type="string">
            <text:p>generating function for the number of permutations on n symbols with k cycles</text:p>
          </table:table-cell>
        </table:table-row>
        <table:table-row table:style-name="ro1">
          <table:table-cell table:style-name="ce22" office:value-type="float" office:value="9.58" calcext:value-type="float">
            <text:p>9.58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9" table:formula="of:=HYPERLINK(&quot;https://math.stackexchange.com/q/120388&quot;)" office:value-type="string" office:string-value="https://math.stackexchange.com/q/120388" calcext:value-type="string">
            <text:p>https://math.stackexchange.com/q/120388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1.14</text:p>
          </table:table-cell>
          <table:table-cell table:style-name="ce30" table:number-columns-repeated="3"/>
          <table:table-cell table:style-name="ce9" table:formula="of:=HYPERLINK(&quot;https://math.stackexchange.com/q/4438702&quot;)" office:value-type="string" office:string-value="https://math.stackexchange.com/q/4438702" calcext:value-type="string">
            <text:p>https://math.stackexchange.com/q/4438702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2.20</text:p>
          </table:table-cell>
          <table:table-cell table:style-name="ce30" table:number-columns-repeated="3"/>
          <table:table-cell table:style-name="ce9" table:formula="of:=HYPERLINK(&quot;https://math.stackexchange.com/q/3843186&quot;)" office:value-type="string" office:string-value="https://math.stackexchange.com/q/3843186" calcext:value-type="string">
            <text:p>https://math.stackexchange.com/q/3843186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2.9</text:p>
          </table:table-cell>
          <table:table-cell table:style-name="ce30" table:number-columns-repeated="3"/>
          <table:table-cell table:style-name="ce9" table:formula="of:=HYPERLINK(&quot;https://math.stackexchange.com/q/3818185&quot;)" office:value-type="string" office:string-value="https://math.stackexchange.com/q/3818185" calcext:value-type="string">
            <text:p>https://math.stackexchange.com/q/3818185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5.6</text:p>
          </table:table-cell>
          <table:table-cell table:style-name="ce30" table:number-columns-repeated="3"/>
          <table:table-cell table:style-name="ce9" table:formula="of:=HYPERLINK(&quot;https://math.stackexchange.com/a/1083306&quot;)" office:value-type="string" office:string-value="https://math.stackexchange.com/a/1083306" calcext:value-type="string">
            <text:p>https://math.stackexchange.com/a/108330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6.35,6.41</text:p>
          </table:table-cell>
          <table:table-cell/>
          <table:table-cell table:style-name="ce12" table:number-columns-repeated="2"/>
          <table:table-cell table:formula="of:=HYPERLINK(&quot;https://mathoverflow.net/q/384146&quot;)" office:value-type="string" office:string-value="https://mathoverflow.net/q/384146" calcext:value-type="string">
            <text:p>https://mathoverflow.net/q/384146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3645232&quot;)" office:value-type="string" office:string-value="https://math.stackexchange.com/q/3645232" calcext:value-type="string">
            <text:p>https://math.stackexchange.com/q/3645232</text:p>
          </table:table-cell>
          <table:table-cell/>
          <table:table-cell office:value-type="string" calcext:value-type="string">
            <text:p>recurrence problem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overflow.net/q/21238&quot;)" office:value-type="string" office:string-value="https://mathoverflow.net/q/21238" calcext:value-type="string">
            <text:p>https://mathoverflow.net/q/21238</text:p>
          </table:table-cell>
          <table:table-cell/>
          <table:table-cell office:value-type="string" calcext:value-type="string">
            <text:p>inhomogeneous recurrence relations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2965511 &quot;)" office:value-type="string" office:string-value="https://math.stackexchange.com/q/2965511 " calcext:value-type="string">
            <text:p>https://math.stackexchange.com/q/2965511 </text:p>
          </table:table-cell>
          <table:table-cell/>
          <table:table-cell office:value-type="string" calcext:value-type="string">
            <text:p>sum involving stirling numbers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a/211002&quot;)" office:value-type="string" office:string-value="https://math.stackexchange.com/a/211002" calcext:value-type="string">
            <text:p>https://math.stackexchange.com/a/211002</text:p>
          </table:table-cell>
          <table:table-cell/>
          <table:table-cell office:value-type="string" calcext:value-type="string">
            <text:p>discussion on finite calculus chain rule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1606513&quot;)" office:value-type="string" office:string-value="https://math.stackexchange.com/q/1606513" calcext:value-type="string">
            <text:p>https://math.stackexchange.com/q/1606513</text:p>
          </table:table-cell>
          <table:table-cell/>
          <table:table-cell office:value-type="string" calcext:value-type="string">
            <text:p>quicksort</text:p>
          </table:table-cell>
        </table:table-row>
        <table:table-row table:style-name="ro1">
          <table:table-cell table:style-name="ce22"/>
          <table:table-cell table:style-name="ce30" table:number-columns-repeated="3"/>
          <table:table-cell table:style-name="ce9" table:formula="of:=HYPERLINK(&quot;https://math.stackexchange.com/q/155759&quot;)" office:value-type="string" office:string-value="https://math.stackexchange.com/q/155759" calcext:value-type="string">
            <text:p>https://math.stackexchange.com/q/155759</text:p>
          </table:table-cell>
          <table:table-cell/>
          <table:table-cell office:value-type="string" calcext:value-type="string">
            <text:p>applications of finite calculu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math.stackexchange.com/q/168214&quot;)" office:value-type="string" office:string-value="https://math.stackexchange.com/q/168214" calcext:value-type="string">
            <text:p>https://math.stackexchange.com/q/168214</text:p>
          </table:table-cell>
          <table:table-cell/>
          <table:table-cell office:value-type="string" calcext:value-type="string">
            <text:p>quicksort functional equation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puzzling.stackexchange.com/a/403&quot;)" office:value-type="string" office:string-value="https://puzzling.stackexchange.com/a/403" calcext:value-type="string">
            <text:p>https://puzzling.stackexchange.com/a/403</text:p>
          </table:table-cell>
          <table:table-cell/>
          <table:table-cell office:value-type="string" calcext:value-type="string">
            <text:p>another josephus generalization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s.stackexchange.com/a/2998&quot;)" office:value-type="string" office:string-value="https://cs.stackexchange.com/a/2998" calcext:value-type="string">
            <text:p>https://cs.stackexchange.com/a/2998</text:p>
          </table:table-cell>
          <table:table-cell/>
          <table:table-cell office:value-type="string" calcext:value-type="string">
            <text:p>recurrence related to nested loop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s.stackexchange.com/q/87521&quot;)" office:value-type="string" office:string-value="https://cs.stackexchange.com/q/87521" calcext:value-type="string">
            <text:p>https://cs.stackexchange.com/q/87521</text:p>
          </table:table-cell>
          <table:table-cell/>
          <table:table-cell office:value-type="string" calcext:value-type="string">
            <text:p>asymptotic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chemistry.stackexchange.com/a/14620&quot;)" office:value-type="string" office:string-value="https://chemistry.stackexchange.com/a/14620" calcext:value-type="string">
            <text:p>https://chemistry.stackexchange.com/a/14620</text:p>
          </table:table-cell>
          <table:table-cell/>
          <table:table-cell office:value-type="string" calcext:value-type="string">
            <text:p>interesting unanswered question in chemistry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 table:number-columns-repeated="2"/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kainwen.com/2018/10/28/proof-of-select-sample-problem/&quot;)" office:value-type="string" office:string-value="https://kainwen.com/2018/10/28/proof-of-select-sample-problem/" calcext:value-type="string">
            <text:p>https://kainwen.com/2018/10/28/proof-of-select-sample-problem/</text:p>
          </table:table-cell>
          <table:table-cell/>
          <table:table-cell office:value-type="string" calcext:value-type="string">
            <text:p>probabilities and hashing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style-name="ce9" table:formula="of:=HYPERLINK(&quot;https://stuartmarks.wordpress.com/2014/12/29/knuth-christmas-trees-and-grand-theft-auto/&quot;)" office:value-type="string" office:string-value="https://stuartmarks.wordpress.com/2014/12/29/knuth-christmas-trees-and-grand-theft-auto/" calcext:value-type="string">
            <text:p>https://stuartmarks.wordpress.com/2014/12/29/knuth-christmas-trees-and-grand-theft-auto/</text:p>
          </table:table-cell>
          <table:table-cell/>
          <table:table-cell office:value-type="string" calcext:value-type="string">
            <text:p>Knuth and Grand Theft Auto, sums of power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a/2670784/68328&quot;)" office:value-type="string" office:string-value="https://math.stackexchange.com/a/2670784/68328" calcext:value-type="string">
            <text:p>https://math.stackexchange.com/a/2670784/68328</text:p>
          </table:table-cell>
          <table:table-cell/>
          <table:table-cell office:value-type="string" calcext:value-type="string">
            <text:p>generating function, recurrence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forums.com/t/exponential-identity.343225/post-587189&quot;)" office:value-type="string" office:string-value="https://mathforums.com/t/exponential-identity.343225/post-587189" calcext:value-type="string">
            <text:p>https://mathforums.com/t/exponential-identity.343225/post-587189</text:p>
          </table:table-cell>
          <table:table-cell/>
          <table:table-cell office:value-type="string" calcext:value-type="string">
            <text:p>some talk about 0^0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q/830949&quot;)" office:value-type="string" office:string-value="https://math.stackexchange.com/q/830949" calcext:value-type="string">
            <text:p>https://math.stackexchange.com/q/830949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style-name="ce22"/>
          <table:table-cell/>
          <table:table-cell table:style-name="ce12" table:number-columns-repeated="2"/>
          <table:table-cell table:formula="of:=HYPERLINK(&quot;https://math.stackexchange.com/q/2980826&quot;)" office:value-type="string" office:string-value="https://math.stackexchange.com/q/2980826" calcext:value-type="string">
            <text:p>https://math.stackexchange.com/q/2980826</text:p>
          </table:table-cell>
          <table:table-cell/>
          <table:table-cell office:value-type="string" calcext:value-type="string">
            <text:p>analogous concepts between integral calculus and finite calculus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tbaker.blog/2019/01/28/the-stern-brocot-tree-hurwitzs-theorem-and-the-markoff-uniqueness-conjecture/&quot;)" office:value-type="string" office:string-value="https://mattbaker.blog/2019/01/28/the-stern-brocot-tree-hurwitzs-theorem-and-the-markoff-uniqueness-conjecture/" calcext:value-type="string">
            <text:p>https://mattbaker.blog/2019/01/28/the-stern-brocot-tree-hurwitzs-theorem-and-the-markoff-uniqueness-conjecture/</text:p>
          </table:table-cell>
          <table:table-cell/>
          <table:table-cell office:value-type="string" calcext:value-type="string">
            <text:p>Stern-Brocot tree, Markoff tree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baites.github.io/algorithm-analysis/computer-science/math/linear-recurrence-series/2018/01/15/linear-recurrence-sequences-with-distinct-poles.html&quot;)" office:value-type="string" office:string-value="https://baites.github.io/algorithm-analysis/computer-science/math/linear-recurrence-series/2018/01/15/linear-recurrence-sequences-with-distinct-poles.html" calcext:value-type="string">
            <text:p>https://baites.github.io/algorithm-analysis/computer-science/math/linear-recurrence-series/2018/01/15/linear-recurrence-sequences-with-distinct-poles.html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baites.github.io/algorithm-analysis/computer-science/math/linear-recurrence-series/2018/01/09/linear-recurrence-sequences.html&quot;)" office:value-type="string" office:string-value="https://baites.github.io/algorithm-analysis/computer-science/math/linear-recurrence-series/2018/01/09/linear-recurrence-sequences.html" calcext:value-type="string">
            <text:p>https://baites.github.io/algorithm-analysis/computer-science/math/linear-recurrence-series/2018/01/09/linear-recurrence-sequences.html</text:p>
          </table:table-cell>
          <table:table-cell table:number-columns-repeated="2"/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cseweb.ucsd.edu//classes/fa05/cse20/Day12-CSE20.pdf&quot;)" office:value-type="string" office:string-value="https://cseweb.ucsd.edu//classes/fa05/cse20/Day12-CSE20.pdf" calcext:value-type="string">
            <text:p>https://cseweb.ucsd.edu//classes/fa05/cse20/Day12-CSE20.pdf</text:p>
          </table:table-cell>
          <table:table-cell/>
          <table:table-cell office:value-type="string" calcext:value-type="string">
            <text:p>perturbation method slide 16 has a high-quality overview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overflow.net/q/354213&quot;)" office:value-type="string" office:string-value="https://mathoverflow.net/q/354213" calcext:value-type="string">
            <text:p>https://mathoverflow.net/q/354213</text:p>
          </table:table-cell>
          <table:table-cell/>
          <table:table-cell office:value-type="string" calcext:value-type="string">
            <text:p>negative binomial distribu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422286&quot;)" office:value-type="string" office:string-value="https://math.stackexchange.com/q/1422286" calcext:value-type="string">
            <text:p>https://math.stackexchange.com/q/1422286</text:p>
          </table:table-cell>
          <table:table-cell/>
          <table:table-cell office:value-type="string" calcext:value-type="string">
            <text:p>lagrange’s identity, geometric interpreta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://bit-player.org/2009/not-up-to-norm&quot;)" office:value-type="string" office:string-value="http://bit-player.org/2009/not-up-to-norm" calcext:value-type="string">
            <text:p>http://bit-player.org/2009/not-up-to-norm</text:p>
          </table:table-cell>
          <table:table-cell/>
          <table:table-cell office:value-type="string" calcext:value-type="string">
            <text:p>On 0^0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scitech.org/articles/zero-to-zero-power&quot;)" office:value-type="string" office:string-value="https://mathscitech.org/articles/zero-to-zero-power" calcext:value-type="string">
            <text:p>https://mathscitech.org/articles/zero-to-zero-power</text:p>
          </table:table-cell>
          <table:table-cell/>
          <table:table-cell office:value-type="string" calcext:value-type="string">
            <text:p>On 0^0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web.archive.org/web/20161005020312/https://www2.bc.edu/~grigsbyj/Rand_Final.pdf&quot;)" office:value-type="string" office:string-value="https://web.archive.org/web/20161005020312/https://www2.bc.edu/~grigsbyj/Rand_Final.pdf" calcext:value-type="string">
            <text:p>https://web.archive.org/web/20161005020312/https://www2.bc.edu/~grigsbyj/Rand_Final.pdf</text:p>
          </table:table-cell>
          <table:table-cell/>
          <table:table-cell office:value-type="string" calcext:value-type="string">
            <text:p>hanoi generalizations on k pegs (instead of 3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726375&quot;)" office:value-type="string" office:string-value="https://math.stackexchange.com/q/1726375" calcext:value-type="string">
            <text:p>https://math.stackexchange.com/q/1726375</text:p>
          </table:table-cell>
          <table:table-cell/>
          <table:table-cell office:value-type="string" calcext:value-type="string">
            <text:p>hanoi generalizations on k pegs (instead of 3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en.wikipedia.org/wiki/Cauchy_product&quot;)" office:value-type="string" office:string-value="https://en.wikipedia.org/wiki/Cauchy_product" calcext:value-type="string">
            <text:p>https://en.wikipedia.org/wiki/Cauchy_product</text:p>
          </table:table-cell>
          <table:table-cell/>
          <table:table-cell office:value-type="string" calcext:value-type="string">
            <text:p>Cauchy product, discrete convolu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1326449&quot;)" office:value-type="string" office:string-value="https://math.stackexchange.com/q/1326449" calcext:value-type="string">
            <text:p>https://math.stackexchange.com/q/1326449</text:p>
          </table:table-cell>
          <table:table-cell/>
          <table:table-cell office:value-type="string" calcext:value-type="string">
            <text:p>perturbation method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300398&quot;)" office:value-type="string" office:string-value="https://math.stackexchange.com/q/300398" calcext:value-type="string">
            <text:p>https://math.stackexchange.com/q/300398</text:p>
          </table:table-cell>
          <table:table-cell/>
          <table:table-cell office:value-type="string" calcext:value-type="string">
            <text:p>binomial sum with closed form expressible using hypergeometric function(no simple closed form)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math.stackexchange.com/q/4597303&quot;)" office:value-type="string" office:string-value="https://math.stackexchange.com/q/4597303" calcext:value-type="string">
            <text:p>https://math.stackexchange.com/q/4597303</text:p>
          </table:table-cell>
          <table:table-cell/>
          <table:table-cell office:value-type="string" calcext:value-type="string">
            <text:p>interchanging order of summation</text:p>
          </table:table-cell>
        </table:table-row>
        <table:table-row table:style-name="ro1">
          <table:table-cell table:style-name="ce26"/>
          <table:table-cell/>
          <table:table-cell table:style-name="ce12" table:number-columns-repeated="2"/>
          <table:table-cell table:formula="of:=HYPERLINK(&quot;https://www.mat.uniroma2.it/~tauraso/AMM/AMM11142.pdf&quot;)" office:value-type="string" office:string-value="https://www.mat.uniroma2.it/~tauraso/AMM/AMM11142.pdf" calcext:value-type="string">
            <text:p>https://www.mat.uniroma2.it/~tauraso/AMM/AMM1114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://nonagon.org/ExLibris/calculus-finite-differences&quot;)" office:value-type="string" office:string-value="http://nonagon.org/ExLibris/calculus-finite-differences" calcext:value-type="string">
            <text:p>http://nonagon.org/ExLibris/calculus-finite-differences</text:p>
          </table:table-cell>
          <table:table-cell/>
          <table:table-cell office:value-type="string" calcext:value-type="string">
            <text:p>summation by part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://www.adamponting.com/finite-calculus/&quot;)" office:value-type="string" office:string-value="http://www.adamponting.com/finite-calculus/" calcext:value-type="string">
            <text:p>http://www.adamponting.com/finite-calculus/</text:p>
          </table:table-cell>
          <table:table-cell/>
          <table:table-cell office:value-type="string" calcext:value-type="string">
            <text:p>finite calculus formula shee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HYPERLINK(&quot;https://notes.komputerwiz.net/wiki/Calculus_of_Finite_Differences&quot;)" office:value-type="string" office:string-value="https://notes.komputerwiz.net/wiki/Calculus_of_Finite_Differences" calcext:value-type="string">
            <text:p>https://notes.komputerwiz.net/wiki/Calculus_of_Finite_Differences</text:p>
          </table:table-cell>
          <table:table-cell/>
          <table:table-cell office:value-type="string" calcext:value-type="string">
            <text:p>finite calculus formula sheet</text:p>
          </table:table-cell>
        </table:table-row>
        <table:table-row table:style-name="ro1" table:number-rows-repeated="10483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lated-reading" table:style-name="ta1">
        <table:table-column table:style-name="co5" table:default-cell-style-name="Default"/>
        <table:table-column table:style-name="co5" table:default-cell-style-name="ce20"/>
        <table:table-column table:style-name="co5" table:default-cell-style-name="Default"/>
        <table:table-column table:style-name="co5" table:default-cell-style-name="ce9"/>
        <table:table-column table:style-name="co5" table:number-columns-repeated="5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Reviews:</text:p>
          </table:table-cell>
          <table:table-cell/>
          <table:table-cell table:style-name="Default"/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formula="of:=HYPERLINK(&quot;https://math.stackexchange.com/a/149761&quot;)" office:value-type="string" office:string-value="https://math.stackexchange.com/a/149761" calcext:value-type="string">
            <text:p>https://math.stackexchange.com/a/149761</text:p>
          </table:table-cell>
          <table:table-cell office:value-type="string" calcext:value-type="string">
            <text:p>CM pre-requisites</text:p>
          </table:table-cell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/>
          <table:table-cell table:formula="of:=HYPERLINK(&quot;https://math.stackexchange.com/a/2081507&quot;)" office:value-type="string" office:string-value="https://math.stackexchange.com/a/2081507" calcext:value-type="string">
            <text:p>https://math.stackexchange.com/a/2081507</text:p>
          </table:table-cell>
          <table:table-cell office:value-type="string" calcext:value-type="string">
            <text:p>CM review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.stackexchange.com/a/1454420&quot;)" office:value-type="string" office:string-value="https://math.stackexchange.com/a/1454420" calcext:value-type="string">
            <text:p>https://math.stackexchange.com/a/1454420</text:p>
          </table:table-cell>
          <table:table-cell office:value-type="string" calcext:value-type="string">
            <text:p>Long list of undergraduate easier-than-EC book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overflow.net/q/761&quot;)" office:value-type="string" office:string-value="https://mathoverflow.net/q/761" calcext:value-type="string">
            <text:p>https://mathoverflow.net/q/761</text:p>
          </table:table-cell>
          <table:table-cell office:value-type="string" calcext:value-type="string">
            <text:p>UG math book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cs.stackexchange.com/a/297&quot;)" office:value-type="string" office:string-value="https://cs.stackexchange.com/a/297" calcext:value-type="string">
            <text:p>https://cs.stackexchange.com/a/297</text:p>
          </table:table-cell>
          <table:table-cell office:value-type="string" calcext:value-type="string">
            <text:p>study best practice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cs.stackexchange.com/a/7338 &quot;)" office:value-type="string" office:string-value="https://cs.stackexchange.com/a/7338 " calcext:value-type="string">
            <text:p>https://cs.stackexchange.com/a/7338 </text:p>
          </table:table-cell>
          <table:table-cell office:value-type="string" calcext:value-type="string">
            <text:p>Self-study CS book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.stackexchange.com/a/418745 &quot;)" office:value-type="string" office:string-value="https://math.stackexchange.com/a/418745 " calcext:value-type="string">
            <text:p>https://math.stackexchange.com/a/418745 </text:p>
          </table:table-cell>
          <table:table-cell office:value-type="string" calcext:value-type="string">
            <text:p>CM pre-requisites</text:p>
          </table:table-cell>
          <table:table-cell table:number-columns-repeated="6"/>
        </table:table-row>
        <table:table-row table:style-name="ro1">
          <table:table-cell/>
          <table:table-cell table:formula="of:=HYPERLINK(&quot;https://math.stackexchange.com/a/1367265&quot;)" office:value-type="string" office:string-value="https://math.stackexchange.com/a/1367265" calcext:value-type="string">
            <text:p>https://math.stackexchange.com/a/1367265</text:p>
          </table:table-cell>
          <table:table-cell office:value-type="string" calcext:value-type="string">
            <text:p>CM pre-requisite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ce7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Interesting Posts</text:p>
          </table:table-cell>
          <table:table-cell table:number-columns-repeated="5"/>
          <table:table-cell table:style-name="ce3" office:value-type="string" calcext:value-type="string">
            <text:p>General study guides</text:p>
          </table:table-cell>
          <table:table-cell/>
        </table:table-row>
        <table:table-row table:style-name="ro1">
          <table:table-cell/>
          <table:table-cell table:formula="of:=HYPERLINK(&quot;https://cs.stackexchange.com/q/2789&quot;)" office:value-type="string" office:string-value="https://cs.stackexchange.com/q/2789" calcext:value-type="string">
            <text:p>https://cs.stackexchange.com/q/2789</text:p>
          </table:table-cell>
          <table:table-cell office:value-type="string" calcext:value-type="string">
            <text:p>General methods to solve recurrences</text:p>
          </table:table-cell>
          <table:table-cell table:number-columns-repeated="4"/>
          <table:table-cell table:style-name="ce7" table:formula="of:=HYPERLINK(&quot;https://personal.math.ubc.ca/~boyd/math331/howtosolveit.pdf &quot;)" office:value-type="string" office:string-value="https://personal.math.ubc.ca/~boyd/math331/howtosolveit.pdf " calcext:value-type="string">
            <text:p>https://personal.math.ubc.ca/~boyd/math331/howtosolveit.pdf </text:p>
          </table:table-cell>
          <table:table-cell office:value-type="string" calcext:value-type="string">
            <text:p>Problem-solving guidelines</text:p>
          </table:table-cell>
        </table:table-row>
        <table:table-row table:style-name="ro1">
          <table:table-cell/>
          <table:table-cell table:style-name="ce7" table:formula="of:=HYPERLINK(&quot;https://cs.stackexchange.com/a/21685&quot;)" office:value-type="string" office:string-value="https://cs.stackexchange.com/a/21685" calcext:value-type="string">
            <text:p>https://cs.stackexchange.com/a/21685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7" table:formula="of:=HYPERLINK(&quot;https://mcgraw.princeton.edu/sites/g/files/toruqf2481/files/media/active-reading-strategies.pdf &quot;)" office:value-type="string" office:string-value="https://mcgraw.princeton.edu/sites/g/files/toruqf2481/files/media/active-reading-strategies.pdf " calcext:value-type="string">
            <text:p>https://mcgraw.princeton.edu/sites/g/files/toruqf2481/files/media/active-reading-strategies.pdf </text:p>
          </table:table-cell>
          <table:table-cell office:value-type="string" calcext:value-type="string">
            <text:p>Active Reading guidelines</text:p>
          </table:table-cell>
        </table:table-row>
        <table:table-row table:style-name="ro1">
          <table:table-cell/>
          <table:table-cell table:style-name="ce7" table:formula="of:=HYPERLINK(&quot;https://stackoverflow.com/q/3549401&quot;)" office:value-type="string" office:string-value="https://stackoverflow.com/q/3549401" calcext:value-type="string">
            <text:p>https://stackoverflow.com/q/3549401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9" table:formula="of:=HYPERLINK(&quot;https://math.stackexchange.com/q/279079&quot;)" office:value-type="string" office:string-value="https://math.stackexchange.com/q/279079" calcext:value-type="string">
            <text:p>https://math.stackexchange.com/q/279079</text:p>
          </table:table-cell>
          <table:table-cell office:value-type="string" calcext:value-type="string">
            <text:p>How to read a book in mathematics</text:p>
          </table:table-cell>
        </table:table-row>
        <table:table-row table:style-name="ro1">
          <table:table-cell table:style-name="ce21"/>
          <table:table-cell table:style-name="ce27" table:formula="of:=HYPERLINK(&quot;https://cs.stackexchange.com/a/372&quot;;&quot;https://cs.stackexchange.com/a/372&quot;)" office:value-type="string" office:string-value="https://cs.stackexchange.com/a/372" calcext:value-type="string">
            <text:p>https://cs.stackexchange.com/a/372</text:p>
          </table:table-cell>
          <table:table-cell office:value-type="string" calcext:value-type="string">
            <text:p>Counting binary trees</text:p>
          </table:table-cell>
          <table:table-cell table:number-columns-repeated="4"/>
          <table:table-cell table:style-name="ce9" table:formula="of:=HYPERLINK(&quot;https://www.macalester.edu/max/math-econ-119/howtoread/&quot;)" office:value-type="string" office:string-value="https://www.macalester.edu/max/math-econ-119/howtoread/" calcext:value-type="string">
            <text:p>https://www.macalester.edu/max/math-econ-119/howtoread/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a/38050&quot;)" office:value-type="string" office:string-value="https://cs.stackexchange.com/a/38050" calcext:value-type="string">
            <text:p>https://cs.stackexchange.com/a/38050</text:p>
          </table:table-cell>
          <table:table-cell office:value-type="string" calcext:value-type="string">
            <text:p>GF use-case</text:p>
          </table:table-cell>
          <table:table-cell table:number-columns-repeated="4"/>
          <table:table-cell table:style-name="ce9" table:formula="of:=HYPERLINK(&quot;http://www.math.byu.edu/~jarvis/AdviceForStudents/HowToReadAMathBook.pdf&quot;)" office:value-type="string" office:string-value="http://www.math.byu.edu/~jarvis/AdviceForStudents/HowToReadAMathBook.pdf" calcext:value-type="string">
            <text:p>http://www.math.byu.edu/~jarvis/AdviceForStudents/HowToReadAMathBook.pdf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q/56907&quot;)" office:value-type="string" office:string-value="https://cs.stackexchange.com/q/56907" calcext:value-type="string">
            <text:p>https://cs.stackexchange.com/q/56907</text:p>
          </table:table-cell>
          <table:table-cell office:value-type="string" calcext:value-type="string">
            <text:p>TAOCP pre-requisites</text:p>
          </table:table-cell>
          <table:table-cell table:number-columns-repeated="4"/>
          <table:table-cell table:style-name="ce9" table:formula="of:=HYPERLINK(&quot;https://web.stonehill.edu/compsci/History_Math/math-read.htm&quot;)" office:value-type="string" office:string-value="https://web.stonehill.edu/compsci/History_Math/math-read.htm" calcext:value-type="string">
            <text:p>https://web.stonehill.edu/compsci/History_Math/math-read.htm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a/56884&quot;)" office:value-type="string" office:string-value="https://cs.stackexchange.com/a/56884" calcext:value-type="string">
            <text:p>https://cs.stackexchange.com/a/56884</text:p>
          </table:table-cell>
          <table:table-cell office:value-type="string" calcext:value-type="string">
            <text:p>Rigorous books on algorithms</text:p>
          </table:table-cell>
          <table:table-cell table:number-columns-repeated="4"/>
          <table:table-cell table:style-name="ce9" table:formula="of:=HYPERLINK(&quot;https://brownmath.com/stfa/read.htm&quot;)" office:value-type="string" office:string-value="https://brownmath.com/stfa/read.htm" calcext:value-type="string">
            <text:p>https://brownmath.com/stfa/read.htm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theory.stackexchange.com/a/3258&quot;)" office:value-type="string" office:string-value="https://cstheory.stackexchange.com/a/3258" calcext:value-type="string">
            <text:p>https://cstheory.stackexchange.com/a/3258</text:p>
          </table:table-cell>
          <table:table-cell office:value-type="string" calcext:value-type="string">
            <text:p>book recommendations CS</text:p>
          </table:table-cell>
          <table:table-cell table:number-columns-repeated="4"/>
          <table:table-cell table:style-name="ce9" table:formula="of:=HYPERLINK(&quot;https://www.drmaciver.com/2016/05/how-to-read-a-mathematics-textbook/&quot;)" office:value-type="string" office:string-value="https://www.drmaciver.com/2016/05/how-to-read-a-mathematics-textbook/" calcext:value-type="string">
            <text:p>https://www.drmaciver.com/2016/05/how-to-read-a-mathematics-textbook/</text:p>
          </table:table-cell>
          <table:table-cell/>
        </table:table-row>
        <table:table-row table:style-name="ro1">
          <table:table-cell table:style-name="ce33"/>
          <table:table-cell table:style-name="ce37" table:formula="of:=HYPERLINK(&quot;https://cs.stackexchange.com/q/149180&quot;)" office:value-type="string" office:string-value="https://cs.stackexchange.com/q/149180" calcext:value-type="string">
            <text:p>https://cs.stackexchange.com/q/149180</text:p>
          </table:table-cell>
          <table:table-cell office:value-type="string" calcext:value-type="string">
            <text:p>where is analytic combinatorics used?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table:formula="of:=HYPERLINK(&quot;https://math.stackexchange.com/a/49429&quot;)" office:value-type="string" office:string-value="https://math.stackexchange.com/a/49429" calcext:value-type="string">
            <text:p>https://math.stackexchange.com/a/49429</text:p>
          </table:table-cell>
          <table:table-cell office:value-type="string" calcext:value-type="string">
            <text:p>math pre-requisites at Msc level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table:formula="of:=HYPERLINK(&quot;https://softwareengineering.stackexchange.com/q/89599&quot;)" office:value-type="string" office:string-value="https://softwareengineering.stackexchange.com/q/89599" calcext:value-type="string">
            <text:p>https://softwareengineering.stackexchange.com/q/89599</text:p>
          </table:table-cell>
          <table:table-cell office:value-type="string" calcext:value-type="string">
            <text:p>Preparation for TAOCP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table:formula="of:=HYPERLINK(&quot;https://old.reddit.com/r/learnmath/comments/y336op/strategies_for_reading_math_books/&quot;)" office:value-type="string" office:string-value="https://old.reddit.com/r/learnmath/comments/y336op/strategies_for_reading_math_books/" calcext:value-type="string">
            <text:p>https://old.reddit.com/r/learnmath/comments/y336op/strategies_for_reading_math_books/</text:p>
          </table:table-cell>
          <table:table-cell office:value-type="string" calcext:value-type="string">
            <text:p>general advice around reading math books</text:p>
          </table:table-cell>
          <table:table-cell table:number-columns-repeated="4"/>
          <table:table-cell table:style-name="ce9"/>
          <table:table-cell/>
        </table:table-row>
        <table:table-row table:style-name="ro1">
          <table:table-cell table:style-name="ce33"/>
          <table:table-cell table:style-name="ce37" office:value-type="string" calcext:value-type="string">
            <text:p><text:a xlink:href="http://godplaysdice.blogspot.com/2009/01/reverse-bibliography.html" xlink:type="simple">http://godplaysdice.blogspot.com/2009/01/reverse-bibliography.html</text:a> </text:p>
          </table:table-cell>
          <table:table-cell office:value-type="string" calcext:value-type="string">
            <text:p>reverse bibliography</text:p>
          </table:table-cell>
          <table:table-cell table:number-columns-repeated="6"/>
        </table:table-row>
        <table:table-row table:style-name="ro1">
          <table:table-cell table:style-name="ce33"/>
          <table:table-cell table:style-name="ce33" table:formula="of:=HYPERLINK(&quot;https://math.stackexchange.com/a/2183437/68328&quot;)" office:value-type="string" office:string-value="https://math.stackexchange.com/a/2183437/68328" calcext:value-type="string">
            <text:p>https://math.stackexchange.com/a/2183437/68328</text:p>
          </table:table-cell>
          <table:table-cell office:value-type="string" calcext:value-type="string">
            <text:p>TAOCP pre-requisites</text:p>
          </table:table-cell>
          <table:table-cell table:number-columns-repeated="6"/>
        </table:table-row>
        <table:table-row table:style-name="ro1">
          <table:table-cell/>
          <table:table-cell table:style-name="ce5" table:formula="of:=HYPERLINK(&quot;https://math.stackexchange.com/q/164250&quot;)" office:value-type="string" office:string-value="https://math.stackexchange.com/q/164250" calcext:value-type="string">
            <text:p>https://math.stackexchange.com/q/164250</text:p>
          </table:table-cell>
          <table:table-cell office:value-type="string" calcext:value-type="string">
            <text:p>inquiry about the math presented in TAOCP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HYPERLINK(&quot;https://web.archive.org/web/20120127210623/http://www.dsi.unifi.it/~resp/GouldBK.pdf&quot;)" office:value-type="string" office:string-value="https://web.archive.org/web/20120127210623/http://www.dsi.unifi.it/~resp/GouldBK.pdf" calcext:value-type="string">
            <text:p>https://web.archive.org/web/20120127210623/http://www.dsi.unifi.it/~resp/GouldBK.pdf</text:p>
          </table:table-cell>
          <table:table-cell office:value-type="string" calcext:value-type="string">
            <text:p>more binomial identities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HYPERLINK(&quot;https://webhome.cs.uvic.ca/~ruskey/Publications/KnuthClass/KnuthClassRevised.pdf&quot;)" office:value-type="string" office:string-value="https://webhome.cs.uvic.ca/~ruskey/Publications/KnuthClass/KnuthClassRevised.pdf" calcext:value-type="string">
            <text:p>https://webhome.cs.uvic.ca/~ruskey/Publications/KnuthClass/KnuthClassRevised.pdf</text:p>
          </table:table-cell>
          <table:table-cell office:value-type="string" calcext:value-type="string">
            <text:p>taocp as a cours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github.com/theartofcomputerprogramming/meetup&quot;)" office:value-type="string" office:string-value="https://github.com/theartofcomputerprogramming/meetup" calcext:value-type="string">
            <text:p>https://github.com/theartofcomputerprogramming/meetup</text:p>
          </table:table-cell>
          <table:table-cell office:value-type="string" calcext:value-type="string">
            <text:p>taocp meetup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55&quot;)" office:value-type="string" office:string-value="https://commandlinefanatic.com/cgi-bin/showarticle.cgi?article=art055" calcext:value-type="string">
            <text:p>https://commandlinefanatic.com/cgi-bin/showarticle.cgi?article=art055</text:p>
          </table:table-cell>
          <table:table-cell office:value-type="string" calcext:value-type="string">
            <text:p>TAOCP review – part 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63&quot;)" office:value-type="string" office:string-value="https://commandlinefanatic.com/cgi-bin/showarticle.cgi?article=art063" calcext:value-type="string">
            <text:p>https://commandlinefanatic.com/cgi-bin/showarticle.cgi?article=art063</text:p>
          </table:table-cell>
          <table:table-cell office:value-type="string" calcext:value-type="string">
            <text:p>TAOCP review – part 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commandlinefanatic.com/cgi-bin/showarticle.cgi?article=art070&quot;)" office:value-type="string" office:string-value="https://commandlinefanatic.com/cgi-bin/showarticle.cgi?article=art070" calcext:value-type="string">
            <text:p>https://commandlinefanatic.com/cgi-bin/showarticle.cgi?article=art070</text:p>
          </table:table-cell>
          <table:table-cell office:value-type="string" calcext:value-type="string">
            <text:p>TAOCP review – part 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1" table:formula="of:=HYPERLINK(&quot;https://www.cs.ou.edu/~diochnos/about/KnuthCSMaths.pdf&quot;)" office:value-type="string" office:string-value="https://www.cs.ou.edu/~diochnos/about/KnuthCSMaths.pdf" calcext:value-type="string">
            <text:p>https://www.cs.ou.edu/~diochnos/about/KnuthCSMaths.pdf</text:p>
          </table:table-cell>
          <table:table-cell office:value-type="string" calcext:value-type="string">
            <text:p>computer science and its relation to mathematics</text:p>
          </table:table-cell>
          <table:table-cell table:style-name="Default"/>
          <table:table-cell table:number-columns-repeated="5"/>
        </table:table-row>
      </table:table>
      <table:table table:name="exams and problem sets" table:style-name="ta1"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/>
        </table:table-row>
        <table:table-row table:style-name="ro1">
          <table:table-cell table:formula="of:=HYPERLINK(&quot;file:///home/user/books/reading/cm-materials/15/cs.ioc.ee/cm/final1-solutions.pdf&quot;)" office:value-type="string" office:string-value="file:///home/user/books/reading/cm-materials/15/cs.ioc.ee/cm/final1-solutions.pdf" calcext:value-type="string">
            <text:p>file:///home/user/books/reading/cm-materials/15/cs.ioc.ee/cm/final1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09.pdf&quot;)" office:value-type="string" office:string-value="file:///home/user/books/reading/cm-materials/4/www.ioc.ee/~silvio/2019/ITT9132/Exercises09.pdf" calcext:value-type="string">
            <text:p>file:///home/user/books/reading/cm-materials/4/www.ioc.ee/~silvio/2019/ITT9132/Exercises09.pdf</text:p>
          </table:table-cell>
          <table:table-cell office:value-type="string" calcext:value-type="string">
            <text:p>sum problems, related but not part of CM</text:p>
          </table:table-cell>
          <table:table-cell/>
        </table:table-row>
        <table:table-row table:style-name="ro1">
          <table:table-cell table:formula="of:=HYPERLINK(&quot;file:///home/user/books/reading/cm-materials/15/cs.ioc.ee/cm/final2-solutions.pdf&quot;)" office:value-type="string" office:string-value="file:///home/user/books/reading/cm-materials/15/cs.ioc.ee/cm/final2-solutions.pdf" calcext:value-type="string">
            <text:p>file:///home/user/books/reading/cm-materials/15/cs.ioc.ee/cm/final2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recovery-solutions.pdf&quot;)" office:value-type="string" office:string-value="file:///home/user/books/reading/cm-materials/15/cs.ioc.ee/cm/midterm-recovery-solutions.pdf" calcext:value-type="string">
            <text:p>file:///home/user/books/reading/cm-materials/15/cs.ioc.ee/cm/midterm-recovery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15/cs.ioc.ee/cm/midterm-solutions.pdf&quot;)" office:value-type="string" office:string-value="file:///home/user/books/reading/cm-materials/15/cs.ioc.ee/cm/midterm-solutions.pdf" calcext:value-type="string">
            <text:p>file:///home/user/books/reading/cm-materials/15/cs.ioc.ee/cm/midterm-solution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17problems.pdf&quot;)" office:value-type="string" office:string-value="file:///home/user/books/reading/cm-materials/2/www3.cs.stonybrook.edu/~cse547/17problems.pdf" calcext:value-type="string">
            <text:p>file:///home/user/books/reading/cm-materials/2/www3.cs.stonybrook.edu/~cse547/17problems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3.pdf&quot;)" office:value-type="string" office:string-value="file:///home/user/books/reading/cm-materials/2/www3.cs.stonybrook.edu/~cse547/newLec3.pdf" calcext:value-type="string">
            <text:p>file:///home/user/books/reading/cm-materials/2/www3.cs.stonybrook.edu/~cse547/newLec3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4a.pdf&quot;)" office:value-type="string" office:string-value="file:///home/user/books/reading/cm-materials/2/www3.cs.stonybrook.edu/~cse547/newLec4a.pdf" calcext:value-type="string">
            <text:p>file:///home/user/books/reading/cm-materials/2/www3.cs.stonybrook.edu/~cse547/newLec4a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2/www3.cs.stonybrook.edu/~cse547/newLec5.pdf&quot;)" office:value-type="string" office:string-value="file:///home/user/books/reading/cm-materials/2/www3.cs.stonybrook.edu/~cse547/newLec5.pdf" calcext:value-type="string">
            <text:p>file:///home/user/books/reading/cm-materials/2/www3.cs.stonybrook.edu/~cse547/newLec5.pdf</text:p>
          </table:table-cell>
          <table:table-cell office:value-type="string" calcext:value-type="string">
            <text:p>repertoire method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Exercises16.pdf&quot;)" office:value-type="string" office:string-value="file:///home/user/books/reading/cm-materials/4/www.ioc.ee/~silvio/2019/ITT9132/Exercises16.pdf" calcext:value-type="string">
            <text:p>file:///home/user/books/reading/cm-materials/4/www.ioc.ee/~silvio/2019/ITT9132/Exercises1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1.pdf&quot;)" office:value-type="string" office:string-value="file:///home/user/books/reading/cm-materials/4/www.ioc.ee/~silvio/2019/ITT9132/FinalExam1.pdf" calcext:value-type="string">
            <text:p>file:///home/user/books/reading/cm-materials/4/www.ioc.ee/~silvio/2019/ITT9132/FinalExam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2.pdf&quot;)" office:value-type="string" office:string-value="file:///home/user/books/reading/cm-materials/4/www.ioc.ee/~silvio/2019/ITT9132/FinalExam2.pdf" calcext:value-type="string">
            <text:p>file:///home/user/books/reading/cm-materials/4/www.ioc.ee/~silvio/2019/ITT9132/FinalExam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FinalExam3.pdf&quot;)" office:value-type="string" office:string-value="file:///home/user/books/reading/cm-materials/4/www.ioc.ee/~silvio/2019/ITT9132/FinalExam3.pdf" calcext:value-type="string">
            <text:p>file:///home/user/books/reading/cm-materials/4/www.ioc.ee/~silvio/2019/ITT9132/FinalExam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.pdf&quot;)" office:value-type="string" office:string-value="file:///home/user/books/reading/cm-materials/4/www.ioc.ee/~silvio/2019/ITT9132/Midterm.pdf" calcext:value-type="string">
            <text:p>file:///home/user/books/reading/cm-materials/4/www.ioc.ee/~silvio/2019/ITT9132/Midterm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4/www.ioc.ee/~silvio/2019/ITT9132/MidtermRecovery.pdf&quot;)" office:value-type="string" office:string-value="file:///home/user/books/reading/cm-materials/4/www.ioc.ee/~silvio/2019/ITT9132/MidtermRecovery.pdf" calcext:value-type="string">
            <text:p>file:///home/user/books/reading/cm-materials/4/www.ioc.ee/~silvio/2019/ITT9132/MidtermRecovery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2instr.pdf&quot;)" office:value-type="string" office:string-value="file:///home/user/books/reading/cm-materials/5/homepages.gac.edu/~holte/courses/mcs256/2001S/exams/exam2instr.pdf" calcext:value-type="string">
            <text:p>file:///home/user/books/reading/cm-materials/5/homepages.gac.edu/~holte/courses/mcs256/2001S/exams/exam2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3instr.pdf&quot;)" office:value-type="string" office:string-value="file:///home/user/books/reading/cm-materials/5/homepages.gac.edu/~holte/courses/mcs256/2001S/exams/exam3instr.pdf" calcext:value-type="string">
            <text:p>file:///home/user/books/reading/cm-materials/5/homepages.gac.edu/~holte/courses/mcs256/2001S/exams/exam3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5/homepages.gac.edu/~holte/courses/mcs256/2001S/exams/exam4instr.pdf&quot;)" office:value-type="string" office:string-value="file:///home/user/books/reading/cm-materials/5/homepages.gac.edu/~holte/courses/mcs256/2001S/exams/exam4instr.pdf" calcext:value-type="string">
            <text:p>file:///home/user/books/reading/cm-materials/5/homepages.gac.edu/~holte/courses/mcs256/2001S/exams/exam4instr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_2012.pdf&quot;)" office:value-type="string" office:string-value="file:///home/user/books/reading/cm-materials/6/webhome.cs.uvic.ca/~ruskey/classes/582/quiz/csc582_Quiz1_2012.pdf" calcext:value-type="string">
            <text:p>file:///home/user/books/reading/cm-materials/6/webhome.cs.uvic.ca/~ruskey/classes/582/quiz/csc582_Quiz1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1ans_2012.pdf&quot;)" office:value-type="string" office:string-value="file:///home/user/books/reading/cm-materials/6/webhome.cs.uvic.ca/~ruskey/classes/582/quiz/csc582_Quiz1ans_2012.pdf" calcext:value-type="string">
            <text:p>file:///home/user/books/reading/cm-materials/6/webhome.cs.uvic.ca/~ruskey/classes/582/quiz/csc582_Quiz1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2ans_2012.pdf&quot;)" office:value-type="string" office:string-value="file:///home/user/books/reading/cm-materials/6/webhome.cs.uvic.ca/~ruskey/classes/582/quiz/csc582_Quiz2ans_2012.pdf" calcext:value-type="string">
            <text:p>file:///home/user/books/reading/cm-materials/6/webhome.cs.uvic.ca/~ruskey/classes/582/quiz/csc582_Quiz2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_2012.pdf&quot;)" office:value-type="string" office:string-value="file:///home/user/books/reading/cm-materials/6/webhome.cs.uvic.ca/~ruskey/classes/582/quiz/csc582_Quiz3_2012.pdf" calcext:value-type="string">
            <text:p>file:///home/user/books/reading/cm-materials/6/webhome.cs.uvic.ca/~ruskey/classes/582/quiz/csc582_Quiz3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3ans_2012.pdf&quot;)" office:value-type="string" office:string-value="file:///home/user/books/reading/cm-materials/6/webhome.cs.uvic.ca/~ruskey/classes/582/quiz/csc582_Quiz3ans_2012.pdf" calcext:value-type="string">
            <text:p>file:///home/user/books/reading/cm-materials/6/webhome.cs.uvic.ca/~ruskey/classes/582/quiz/csc582_Quiz3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6/webhome.cs.uvic.ca/~ruskey/classes/582/quiz/csc582_Quiz4ans_2012.pdf&quot;)" office:value-type="string" office:string-value="file:///home/user/books/reading/cm-materials/6/webhome.cs.uvic.ca/~ruskey/classes/582/quiz/csc582_Quiz4ans_2012.pdf" calcext:value-type="string">
            <text:p>file:///home/user/books/reading/cm-materials/6/webhome.cs.uvic.ca/~ruskey/classes/582/quiz/csc582_Quiz4ans_201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7/homepages.warwick.ac.uk/~masbal/MA241Combinatorics0607/mock.pdf&quot;)" office:value-type="string" office:string-value="file:///home/user/books/reading/cm-materials/7/homepages.warwick.ac.uk/~masbal/MA241Combinatorics0607/mock.pdf" calcext:value-type="string">
            <text:p>file:///home/user/books/reading/cm-materials/7/homepages.warwick.ac.uk/~masbal/MA241Combinatorics0607/mock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final_91.pdf&quot;)" office:value-type="string" office:string-value="file:///home/user/books/reading/cm-materials/8/web.cs.wpi.edu/~cs504/s00m/exams/1991/final_91.pdf" calcext:value-type="string">
            <text:p>file:///home/user/books/reading/cm-materials/8/web.cs.wpi.edu/~cs504/s00m/exams/1991/final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1/midterm_91.pdf&quot;)" office:value-type="string" office:string-value="file:///home/user/books/reading/cm-materials/8/web.cs.wpi.edu/~cs504/s00m/exams/1991/midterm_91.pdf" calcext:value-type="string">
            <text:p>file:///home/user/books/reading/cm-materials/8/web.cs.wpi.edu/~cs504/s00m/exams/1991/midterm_9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final_92.pdf&quot;)" office:value-type="string" office:string-value="file:///home/user/books/reading/cm-materials/8/web.cs.wpi.edu/~cs504/s00m/exams/1992/final_92.pdf" calcext:value-type="string">
            <text:p>file:///home/user/books/reading/cm-materials/8/web.cs.wpi.edu/~cs504/s00m/exams/1992/final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2/midterm_92.pdf&quot;)" office:value-type="string" office:string-value="file:///home/user/books/reading/cm-materials/8/web.cs.wpi.edu/~cs504/s00m/exams/1992/midterm_92.pdf" calcext:value-type="string">
            <text:p>file:///home/user/books/reading/cm-materials/8/web.cs.wpi.edu/~cs504/s00m/exams/1992/midterm_9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final_93.pdf&quot;)" office:value-type="string" office:string-value="file:///home/user/books/reading/cm-materials/8/web.cs.wpi.edu/~cs504/s00m/exams/1993/final_93.pdf" calcext:value-type="string">
            <text:p>file:///home/user/books/reading/cm-materials/8/web.cs.wpi.edu/~cs504/s00m/exams/1993/final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3/midterm_93.pdf&quot;)" office:value-type="string" office:string-value="file:///home/user/books/reading/cm-materials/8/web.cs.wpi.edu/~cs504/s00m/exams/1993/midterm_93.pdf" calcext:value-type="string">
            <text:p>file:///home/user/books/reading/cm-materials/8/web.cs.wpi.edu/~cs504/s00m/exams/1993/midterm_93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final1_96.pdf&quot;)" office:value-type="string" office:string-value="file:///home/user/books/reading/cm-materials/8/web.cs.wpi.edu/~cs504/s00m/exams/1996/final1_96.pdf" calcext:value-type="string">
            <text:p>file:///home/user/books/reading/cm-materials/8/web.cs.wpi.edu/~cs504/s00m/exams/1996/final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6/midterm1_96.pdf&quot;)" office:value-type="string" office:string-value="file:///home/user/books/reading/cm-materials/8/web.cs.wpi.edu/~cs504/s00m/exams/1996/midterm1_96.pdf" calcext:value-type="string">
            <text:p>file:///home/user/books/reading/cm-materials/8/web.cs.wpi.edu/~cs504/s00m/exams/1996/midterm1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final1_98.pdf&quot;)" office:value-type="string" office:string-value="file:///home/user/books/reading/cm-materials/8/web.cs.wpi.edu/~cs504/s00m/exams/1998/final1_98.pdf" calcext:value-type="string">
            <text:p>file:///home/user/books/reading/cm-materials/8/web.cs.wpi.edu/~cs504/s00m/exams/1998/final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1_98.pdf&quot;)" office:value-type="string" office:string-value="file:///home/user/books/reading/cm-materials/8/web.cs.wpi.edu/~cs504/s00m/exams/1998/midterm1_98.pdf" calcext:value-type="string">
            <text:p>file:///home/user/books/reading/cm-materials/8/web.cs.wpi.edu/~cs504/s00m/exams/1998/midterm1_98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8/midterm2_98/midterm2_96.pdf&quot;)" office:value-type="string" office:string-value="file:///home/user/books/reading/cm-materials/8/web.cs.wpi.edu/~cs504/s00m/exams/1998/midterm2_98/midterm2_96.pdf" calcext:value-type="string">
            <text:p>file:///home/user/books/reading/cm-materials/8/web.cs.wpi.edu/~cs504/s00m/exams/1998/midterm2_98/midterm2_96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final2/tst2.pdf&quot;)" office:value-type="string" office:string-value="file:///home/user/books/reading/cm-materials/8/web.cs.wpi.edu/~cs504/s00m/exams/1999/final2/tst2.pdf" calcext:value-type="string">
            <text:p>file:///home/user/books/reading/cm-materials/8/web.cs.wpi.edu/~cs504/s00m/exams/1999/final2/tst2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.pdf&quot;)" office:value-type="string" office:string-value="file:///home/user/books/reading/cm-materials/8/web.cs.wpi.edu/~cs504/s00m/exams/1999/midterm2/tst1.pdf" calcext:value-type="string">
            <text:p>file:///home/user/books/reading/cm-materials/8/web.cs.wpi.edu/~cs504/s00m/exams/1999/midterm2/tst1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exams/1999/midterm2/tst1_s.pdf&quot;)" office:value-type="string" office:string-value="file:///home/user/books/reading/cm-materials/8/web.cs.wpi.edu/~cs504/s00m/exams/1999/midterm2/tst1_s.pdf" calcext:value-type="string">
            <text:p>file:///home/user/books/reading/cm-materials/8/web.cs.wpi.edu/~cs504/s00m/exams/1999/midterm2/tst1_s.pdf</text:p>
          </table:table-cell>
          <table:table-cell office:value-type="string" calcext:value-type="string">
            <text:p>exam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6.pdf&quot;)" office:value-type="string" office:string-value="file:///home/user/books/reading/cm-materials/8/web.cs.wpi.edu/~cs504/s00m/notes/ln/1996/ln6.pdf" calcext:value-type="string">
            <text:p>file:///home/user/books/reading/cm-materials/8/web.cs.wpi.edu/~cs504/s00m/notes/ln/1996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6/ln7.pdf&quot;)" office:value-type="string" office:string-value="file:///home/user/books/reading/cm-materials/8/web.cs.wpi.edu/~cs504/s00m/notes/ln/1996/ln7.pdf" calcext:value-type="string">
            <text:p>file:///home/user/books/reading/cm-materials/8/web.cs.wpi.edu/~cs504/s00m/notes/ln/1996/ln7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1.pdf&quot;)" office:value-type="string" office:string-value="file:///home/user/books/reading/cm-materials/8/web.cs.wpi.edu/~cs504/s00m/notes/ln/1998/ln1.pdf" calcext:value-type="string">
            <text:p>file:///home/user/books/reading/cm-materials/8/web.cs.wpi.edu/~cs504/s00m/notes/ln/1998/ln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2.pdf&quot;)" office:value-type="string" office:string-value="file:///home/user/books/reading/cm-materials/8/web.cs.wpi.edu/~cs504/s00m/notes/ln/1998/ln2.pdf" calcext:value-type="string">
            <text:p>file:///home/user/books/reading/cm-materials/8/web.cs.wpi.edu/~cs504/s00m/notes/ln/1998/ln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3.pdf&quot;)" office:value-type="string" office:string-value="file:///home/user/books/reading/cm-materials/8/web.cs.wpi.edu/~cs504/s00m/notes/ln/1998/ln3.pdf" calcext:value-type="string">
            <text:p>file:///home/user/books/reading/cm-materials/8/web.cs.wpi.edu/~cs504/s00m/notes/ln/1998/ln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4.pdf&quot;)" office:value-type="string" office:string-value="file:///home/user/books/reading/cm-materials/8/web.cs.wpi.edu/~cs504/s00m/notes/ln/1998/ln4.pdf" calcext:value-type="string">
            <text:p>file:///home/user/books/reading/cm-materials/8/web.cs.wpi.edu/~cs504/s00m/notes/ln/1998/ln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5.pdf&quot;)" office:value-type="string" office:string-value="file:///home/user/books/reading/cm-materials/8/web.cs.wpi.edu/~cs504/s00m/notes/ln/1998/ln5.pdf" calcext:value-type="string">
            <text:p>file:///home/user/books/reading/cm-materials/8/web.cs.wpi.edu/~cs504/s00m/notes/ln/1998/ln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8/web.cs.wpi.edu/~cs504/s00m/notes/ln/1998/ln6.pdf&quot;)" office:value-type="string" office:string-value="file:///home/user/books/reading/cm-materials/8/web.cs.wpi.edu/~cs504/s00m/notes/ln/1998/ln6.pdf" calcext:value-type="string">
            <text:p>file:///home/user/books/reading/cm-materials/8/web.cs.wpi.edu/~cs504/s00m/notes/ln/1998/ln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notes02.pdf&quot;)" office:value-type="string" office:string-value="file:///home/user/books/reading/cm-materials/9/notes02.pdf" calcext:value-type="string">
            <text:p>file:///home/user/books/reading/cm-materials/9/notes02.pdf</text:p>
          </table:table-cell>
          <table:table-cell office:value-type="string" calcext:value-type="string">
            <text:p>domino tilings, catalan</text:p>
          </table:table-cell>
          <table:table-cell/>
        </table:table-row>
        <table:table-row table:style-name="ro1">
          <table:table-cell table:formula="of:=HYPERLINK(&quot;file:///home/user/books/reading/cm-materials/9/notes03.pdf&quot;)" office:value-type="string" office:string-value="file:///home/user/books/reading/cm-materials/9/notes03.pdf" calcext:value-type="string">
            <text:p>file:///home/user/books/reading/cm-materials/9/notes03.pdf</text:p>
          </table:table-cell>
          <table:table-cell office:value-type="string" calcext:value-type="string">
            <text:p>subsets and multisets</text:p>
          </table:table-cell>
          <table:table-cell/>
        </table:table-row>
        <table:table-row table:style-name="ro1">
          <table:table-cell table:formula="of:=HYPERLINK(&quot;file:///home/user/books/reading/cm-materials/9/notes09.pdf&quot;)" office:value-type="string" office:string-value="file:///home/user/books/reading/cm-materials/9/notes09.pdf" calcext:value-type="string">
            <text:p>file:///home/user/books/reading/cm-materials/9/notes09.pdf</text:p>
          </table:table-cell>
          <table:table-cell office:value-type="string" calcext:value-type="string">
            <text:p>generating functions and generating series</text:p>
          </table:table-cell>
          <table:table-cell/>
        </table:table-row>
        <table:table-row table:style-name="ro1">
          <table:table-cell table:formula="of:=HYPERLINK(&quot;file:///home/user/books/reading/cm-materials/9/notes10.pdf&quot;)" office:value-type="string" office:string-value="file:///home/user/books/reading/cm-materials/9/notes10.pdf" calcext:value-type="string">
            <text:p>file:///home/user/books/reading/cm-materials/9/notes10.pdf</text:p>
          </table:table-cell>
          <table:table-cell office:value-type="string" calcext:value-type="string">
            <text:p>partition identities</text:p>
          </table:table-cell>
          <table:table-cell/>
        </table:table-row>
        <table:table-row table:style-name="ro1">
          <table:table-cell table:formula="of:=HYPERLINK(&quot;file:///home/user/books/reading/cm-materials/9/notes11.pdf&quot;)" office:value-type="string" office:string-value="file:///home/user/books/reading/cm-materials/9/notes11.pdf" calcext:value-type="string">
            <text:p>file:///home/user/books/reading/cm-materials/9/notes11.pdf</text:p>
          </table:table-cell>
          <table:table-cell office:value-type="string" calcext:value-type="string">
            <text:p>rational generating functions</text:p>
          </table:table-cell>
          <table:table-cell/>
        </table:table-row>
        <table:table-row table:style-name="ro1">
          <table:table-cell table:formula="of:=HYPERLINK(&quot;file:///home/user/books/reading/cm-materials/9/notes12.pdf&quot;)" office:value-type="string" office:string-value="file:///home/user/books/reading/cm-materials/9/notes12.pdf" calcext:value-type="string">
            <text:p>file:///home/user/books/reading/cm-materials/9/notes12.pdf</text:p>
          </table:table-cell>
          <table:table-cell office:value-type="string" calcext:value-type="string">
            <text:p>Gosper’s algorithm</text:p>
          </table:table-cell>
          <table:table-cell/>
        </table:table-row>
        <table:table-row table:style-name="ro1">
          <table:table-cell table:formula="of:=HYPERLINK(&quot;file:///home/user/books/reading/cm-materials/9/problems01.pdf&quot;)" office:value-type="string" office:string-value="file:///home/user/books/reading/cm-materials/9/problems01.pdf" calcext:value-type="string">
            <text:p>file:///home/user/books/reading/cm-materials/9/problems01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2.pdf&quot;)" office:value-type="string" office:string-value="file:///home/user/books/reading/cm-materials/9/problems02.pdf" calcext:value-type="string">
            <text:p>file:///home/user/books/reading/cm-materials/9/problems02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3.pdf&quot;)" office:value-type="string" office:string-value="file:///home/user/books/reading/cm-materials/9/problems03.pdf" calcext:value-type="string">
            <text:p>file:///home/user/books/reading/cm-materials/9/problems03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4.pdf&quot;)" office:value-type="string" office:string-value="file:///home/user/books/reading/cm-materials/9/problems04.pdf" calcext:value-type="string">
            <text:p>file:///home/user/books/reading/cm-materials/9/problems04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5.pdf&quot;)" office:value-type="string" office:string-value="file:///home/user/books/reading/cm-materials/9/problems05.pdf" calcext:value-type="string">
            <text:p>file:///home/user/books/reading/cm-materials/9/problems05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6.pdf&quot;)" office:value-type="string" office:string-value="file:///home/user/books/reading/cm-materials/9/problems06.pdf" calcext:value-type="string">
            <text:p>file:///home/user/books/reading/cm-materials/9/problems06.pdf</text:p>
          </table:table-cell>
          <table:table-cell office:value-type="string" calcext:value-type="string">
            <text:p>problem set</text:p>
          </table:table-cell>
          <table:table-cell/>
        </table:table-row>
        <table:table-row table:style-name="ro1">
          <table:table-cell table:formula="of:=HYPERLINK(&quot;file:///home/user/books/reading/cm-materials/9/problems07.pdf&quot;)" office:value-type="string" office:string-value="file:///home/user/books/reading/cm-materials/9/problems07.pdf" calcext:value-type="string">
            <text:p>file:///home/user/books/reading/cm-materials/9/problems07.pdf</text:p>
          </table:table-cell>
          <table:table-cell office:value-type="string" calcext:value-type="string">
            <text:p>problem set</text:p>
          </table:table-cell>
          <table:table-cell/>
        </table:table-row>
      </table:table>
      <table:table table:name="unsorted-pile" table:style-name="ta1">
        <table:table-column table:style-name="co5" table:number-columns-repeated="2" table:default-cell-style-name="Default"/>
        <table:table-column table:style-name="co9" table:default-cell-style-name="ce26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<text:s/>exercise</text:p>
          </table:table-cell>
          <table:table-cell table:style-name="ce25" office:value-type="string" calcext:value-type="string">
            <text:p><text:s/>file</text:p>
          </table:table-cell>
          <table:table-cell table:style-name="ce3" office:value-type="string" calcext:value-type="string">
            <text:p>notes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ndex.html&quot;)" office:value-type="string" office:string-value="file:///home/user/books/reading/cm-materials/12/concrete-mathematics-dbyrne-sols/index.html" calcext:value-type="string">
            <text:p>file:///home/user/books/reading/cm-materials/12/concrete-mathematics-dbyrne-sols/index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concrete-mathematics-dbyrne-sols/ita-chap2.html&quot;)" office:value-type="string" office:string-value="file:///home/user/books/reading/cm-materials/12/concrete-mathematics-dbyrne-sols/ita-chap2.html" calcext:value-type="string">
            <text:p>file:///home/user/books/reading/cm-materials/12/concrete-mathematics-dbyrne-sols/ita-chap2.html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604_MAN240.pdf&quot;)" office:value-type="string" office:string-value="file:///home/user/books/reading/cm-materials/12/www.math.chalmers.se/Math/Grundutb/GU/MMG610/V16/020604_MAN240.pdf" calcext:value-type="string">
            <text:p>file:///home/user/books/reading/cm-materials/12/www.math.chalmers.se/Math/Grundutb/GU/MMG610/V16/02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20824_MAN240.pdf&quot;)" office:value-type="string" office:string-value="file:///home/user/books/reading/cm-materials/12/www.math.chalmers.se/Math/Grundutb/GU/MMG610/V16/020824_MAN240.pdf" calcext:value-type="string">
            <text:p>file:///home/user/books/reading/cm-materials/12/www.math.chalmers.se/Math/Grundutb/GU/MMG610/V16/02082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604_MAN240.pdf&quot;)" office:value-type="string" office:string-value="file:///home/user/books/reading/cm-materials/12/www.math.chalmers.se/Math/Grundutb/GU/MMG610/V16/030604_MAN240.pdf" calcext:value-type="string">
            <text:p>file:///home/user/books/reading/cm-materials/12/www.math.chalmers.se/Math/Grundutb/GU/MMG610/V16/03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0823_MAN240.pdf&quot;)" office:value-type="string" office:string-value="file:///home/user/books/reading/cm-materials/12/www.math.chalmers.se/Math/Grundutb/GU/MMG610/V16/030823_MAN240.pdf" calcext:value-type="string">
            <text:p>file:///home/user/books/reading/cm-materials/12/www.math.chalmers.se/Math/Grundutb/GU/MMG610/V16/030823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2_TMA055.pdf&quot;)" office:value-type="string" office:string-value="file:///home/user/books/reading/cm-materials/12/www.math.chalmers.se/Math/Grundutb/GU/MMG610/V16/031020_2_TMA055.pdf" calcext:value-type="string">
            <text:p>file:///home/user/books/reading/cm-materials/12/www.math.chalmers.se/Math/Grundutb/GU/MMG610/V16/031020_2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31020_TMA055.pdf&quot;)" office:value-type="string" office:string-value="file:///home/user/books/reading/cm-materials/12/www.math.chalmers.se/Math/Grundutb/GU/MMG610/V16/031020_TMA055.pdf" calcext:value-type="string">
            <text:p>file:///home/user/books/reading/cm-materials/12/www.math.chalmers.se/Math/Grundutb/GU/MMG610/V16/0310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110_TMA055.pdf&quot;)" office:value-type="string" office:string-value="file:///home/user/books/reading/cm-materials/12/www.math.chalmers.se/Math/Grundutb/GU/MMG610/V16/040110_TMA055.pdf" calcext:value-type="string">
            <text:p>file:///home/user/books/reading/cm-materials/12/www.math.chalmers.se/Math/Grundutb/GU/MMG610/V16/04011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40604_MAN240.pdf&quot;)" office:value-type="string" office:string-value="file:///home/user/books/reading/cm-materials/12/www.math.chalmers.se/Math/Grundutb/GU/MMG610/V16/040604_MAN240.pdf" calcext:value-type="string">
            <text:p>file:///home/user/books/reading/cm-materials/12/www.math.chalmers.se/Math/Grundutb/GU/MMG610/V16/040604_MAN24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0115_TMA055.pdf&quot;)" office:value-type="string" office:string-value="file:///home/user/books/reading/cm-materials/12/www.math.chalmers.se/Math/Grundutb/GU/MMG610/V16/050115_TMA055.pdf" calcext:value-type="string">
            <text:p>file:///home/user/books/reading/cm-materials/12/www.math.chalmers.se/Math/Grundutb/GU/MMG610/V16/050115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51017_TMA055.pdf&quot;)" office:value-type="string" office:string-value="file:///home/user/books/reading/cm-materials/12/www.math.chalmers.se/Math/Grundutb/GU/MMG610/V16/051017_TMA055.pdf" calcext:value-type="string">
            <text:p>file:///home/user/books/reading/cm-materials/12/www.math.chalmers.se/Math/Grundutb/GU/MMG610/V16/051017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114_TMA055.pdf&quot;)" office:value-type="string" office:string-value="file:///home/user/books/reading/cm-materials/12/www.math.chalmers.se/Math/Grundutb/GU/MMG610/V16/060114_TMA055.pdf" calcext:value-type="string">
            <text:p>file:///home/user/books/reading/cm-materials/12/www.math.chalmers.se/Math/Grundutb/GU/MMG610/V16/060114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0829_TMA055.pdf&quot;)" office:value-type="string" office:string-value="file:///home/user/books/reading/cm-materials/12/www.math.chalmers.se/Math/Grundutb/GU/MMG610/V16/060829_TMA055.pdf" calcext:value-type="string">
            <text:p>file:///home/user/books/reading/cm-materials/12/www.math.chalmers.se/Math/Grundutb/GU/MMG610/V16/060829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61023_TMA055.pdf&quot;)" office:value-type="string" office:string-value="file:///home/user/books/reading/cm-materials/12/www.math.chalmers.se/Math/Grundutb/GU/MMG610/V16/061023_TMA055.pdf" calcext:value-type="string">
            <text:p>file:///home/user/books/reading/cm-materials/12/www.math.chalmers.se/Math/Grundutb/GU/MMG610/V16/061023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120_TMA055.pdf&quot;)" office:value-type="string" office:string-value="file:///home/user/books/reading/cm-materials/12/www.math.chalmers.se/Math/Grundutb/GU/MMG610/V16/070120_TMA055.pdf" calcext:value-type="string">
            <text:p>file:///home/user/books/reading/cm-materials/12/www.math.chalmers.se/Math/Grundutb/GU/MMG610/V16/070120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070821_TMA055.pdf&quot;)" office:value-type="string" office:string-value="file:///home/user/books/reading/cm-materials/12/www.math.chalmers.se/Math/Grundutb/GU/MMG610/V16/070821_TMA055.pdf" calcext:value-type="string">
            <text:p>file:///home/user/books/reading/cm-materials/12/www.math.chalmers.se/Math/Grundutb/GU/MMG610/V16/070821_TMA05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acit.pdf&quot;)" office:value-type="string" office:string-value="file:///home/user/books/reading/cm-materials/12/www.math.chalmers.se/Math/Grundutb/GU/MMG610/V16/chapter10_facit.pdf" calcext:value-type="string">
            <text:p>file:///home/user/books/reading/cm-materials/12/www.math.chalmers.se/Math/Grundutb/GU/MMG610/V16/chapter10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_figure1.pdf&quot;)" office:value-type="string" office:string-value="file:///home/user/books/reading/cm-materials/12/www.math.chalmers.se/Math/Grundutb/GU/MMG610/V16/chapter10_figure1.pdf" calcext:value-type="string">
            <text:p>file:///home/user/books/reading/cm-materials/12/www.math.chalmers.se/Math/Grundutb/GU/MMG610/V16/chapter10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0.pdf&quot;)" office:value-type="string" office:string-value="file:///home/user/books/reading/cm-materials/12/www.math.chalmers.se/Math/Grundutb/GU/MMG610/V16/chapter10.pdf" calcext:value-type="string">
            <text:p>file:///home/user/books/reading/cm-materials/12/www.math.chalmers.se/Math/Grundutb/GU/MMG610/V16/chapter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_facit.pdf&quot;)" office:value-type="string" office:string-value="file:///home/user/books/reading/cm-materials/12/www.math.chalmers.se/Math/Grundutb/GU/MMG610/V16/chapter11_facit.pdf" calcext:value-type="string">
            <text:p>file:///home/user/books/reading/cm-materials/12/www.math.chalmers.se/Math/Grundutb/GU/MMG610/V16/chapter1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1.pdf&quot;)" office:value-type="string" office:string-value="file:///home/user/books/reading/cm-materials/12/www.math.chalmers.se/Math/Grundutb/GU/MMG610/V16/chapter11.pdf" calcext:value-type="string">
            <text:p>file:///home/user/books/reading/cm-materials/12/www.math.chalmers.se/Math/Grundutb/GU/MMG610/V16/chapter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_facit.pdf&quot;)" office:value-type="string" office:string-value="file:///home/user/books/reading/cm-materials/12/www.math.chalmers.se/Math/Grundutb/GU/MMG610/V16/chapter12_facit.pdf" calcext:value-type="string">
            <text:p>file:///home/user/books/reading/cm-materials/12/www.math.chalmers.se/Math/Grundutb/GU/MMG610/V16/chapter1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2.pdf&quot;)" office:value-type="string" office:string-value="file:///home/user/books/reading/cm-materials/12/www.math.chalmers.se/Math/Grundutb/GU/MMG610/V16/chapter12.pdf" calcext:value-type="string">
            <text:p>file:///home/user/books/reading/cm-materials/12/www.math.chalmers.se/Math/Grundutb/GU/MMG610/V16/chapter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_figures.pdf&quot;)" office:value-type="string" office:string-value="file:///home/user/books/reading/cm-materials/12/www.math.chalmers.se/Math/Grundutb/GU/MMG610/V16/chapter15_facit_figures.pdf" calcext:value-type="string">
            <text:p>file:///home/user/books/reading/cm-materials/12/www.math.chalmers.se/Math/Grundutb/GU/MMG610/V16/chapter15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acit.pdf&quot;)" office:value-type="string" office:string-value="file:///home/user/books/reading/cm-materials/12/www.math.chalmers.se/Math/Grundutb/GU/MMG610/V16/chapter15_facit.pdf" calcext:value-type="string">
            <text:p>file:///home/user/books/reading/cm-materials/12/www.math.chalmers.se/Math/Grundutb/GU/MMG610/V16/chapter1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_figures.pdf&quot;)" office:value-type="string" office:string-value="file:///home/user/books/reading/cm-materials/12/www.math.chalmers.se/Math/Grundutb/GU/MMG610/V16/chapter15_figures.pdf" calcext:value-type="string">
            <text:p>file:///home/user/books/reading/cm-materials/12/www.math.chalmers.se/Math/Grundutb/GU/MMG610/V16/chapter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5.pdf&quot;)" office:value-type="string" office:string-value="file:///home/user/books/reading/cm-materials/12/www.math.chalmers.se/Math/Grundutb/GU/MMG610/V16/chapter15.pdf" calcext:value-type="string">
            <text:p>file:///home/user/books/reading/cm-materials/12/www.math.chalmers.se/Math/Grundutb/GU/MMG610/V16/chapter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_figures.pdf&quot;)" office:value-type="string" office:string-value="file:///home/user/books/reading/cm-materials/12/www.math.chalmers.se/Math/Grundutb/GU/MMG610/V16/chapter16_facit_figures.pdf" calcext:value-type="string">
            <text:p>file:///home/user/books/reading/cm-materials/12/www.math.chalmers.se/Math/Grundutb/GU/MMG610/V16/chapter1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acit.pdf&quot;)" office:value-type="string" office:string-value="file:///home/user/books/reading/cm-materials/12/www.math.chalmers.se/Math/Grundutb/GU/MMG610/V16/chapter16_facit.pdf" calcext:value-type="string">
            <text:p>file:///home/user/books/reading/cm-materials/12/www.math.chalmers.se/Math/Grundutb/GU/MMG610/V16/chapter1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_figures.pdf&quot;)" office:value-type="string" office:string-value="file:///home/user/books/reading/cm-materials/12/www.math.chalmers.se/Math/Grundutb/GU/MMG610/V16/chapter16_figures.pdf" calcext:value-type="string">
            <text:p>file:///home/user/books/reading/cm-materials/12/www.math.chalmers.se/Math/Grundutb/GU/MMG610/V16/chapter1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6.pdf&quot;)" office:value-type="string" office:string-value="file:///home/user/books/reading/cm-materials/12/www.math.chalmers.se/Math/Grundutb/GU/MMG610/V16/chapter16.pdf" calcext:value-type="string">
            <text:p>file:///home/user/books/reading/cm-materials/12/www.math.chalmers.se/Math/Grundutb/GU/MMG610/V16/chapter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acit.pdf&quot;)" office:value-type="string" office:string-value="file:///home/user/books/reading/cm-materials/12/www.math.chalmers.se/Math/Grundutb/GU/MMG610/V16/chapter17_facit.pdf" calcext:value-type="string">
            <text:p>file:///home/user/books/reading/cm-materials/12/www.math.chalmers.se/Math/Grundutb/GU/MMG610/V16/chapter17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_figures.pdf&quot;)" office:value-type="string" office:string-value="file:///home/user/books/reading/cm-materials/12/www.math.chalmers.se/Math/Grundutb/GU/MMG610/V16/chapter17_figures.pdf" calcext:value-type="string">
            <text:p>file:///home/user/books/reading/cm-materials/12/www.math.chalmers.se/Math/Grundutb/GU/MMG610/V16/chapter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7.pdf&quot;)" office:value-type="string" office:string-value="file:///home/user/books/reading/cm-materials/12/www.math.chalmers.se/Math/Grundutb/GU/MMG610/V16/chapter17.pdf" calcext:value-type="string">
            <text:p>file:///home/user/books/reading/cm-materials/12/www.math.chalmers.se/Math/Grundutb/GU/MMG610/V16/chapter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_figures.pdf&quot;)" office:value-type="string" office:string-value="file:///home/user/books/reading/cm-materials/12/www.math.chalmers.se/Math/Grundutb/GU/MMG610/V16/chapter18_facit_figures.pdf" calcext:value-type="string">
            <text:p>file:///home/user/books/reading/cm-materials/12/www.math.chalmers.se/Math/Grundutb/GU/MMG610/V16/chapter18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acit.pdf&quot;)" office:value-type="string" office:string-value="file:///home/user/books/reading/cm-materials/12/www.math.chalmers.se/Math/Grundutb/GU/MMG610/V16/chapter18_facit.pdf" calcext:value-type="string">
            <text:p>file:///home/user/books/reading/cm-materials/12/www.math.chalmers.se/Math/Grundutb/GU/MMG610/V16/chapter18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_figures.pdf&quot;)" office:value-type="string" office:string-value="file:///home/user/books/reading/cm-materials/12/www.math.chalmers.se/Math/Grundutb/GU/MMG610/V16/chapter18_figures.pdf" calcext:value-type="string">
            <text:p>file:///home/user/books/reading/cm-materials/12/www.math.chalmers.se/Math/Grundutb/GU/MMG610/V16/chapter18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8.pdf&quot;)" office:value-type="string" office:string-value="file:///home/user/books/reading/cm-materials/12/www.math.chalmers.se/Math/Grundutb/GU/MMG610/V16/chapter18.pdf" calcext:value-type="string">
            <text:p>file:///home/user/books/reading/cm-materials/12/www.math.chalmers.se/Math/Grundutb/GU/MMG610/V16/chapter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_facit.pdf&quot;)" office:value-type="string" office:string-value="file:///home/user/books/reading/cm-materials/12/www.math.chalmers.se/Math/Grundutb/GU/MMG610/V16/chapter19_facit.pdf" calcext:value-type="string">
            <text:p>file:///home/user/books/reading/cm-materials/12/www.math.chalmers.se/Math/Grundutb/GU/MMG610/V16/chapter19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19.pdf&quot;)" office:value-type="string" office:string-value="file:///home/user/books/reading/cm-materials/12/www.math.chalmers.se/Math/Grundutb/GU/MMG610/V16/chapter19.pdf" calcext:value-type="string">
            <text:p>file:///home/user/books/reading/cm-materials/12/www.math.chalmers.se/Math/Grundutb/GU/MMG610/V16/chapter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_facit.pdf&quot;)" office:value-type="string" office:string-value="file:///home/user/books/reading/cm-materials/12/www.math.chalmers.se/Math/Grundutb/GU/MMG610/V16/chapter25_facit.pdf" calcext:value-type="string">
            <text:p>file:///home/user/books/reading/cm-materials/12/www.math.chalmers.se/Math/Grundutb/GU/MMG610/V16/chapter2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25.pdf&quot;)" office:value-type="string" office:string-value="file:///home/user/books/reading/cm-materials/12/www.math.chalmers.se/Math/Grundutb/GU/MMG610/V16/chapter25.pdf" calcext:value-type="string">
            <text:p>file:///home/user/books/reading/cm-materials/12/www.math.chalmers.se/Math/Grundutb/GU/MMG610/V16/chapter2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_facit.pdf&quot;)" office:value-type="string" office:string-value="file:///home/user/books/reading/cm-materials/12/www.math.chalmers.se/Math/Grundutb/GU/MMG610/V16/chapter5_facit.pdf" calcext:value-type="string">
            <text:p>file:///home/user/books/reading/cm-materials/12/www.math.chalmers.se/Math/Grundutb/GU/MMG610/V16/chapter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5.pdf&quot;)" office:value-type="string" office:string-value="file:///home/user/books/reading/cm-materials/12/www.math.chalmers.se/Math/Grundutb/GU/MMG610/V16/chapter5.pdf" calcext:value-type="string">
            <text:p>file:///home/user/books/reading/cm-materials/12/www.math.chalmers.se/Math/Grundutb/GU/MMG610/V16/chapter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_facit.pdf&quot;)" office:value-type="string" office:string-value="file:///home/user/books/reading/cm-materials/12/www.math.chalmers.se/Math/Grundutb/GU/MMG610/V16/chapter6_facit.pdf" calcext:value-type="string">
            <text:p>file:///home/user/books/reading/cm-materials/12/www.math.chalmers.se/Math/Grundutb/GU/MMG610/V16/chapter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chapter6.pdf&quot;)" office:value-type="string" office:string-value="file:///home/user/books/reading/cm-materials/12/www.math.chalmers.se/Math/Grundutb/GU/MMG610/V16/chapter6.pdf" calcext:value-type="string">
            <text:p>file:///home/user/books/reading/cm-materials/12/www.math.chalmers.se/Math/Grundutb/GU/MMG610/V16/chapter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_figure.pdf&quot;)" office:value-type="string" office:string-value="file:///home/user/books/reading/cm-materials/12/www.math.chalmers.se/Math/Grundutb/GU/MMG610/V16/lecture10_figure.pdf" calcext:value-type="string">
            <text:p>file:///home/user/books/reading/cm-materials/12/www.math.chalmers.se/Math/Grundutb/GU/MMG610/V16/lecture10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0.pdf&quot;)" office:value-type="string" office:string-value="file:///home/user/books/reading/cm-materials/12/www.math.chalmers.se/Math/Grundutb/GU/MMG610/V16/lecture10.pdf" calcext:value-type="string">
            <text:p>file:///home/user/books/reading/cm-materials/12/www.math.chalmers.se/Math/Grundutb/GU/MMG610/V16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_figure.pdf&quot;)" office:value-type="string" office:string-value="file:///home/user/books/reading/cm-materials/12/www.math.chalmers.se/Math/Grundutb/GU/MMG610/V16/lecture11_figure.pdf" calcext:value-type="string">
            <text:p>file:///home/user/books/reading/cm-materials/12/www.math.chalmers.se/Math/Grundutb/GU/MMG610/V16/lecture11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1.pdf&quot;)" office:value-type="string" office:string-value="file:///home/user/books/reading/cm-materials/12/www.math.chalmers.se/Math/Grundutb/GU/MMG610/V16/lecture11.pdf" calcext:value-type="string">
            <text:p>file:///home/user/books/reading/cm-materials/12/www.math.chalmers.se/Math/Grundutb/GU/MMG610/V16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2.pdf&quot;)" office:value-type="string" office:string-value="file:///home/user/books/reading/cm-materials/12/www.math.chalmers.se/Math/Grundutb/GU/MMG610/V16/lecture12.pdf" calcext:value-type="string">
            <text:p>file:///home/user/books/reading/cm-materials/12/www.math.chalmers.se/Math/Grundutb/GU/MMG610/V16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_figures.pdf&quot;)" office:value-type="string" office:string-value="file:///home/user/books/reading/cm-materials/12/www.math.chalmers.se/Math/Grundutb/GU/MMG610/V16/lecture13_figures.pdf" calcext:value-type="string">
            <text:p>file:///home/user/books/reading/cm-materials/12/www.math.chalmers.se/Math/Grundutb/GU/MMG610/V16/lecture13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3.pdf&quot;)" office:value-type="string" office:string-value="file:///home/user/books/reading/cm-materials/12/www.math.chalmers.se/Math/Grundutb/GU/MMG610/V16/lecture13.pdf" calcext:value-type="string">
            <text:p>file:///home/user/books/reading/cm-materials/12/www.math.chalmers.se/Math/Grundutb/GU/MMG610/V16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_figures.pdf&quot;)" office:value-type="string" office:string-value="file:///home/user/books/reading/cm-materials/12/www.math.chalmers.se/Math/Grundutb/GU/MMG610/V16/lecture14_figures.pdf" calcext:value-type="string">
            <text:p>file:///home/user/books/reading/cm-materials/12/www.math.chalmers.se/Math/Grundutb/GU/MMG610/V16/lecture1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4.pdf&quot;)" office:value-type="string" office:string-value="file:///home/user/books/reading/cm-materials/12/www.math.chalmers.se/Math/Grundutb/GU/MMG610/V16/lecture14.pdf" calcext:value-type="string">
            <text:p>file:///home/user/books/reading/cm-materials/12/www.math.chalmers.se/Math/Grundutb/GU/MMG610/V16/lecture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_figures.pdf&quot;)" office:value-type="string" office:string-value="file:///home/user/books/reading/cm-materials/12/www.math.chalmers.se/Math/Grundutb/GU/MMG610/V16/lecture15_figures.pdf" calcext:value-type="string">
            <text:p>file:///home/user/books/reading/cm-materials/12/www.math.chalmers.se/Math/Grundutb/GU/MMG610/V16/lecture1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5.pdf&quot;)" office:value-type="string" office:string-value="file:///home/user/books/reading/cm-materials/12/www.math.chalmers.se/Math/Grundutb/GU/MMG610/V16/lecture15.pdf" calcext:value-type="string">
            <text:p>file:///home/user/books/reading/cm-materials/12/www.math.chalmers.se/Math/Grundutb/GU/MMG610/V16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6.pdf&quot;)" office:value-type="string" office:string-value="file:///home/user/books/reading/cm-materials/12/www.math.chalmers.se/Math/Grundutb/GU/MMG610/V16/lecture16.pdf" calcext:value-type="string">
            <text:p>file:///home/user/books/reading/cm-materials/12/www.math.chalmers.se/Math/Grundutb/GU/MMG610/V16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_figures.pdf&quot;)" office:value-type="string" office:string-value="file:///home/user/books/reading/cm-materials/12/www.math.chalmers.se/Math/Grundutb/GU/MMG610/V16/lecture17_figures.pdf" calcext:value-type="string">
            <text:p>file:///home/user/books/reading/cm-materials/12/www.math.chalmers.se/Math/Grundutb/GU/MMG610/V16/lecture17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7.pdf&quot;)" office:value-type="string" office:string-value="file:///home/user/books/reading/cm-materials/12/www.math.chalmers.se/Math/Grundutb/GU/MMG610/V16/lecture17.pdf" calcext:value-type="string">
            <text:p>file:///home/user/books/reading/cm-materials/12/www.math.chalmers.se/Math/Grundutb/GU/MMG610/V16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8.pdf&quot;)" office:value-type="string" office:string-value="file:///home/user/books/reading/cm-materials/12/www.math.chalmers.se/Math/Grundutb/GU/MMG610/V16/lecture18.pdf" calcext:value-type="string">
            <text:p>file:///home/user/books/reading/cm-materials/12/www.math.chalmers.se/Math/Grundutb/GU/MMG610/V16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9.pdf&quot;)" office:value-type="string" office:string-value="file:///home/user/books/reading/cm-materials/12/www.math.chalmers.se/Math/Grundutb/GU/MMG610/V16/lecture19.pdf" calcext:value-type="string">
            <text:p>file:///home/user/books/reading/cm-materials/12/www.math.chalmers.se/Math/Grundutb/GU/MMG610/V16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1.pdf&quot;)" office:value-type="string" office:string-value="file:///home/user/books/reading/cm-materials/12/www.math.chalmers.se/Math/Grundutb/GU/MMG610/V16/lecture1.pdf" calcext:value-type="string">
            <text:p>file:///home/user/books/reading/cm-materials/12/www.math.chalmers.se/Math/Grundutb/GU/MMG610/V16/lect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_figures.pdf&quot;)" office:value-type="string" office:string-value="file:///home/user/books/reading/cm-materials/12/www.math.chalmers.se/Math/Grundutb/GU/MMG610/V16/lecture20_figures.pdf" calcext:value-type="string">
            <text:p>file:///home/user/books/reading/cm-materials/12/www.math.chalmers.se/Math/Grundutb/GU/MMG610/V16/lecture20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0.pdf&quot;)" office:value-type="string" office:string-value="file:///home/user/books/reading/cm-materials/12/www.math.chalmers.se/Math/Grundutb/GU/MMG610/V16/lecture20.pdf" calcext:value-type="string">
            <text:p>file:///home/user/books/reading/cm-materials/12/www.math.chalmers.se/Math/Grundutb/GU/MMG610/V16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2.pdf&quot;)" office:value-type="string" office:string-value="file:///home/user/books/reading/cm-materials/12/www.math.chalmers.se/Math/Grundutb/GU/MMG610/V16/lecture2.pdf" calcext:value-type="string">
            <text:p>file:///home/user/books/reading/cm-materials/12/www.math.chalmers.se/Math/Grundutb/GU/MMG610/V16/lect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3.pdf&quot;)" office:value-type="string" office:string-value="file:///home/user/books/reading/cm-materials/12/www.math.chalmers.se/Math/Grundutb/GU/MMG610/V16/lecture3.pdf" calcext:value-type="string">
            <text:p>file:///home/user/books/reading/cm-materials/12/www.math.chalmers.se/Math/Grundutb/GU/MMG610/V16/lecture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4.pdf&quot;)" office:value-type="string" office:string-value="file:///home/user/books/reading/cm-materials/12/www.math.chalmers.se/Math/Grundutb/GU/MMG610/V16/lecture4.pdf" calcext:value-type="string">
            <text:p>file:///home/user/books/reading/cm-materials/12/www.math.chalmers.se/Math/Grundutb/GU/MMG610/V16/lecture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5.pdf&quot;)" office:value-type="string" office:string-value="file:///home/user/books/reading/cm-materials/12/www.math.chalmers.se/Math/Grundutb/GU/MMG610/V16/lecture5.pdf" calcext:value-type="string">
            <text:p>file:///home/user/books/reading/cm-materials/12/www.math.chalmers.se/Math/Grundutb/GU/MMG610/V16/lecture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6.pdf&quot;)" office:value-type="string" office:string-value="file:///home/user/books/reading/cm-materials/12/www.math.chalmers.se/Math/Grundutb/GU/MMG610/V16/lecture6.pdf" calcext:value-type="string">
            <text:p>file:///home/user/books/reading/cm-materials/12/www.math.chalmers.se/Math/Grundutb/GU/MMG610/V16/lecture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_figure.pdf&quot;)" office:value-type="string" office:string-value="file:///home/user/books/reading/cm-materials/12/www.math.chalmers.se/Math/Grundutb/GU/MMG610/V16/lecture7_figure.pdf" calcext:value-type="string">
            <text:p>file:///home/user/books/reading/cm-materials/12/www.math.chalmers.se/Math/Grundutb/GU/MMG610/V16/lecture7_figur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7.pdf&quot;)" office:value-type="string" office:string-value="file:///home/user/books/reading/cm-materials/12/www.math.chalmers.se/Math/Grundutb/GU/MMG610/V16/lecture7.pdf" calcext:value-type="string">
            <text:p>file:///home/user/books/reading/cm-materials/12/www.math.chalmers.se/Math/Grundutb/GU/MMG610/V16/lecture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1.pdf&quot;)" office:value-type="string" office:string-value="file:///home/user/books/reading/cm-materials/12/www.math.chalmers.se/Math/Grundutb/GU/MMG610/V16/lecture8_figure1.pdf" calcext:value-type="string">
            <text:p>file:///home/user/books/reading/cm-materials/12/www.math.chalmers.se/Math/Grundutb/GU/MMG610/V16/lecture8_figure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_figure2.pdf&quot;)" office:value-type="string" office:string-value="file:///home/user/books/reading/cm-materials/12/www.math.chalmers.se/Math/Grundutb/GU/MMG610/V16/lecture8_figure2.pdf" calcext:value-type="string">
            <text:p>file:///home/user/books/reading/cm-materials/12/www.math.chalmers.se/Math/Grundutb/GU/MMG610/V16/lecture8_figure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8.pdf&quot;)" office:value-type="string" office:string-value="file:///home/user/books/reading/cm-materials/12/www.math.chalmers.se/Math/Grundutb/GU/MMG610/V16/lecture8.pdf" calcext:value-type="string">
            <text:p>file:///home/user/books/reading/cm-materials/12/www.math.chalmers.se/Math/Grundutb/GU/MMG610/V16/lecture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lecture9.pdf&quot;)" office:value-type="string" office:string-value="file:///home/user/books/reading/cm-materials/12/www.math.chalmers.se/Math/Grundutb/GU/MMG610/V16/lecture9.pdf" calcext:value-type="string">
            <text:p>file:///home/user/books/reading/cm-materials/12/www.math.chalmers.se/Math/Grundutb/GU/MMG610/V16/lecture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_facit.pdf&quot;)" office:value-type="string" office:string-value="file:///home/user/books/reading/cm-materials/12/www.math.chalmers.se/Math/Grundutb/GU/MMG610/V16/ovning1_facit.pdf" calcext:value-type="string">
            <text:p>file:///home/user/books/reading/cm-materials/12/www.math.chalmers.se/Math/Grundutb/GU/MMG610/V16/ovning1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1.pdf&quot;)" office:value-type="string" office:string-value="file:///home/user/books/reading/cm-materials/12/www.math.chalmers.se/Math/Grundutb/GU/MMG610/V16/ovning1.pdf" calcext:value-type="string">
            <text:p>file:///home/user/books/reading/cm-materials/12/www.math.chalmers.se/Math/Grundutb/GU/MMG610/V16/ovning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_facit.pdf&quot;)" office:value-type="string" office:string-value="file:///home/user/books/reading/cm-materials/12/www.math.chalmers.se/Math/Grundutb/GU/MMG610/V16/ovning2_facit.pdf" calcext:value-type="string">
            <text:p>file:///home/user/books/reading/cm-materials/12/www.math.chalmers.se/Math/Grundutb/GU/MMG610/V16/ovning2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2.pdf&quot;)" office:value-type="string" office:string-value="file:///home/user/books/reading/cm-materials/12/www.math.chalmers.se/Math/Grundutb/GU/MMG610/V16/ovning2.pdf" calcext:value-type="string">
            <text:p>file:///home/user/books/reading/cm-materials/12/www.math.chalmers.se/Math/Grundutb/GU/MMG610/V16/ovning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_figures.pdf&quot;)" office:value-type="string" office:string-value="file:///home/user/books/reading/cm-materials/12/www.math.chalmers.se/Math/Grundutb/GU/MMG610/V16/ovning4_facit_figures.pdf" calcext:value-type="string">
            <text:p>file:///home/user/books/reading/cm-materials/12/www.math.chalmers.se/Math/Grundutb/GU/MMG610/V16/ovning4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acit.pdf&quot;)" office:value-type="string" office:string-value="file:///home/user/books/reading/cm-materials/12/www.math.chalmers.se/Math/Grundutb/GU/MMG610/V16/ovning4_facit.pdf" calcext:value-type="string">
            <text:p>file:///home/user/books/reading/cm-materials/12/www.math.chalmers.se/Math/Grundutb/GU/MMG610/V16/ovning4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_figures.pdf&quot;)" office:value-type="string" office:string-value="file:///home/user/books/reading/cm-materials/12/www.math.chalmers.se/Math/Grundutb/GU/MMG610/V16/ovning4_figures.pdf" calcext:value-type="string">
            <text:p>file:///home/user/books/reading/cm-materials/12/www.math.chalmers.se/Math/Grundutb/GU/MMG610/V16/ovning4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4.pdf&quot;)" office:value-type="string" office:string-value="file:///home/user/books/reading/cm-materials/12/www.math.chalmers.se/Math/Grundutb/GU/MMG610/V16/ovning4.pdf" calcext:value-type="string">
            <text:p>file:///home/user/books/reading/cm-materials/12/www.math.chalmers.se/Math/Grundutb/GU/MMG610/V16/ovning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acit.pdf&quot;)" office:value-type="string" office:string-value="file:///home/user/books/reading/cm-materials/12/www.math.chalmers.se/Math/Grundutb/GU/MMG610/V16/ovning5_facit.pdf" calcext:value-type="string">
            <text:p>file:///home/user/books/reading/cm-materials/12/www.math.chalmers.se/Math/Grundutb/GU/MMG610/V16/ovning5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_figures.pdf&quot;)" office:value-type="string" office:string-value="file:///home/user/books/reading/cm-materials/12/www.math.chalmers.se/Math/Grundutb/GU/MMG610/V16/ovning5_figures.pdf" calcext:value-type="string">
            <text:p>file:///home/user/books/reading/cm-materials/12/www.math.chalmers.se/Math/Grundutb/GU/MMG610/V16/ovning5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5.pdf&quot;)" office:value-type="string" office:string-value="file:///home/user/books/reading/cm-materials/12/www.math.chalmers.se/Math/Grundutb/GU/MMG610/V16/ovning5.pdf" calcext:value-type="string">
            <text:p>file:///home/user/books/reading/cm-materials/12/www.math.chalmers.se/Math/Grundutb/GU/MMG610/V16/ovning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_figures.pdf&quot;)" office:value-type="string" office:string-value="file:///home/user/books/reading/cm-materials/12/www.math.chalmers.se/Math/Grundutb/GU/MMG610/V16/ovning6_facit_figures.pdf" calcext:value-type="string">
            <text:p>file:///home/user/books/reading/cm-materials/12/www.math.chalmers.se/Math/Grundutb/GU/MMG610/V16/ovning6_facit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acit.pdf&quot;)" office:value-type="string" office:string-value="file:///home/user/books/reading/cm-materials/12/www.math.chalmers.se/Math/Grundutb/GU/MMG610/V16/ovning6_facit.pdf" calcext:value-type="string">
            <text:p>file:///home/user/books/reading/cm-materials/12/www.math.chalmers.se/Math/Grundutb/GU/MMG610/V16/ovning6_faci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_figures.pdf&quot;)" office:value-type="string" office:string-value="file:///home/user/books/reading/cm-materials/12/www.math.chalmers.se/Math/Grundutb/GU/MMG610/V16/ovning6_figures.pdf" calcext:value-type="string">
            <text:p>file:///home/user/books/reading/cm-materials/12/www.math.chalmers.se/Math/Grundutb/GU/MMG610/V16/ovning6_figur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ovning6.pdf&quot;)" office:value-type="string" office:string-value="file:///home/user/books/reading/cm-materials/12/www.math.chalmers.se/Math/Grundutb/GU/MMG610/V16/ovning6.pdf" calcext:value-type="string">
            <text:p>file:///home/user/books/reading/cm-materials/12/www.math.chalmers.se/Math/Grundutb/GU/MMG610/V16/ovning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reqthms.pdf&quot;)" office:value-type="string" office:string-value="file:///home/user/books/reading/cm-materials/12/www.math.chalmers.se/Math/Grundutb/GU/MMG610/V16/reqthms.pdf" calcext:value-type="string">
            <text:p>file:///home/user/books/reading/cm-materials/12/www.math.chalmers.se/Math/Grundutb/GU/MMG610/V16/reqthm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figur.pdf&quot;)" office:value-type="string" office:string-value="file:///home/user/books/reading/cm-materials/12/www.math.chalmers.se/Math/Grundutb/GU/MMG610/V16/tenta040117_figur.pdf" calcext:value-type="string">
            <text:p>file:///home/user/books/reading/cm-materials/12/www.math.chalmers.se/Math/Grundutb/GU/MMG610/V16/tenta040117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.pdf&quot;)" office:value-type="string" office:string-value="file:///home/user/books/reading/cm-materials/12/www.math.chalmers.se/Math/Grundutb/GU/MMG610/V16/tenta040117.pdf" calcext:value-type="string">
            <text:p>file:///home/user/books/reading/cm-materials/12/www.math.chalmers.se/Math/Grundutb/GU/MMG610/V16/tenta0401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117_sols_figurer.pdf&quot;)" office:value-type="string" office:string-value="file:///home/user/books/reading/cm-materials/12/www.math.chalmers.se/Math/Grundutb/GU/MMG610/V16/tenta040117_sols_figurer.pdf" calcext:value-type="string">
            <text:p>file:///home/user/books/reading/cm-materials/12/www.math.chalmers.se/Math/Grundutb/GU/MMG610/V16/tenta040117_sols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.pdf&quot;)" office:value-type="string" office:string-value="file:///home/user/books/reading/cm-materials/12/www.math.chalmers.se/Math/Grundutb/GU/MMG610/V16/tenta040614.pdf" calcext:value-type="string">
            <text:p>file:///home/user/books/reading/cm-materials/12/www.math.chalmers.se/Math/Grundutb/GU/MMG610/V16/tenta0406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040614_sols.pdf&quot;)" office:value-type="string" office:string-value="file:///home/user/books/reading/cm-materials/12/www.math.chalmers.se/Math/Grundutb/GU/MMG610/V16/tenta040614_sols.pdf" calcext:value-type="string">
            <text:p>file:///home/user/books/reading/cm-materials/12/www.math.chalmers.se/Math/Grundutb/GU/MMG610/V16/tenta040614_sol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figur.pdf&quot;)" office:value-type="string" office:string-value="file:///home/user/books/reading/cm-materials/12/www.math.chalmers.se/Math/Grundutb/GU/MMG610/V16/tenta160601_figur.pdf" calcext:value-type="string">
            <text:p>file:///home/user/books/reading/cm-materials/12/www.math.chalmers.se/Math/Grundutb/GU/MMG610/V16/tenta160601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losningar_figurer.pdf&quot;)" office:value-type="string" office:string-value="file:///home/user/books/reading/cm-materials/12/www.math.chalmers.se/Math/Grundutb/GU/MMG610/V16/tenta160601_losningar_figurer.pdf" calcext:value-type="string">
            <text:p>file:///home/user/books/reading/cm-materials/12/www.math.chalmers.se/Math/Grundutb/GU/MMG610/V16/tenta160601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601_med_losningar.pdf&quot;)" office:value-type="string" office:string-value="file:///home/user/books/reading/cm-materials/12/www.math.chalmers.se/Math/Grundutb/GU/MMG610/V16/tenta160601_med_losningar.pdf" calcext:value-type="string">
            <text:p>file:///home/user/books/reading/cm-materials/12/www.math.chalmers.se/Math/Grundutb/GU/MMG610/V16/tenta160601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figur.pdf&quot;)" office:value-type="string" office:string-value="file:///home/user/books/reading/cm-materials/12/www.math.chalmers.se/Math/Grundutb/GU/MMG610/V16/tenta160819_figur.pdf" calcext:value-type="string">
            <text:p>file:///home/user/books/reading/cm-materials/12/www.math.chalmers.se/Math/Grundutb/GU/MMG610/V16/tenta160819_figu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losningar_figurer.pdf&quot;)" office:value-type="string" office:string-value="file:///home/user/books/reading/cm-materials/12/www.math.chalmers.se/Math/Grundutb/GU/MMG610/V16/tenta160819_losningar_figurer.pdf" calcext:value-type="string">
            <text:p>file:///home/user/books/reading/cm-materials/12/www.math.chalmers.se/Math/Grundutb/GU/MMG610/V16/tenta160819_losningar_figure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60819_med_losningar.pdf&quot;)" office:value-type="string" office:string-value="file:///home/user/books/reading/cm-materials/12/www.math.chalmers.se/Math/Grundutb/GU/MMG610/V16/tenta160819_med_losningar.pdf" calcext:value-type="string">
            <text:p>file:///home/user/books/reading/cm-materials/12/www.math.chalmers.se/Math/Grundutb/GU/MMG610/V16/tenta160819_med_losninga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180415.pdf&quot;)" office:value-type="string" office:string-value="file:///home/user/books/reading/cm-materials/12/www.math.chalmers.se/Math/Grundutb/GU/MMG610/V16/tenta180415.pdf" calcext:value-type="string">
            <text:p>file:///home/user/books/reading/cm-materials/12/www.math.chalmers.se/Math/Grundutb/GU/MMG610/V16/tenta1804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2/www.math.chalmers.se/Math/Grundutb/GU/MMG610/V16/tenta300814.pdf&quot;)" office:value-type="string" office:string-value="file:///home/user/books/reading/cm-materials/12/www.math.chalmers.se/Math/Grundutb/GU/MMG610/V16/tenta300814.pdf" calcext:value-type="string">
            <text:p>file:///home/user/books/reading/cm-materials/12/www.math.chalmers.se/Math/Grundutb/GU/MMG610/V16/tenta3008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05.pdf&quot;)" office:value-type="string" office:string-value="file:///home/user/books/reading/cm-materials/13/www.cip.ifi.lmu.de/~grinberg/t/18f/5705-2018-09-05.pdf" calcext:value-type="string">
            <text:p>file:///home/user/books/reading/cm-materials/13/www.cip.ifi.lmu.de/~grinberg/t/18f/5705-2018-09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0.pdf&quot;)" office:value-type="string" office:string-value="file:///home/user/books/reading/cm-materials/13/www.cip.ifi.lmu.de/~grinberg/t/18f/5705-2018-09-10.pdf" calcext:value-type="string">
            <text:p>file:///home/user/books/reading/cm-materials/13/www.cip.ifi.lmu.de/~grinberg/t/18f/5705-2018-09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2.pdf&quot;)" office:value-type="string" office:string-value="file:///home/user/books/reading/cm-materials/13/www.cip.ifi.lmu.de/~grinberg/t/18f/5705-2018-09-12.pdf" calcext:value-type="string">
            <text:p>file:///home/user/books/reading/cm-materials/13/www.cip.ifi.lmu.de/~grinberg/t/18f/5705-2018-09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7.pdf&quot;)" office:value-type="string" office:string-value="file:///home/user/books/reading/cm-materials/13/www.cip.ifi.lmu.de/~grinberg/t/18f/5705-2018-09-17.pdf" calcext:value-type="string">
            <text:p>file:///home/user/books/reading/cm-materials/13/www.cip.ifi.lmu.de/~grinberg/t/18f/5705-2018-09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19.pdf&quot;)" office:value-type="string" office:string-value="file:///home/user/books/reading/cm-materials/13/www.cip.ifi.lmu.de/~grinberg/t/18f/5705-2018-09-19.pdf" calcext:value-type="string">
            <text:p>file:///home/user/books/reading/cm-materials/13/www.cip.ifi.lmu.de/~grinberg/t/18f/5705-2018-09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4.pdf&quot;)" office:value-type="string" office:string-value="file:///home/user/books/reading/cm-materials/13/www.cip.ifi.lmu.de/~grinberg/t/18f/5705-2018-09-24.pdf" calcext:value-type="string">
            <text:p>file:///home/user/books/reading/cm-materials/13/www.cip.ifi.lmu.de/~grinberg/t/18f/5705-2018-09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09-26.pdf&quot;)" office:value-type="string" office:string-value="file:///home/user/books/reading/cm-materials/13/www.cip.ifi.lmu.de/~grinberg/t/18f/5705-2018-09-26.pdf" calcext:value-type="string">
            <text:p>file:///home/user/books/reading/cm-materials/13/www.cip.ifi.lmu.de/~grinberg/t/18f/5705-2018-09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1.pdf&quot;)" office:value-type="string" office:string-value="file:///home/user/books/reading/cm-materials/13/www.cip.ifi.lmu.de/~grinberg/t/18f/5705-2018-10-01.pdf" calcext:value-type="string">
            <text:p>file:///home/user/books/reading/cm-materials/13/www.cip.ifi.lmu.de/~grinberg/t/18f/5705-2018-10-0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3.pdf&quot;)" office:value-type="string" office:string-value="file:///home/user/books/reading/cm-materials/13/www.cip.ifi.lmu.de/~grinberg/t/18f/5705-2018-10-03.pdf" calcext:value-type="string">
            <text:p>file:///home/user/books/reading/cm-materials/13/www.cip.ifi.lmu.de/~grinberg/t/18f/5705-2018-10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08.pdf&quot;)" office:value-type="string" office:string-value="file:///home/user/books/reading/cm-materials/13/www.cip.ifi.lmu.de/~grinberg/t/18f/5705-2018-10-08.pdf" calcext:value-type="string">
            <text:p>file:///home/user/books/reading/cm-materials/13/www.cip.ifi.lmu.de/~grinberg/t/18f/5705-2018-10-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0.pdf&quot;)" office:value-type="string" office:string-value="file:///home/user/books/reading/cm-materials/13/www.cip.ifi.lmu.de/~grinberg/t/18f/5705-2018-10-10.pdf" calcext:value-type="string">
            <text:p>file:///home/user/books/reading/cm-materials/13/www.cip.ifi.lmu.de/~grinberg/t/18f/5705-2018-10-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5-sh.pdf&quot;)" office:value-type="string" office:string-value="file:///home/user/books/reading/cm-materials/13/www.cip.ifi.lmu.de/~grinberg/t/18f/5705-2018-10-15-sh.pdf" calcext:value-type="string">
            <text:p>file:///home/user/books/reading/cm-materials/13/www.cip.ifi.lmu.de/~grinberg/t/18f/5705-2018-10-15-sh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17.pdf&quot;)" office:value-type="string" office:string-value="file:///home/user/books/reading/cm-materials/13/www.cip.ifi.lmu.de/~grinberg/t/18f/5705-2018-10-17.pdf" calcext:value-type="string">
            <text:p>file:///home/user/books/reading/cm-materials/13/www.cip.ifi.lmu.de/~grinberg/t/18f/5705-2018-10-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2.pdf&quot;)" office:value-type="string" office:string-value="file:///home/user/books/reading/cm-materials/13/www.cip.ifi.lmu.de/~grinberg/t/18f/5705-2018-10-22.pdf" calcext:value-type="string">
            <text:p>file:///home/user/books/reading/cm-materials/13/www.cip.ifi.lmu.de/~grinberg/t/18f/5705-2018-10-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4.pdf&quot;)" office:value-type="string" office:string-value="file:///home/user/books/reading/cm-materials/13/www.cip.ifi.lmu.de/~grinberg/t/18f/5705-2018-10-24.pdf" calcext:value-type="string">
            <text:p>file:///home/user/books/reading/cm-materials/13/www.cip.ifi.lmu.de/~grinberg/t/18f/5705-2018-10-2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29.pdf&quot;)" office:value-type="string" office:string-value="file:///home/user/books/reading/cm-materials/13/www.cip.ifi.lmu.de/~grinberg/t/18f/5705-2018-10-29.pdf" calcext:value-type="string">
            <text:p>file:///home/user/books/reading/cm-materials/13/www.cip.ifi.lmu.de/~grinberg/t/18f/5705-2018-10-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0-31.pdf&quot;)" office:value-type="string" office:string-value="file:///home/user/books/reading/cm-materials/13/www.cip.ifi.lmu.de/~grinberg/t/18f/5705-2018-10-31.pdf" calcext:value-type="string">
            <text:p>file:///home/user/books/reading/cm-materials/13/www.cip.ifi.lmu.de/~grinberg/t/18f/5705-2018-10-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5.pdf&quot;)" office:value-type="string" office:string-value="file:///home/user/books/reading/cm-materials/13/www.cip.ifi.lmu.de/~grinberg/t/18f/5705-2018-11-05.pdf" calcext:value-type="string">
            <text:p>file:///home/user/books/reading/cm-materials/13/www.cip.ifi.lmu.de/~grinberg/t/18f/5705-2018-11-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07-vr.pdf&quot;)" office:value-type="string" office:string-value="file:///home/user/books/reading/cm-materials/13/www.cip.ifi.lmu.de/~grinberg/t/18f/5705-2018-11-07-vr.pdf" calcext:value-type="string">
            <text:p>file:///home/user/books/reading/cm-materials/13/www.cip.ifi.lmu.de/~grinberg/t/18f/5705-2018-11-07-vr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2.pdf&quot;)" office:value-type="string" office:string-value="file:///home/user/books/reading/cm-materials/13/www.cip.ifi.lmu.de/~grinberg/t/18f/5705-2018-11-12.pdf" calcext:value-type="string">
            <text:p>file:///home/user/books/reading/cm-materials/13/www.cip.ifi.lmu.de/~grinberg/t/18f/5705-2018-11-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4.pdf&quot;)" office:value-type="string" office:string-value="file:///home/user/books/reading/cm-materials/13/www.cip.ifi.lmu.de/~grinberg/t/18f/5705-2018-11-14.pdf" calcext:value-type="string">
            <text:p>file:///home/user/books/reading/cm-materials/13/www.cip.ifi.lmu.de/~grinberg/t/18f/5705-2018-11-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19.pdf&quot;)" office:value-type="string" office:string-value="file:///home/user/books/reading/cm-materials/13/www.cip.ifi.lmu.de/~grinberg/t/18f/5705-2018-11-19.pdf" calcext:value-type="string">
            <text:p>file:///home/user/books/reading/cm-materials/13/www.cip.ifi.lmu.de/~grinberg/t/18f/5705-2018-11-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1.pdf&quot;)" office:value-type="string" office:string-value="file:///home/user/books/reading/cm-materials/13/www.cip.ifi.lmu.de/~grinberg/t/18f/5705-2018-11-21.pdf" calcext:value-type="string">
            <text:p>file:///home/user/books/reading/cm-materials/13/www.cip.ifi.lmu.de/~grinberg/t/18f/5705-2018-11-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6.pdf&quot;)" office:value-type="string" office:string-value="file:///home/user/books/reading/cm-materials/13/www.cip.ifi.lmu.de/~grinberg/t/18f/5705-2018-11-26.pdf" calcext:value-type="string">
            <text:p>file:///home/user/books/reading/cm-materials/13/www.cip.ifi.lmu.de/~grinberg/t/18f/5705-2018-11-2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1-28.pdf&quot;)" office:value-type="string" office:string-value="file:///home/user/books/reading/cm-materials/13/www.cip.ifi.lmu.de/~grinberg/t/18f/5705-2018-11-28.pdf" calcext:value-type="string">
            <text:p>file:///home/user/books/reading/cm-materials/13/www.cip.ifi.lmu.de/~grinberg/t/18f/5705-2018-11-2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5705-2018-12-03.pdf&quot;)" office:value-type="string" office:string-value="file:///home/user/books/reading/cm-materials/13/www.cip.ifi.lmu.de/~grinberg/t/18f/5705-2018-12-03.pdf" calcext:value-type="string">
            <text:p>file:///home/user/books/reading/cm-materials/13/www.cip.ifi.lmu.de/~grinberg/t/18f/5705-2018-12-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.pdf&quot;)" office:value-type="string" office:string-value="file:///home/user/books/reading/cm-materials/13/www.cip.ifi.lmu.de/~grinberg/t/18f/hw1.pdf" calcext:value-type="string">
            <text:p>file:///home/user/books/reading/cm-materials/13/www.cip.ifi.lmu.de/~grinberg/t/18f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1s.pdf&quot;)" office:value-type="string" office:string-value="file:///home/user/books/reading/cm-materials/13/www.cip.ifi.lmu.de/~grinberg/t/18f/hw1s.pdf" calcext:value-type="string">
            <text:p>file:///home/user/books/reading/cm-materials/13/www.cip.ifi.lmu.de/~grinberg/t/18f/hw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.pdf&quot;)" office:value-type="string" office:string-value="file:///home/user/books/reading/cm-materials/13/www.cip.ifi.lmu.de/~grinberg/t/18f/hw2.pdf" calcext:value-type="string">
            <text:p>file:///home/user/books/reading/cm-materials/13/www.cip.ifi.lmu.de/~grinberg/t/18f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2s.pdf&quot;)" office:value-type="string" office:string-value="file:///home/user/books/reading/cm-materials/13/www.cip.ifi.lmu.de/~grinberg/t/18f/hw2s.pdf" calcext:value-type="string">
            <text:p>file:///home/user/books/reading/cm-materials/13/www.cip.ifi.lmu.de/~grinberg/t/18f/hw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.pdf&quot;)" office:value-type="string" office:string-value="file:///home/user/books/reading/cm-materials/13/www.cip.ifi.lmu.de/~grinberg/t/18f/hw3.pdf" calcext:value-type="string">
            <text:p>file:///home/user/books/reading/cm-materials/13/www.cip.ifi.lmu.de/~grinberg/t/18f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3s.pdf&quot;)" office:value-type="string" office:string-value="file:///home/user/books/reading/cm-materials/13/www.cip.ifi.lmu.de/~grinberg/t/18f/hw3s.pdf" calcext:value-type="string">
            <text:p>file:///home/user/books/reading/cm-materials/13/www.cip.ifi.lmu.de/~grinberg/t/18f/hw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.pdf&quot;)" office:value-type="string" office:string-value="file:///home/user/books/reading/cm-materials/13/www.cip.ifi.lmu.de/~grinberg/t/18f/hw4.pdf" calcext:value-type="string">
            <text:p>file:///home/user/books/reading/cm-materials/13/www.cip.ifi.lmu.de/~grinberg/t/18f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-elafandi.pdf&quot;)" office:value-type="string" office:string-value="file:///home/user/books/reading/cm-materials/13/www.cip.ifi.lmu.de/~grinberg/t/18f/hw4s-elafandi.pdf" calcext:value-type="string">
            <text:p>file:///home/user/books/reading/cm-materials/13/www.cip.ifi.lmu.de/~grinberg/t/18f/hw4s-elafandi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4s.pdf&quot;)" office:value-type="string" office:string-value="file:///home/user/books/reading/cm-materials/13/www.cip.ifi.lmu.de/~grinberg/t/18f/hw4s.pdf" calcext:value-type="string">
            <text:p>file:///home/user/books/reading/cm-materials/13/www.cip.ifi.lmu.de/~grinberg/t/18f/hw4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5.pdf&quot;)" office:value-type="string" office:string-value="file:///home/user/books/reading/cm-materials/13/www.cip.ifi.lmu.de/~grinberg/t/18f/hw5.pdf" calcext:value-type="string">
            <text:p>file:///home/user/books/reading/cm-materials/13/www.cip.ifi.lmu.de/~grinberg/t/18f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hw-template.pdf&quot;)" office:value-type="string" office:string-value="file:///home/user/books/reading/cm-materials/13/www.cip.ifi.lmu.de/~grinberg/t/18f/hw-template.pdf" calcext:value-type="string">
            <text:p>file:///home/user/books/reading/cm-materials/13/www.cip.ifi.lmu.de/~grinberg/t/18f/hw-template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.pdf&quot;)" office:value-type="string" office:string-value="file:///home/user/books/reading/cm-materials/13/www.cip.ifi.lmu.de/~grinberg/t/18f/mt1.pdf" calcext:value-type="string">
            <text:p>file:///home/user/books/reading/cm-materials/13/www.cip.ifi.lmu.de/~grinberg/t/18f/mt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1s.pdf&quot;)" office:value-type="string" office:string-value="file:///home/user/books/reading/cm-materials/13/www.cip.ifi.lmu.de/~grinberg/t/18f/mt1s.pdf" calcext:value-type="string">
            <text:p>file:///home/user/books/reading/cm-materials/13/www.cip.ifi.lmu.de/~grinberg/t/18f/mt1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.pdf&quot;)" office:value-type="string" office:string-value="file:///home/user/books/reading/cm-materials/13/www.cip.ifi.lmu.de/~grinberg/t/18f/mt2.pdf" calcext:value-type="string">
            <text:p>file:///home/user/books/reading/cm-materials/13/www.cip.ifi.lmu.de/~grinberg/t/18f/mt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2s.pdf&quot;)" office:value-type="string" office:string-value="file:///home/user/books/reading/cm-materials/13/www.cip.ifi.lmu.de/~grinberg/t/18f/mt2s.pdf" calcext:value-type="string">
            <text:p>file:///home/user/books/reading/cm-materials/13/www.cip.ifi.lmu.de/~grinberg/t/18f/mt2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.pdf&quot;)" office:value-type="string" office:string-value="file:///home/user/books/reading/cm-materials/13/www.cip.ifi.lmu.de/~grinberg/t/18f/mt3.pdf" calcext:value-type="string">
            <text:p>file:///home/user/books/reading/cm-materials/13/www.cip.ifi.lmu.de/~grinberg/t/18f/mt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mt3s.pdf&quot;)" office:value-type="string" office:string-value="file:///home/user/books/reading/cm-materials/13/www.cip.ifi.lmu.de/~grinberg/t/18f/mt3s.pdf" calcext:value-type="string">
            <text:p>file:///home/user/books/reading/cm-materials/13/www.cip.ifi.lmu.de/~grinberg/t/18f/mt3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3/www.cip.ifi.lmu.de/~grinberg/t/18f/syll.pdf&quot;)" office:value-type="string" office:string-value="file:///home/user/books/reading/cm-materials/13/www.cip.ifi.lmu.de/~grinberg/t/18f/syll.pdf" calcext:value-type="string">
            <text:p>file:///home/user/books/reading/cm-materials/13/www.cip.ifi.lmu.de/~grinberg/t/18f/syl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.pdf&quot;)" office:value-type="string" office:string-value="file:///home/user/books/reading/cm-materials/14/www.andrew.cmu.edu/course/15-355/hw/hw1.pdf" calcext:value-type="string">
            <text:p>file:///home/user/books/reading/cm-materials/14/www.andrew.cmu.edu/course/15-355/hw/hw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1sol.pdf&quot;)" office:value-type="string" office:string-value="file:///home/user/books/reading/cm-materials/14/www.andrew.cmu.edu/course/15-355/hw/hw1sol.pdf" calcext:value-type="string">
            <text:p>file:///home/user/books/reading/cm-materials/14/www.andrew.cmu.edu/course/15-355/hw/hw1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.pdf&quot;)" office:value-type="string" office:string-value="file:///home/user/books/reading/cm-materials/14/www.andrew.cmu.edu/course/15-355/hw/hw2.pdf" calcext:value-type="string">
            <text:p>file:///home/user/books/reading/cm-materials/14/www.andrew.cmu.edu/course/15-355/hw/hw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2sol.pdf&quot;)" office:value-type="string" office:string-value="file:///home/user/books/reading/cm-materials/14/www.andrew.cmu.edu/course/15-355/hw/hw2sol.pdf" calcext:value-type="string">
            <text:p>file:///home/user/books/reading/cm-materials/14/www.andrew.cmu.edu/course/15-355/hw/hw2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.pdf&quot;)" office:value-type="string" office:string-value="file:///home/user/books/reading/cm-materials/14/www.andrew.cmu.edu/course/15-355/hw/hw3.pdf" calcext:value-type="string">
            <text:p>file:///home/user/books/reading/cm-materials/14/www.andrew.cmu.edu/course/15-355/hw/hw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3sol.pdf&quot;)" office:value-type="string" office:string-value="file:///home/user/books/reading/cm-materials/14/www.andrew.cmu.edu/course/15-355/hw/hw3sol.pdf" calcext:value-type="string">
            <text:p>file:///home/user/books/reading/cm-materials/14/www.andrew.cmu.edu/course/15-355/hw/hw3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.pdf&quot;)" office:value-type="string" office:string-value="file:///home/user/books/reading/cm-materials/14/www.andrew.cmu.edu/course/15-355/hw/hw4.pdf" calcext:value-type="string">
            <text:p>file:///home/user/books/reading/cm-materials/14/www.andrew.cmu.edu/course/15-355/hw/hw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4sol.pdf&quot;)" office:value-type="string" office:string-value="file:///home/user/books/reading/cm-materials/14/www.andrew.cmu.edu/course/15-355/hw/hw4sol.pdf" calcext:value-type="string">
            <text:p>file:///home/user/books/reading/cm-materials/14/www.andrew.cmu.edu/course/15-355/hw/hw4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.pdf&quot;)" office:value-type="string" office:string-value="file:///home/user/books/reading/cm-materials/14/www.andrew.cmu.edu/course/15-355/hw/hw5.pdf" calcext:value-type="string">
            <text:p>file:///home/user/books/reading/cm-materials/14/www.andrew.cmu.edu/course/15-355/hw/hw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hw/hw5sol.pdf&quot;)" office:value-type="string" office:string-value="file:///home/user/books/reading/cm-materials/14/www.andrew.cmu.edu/course/15-355/hw/hw5sol.pdf" calcext:value-type="string">
            <text:p>file:///home/user/books/reading/cm-materials/14/www.andrew.cmu.edu/course/15-355/hw/hw5sol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0.pdf&quot;)" office:value-type="string" office:string-value="file:///home/user/books/reading/cm-materials/14/www.andrew.cmu.edu/course/15-355/lectures/lecture00.pdf" calcext:value-type="string">
            <text:p>file:///home/user/books/reading/cm-materials/14/www.andrew.cmu.edu/course/15-355/lectures/lecture0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1.pdf&quot;)" office:value-type="string" office:string-value="file:///home/user/books/reading/cm-materials/14/www.andrew.cmu.edu/course/15-355/lectures/lecture01.pdf" calcext:value-type="string">
            <text:p>file:///home/user/books/reading/cm-materials/14/www.andrew.cmu.edu/course/15-355/lectures/lecture01.pdf</text:p>
          </table:table-cell>
          <table:table-cell office:value-type="string" calcext:value-type="string">
            <text:p>symbolic summation 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2.pdf&quot;)" office:value-type="string" office:string-value="file:///home/user/books/reading/cm-materials/14/www.andrew.cmu.edu/course/15-355/lectures/lecture02.pdf" calcext:value-type="string">
            <text:p>file:///home/user/books/reading/cm-materials/14/www.andrew.cmu.edu/course/15-355/lectures/lecture0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3.pdf&quot;)" office:value-type="string" office:string-value="file:///home/user/books/reading/cm-materials/14/www.andrew.cmu.edu/course/15-355/lectures/lecture03.pdf" calcext:value-type="string">
            <text:p>file:///home/user/books/reading/cm-materials/14/www.andrew.cmu.edu/course/15-355/lectures/lecture0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5.pdf&quot;)" office:value-type="string" office:string-value="file:///home/user/books/reading/cm-materials/14/www.andrew.cmu.edu/course/15-355/lectures/lecture05.pdf" calcext:value-type="string">
            <text:p>file:///home/user/books/reading/cm-materials/14/www.andrew.cmu.edu/course/15-355/lectures/lecture0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6.pdf&quot;)" office:value-type="string" office:string-value="file:///home/user/books/reading/cm-materials/14/www.andrew.cmu.edu/course/15-355/lectures/lecture06.pdf" calcext:value-type="string">
            <text:p>file:///home/user/books/reading/cm-materials/14/www.andrew.cmu.edu/course/15-355/lectures/lecture0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7.pdf&quot;)" office:value-type="string" office:string-value="file:///home/user/books/reading/cm-materials/14/www.andrew.cmu.edu/course/15-355/lectures/lecture07.pdf" calcext:value-type="string">
            <text:p>file:///home/user/books/reading/cm-materials/14/www.andrew.cmu.edu/course/15-355/lectures/lecture0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8.pdf&quot;)" office:value-type="string" office:string-value="file:///home/user/books/reading/cm-materials/14/www.andrew.cmu.edu/course/15-355/lectures/lecture08.pdf" calcext:value-type="string">
            <text:p>file:///home/user/books/reading/cm-materials/14/www.andrew.cmu.edu/course/15-355/lectures/lecture0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09.pdf&quot;)" office:value-type="string" office:string-value="file:///home/user/books/reading/cm-materials/14/www.andrew.cmu.edu/course/15-355/lectures/lecture09.pdf" calcext:value-type="string">
            <text:p>file:///home/user/books/reading/cm-materials/14/www.andrew.cmu.edu/course/15-355/lectures/lecture0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0.pdf&quot;)" office:value-type="string" office:string-value="file:///home/user/books/reading/cm-materials/14/www.andrew.cmu.edu/course/15-355/lectures/lecture10.pdf" calcext:value-type="string">
            <text:p>file:///home/user/books/reading/cm-materials/14/www.andrew.cmu.edu/course/15-355/lectures/lecture1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1.pdf&quot;)" office:value-type="string" office:string-value="file:///home/user/books/reading/cm-materials/14/www.andrew.cmu.edu/course/15-355/lectures/lecture11.pdf" calcext:value-type="string">
            <text:p>file:///home/user/books/reading/cm-materials/14/www.andrew.cmu.edu/course/15-355/lectures/lecture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2.pdf&quot;)" office:value-type="string" office:string-value="file:///home/user/books/reading/cm-materials/14/www.andrew.cmu.edu/course/15-355/lectures/lecture12.pdf" calcext:value-type="string">
            <text:p>file:///home/user/books/reading/cm-materials/14/www.andrew.cmu.edu/course/15-355/lectures/lecture1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3.pdf&quot;)" office:value-type="string" office:string-value="file:///home/user/books/reading/cm-materials/14/www.andrew.cmu.edu/course/15-355/lectures/lecture13.pdf" calcext:value-type="string">
            <text:p>file:///home/user/books/reading/cm-materials/14/www.andrew.cmu.edu/course/15-355/lectures/lecture1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a.pdf&quot;)" office:value-type="string" office:string-value="file:///home/user/books/reading/cm-materials/14/www.andrew.cmu.edu/course/15-355/lectures/lecture14a.pdf" calcext:value-type="string">
            <text:p>file:///home/user/books/reading/cm-materials/14/www.andrew.cmu.edu/course/15-355/lectures/lecture14a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4b.pdf&quot;)" office:value-type="string" office:string-value="file:///home/user/books/reading/cm-materials/14/www.andrew.cmu.edu/course/15-355/lectures/lecture14b.pdf" calcext:value-type="string">
            <text:p>file:///home/user/books/reading/cm-materials/14/www.andrew.cmu.edu/course/15-355/lectures/lecture14b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5.pdf&quot;)" office:value-type="string" office:string-value="file:///home/user/books/reading/cm-materials/14/www.andrew.cmu.edu/course/15-355/lectures/lecture15.pdf" calcext:value-type="string">
            <text:p>file:///home/user/books/reading/cm-materials/14/www.andrew.cmu.edu/course/15-355/lectures/lecture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6.pdf&quot;)" office:value-type="string" office:string-value="file:///home/user/books/reading/cm-materials/14/www.andrew.cmu.edu/course/15-355/lectures/lecture16.pdf" calcext:value-type="string">
            <text:p>file:///home/user/books/reading/cm-materials/14/www.andrew.cmu.edu/course/15-355/lectures/lecture16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7.pdf&quot;)" office:value-type="string" office:string-value="file:///home/user/books/reading/cm-materials/14/www.andrew.cmu.edu/course/15-355/lectures/lecture17.pdf" calcext:value-type="string">
            <text:p>file:///home/user/books/reading/cm-materials/14/www.andrew.cmu.edu/course/15-355/lectures/lecture17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8.pdf&quot;)" office:value-type="string" office:string-value="file:///home/user/books/reading/cm-materials/14/www.andrew.cmu.edu/course/15-355/lectures/lecture18.pdf" calcext:value-type="string">
            <text:p>file:///home/user/books/reading/cm-materials/14/www.andrew.cmu.edu/course/15-355/lectures/lecture1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19.pdf&quot;)" office:value-type="string" office:string-value="file:///home/user/books/reading/cm-materials/14/www.andrew.cmu.edu/course/15-355/lectures/lecture19.pdf" calcext:value-type="string">
            <text:p>file:///home/user/books/reading/cm-materials/14/www.andrew.cmu.edu/course/15-355/lectures/lecture1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0.pdf&quot;)" office:value-type="string" office:string-value="file:///home/user/books/reading/cm-materials/14/www.andrew.cmu.edu/course/15-355/lectures/lecture20.pdf" calcext:value-type="string">
            <text:p>file:///home/user/books/reading/cm-materials/14/www.andrew.cmu.edu/course/15-355/lectures/lecture20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1.pdf&quot;)" office:value-type="string" office:string-value="file:///home/user/books/reading/cm-materials/14/www.andrew.cmu.edu/course/15-355/lectures/lecture21.pdf" calcext:value-type="string">
            <text:p>file:///home/user/books/reading/cm-materials/14/www.andrew.cmu.edu/course/15-355/lectures/lecture2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2.pdf&quot;)" office:value-type="string" office:string-value="file:///home/user/books/reading/cm-materials/14/www.andrew.cmu.edu/course/15-355/lectures/lecture22.pdf" calcext:value-type="string">
            <text:p>file:///home/user/books/reading/cm-materials/14/www.andrew.cmu.edu/course/15-355/lectures/lecture2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lecture23.pdf&quot;)" office:value-type="string" office:string-value="file:///home/user/books/reading/cm-materials/14/www.andrew.cmu.edu/course/15-355/lectures/lecture23.pdf" calcext:value-type="string">
            <text:p>file:///home/user/books/reading/cm-materials/14/www.andrew.cmu.edu/course/15-355/lectures/lecture2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4/www.andrew.cmu.edu/course/15-355/lectures/WL_talk.pdf&quot;)" office:value-type="string" office:string-value="file:///home/user/books/reading/cm-materials/14/www.andrew.cmu.edu/course/15-355/lectures/WL_talk.pdf" calcext:value-type="string">
            <text:p>file:///home/user/books/reading/cm-materials/14/www.andrew.cmu.edu/course/15-355/lectures/WL_talk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0930-Truu-1.11.pdf&quot;)" office:value-type="string" office:string-value="file:///home/user/books/reading/cm-materials/15/cs.ioc.ee/cm/20160930-Truu-1.11.pdf" calcext:value-type="string">
            <text:p>file:///home/user/books/reading/cm-materials/15/cs.ioc.ee/cm/20160930-Truu-1.1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04-Maarand-1.15.pdf&quot;)" office:value-type="string" office:string-value="file:///home/user/books/reading/cm-materials/15/cs.ioc.ee/cm/20161004-Maarand-1.15.pdf" calcext:value-type="string">
            <text:p>file:///home/user/books/reading/cm-materials/15/cs.ioc.ee/cm/20161004-Maarand-1.15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1-Jurimagi-2.29.pdf&quot;)" office:value-type="string" office:string-value="file:///home/user/books/reading/cm-materials/15/cs.ioc.ee/cm/20161011-Jurimagi-2.29.pdf" calcext:value-type="string">
            <text:p>file:///home/user/books/reading/cm-materials/15/cs.ioc.ee/cm/20161011-Jurimagi-2.29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018-Priisalu-2.31.pdf&quot;)" office:value-type="string" office:string-value="file:///home/user/books/reading/cm-materials/15/cs.ioc.ee/cm/20161018-Priisalu-2.31.pdf" calcext:value-type="string">
            <text:p>file:///home/user/books/reading/cm-materials/15/cs.ioc.ee/cm/20161018-Priisalu-2.3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2-Maarand-5.38.pdf&quot;)" office:value-type="string" office:string-value="file:///home/user/books/reading/cm-materials/15/cs.ioc.ee/cm/20161122-Maarand-5.38.pdf" calcext:value-type="string">
            <text:p>file:///home/user/books/reading/cm-materials/15/cs.ioc.ee/cm/20161122-Maarand-5.38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129-Truu-6.32.pdf&quot;)" office:value-type="string" office:string-value="file:///home/user/books/reading/cm-materials/15/cs.ioc.ee/cm/20161129-Truu-6.32.pdf" calcext:value-type="string">
            <text:p>file:///home/user/books/reading/cm-materials/15/cs.ioc.ee/cm/20161129-Truu-6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06-Jurimagi-6.43.pdf&quot;)" office:value-type="string" office:string-value="file:///home/user/books/reading/cm-materials/15/cs.ioc.ee/cm/20161206-Jurimagi-6.43.pdf" calcext:value-type="string">
            <text:p>file:///home/user/books/reading/cm-materials/15/cs.ioc.ee/cm/20161206-Jurimagi-6.4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20161220-Priisalu-7.32.pdf&quot;)" office:value-type="string" office:string-value="file:///home/user/books/reading/cm-materials/15/cs.ioc.ee/cm/20161220-Priisalu-7.32.pdf" calcext:value-type="string">
            <text:p>file:///home/user/books/reading/cm-materials/15/cs.ioc.ee/cm/20161220-Priisalu-7.3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n.pdf&quot;)" office:value-type="string" office:string-value="file:///home/user/books/reading/cm-materials/15/cs.ioc.ee/cm/Assessment_ITT9131_en.pdf" calcext:value-type="string">
            <text:p>file:///home/user/books/reading/cm-materials/15/cs.ioc.ee/cm/Assessment_ITT9131_e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Assessment_ITT9131_et.pdf&quot;)" office:value-type="string" office:string-value="file:///home/user/books/reading/cm-materials/15/cs.ioc.ee/cm/Assessment_ITT9131_et.pdf" calcext:value-type="string">
            <text:p>file:///home/user/books/reading/cm-materials/15/cs.ioc.ee/cm/Assessment_ITT9131_et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1.pdf&quot;)" office:value-type="string" office:string-value="file:///home/user/books/reading/cm-materials/15/cs.ioc.ee/cm/BinomialCoefficients1.pdf" calcext:value-type="string">
            <text:p>file:///home/user/books/reading/cm-materials/15/cs.ioc.ee/cm/BinomialCoefficient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5/cs.ioc.ee/cm/BinomialCoefficients2.pdf&quot;)" office:value-type="string" office:string-value="file:///home/user/books/reading/cm-materials/15/cs.ioc.ee/cm/BinomialCoefficients2.pdf" calcext:value-type="string">
            <text:p>file:///home/user/books/reading/cm-materials/15/cs.ioc.ee/cm/BinomialCoefficient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_91.pdf&quot;)" office:value-type="string" office:string-value="file:///home/user/books/reading/cm-materials/8/web.cs.wpi.edu/~cs504/s00m/homework/hw_91/hw1_91.pdf" calcext:value-type="string">
            <text:p>file:///home/user/books/reading/cm-materials/8/web.cs.wpi.edu/~cs504/s00m/homework/hw_91/hw1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1x_91.pdf&quot;)" office:value-type="string" office:string-value="file:///home/user/books/reading/cm-materials/8/web.cs.wpi.edu/~cs504/s00m/homework/hw_91/hw1x_91.pdf" calcext:value-type="string">
            <text:p>file:///home/user/books/reading/cm-materials/8/web.cs.wpi.edu/~cs504/s00m/homework/hw_91/hw1x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3_91.pdf&quot;)" office:value-type="string" office:string-value="file:///home/user/books/reading/cm-materials/8/web.cs.wpi.edu/~cs504/s00m/homework/hw_91/hw3_91.pdf" calcext:value-type="string">
            <text:p>file:///home/user/books/reading/cm-materials/8/web.cs.wpi.edu/~cs504/s00m/homework/hw_91/hw3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4_91.pdf&quot;)" office:value-type="string" office:string-value="file:///home/user/books/reading/cm-materials/8/web.cs.wpi.edu/~cs504/s00m/homework/hw_91/hw4_91.pdf" calcext:value-type="string">
            <text:p>file:///home/user/books/reading/cm-materials/8/web.cs.wpi.edu/~cs504/s00m/homework/hw_91/hw4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5_91.pdf&quot;)" office:value-type="string" office:string-value="file:///home/user/books/reading/cm-materials/8/web.cs.wpi.edu/~cs504/s00m/homework/hw_91/hw5_91.pdf" calcext:value-type="string">
            <text:p>file:///home/user/books/reading/cm-materials/8/web.cs.wpi.edu/~cs504/s00m/homework/hw_91/hw5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6_91.pdf&quot;)" office:value-type="string" office:string-value="file:///home/user/books/reading/cm-materials/8/web.cs.wpi.edu/~cs504/s00m/homework/hw_91/hw6_91.pdf" calcext:value-type="string">
            <text:p>file:///home/user/books/reading/cm-materials/8/web.cs.wpi.edu/~cs504/s00m/homework/hw_91/hw6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7_91.pdf&quot;)" office:value-type="string" office:string-value="file:///home/user/books/reading/cm-materials/8/web.cs.wpi.edu/~cs504/s00m/homework/hw_91/hw7_91.pdf" calcext:value-type="string">
            <text:p>file:///home/user/books/reading/cm-materials/8/web.cs.wpi.edu/~cs504/s00m/homework/hw_91/hw7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8_91.pdf&quot;)" office:value-type="string" office:string-value="file:///home/user/books/reading/cm-materials/8/web.cs.wpi.edu/~cs504/s00m/homework/hw_91/hw8_91.pdf" calcext:value-type="string">
            <text:p>file:///home/user/books/reading/cm-materials/8/web.cs.wpi.edu/~cs504/s00m/homework/hw_91/hw8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1/hw9_91.pdf&quot;)" office:value-type="string" office:string-value="file:///home/user/books/reading/cm-materials/8/web.cs.wpi.edu/~cs504/s00m/homework/hw_91/hw9_91.pdf" calcext:value-type="string">
            <text:p>file:///home/user/books/reading/cm-materials/8/web.cs.wpi.edu/~cs504/s00m/homework/hw_91/hw9_9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0_92.pdf&quot;)" office:value-type="string" office:string-value="file:///home/user/books/reading/cm-materials/8/web.cs.wpi.edu/~cs504/s00m/homework/hw_92/hw10_92.pdf" calcext:value-type="string">
            <text:p>file:///home/user/books/reading/cm-materials/8/web.cs.wpi.edu/~cs504/s00m/homework/hw_92/hw10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1_92.pdf&quot;)" office:value-type="string" office:string-value="file:///home/user/books/reading/cm-materials/8/web.cs.wpi.edu/~cs504/s00m/homework/hw_92/hw1_92.pdf" calcext:value-type="string">
            <text:p>file:///home/user/books/reading/cm-materials/8/web.cs.wpi.edu/~cs504/s00m/homework/hw_92/hw1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2_92.pdf&quot;)" office:value-type="string" office:string-value="file:///home/user/books/reading/cm-materials/8/web.cs.wpi.edu/~cs504/s00m/homework/hw_92/hw2_92.pdf" calcext:value-type="string">
            <text:p>file:///home/user/books/reading/cm-materials/8/web.cs.wpi.edu/~cs504/s00m/homework/hw_92/hw2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3_92.pdf&quot;)" office:value-type="string" office:string-value="file:///home/user/books/reading/cm-materials/8/web.cs.wpi.edu/~cs504/s00m/homework/hw_92/hw3_92.pdf" calcext:value-type="string">
            <text:p>file:///home/user/books/reading/cm-materials/8/web.cs.wpi.edu/~cs504/s00m/homework/hw_92/hw3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4_92.pdf&quot;)" office:value-type="string" office:string-value="file:///home/user/books/reading/cm-materials/8/web.cs.wpi.edu/~cs504/s00m/homework/hw_92/hw4_92.pdf" calcext:value-type="string">
            <text:p>file:///home/user/books/reading/cm-materials/8/web.cs.wpi.edu/~cs504/s00m/homework/hw_92/hw4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5_92.pdf&quot;)" office:value-type="string" office:string-value="file:///home/user/books/reading/cm-materials/8/web.cs.wpi.edu/~cs504/s00m/homework/hw_92/hw5_92.pdf" calcext:value-type="string">
            <text:p>file:///home/user/books/reading/cm-materials/8/web.cs.wpi.edu/~cs504/s00m/homework/hw_92/hw5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6_92.pdf&quot;)" office:value-type="string" office:string-value="file:///home/user/books/reading/cm-materials/8/web.cs.wpi.edu/~cs504/s00m/homework/hw_92/hw6_92.pdf" calcext:value-type="string">
            <text:p>file:///home/user/books/reading/cm-materials/8/web.cs.wpi.edu/~cs504/s00m/homework/hw_92/hw6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7_92.pdf&quot;)" office:value-type="string" office:string-value="file:///home/user/books/reading/cm-materials/8/web.cs.wpi.edu/~cs504/s00m/homework/hw_92/hw7_92.pdf" calcext:value-type="string">
            <text:p>file:///home/user/books/reading/cm-materials/8/web.cs.wpi.edu/~cs504/s00m/homework/hw_92/hw7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8_92.pdf&quot;)" office:value-type="string" office:string-value="file:///home/user/books/reading/cm-materials/8/web.cs.wpi.edu/~cs504/s00m/homework/hw_92/hw8_92.pdf" calcext:value-type="string">
            <text:p>file:///home/user/books/reading/cm-materials/8/web.cs.wpi.edu/~cs504/s00m/homework/hw_92/hw8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2/hw9_92.pdf&quot;)" office:value-type="string" office:string-value="file:///home/user/books/reading/cm-materials/8/web.cs.wpi.edu/~cs504/s00m/homework/hw_92/hw9_92.pdf" calcext:value-type="string">
            <text:p>file:///home/user/books/reading/cm-materials/8/web.cs.wpi.edu/~cs504/s00m/homework/hw_92/hw9_9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1_93.pdf&quot;)" office:value-type="string" office:string-value="file:///home/user/books/reading/cm-materials/8/web.cs.wpi.edu/~cs504/s00m/homework/hw_93/hw1_93.pdf" calcext:value-type="string">
            <text:p>file:///home/user/books/reading/cm-materials/8/web.cs.wpi.edu/~cs504/s00m/homework/hw_93/hw1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2_93.pdf&quot;)" office:value-type="string" office:string-value="file:///home/user/books/reading/cm-materials/8/web.cs.wpi.edu/~cs504/s00m/homework/hw_93/hw2_93.pdf" calcext:value-type="string">
            <text:p>file:///home/user/books/reading/cm-materials/8/web.cs.wpi.edu/~cs504/s00m/homework/hw_93/hw2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3_93.pdf&quot;)" office:value-type="string" office:string-value="file:///home/user/books/reading/cm-materials/8/web.cs.wpi.edu/~cs504/s00m/homework/hw_93/hw3_93.pdf" calcext:value-type="string">
            <text:p>file:///home/user/books/reading/cm-materials/8/web.cs.wpi.edu/~cs504/s00m/homework/hw_93/hw3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5_93.pdf&quot;)" office:value-type="string" office:string-value="file:///home/user/books/reading/cm-materials/8/web.cs.wpi.edu/~cs504/s00m/homework/hw_93/hw5_93.pdf" calcext:value-type="string">
            <text:p>file:///home/user/books/reading/cm-materials/8/web.cs.wpi.edu/~cs504/s00m/homework/hw_93/hw5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6_93.pdf&quot;)" office:value-type="string" office:string-value="file:///home/user/books/reading/cm-materials/8/web.cs.wpi.edu/~cs504/s00m/homework/hw_93/hw6_93.pdf" calcext:value-type="string">
            <text:p>file:///home/user/books/reading/cm-materials/8/web.cs.wpi.edu/~cs504/s00m/homework/hw_93/hw6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3/hw7_93.pdf&quot;)" office:value-type="string" office:string-value="file:///home/user/books/reading/cm-materials/8/web.cs.wpi.edu/~cs504/s00m/homework/hw_93/hw7_93.pdf" calcext:value-type="string">
            <text:p>file:///home/user/books/reading/cm-materials/8/web.cs.wpi.edu/~cs504/s00m/homework/hw_93/hw7_9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hw4_96.pdf&quot;)" office:value-type="string" office:string-value="file:///home/user/books/reading/cm-materials/8/web.cs.wpi.edu/~cs504/s00m/homework/hw_96/hw4_96.pdf" calcext:value-type="string">
            <text:p>file:///home/user/books/reading/cm-materials/8/web.cs.wpi.edu/~cs504/s00m/homework/hw_96/hw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1_96.pdf&quot;)" office:value-type="string" office:string-value="file:///home/user/books/reading/cm-materials/8/web.cs.wpi.edu/~cs504/s00m/homework/hw_96/sol1_96.pdf" calcext:value-type="string">
            <text:p>file:///home/user/books/reading/cm-materials/8/web.cs.wpi.edu/~cs504/s00m/homework/hw_96/sol1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2_96.pdf&quot;)" office:value-type="string" office:string-value="file:///home/user/books/reading/cm-materials/8/web.cs.wpi.edu/~cs504/s00m/homework/hw_96/sol2_96.pdf" calcext:value-type="string">
            <text:p>file:///home/user/books/reading/cm-materials/8/web.cs.wpi.edu/~cs504/s00m/homework/hw_96/sol2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3_96.pdf&quot;)" office:value-type="string" office:string-value="file:///home/user/books/reading/cm-materials/8/web.cs.wpi.edu/~cs504/s00m/homework/hw_96/sol3_96.pdf" calcext:value-type="string">
            <text:p>file:///home/user/books/reading/cm-materials/8/web.cs.wpi.edu/~cs504/s00m/homework/hw_96/sol3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4_96.pdf&quot;)" office:value-type="string" office:string-value="file:///home/user/books/reading/cm-materials/8/web.cs.wpi.edu/~cs504/s00m/homework/hw_96/sol4_96.pdf" calcext:value-type="string">
            <text:p>file:///home/user/books/reading/cm-materials/8/web.cs.wpi.edu/~cs504/s00m/homework/hw_96/sol4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5_96.pdf&quot;)" office:value-type="string" office:string-value="file:///home/user/books/reading/cm-materials/8/web.cs.wpi.edu/~cs504/s00m/homework/hw_96/sol5_96.pdf" calcext:value-type="string">
            <text:p>file:///home/user/books/reading/cm-materials/8/web.cs.wpi.edu/~cs504/s00m/homework/hw_96/sol5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6/sol6_96.pdf&quot;)" office:value-type="string" office:string-value="file:///home/user/books/reading/cm-materials/8/web.cs.wpi.edu/~cs504/s00m/homework/hw_96/sol6_96.pdf" calcext:value-type="string">
            <text:p>file:///home/user/books/reading/cm-materials/8/web.cs.wpi.edu/~cs504/s00m/homework/hw_96/sol6_9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1_98.pdf&quot;)" office:value-type="string" office:string-value="file:///home/user/books/reading/cm-materials/8/web.cs.wpi.edu/~cs504/s00m/homework/hw_98/hw1_98.pdf" calcext:value-type="string">
            <text:p>file:///home/user/books/reading/cm-materials/8/web.cs.wpi.edu/~cs504/s00m/homework/hw_98/hw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2_98.pdf&quot;)" office:value-type="string" office:string-value="file:///home/user/books/reading/cm-materials/8/web.cs.wpi.edu/~cs504/s00m/homework/hw_98/hw2_98.pdf" calcext:value-type="string">
            <text:p>file:///home/user/books/reading/cm-materials/8/web.cs.wpi.edu/~cs504/s00m/homework/hw_98/hw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3_98.pdf&quot;)" office:value-type="string" office:string-value="file:///home/user/books/reading/cm-materials/8/web.cs.wpi.edu/~cs504/s00m/homework/hw_98/hw3_98.pdf" calcext:value-type="string">
            <text:p>file:///home/user/books/reading/cm-materials/8/web.cs.wpi.edu/~cs504/s00m/homework/hw_98/hw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4_98.pdf&quot;)" office:value-type="string" office:string-value="file:///home/user/books/reading/cm-materials/8/web.cs.wpi.edu/~cs504/s00m/homework/hw_98/hw4_98.pdf" calcext:value-type="string">
            <text:p>file:///home/user/books/reading/cm-materials/8/web.cs.wpi.edu/~cs504/s00m/homework/hw_98/hw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hw5_98.pdf&quot;)" office:value-type="string" office:string-value="file:///home/user/books/reading/cm-materials/8/web.cs.wpi.edu/~cs504/s00m/homework/hw_98/hw5_98.pdf" calcext:value-type="string">
            <text:p>file:///home/user/books/reading/cm-materials/8/web.cs.wpi.edu/~cs504/s00m/homework/hw_98/hw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1_98.pdf&quot;)" office:value-type="string" office:string-value="file:///home/user/books/reading/cm-materials/8/web.cs.wpi.edu/~cs504/s00m/homework/hw_98/sol1_98.pdf" calcext:value-type="string">
            <text:p>file:///home/user/books/reading/cm-materials/8/web.cs.wpi.edu/~cs504/s00m/homework/hw_98/sol1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2_98.pdf&quot;)" office:value-type="string" office:string-value="file:///home/user/books/reading/cm-materials/8/web.cs.wpi.edu/~cs504/s00m/homework/hw_98/sol2_98.pdf" calcext:value-type="string">
            <text:p>file:///home/user/books/reading/cm-materials/8/web.cs.wpi.edu/~cs504/s00m/homework/hw_98/sol2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3_98.pdf&quot;)" office:value-type="string" office:string-value="file:///home/user/books/reading/cm-materials/8/web.cs.wpi.edu/~cs504/s00m/homework/hw_98/sol3_98.pdf" calcext:value-type="string">
            <text:p>file:///home/user/books/reading/cm-materials/8/web.cs.wpi.edu/~cs504/s00m/homework/hw_98/sol3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4_98.pdf&quot;)" office:value-type="string" office:string-value="file:///home/user/books/reading/cm-materials/8/web.cs.wpi.edu/~cs504/s00m/homework/hw_98/sol4_98.pdf" calcext:value-type="string">
            <text:p>file:///home/user/books/reading/cm-materials/8/web.cs.wpi.edu/~cs504/s00m/homework/hw_98/sol4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5_98.pdf&quot;)" office:value-type="string" office:string-value="file:///home/user/books/reading/cm-materials/8/web.cs.wpi.edu/~cs504/s00m/homework/hw_98/sol5_98.pdf" calcext:value-type="string">
            <text:p>file:///home/user/books/reading/cm-materials/8/web.cs.wpi.edu/~cs504/s00m/homework/hw_98/sol5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8/sol6_98.pdf&quot;)" office:value-type="string" office:string-value="file:///home/user/books/reading/cm-materials/8/web.cs.wpi.edu/~cs504/s00m/homework/hw_98/sol6_98.pdf" calcext:value-type="string">
            <text:p>file:///home/user/books/reading/cm-materials/8/web.cs.wpi.edu/~cs504/s00m/homework/hw_98/sol6_9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.pdf&quot;)" office:value-type="string" office:string-value="file:///home/user/books/reading/cm-materials/8/web.cs.wpi.edu/~cs504/s00m/homework/hw_99/hw_9902/hw2.pdf" calcext:value-type="string">
            <text:p>file:///home/user/books/reading/cm-materials/8/web.cs.wpi.edu/~cs504/s00m/homework/hw_99/hw_9902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2/hw2_s.pdf&quot;)" office:value-type="string" office:string-value="file:///home/user/books/reading/cm-materials/8/web.cs.wpi.edu/~cs504/s00m/homework/hw_99/hw_9902/hw2_s.pdf" calcext:value-type="string">
            <text:p>file:///home/user/books/reading/cm-materials/8/web.cs.wpi.edu/~cs504/s00m/homework/hw_99/hw_9902/hw2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.pdf&quot;)" office:value-type="string" office:string-value="file:///home/user/books/reading/cm-materials/8/web.cs.wpi.edu/~cs504/s00m/homework/hw_99/hw_9904/hw4.pdf" calcext:value-type="string">
            <text:p>file:///home/user/books/reading/cm-materials/8/web.cs.wpi.edu/~cs504/s00m/homework/hw_99/hw_9904/h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4/hw4_s.pdf&quot;)" office:value-type="string" office:string-value="file:///home/user/books/reading/cm-materials/8/web.cs.wpi.edu/~cs504/s00m/homework/hw_99/hw_9904/hw4_s.pdf" calcext:value-type="string">
            <text:p>file:///home/user/books/reading/cm-materials/8/web.cs.wpi.edu/~cs504/s00m/homework/hw_99/hw_9904/hw4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.pdf&quot;)" office:value-type="string" office:string-value="file:///home/user/books/reading/cm-materials/8/web.cs.wpi.edu/~cs504/s00m/homework/hw_99/hw_9905/hw5b.pdf" calcext:value-type="string">
            <text:p>file:///home/user/books/reading/cm-materials/8/web.cs.wpi.edu/~cs504/s00m/homework/hw_99/hw_9905/hw5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5/hw5b_s.pdf&quot;)" office:value-type="string" office:string-value="file:///home/user/books/reading/cm-materials/8/web.cs.wpi.edu/~cs504/s00m/homework/hw_99/hw_9905/hw5b_s.pdf" calcext:value-type="string">
            <text:p>file:///home/user/books/reading/cm-materials/8/web.cs.wpi.edu/~cs504/s00m/homework/hw_99/hw_9905/hw5b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.pdf&quot;)" office:value-type="string" office:string-value="file:///home/user/books/reading/cm-materials/8/web.cs.wpi.edu/~cs504/s00m/homework/hw_99/hw_9906/hw6.pdf" calcext:value-type="string">
            <text:p>file:///home/user/books/reading/cm-materials/8/web.cs.wpi.edu/~cs504/s00m/homework/hw_99/hw_9906/h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6/hw6_s.pdf&quot;)" office:value-type="string" office:string-value="file:///home/user/books/reading/cm-materials/8/web.cs.wpi.edu/~cs504/s00m/homework/hw_99/hw_9906/hw6_s.pdf" calcext:value-type="string">
            <text:p>file:///home/user/books/reading/cm-materials/8/web.cs.wpi.edu/~cs504/s00m/homework/hw_99/hw_9906/hw6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08.pdf&quot;)" office:value-type="string" office:string-value="file:///home/user/books/reading/cm-materials/8/web.cs.wpi.edu/~cs504/s00m/homework/hw_99/hw_9908/hw08.pdf" calcext:value-type="string">
            <text:p>file:///home/user/books/reading/cm-materials/8/web.cs.wpi.edu/~cs504/s00m/homework/hw_99/hw_9908/hw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08/hw8_s.pdf&quot;)" office:value-type="string" office:string-value="file:///home/user/books/reading/cm-materials/8/web.cs.wpi.edu/~cs504/s00m/homework/hw_99/hw_9908/hw8_s.pdf" calcext:value-type="string">
            <text:p>file:///home/user/books/reading/cm-materials/8/web.cs.wpi.edu/~cs504/s00m/homework/hw_99/hw_9908/hw8_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homework/hw_99/hw_9910/hw10.pdf&quot;)" office:value-type="string" office:string-value="file:///home/user/books/reading/cm-materials/8/web.cs.wpi.edu/~cs504/s00m/homework/hw_99/hw_9910/hw10.pdf" calcext:value-type="string">
            <text:p>file:///home/user/books/reading/cm-materials/8/web.cs.wpi.edu/~cs504/s00m/homework/hw_99/hw_9910/h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1.pdf&quot;)" office:value-type="string" office:string-value="file:///home/user/books/reading/cm-materials/8/web.cs.wpi.edu/~cs504/s00m/notes/ln/1996/ln1.pdf" calcext:value-type="string">
            <text:p>file:///home/user/books/reading/cm-materials/8/web.cs.wpi.edu/~cs504/s00m/notes/ln/1996/ln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2.pdf&quot;)" office:value-type="string" office:string-value="file:///home/user/books/reading/cm-materials/8/web.cs.wpi.edu/~cs504/s00m/notes/ln/1996/ln2.pdf" calcext:value-type="string">
            <text:p>file:///home/user/books/reading/cm-materials/8/web.cs.wpi.edu/~cs504/s00m/notes/ln/1996/ln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3.pdf&quot;)" office:value-type="string" office:string-value="file:///home/user/books/reading/cm-materials/8/web.cs.wpi.edu/~cs504/s00m/notes/ln/1996/ln3.pdf" calcext:value-type="string">
            <text:p>file:///home/user/books/reading/cm-materials/8/web.cs.wpi.edu/~cs504/s00m/notes/ln/1996/ln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4.pdf&quot;)" office:value-type="string" office:string-value="file:///home/user/books/reading/cm-materials/8/web.cs.wpi.edu/~cs504/s00m/notes/ln/1996/ln4.pdf" calcext:value-type="string">
            <text:p>file:///home/user/books/reading/cm-materials/8/web.cs.wpi.edu/~cs504/s00m/notes/ln/1996/ln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8/web.cs.wpi.edu/~cs504/s00m/notes/ln/1996/ln5.pdf&quot;)" office:value-type="string" office:string-value="file:///home/user/books/reading/cm-materials/8/web.cs.wpi.edu/~cs504/s00m/notes/ln/1996/ln5.pdf" calcext:value-type="string">
            <text:p>file:///home/user/books/reading/cm-materials/8/web.cs.wpi.edu/~cs504/s00m/notes/ln/1996/ln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No</text:p>
          </table:table-cell>
          <table:table-cell table:style-name="ce9" table:formula="of:=HYPERLINK(&quot;file:///home/user/books/reading/cm-materials/1/tcs.rwth-aachen.de/lehre/Analyse/WS2022/current.pdf&quot;)" office:value-type="string" office:string-value="file:///home/user/books/reading/cm-materials/1/tcs.rwth-aachen.de/lehre/Analyse/WS2022/current.pdf" calcext:value-type="string">
            <text:p>file:///home/user/books/reading/cm-materials/1/tcs.rwth-aachen.de/lehre/Analyse/WS2022/curre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Draft.pdf&quot;)" office:value-type="string" office:string-value="file:///home/user/books/reading/cm-materials/9/rubricDraft.pdf" calcext:value-type="string">
            <text:p>file:///home/user/books/reading/cm-materials/9/rubricDraf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Feedback.pdf&quot;)" office:value-type="string" office:string-value="file:///home/user/books/reading/cm-materials/9/rubricFeedback.pdf" calcext:value-type="string">
            <text:p>file:///home/user/books/reading/cm-materials/9/rubricFeedback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Outline.pdf&quot;)" office:value-type="string" office:string-value="file:///home/user/books/reading/cm-materials/9/rubricOutline.pdf" calcext:value-type="string">
            <text:p>file:///home/user/books/reading/cm-materials/9/rubricOutlin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9/rubricProject.pdf&quot;)" office:value-type="string" office:string-value="file:///home/user/books/reading/cm-materials/9/rubricProject.pdf" calcext:value-type="string">
            <text:p>file:///home/user/books/reading/cm-materials/9/rubricProje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2-sols.pdf&quot;)" office:value-type="string" office:string-value="file:///home/user/books/reading/cm-materials/chap2-sols.pdf" calcext:value-type="string">
            <text:p>file:///home/user/books/reading/cm-materials/chap2-sol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hap3-rewrite-bernoulli-gkp34.pdf&quot;)" office:value-type="string" office:string-value="file:///home/user/books/reading/cm-materials/chap3-rewrite-bernoulli-gkp34.pdf" calcext:value-type="string">
            <text:p>file:///home/user/books/reading/cm-materials/chap3-rewrite-bernoulli-gkp3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ce9" table:formula="of:=HYPERLINK(&quot;file:///home/user/books/reading/cm-materials/computer-algebra-for-concrete-mathematics.pdf&quot;)" office:value-type="string" office:string-value="file:///home/user/books/reading/cm-materials/computer-algebra-for-concrete-mathematics.pdf" calcext:value-type="string">
            <text:p>file:///home/user/books/reading/cm-materials/computer-algebra-for-concrete-mathematics.pdf</text:p>
          </table:table-cell>
          <table:table-cell table:number-columns-repeated="5"/>
          <table:table-cell table:style-name="ce9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algcomb21.pdf&quot;)" office:value-type="string" office:string-value="file:///home/user/books/reading/cm-materials/11/www3.risc.jku.at/education/courses/ss2022/algcomb/algcomb21.pdf" calcext:value-type="string">
            <text:p>file:///home/user/books/reading/cm-materials/11/www3.risc.jku.at/education/courses/ss2022/algcomb/algcomb2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1.pdf&quot;)" office:value-type="string" office:string-value="file:///home/user/books/reading/cm-materials/11/www3.risc.jku.at/education/courses/ss2022/algcomb/exercises-01.pdf" calcext:value-type="string">
            <text:p>file:///home/user/books/reading/cm-materials/11/www3.risc.jku.at/education/courses/ss2022/algcomb/exercises-0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2.pdf&quot;)" office:value-type="string" office:string-value="file:///home/user/books/reading/cm-materials/11/www3.risc.jku.at/education/courses/ss2022/algcomb/exercises-02.pdf" calcext:value-type="string">
            <text:p>file:///home/user/books/reading/cm-materials/11/www3.risc.jku.at/education/courses/ss2022/algcomb/exercises-02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3.pdf&quot;)" office:value-type="string" office:string-value="file:///home/user/books/reading/cm-materials/11/www3.risc.jku.at/education/courses/ss2022/algcomb/exercises-03.pdf" calcext:value-type="string">
            <text:p>file:///home/user/books/reading/cm-materials/11/www3.risc.jku.at/education/courses/ss2022/algcomb/exercises-03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4.pdf&quot;)" office:value-type="string" office:string-value="file:///home/user/books/reading/cm-materials/11/www3.risc.jku.at/education/courses/ss2022/algcomb/exercises-04.pdf" calcext:value-type="string">
            <text:p>file:///home/user/books/reading/cm-materials/11/www3.risc.jku.at/education/courses/ss2022/algcomb/exercises-04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5.pdf&quot;)" office:value-type="string" office:string-value="file:///home/user/books/reading/cm-materials/11/www3.risc.jku.at/education/courses/ss2022/algcomb/exercises-05.pdf" calcext:value-type="string">
            <text:p>file:///home/user/books/reading/cm-materials/11/www3.risc.jku.at/education/courses/ss2022/algcomb/exercises-05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6.pdf&quot;)" office:value-type="string" office:string-value="file:///home/user/books/reading/cm-materials/11/www3.risc.jku.at/education/courses/ss2022/algcomb/exercises-06.pdf" calcext:value-type="string">
            <text:p>file:///home/user/books/reading/cm-materials/11/www3.risc.jku.at/education/courses/ss2022/algcomb/exercises-06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7.pdf&quot;)" office:value-type="string" office:string-value="file:///home/user/books/reading/cm-materials/11/www3.risc.jku.at/education/courses/ss2022/algcomb/exercises-07.pdf" calcext:value-type="string">
            <text:p>file:///home/user/books/reading/cm-materials/11/www3.risc.jku.at/education/courses/ss2022/algcomb/exercises-07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8.pdf&quot;)" office:value-type="string" office:string-value="file:///home/user/books/reading/cm-materials/11/www3.risc.jku.at/education/courses/ss2022/algcomb/exercises-08.pdf" calcext:value-type="string">
            <text:p>file:///home/user/books/reading/cm-materials/11/www3.risc.jku.at/education/courses/ss2022/algcomb/exercises-08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09.pdf&quot;)" office:value-type="string" office:string-value="file:///home/user/books/reading/cm-materials/11/www3.risc.jku.at/education/courses/ss2022/algcomb/exercises-09.pdf" calcext:value-type="string">
            <text:p>file:///home/user/books/reading/cm-materials/11/www3.risc.jku.at/education/courses/ss2022/algcomb/exercises-09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0.pdf&quot;)" office:value-type="string" office:string-value="file:///home/user/books/reading/cm-materials/11/www3.risc.jku.at/education/courses/ss2022/algcomb/exercises-10.pdf" calcext:value-type="string">
            <text:p>file:///home/user/books/reading/cm-materials/11/www3.risc.jku.at/education/courses/ss2022/algcomb/exercises-10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exercises-11.pdf&quot;)" office:value-type="string" office:string-value="file:///home/user/books/reading/cm-materials/11/www3.risc.jku.at/education/courses/ss2022/algcomb/exercises-11.pdf" calcext:value-type="string">
            <text:p>file:///home/user/books/reading/cm-materials/11/www3.risc.jku.at/education/courses/ss2022/algcomb/exercises-11.pd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9" table:formula="of:=HYPERLINK(&quot;file:///home/user/books/reading/cm-materials/11/www3.risc.jku.at/education/courses/ss2022/algcomb/SoftwareDemo.pdf&quot;)" office:value-type="string" office:string-value="file:///home/user/books/reading/cm-materials/11/www3.risc.jku.at/education/courses/ss2022/algcomb/SoftwareDemo.pdf" calcext:value-type="string">
            <text:p>file:///home/user/books/reading/cm-materials/11/www3.risc.jku.at/education/courses/ss2022/algcomb/SoftwareDemo.pdf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2,3</text:p>
          </table:table-cell>
          <table:table-cell table:style-name="ce2" office:value-type="string" calcext:value-type="string">
            <text:p>N/A</text:p>
          </table:table-cell>
          <table:table-cell table:style-name="ce9" table:formula="of:=HYPERLINK(&quot;file:///home/user/books/reading/cm-materials/2/www3.cs.stonybrook.edu/~cse547/17review.pdf&quot;)" office:value-type="string" office:string-value="file:///home/user/books/reading/cm-materials/2/www3.cs.stonybrook.edu/~cse547/17review.pdf" calcext:value-type="string">
            <text:p>file:///home/user/books/reading/cm-materials/2/www3.cs.stonybrook.edu/~cse547/17review.pdf</text:p>
          </table:table-cell>
          <table:table-cell office:value-type="string" calcext:value-type="string">
            <text:p>theory summary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4.pdf&quot;)" office:value-type="string" office:string-value="file:///home/user/books/reading/cm-materials/9/notes04.pdf" calcext:value-type="string">
            <text:p>file:///home/user/books/reading/cm-materials/9/notes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5.pdf&quot;)" office:value-type="string" office:string-value="file:///home/user/books/reading/cm-materials/9/notes05.pdf" calcext:value-type="string">
            <text:p>file:///home/user/books/reading/cm-materials/9/notes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6.pdf&quot;)" office:value-type="string" office:string-value="file:///home/user/books/reading/cm-materials/9/notes06.pdf" calcext:value-type="string">
            <text:p>file:///home/user/books/reading/cm-materials/9/notes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7.pdf&quot;)" office:value-type="string" office:string-value="file:///home/user/books/reading/cm-materials/9/notes07.pdf" calcext:value-type="string">
            <text:p>file:///home/user/books/reading/cm-materials/9/notes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8.pdf&quot;)" office:value-type="string" office:string-value="file:///home/user/books/reading/cm-materials/9/notes08.pdf" calcext:value-type="string">
            <text:p>file:///home/user/books/reading/cm-materials/9/notes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formula.pdf&quot;)" office:value-type="string" office:string-value="file:///home/user/books/reading/cm-materials/8/web.cs.wpi.edu/~cs504/s00m/notes/other/formula.pdf" calcext:value-type="string">
            <text:p>file:///home/user/books/reading/cm-materials/8/web.cs.wpi.edu/~cs504/s00m/notes/other/formul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8/web.cs.wpi.edu/~cs504/s00m/notes/other/ps4e.pdf&quot;)" office:value-type="string" office:string-value="file:///home/user/books/reading/cm-materials/8/web.cs.wpi.edu/~cs504/s00m/notes/other/ps4e.pdf" calcext:value-type="string">
            <text:p>file:///home/user/books/reading/cm-materials/8/web.cs.wpi.edu/~cs504/s00m/notes/other/ps4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email.pdf&quot;)" office:value-type="string" office:string-value="file:///home/user/books/reading/cm-materials/9/email.pdf" calcext:value-type="string">
            <text:p>file:///home/user/books/reading/cm-materials/9/emai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table:number-columns-repeated="2"/>
          <table:table-cell table:style-name="Default" table:formula="of:=HYPERLINK(&quot;file:///home/user/books/reading/cm-materials/9/notes01.pdf&quot;)" office:value-type="string" office:string-value="file:///home/user/books/reading/cm-materials/9/notes01.pdf" calcext:value-type="string">
            <text:p>file:///home/user/books/reading/cm-materials/9/notes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07preparation.pdf&quot;)" office:value-type="string" office:string-value="file:///home/user/books/reading/cm-materials/7/homepages.warwick.ac.uk/~masbal/MA241Combinatorics0607/0607preparation.pdf" calcext:value-type="string">
            <text:p>file:///home/user/books/reading/cm-materials/7/homepages.warwick.ac.uk/~masbal/MA241Combinatorics0607/0607prepar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ex.pdf&quot;)" office:value-type="string" office:string-value="file:///home/user/books/reading/cm-materials/7/homepages.warwick.ac.uk/~masbal/MA241Combinatorics0607/06-1ex.pdf" calcext:value-type="string">
            <text:p>file:///home/user/books/reading/cm-materials/7/homepages.warwick.ac.uk/~masbal/MA241Combinatorics0607/06-1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1sol.pdf&quot;)" office:value-type="string" office:string-value="file:///home/user/books/reading/cm-materials/7/homepages.warwick.ac.uk/~masbal/MA241Combinatorics0607/06-1sol.pdf" calcext:value-type="string">
            <text:p>file:///home/user/books/reading/cm-materials/7/homepages.warwick.ac.uk/~masbal/MA241Combinatorics0607/06-1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ex.pdf&quot;)" office:value-type="string" office:string-value="file:///home/user/books/reading/cm-materials/7/homepages.warwick.ac.uk/~masbal/MA241Combinatorics0607/06-2ex.pdf" calcext:value-type="string">
            <text:p>file:///home/user/books/reading/cm-materials/7/homepages.warwick.ac.uk/~masbal/MA241Combinatorics0607/06-2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2sol.pdf&quot;)" office:value-type="string" office:string-value="file:///home/user/books/reading/cm-materials/7/homepages.warwick.ac.uk/~masbal/MA241Combinatorics0607/06-2sol.pdf" calcext:value-type="string">
            <text:p>file:///home/user/books/reading/cm-materials/7/homepages.warwick.ac.uk/~masbal/MA241Combinatorics0607/06-2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ex.pdf&quot;)" office:value-type="string" office:string-value="file:///home/user/books/reading/cm-materials/7/homepages.warwick.ac.uk/~masbal/MA241Combinatorics0607/06-3ex.pdf" calcext:value-type="string">
            <text:p>file:///home/user/books/reading/cm-materials/7/homepages.warwick.ac.uk/~masbal/MA241Combinatorics0607/06-3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3sol.pdf&quot;)" office:value-type="string" office:string-value="file:///home/user/books/reading/cm-materials/7/homepages.warwick.ac.uk/~masbal/MA241Combinatorics0607/06-3sol.pdf" calcext:value-type="string">
            <text:p>file:///home/user/books/reading/cm-materials/7/homepages.warwick.ac.uk/~masbal/MA241Combinatorics0607/06-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ex.pdf&quot;)" office:value-type="string" office:string-value="file:///home/user/books/reading/cm-materials/7/homepages.warwick.ac.uk/~masbal/MA241Combinatorics0607/06-4ex.pdf" calcext:value-type="string">
            <text:p>file:///home/user/books/reading/cm-materials/7/homepages.warwick.ac.uk/~masbal/MA241Combinatorics0607/06-4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4sol.pdf&quot;)" office:value-type="string" office:string-value="file:///home/user/books/reading/cm-materials/7/homepages.warwick.ac.uk/~masbal/MA241Combinatorics0607/06-4sol.pdf" calcext:value-type="string">
            <text:p>file:///home/user/books/reading/cm-materials/7/homepages.warwick.ac.uk/~masbal/MA241Combinatorics0607/06-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ex.pdf&quot;)" office:value-type="string" office:string-value="file:///home/user/books/reading/cm-materials/7/homepages.warwick.ac.uk/~masbal/MA241Combinatorics0607/06-5ex.pdf" calcext:value-type="string">
            <text:p>file:///home/user/books/reading/cm-materials/7/homepages.warwick.ac.uk/~masbal/MA241Combinatorics0607/06-5e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06-5sol.pdf&quot;)" office:value-type="string" office:string-value="file:///home/user/books/reading/cm-materials/7/homepages.warwick.ac.uk/~masbal/MA241Combinatorics0607/06-5sol.pdf" calcext:value-type="string">
            <text:p>file:///home/user/books/reading/cm-materials/7/homepages.warwick.ac.uk/~masbal/MA241Combinatorics0607/06-5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7/homepages.warwick.ac.uk/~masbal/MA241Combinatorics0607/Combin06.pdf&quot;)" office:value-type="string" office:string-value="file:///home/user/books/reading/cm-materials/7/homepages.warwick.ac.uk/~masbal/MA241Combinatorics0607/Combin06.pdf" calcext:value-type="string">
            <text:p>file:///home/user/books/reading/cm-materials/7/homepages.warwick.ac.uk/~masbal/MA241Combinatorics0607/Combin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countingprobs.pdf&quot;)" office:value-type="string" office:string-value="file:///home/user/books/reading/cm-materials/5/homepages.gac.edu/~holte/courses/mcs256/2001S/problems/countingprobs.pdf" calcext:value-type="string">
            <text:p>file:///home/user/books/reading/cm-materials/5/homepages.gac.edu/~holte/courses/mcs256/2001S/problems/countingprob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ans.pdf&quot;)" office:value-type="string" office:string-value="file:///home/user/books/reading/cm-materials/5/homepages.gac.edu/~holte/courses/mcs256/2001S/problems/sect2-4ans.pdf" calcext:value-type="string">
            <text:p>file:///home/user/books/reading/cm-materials/5/homepages.gac.edu/~holte/courses/mcs256/2001S/problems/sect2-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ct2-4.pdf&quot;)" office:value-type="string" office:string-value="file:///home/user/books/reading/cm-materials/5/homepages.gac.edu/~holte/courses/mcs256/2001S/problems/sect2-4.pdf" calcext:value-type="string">
            <text:p>file:///home/user/books/reading/cm-materials/5/homepages.gac.edu/~holte/courses/mcs256/2001S/problems/sect2-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ans.pdf&quot;)" office:value-type="string" office:string-value="file:///home/user/books/reading/cm-materials/5/homepages.gac.edu/~holte/courses/mcs256/2001S/problems/set10ans.pdf" calcext:value-type="string">
            <text:p>file:///home/user/books/reading/cm-materials/5/homepages.gac.edu/~holte/courses/mcs256/2001S/problems/set10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0.pdf&quot;)" office:value-type="string" office:string-value="file:///home/user/books/reading/cm-materials/5/homepages.gac.edu/~holte/courses/mcs256/2001S/problems/set10.pdf" calcext:value-type="string">
            <text:p>file:///home/user/books/reading/cm-materials/5/homepages.gac.edu/~holte/courses/mcs256/2001S/problems/set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1.pdf&quot;)" office:value-type="string" office:string-value="file:///home/user/books/reading/cm-materials/5/homepages.gac.edu/~holte/courses/mcs256/2001S/problems/set11.pdf" calcext:value-type="string">
            <text:p>file:///home/user/books/reading/cm-materials/5/homepages.gac.edu/~holte/courses/mcs256/2001S/problems/set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ans.pdf&quot;)" office:value-type="string" office:string-value="file:///home/user/books/reading/cm-materials/5/homepages.gac.edu/~holte/courses/mcs256/2001S/problems/set12ans.pdf" calcext:value-type="string">
            <text:p>file:///home/user/books/reading/cm-materials/5/homepages.gac.edu/~holte/courses/mcs256/2001S/problems/set12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2.pdf&quot;)" office:value-type="string" office:string-value="file:///home/user/books/reading/cm-materials/5/homepages.gac.edu/~holte/courses/mcs256/2001S/problems/set12.pdf" calcext:value-type="string">
            <text:p>file:///home/user/books/reading/cm-materials/5/homepages.gac.edu/~holte/courses/mcs256/2001S/problems/set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1.pdf&quot;)" office:value-type="string" office:string-value="file:///home/user/books/reading/cm-materials/5/homepages.gac.edu/~holte/courses/mcs256/2001S/problems/set1.pdf" calcext:value-type="string">
            <text:p>file:///home/user/books/reading/cm-materials/5/homepages.gac.edu/~holte/courses/mcs256/2001S/problems/set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2.pdf&quot;)" office:value-type="string" office:string-value="file:///home/user/books/reading/cm-materials/5/homepages.gac.edu/~holte/courses/mcs256/2001S/problems/set2.pdf" calcext:value-type="string">
            <text:p>file:///home/user/books/reading/cm-materials/5/homepages.gac.edu/~holte/courses/mcs256/2001S/problems/se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ans.pdf&quot;)" office:value-type="string" office:string-value="file:///home/user/books/reading/cm-materials/5/homepages.gac.edu/~holte/courses/mcs256/2001S/problems/set3ans.pdf" calcext:value-type="string">
            <text:p>file:///home/user/books/reading/cm-materials/5/homepages.gac.edu/~holte/courses/mcs256/2001S/problems/set3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3.pdf&quot;)" office:value-type="string" office:string-value="file:///home/user/books/reading/cm-materials/5/homepages.gac.edu/~holte/courses/mcs256/2001S/problems/set3.pdf" calcext:value-type="string">
            <text:p>file:///home/user/books/reading/cm-materials/5/homepages.gac.edu/~holte/courses/mcs256/2001S/problems/set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4.pdf&quot;)" office:value-type="string" office:string-value="file:///home/user/books/reading/cm-materials/5/homepages.gac.edu/~holte/courses/mcs256/2001S/problems/set4.pdf" calcext:value-type="string">
            <text:p>file:///home/user/books/reading/cm-materials/5/homepages.gac.edu/~holte/courses/mcs256/2001S/problems/set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ans.pdf&quot;)" office:value-type="string" office:string-value="file:///home/user/books/reading/cm-materials/5/homepages.gac.edu/~holte/courses/mcs256/2001S/problems/set5ans.pdf" calcext:value-type="string">
            <text:p>file:///home/user/books/reading/cm-materials/5/homepages.gac.edu/~holte/courses/mcs256/2001S/problems/set5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5.pdf&quot;)" office:value-type="string" office:string-value="file:///home/user/books/reading/cm-materials/5/homepages.gac.edu/~holte/courses/mcs256/2001S/problems/set5.pdf" calcext:value-type="string">
            <text:p>file:///home/user/books/reading/cm-materials/5/homepages.gac.edu/~holte/courses/mcs256/2001S/problems/set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ans.pdf&quot;)" office:value-type="string" office:string-value="file:///home/user/books/reading/cm-materials/5/homepages.gac.edu/~holte/courses/mcs256/2001S/problems/set6ans.pdf" calcext:value-type="string">
            <text:p>file:///home/user/books/reading/cm-materials/5/homepages.gac.edu/~holte/courses/mcs256/2001S/problems/set6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6.pdf&quot;)" office:value-type="string" office:string-value="file:///home/user/books/reading/cm-materials/5/homepages.gac.edu/~holte/courses/mcs256/2001S/problems/set6.pdf" calcext:value-type="string">
            <text:p>file:///home/user/books/reading/cm-materials/5/homepages.gac.edu/~holte/courses/mcs256/2001S/problems/set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ans.pdf&quot;)" office:value-type="string" office:string-value="file:///home/user/books/reading/cm-materials/5/homepages.gac.edu/~holte/courses/mcs256/2001S/problems/set7ans.pdf" calcext:value-type="string">
            <text:p>file:///home/user/books/reading/cm-materials/5/homepages.gac.edu/~holte/courses/mcs256/2001S/problems/set7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7.pdf&quot;)" office:value-type="string" office:string-value="file:///home/user/books/reading/cm-materials/5/homepages.gac.edu/~holte/courses/mcs256/2001S/problems/set7.pdf" calcext:value-type="string">
            <text:p>file:///home/user/books/reading/cm-materials/5/homepages.gac.edu/~holte/courses/mcs256/2001S/problems/set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8.pdf&quot;)" office:value-type="string" office:string-value="file:///home/user/books/reading/cm-materials/5/homepages.gac.edu/~holte/courses/mcs256/2001S/problems/set8.pdf" calcext:value-type="string">
            <text:p>file:///home/user/books/reading/cm-materials/5/homepages.gac.edu/~holte/courses/mcs256/2001S/problems/set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ans.pdf&quot;)" office:value-type="string" office:string-value="file:///home/user/books/reading/cm-materials/5/homepages.gac.edu/~holte/courses/mcs256/2001S/problems/set9ans.pdf" calcext:value-type="string">
            <text:p>file:///home/user/books/reading/cm-materials/5/homepages.gac.edu/~holte/courses/mcs256/2001S/problems/set9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problems/set9.pdf&quot;)" office:value-type="string" office:string-value="file:///home/user/books/reading/cm-materials/5/homepages.gac.edu/~holte/courses/mcs256/2001S/problems/set9.pdf" calcext:value-type="string">
            <text:p>file:///home/user/books/reading/cm-materials/5/homepages.gac.edu/~holte/courses/mcs256/2001S/problems/set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_Ass6_2012.pdf&quot;)" office:value-type="string" office:string-value="file:///home/user/books/reading/cm-materials/6/webhome.cs.uvic.ca/~ruskey/classes/582/ass/csc582_Ass6_2012.pdf" calcext:value-type="string">
            <text:p>file:///home/user/books/reading/cm-materials/6/webhome.cs.uvic.ca/~ruskey/classes/582/ass/csc582_Ass6_20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6/webhome.cs.uvic.ca/~ruskey/classes/582/ass/csc582solnAss3.pdf&quot;)" office:value-type="string" office:string-value="file:///home/user/books/reading/cm-materials/6/webhome.cs.uvic.ca/~ruskey/classes/582/ass/csc582solnAss3.pdf" calcext:value-type="string">
            <text:p>file:///home/user/books/reading/cm-materials/6/webhome.cs.uvic.ca/~ruskey/classes/582/ass/csc582solnAs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SyllabusFinal.pdf&quot;)" office:value-type="string" office:string-value="file:///home/user/books/reading/cm-materials/4/www.ioc.ee/~silvio/2019/ITT9132/SyllabusFinal.pdf" calcext:value-type="string">
            <text:p>file:///home/user/books/reading/cm-materials/4/www.ioc.ee/~silvio/2019/ITT9132/Syllabus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bintease.pdf&quot;)" office:value-type="string" office:string-value="file:///home/user/books/reading/cm-materials/5/homepages.gac.edu/~holte/courses/mcs256/2001S/documents/bintease.pdf" calcext:value-type="string">
            <text:p>file:///home/user/books/reading/cm-materials/5/homepages.gac.edu/~holte/courses/mcs256/2001S/documents/binteas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countingnotation.pdf&quot;)" office:value-type="string" office:string-value="file:///home/user/books/reading/cm-materials/5/homepages.gac.edu/~holte/courses/mcs256/2001S/documents/countingnotation.pdf" calcext:value-type="string">
            <text:p>file:///home/user/books/reading/cm-materials/5/homepages.gac.edu/~holte/courses/mcs256/2001S/documents/countingnotatio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egfans.pdf&quot;)" office:value-type="string" office:string-value="file:///home/user/books/reading/cm-materials/5/homepages.gac.edu/~holte/courses/mcs256/2001S/documents/egfans.pdf" calcext:value-type="string">
            <text:p>file:///home/user/books/reading/cm-materials/5/homepages.gac.edu/~holte/courses/mcs256/2001S/documents/egf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fourfold.pdf&quot;)" office:value-type="string" office:string-value="file:///home/user/books/reading/cm-materials/5/homepages.gac.edu/~holte/courses/mcs256/2001S/documents/fourfold.pdf" calcext:value-type="string">
            <text:p>file:///home/user/books/reading/cm-materials/5/homepages.gac.edu/~holte/courses/mcs256/2001S/documents/fourfol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ogfs.pdf&quot;)" office:value-type="string" office:string-value="file:///home/user/books/reading/cm-materials/5/homepages.gac.edu/~holte/courses/mcs256/2001S/documents/ogfs.pdf" calcext:value-type="string">
            <text:p>file:///home/user/books/reading/cm-materials/5/homepages.gac.edu/~holte/courses/mcs256/2001S/documents/ogf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et4ans.pdf&quot;)" office:value-type="string" office:string-value="file:///home/user/books/reading/cm-materials/5/homepages.gac.edu/~holte/courses/mcs256/2001S/documents/set4ans.pdf" calcext:value-type="string">
            <text:p>file:///home/user/books/reading/cm-materials/5/homepages.gac.edu/~holte/courses/mcs256/2001S/documents/set4a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ixteen.pdf&quot;)" office:value-type="string" office:string-value="file:///home/user/books/reading/cm-materials/5/homepages.gac.edu/~holte/courses/mcs256/2001S/documents/sixteen.pdf" calcext:value-type="string">
            <text:p>file:///home/user/books/reading/cm-materials/5/homepages.gac.edu/~holte/courses/mcs256/2001S/documents/sixtee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sum2int.pdf&quot;)" office:value-type="string" office:string-value="file:///home/user/books/reading/cm-materials/5/homepages.gac.edu/~holte/courses/mcs256/2001S/documents/sum2int.pdf" calcext:value-type="string">
            <text:p>file:///home/user/books/reading/cm-materials/5/homepages.gac.edu/~holte/courses/mcs256/2001S/documents/sum2in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aylorseries.pdf&quot;)" office:value-type="string" office:string-value="file:///home/user/books/reading/cm-materials/5/homepages.gac.edu/~holte/courses/mcs256/2001S/documents/Taylorseries.pdf" calcext:value-type="string">
            <text:p>file:///home/user/books/reading/cm-materials/5/homepages.gac.edu/~holte/courses/mcs256/2001S/documents/Taylor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twelve.pdf&quot;)" office:value-type="string" office:string-value="file:///home/user/books/reading/cm-materials/5/homepages.gac.edu/~holte/courses/mcs256/2001S/documents/twelve.pdf" calcext:value-type="string">
            <text:p>file:///home/user/books/reading/cm-materials/5/homepages.gac.edu/~holte/courses/mcs256/2001S/documents/twelv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5/homepages.gac.edu/~holte/courses/mcs256/2001S/documents/unit2.pdf&quot;)" office:value-type="string" office:string-value="file:///home/user/books/reading/cm-materials/5/homepages.gac.edu/~holte/courses/mcs256/2001S/documents/unit2.pdf" calcext:value-type="string">
            <text:p>file:///home/user/books/reading/cm-materials/5/homepages.gac.edu/~holte/courses/mcs256/2001S/documents/unit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2.pdf&quot;)" office:value-type="string" office:string-value="file:///home/user/books/reading/cm-materials/4/www.ioc.ee/~silvio/2019/ITT9132/Lecture02.pdf" calcext:value-type="string">
            <text:p>file:///home/user/books/reading/cm-materials/4/www.ioc.ee/~silvio/2019/ITT9132/Lectur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3.pdf&quot;)" office:value-type="string" office:string-value="file:///home/user/books/reading/cm-materials/4/www.ioc.ee/~silvio/2019/ITT9132/Lecture03.pdf" calcext:value-type="string">
            <text:p>file:///home/user/books/reading/cm-materials/4/www.ioc.ee/~silvio/2019/ITT9132/Lectur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4.pdf&quot;)" office:value-type="string" office:string-value="file:///home/user/books/reading/cm-materials/4/www.ioc.ee/~silvio/2019/ITT9132/Lecture04.pdf" calcext:value-type="string">
            <text:p>file:///home/user/books/reading/cm-materials/4/www.ioc.ee/~silvio/2019/ITT9132/Lectur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5.pdf&quot;)" office:value-type="string" office:string-value="file:///home/user/books/reading/cm-materials/4/www.ioc.ee/~silvio/2019/ITT9132/Lecture05.pdf" calcext:value-type="string">
            <text:p>file:///home/user/books/reading/cm-materials/4/www.ioc.ee/~silvio/2019/ITT9132/Lectur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6.pdf&quot;)" office:value-type="string" office:string-value="file:///home/user/books/reading/cm-materials/4/www.ioc.ee/~silvio/2019/ITT9132/Lecture06.pdf" calcext:value-type="string">
            <text:p>file:///home/user/books/reading/cm-materials/4/www.ioc.ee/~silvio/2019/ITT9132/Lectur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7.pdf&quot;)" office:value-type="string" office:string-value="file:///home/user/books/reading/cm-materials/4/www.ioc.ee/~silvio/2019/ITT9132/Lecture07.pdf" calcext:value-type="string">
            <text:p>file:///home/user/books/reading/cm-materials/4/www.ioc.ee/~silvio/2019/ITT9132/Lecture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8.pdf&quot;)" office:value-type="string" office:string-value="file:///home/user/books/reading/cm-materials/4/www.ioc.ee/~silvio/2019/ITT9132/Lecture08.pdf" calcext:value-type="string">
            <text:p>file:///home/user/books/reading/cm-materials/4/www.ioc.ee/~silvio/2019/ITT9132/Lecture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09.pdf&quot;)" office:value-type="string" office:string-value="file:///home/user/books/reading/cm-materials/4/www.ioc.ee/~silvio/2019/ITT9132/Lecture09.pdf" calcext:value-type="string">
            <text:p>file:///home/user/books/reading/cm-materials/4/www.ioc.ee/~silvio/2019/ITT9132/Lecture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0.pdf&quot;)" office:value-type="string" office:string-value="file:///home/user/books/reading/cm-materials/4/www.ioc.ee/~silvio/2019/ITT9132/Lecture10.pdf" calcext:value-type="string">
            <text:p>file:///home/user/books/reading/cm-materials/4/www.ioc.ee/~silvio/2019/ITT9132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1.pdf&quot;)" office:value-type="string" office:string-value="file:///home/user/books/reading/cm-materials/4/www.ioc.ee/~silvio/2019/ITT9132/Lecture11.pdf" calcext:value-type="string">
            <text:p>file:///home/user/books/reading/cm-materials/4/www.ioc.ee/~silvio/2019/ITT9132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2.pdf&quot;)" office:value-type="string" office:string-value="file:///home/user/books/reading/cm-materials/4/www.ioc.ee/~silvio/2019/ITT9132/Lecture12.pdf" calcext:value-type="string">
            <text:p>file:///home/user/books/reading/cm-materials/4/www.ioc.ee/~silvio/2019/ITT9132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3.pdf&quot;)" office:value-type="string" office:string-value="file:///home/user/books/reading/cm-materials/4/www.ioc.ee/~silvio/2019/ITT9132/Lecture13.pdf" calcext:value-type="string">
            <text:p>file:///home/user/books/reading/cm-materials/4/www.ioc.ee/~silvio/2019/ITT9132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4.pdf&quot;)" office:value-type="string" office:string-value="file:///home/user/books/reading/cm-materials/4/www.ioc.ee/~silvio/2019/ITT9132/Lecture14.pdf" calcext:value-type="string">
            <text:p>file:///home/user/books/reading/cm-materials/4/www.ioc.ee/~silvio/2019/ITT9132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5.pdf&quot;)" office:value-type="string" office:string-value="file:///home/user/books/reading/cm-materials/4/www.ioc.ee/~silvio/2019/ITT9132/Lecture15.pdf" calcext:value-type="string">
            <text:p>file:///home/user/books/reading/cm-materials/4/www.ioc.ee/~silvio/2019/ITT9132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4/www.ioc.ee/~silvio/2019/ITT9132/Lecture16.pdf&quot;)" office:value-type="string" office:string-value="file:///home/user/books/reading/cm-materials/4/www.ioc.ee/~silvio/2019/ITT9132/Lecture16.pdf" calcext:value-type="string">
            <text:p>file:///home/user/books/reading/cm-materials/4/www.ioc.ee/~silvio/2019/ITT9132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6.pdf&quot;)" office:value-type="string" office:string-value="file:///home/user/books/reading/cm-materials/2/www3.cs.stonybrook.edu/~cse547/newLec6.pdf" calcext:value-type="string">
            <text:p>file:///home/user/books/reading/cm-materials/2/www3.cs.stonybrook.edu/~cse547/newLec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7.pdf&quot;)" office:value-type="string" office:string-value="file:///home/user/books/reading/cm-materials/2/www3.cs.stonybrook.edu/~cse547/newLec7.pdf" calcext:value-type="string">
            <text:p>file:///home/user/books/reading/cm-materials/2/www3.cs.stonybrook.edu/~cse547/newLec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a.pdf&quot;)" office:value-type="string" office:string-value="file:///home/user/books/reading/cm-materials/2/www3.cs.stonybrook.edu/~cse547/newLec8a.pdf" calcext:value-type="string">
            <text:p>file:///home/user/books/reading/cm-materials/2/www3.cs.stonybrook.edu/~cse547/newLec8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8.pdf&quot;)" office:value-type="string" office:string-value="file:///home/user/books/reading/cm-materials/2/www3.cs.stonybrook.edu/~cse547/newLec8.pdf" calcext:value-type="string">
            <text:p>file:///home/user/books/reading/cm-materials/2/www3.cs.stonybrook.edu/~cse547/newLec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a.pdf&quot;)" office:value-type="string" office:string-value="file:///home/user/books/reading/cm-materials/2/www3.cs.stonybrook.edu/~cse547/newLec9a.pdf" calcext:value-type="string">
            <text:p>file:///home/user/books/reading/cm-materials/2/www3.cs.stonybrook.edu/~cse547/newLec9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9b.pdf&quot;)" office:value-type="string" office:string-value="file:///home/user/books/reading/cm-materials/2/www3.cs.stonybrook.edu/~cse547/newLec9b.pdf" calcext:value-type="string">
            <text:p>file:///home/user/books/reading/cm-materials/2/www3.cs.stonybrook.edu/~cse547/newLec9b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final.pdf&quot;)" office:value-type="string" office:string-value="file:///home/user/books/reading/cm-materials/2/www3.cs.stonybrook.edu/~cse547/pracfinal.pdf" calcext:value-type="string">
            <text:p>file:///home/user/books/reading/cm-materials/2/www3.cs.stonybrook.edu/~cse547/prac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1.pdf&quot;)" office:value-type="string" office:string-value="file:///home/user/books/reading/cm-materials/2/www3.cs.stonybrook.edu/~cse547/pracmid1.pdf" calcext:value-type="string">
            <text:p>file:///home/user/books/reading/cm-materials/2/www3.cs.stonybrook.edu/~cse547/pracmid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pracmid2.pdf&quot;)" office:value-type="string" office:string-value="file:///home/user/books/reading/cm-materials/2/www3.cs.stonybrook.edu/~cse547/pracmid2.pdf" calcext:value-type="string">
            <text:p>file:///home/user/books/reading/cm-materials/2/www3.cs.stonybrook.edu/~cse547/pracmid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1.pdf&quot;)" office:value-type="string" office:string-value="file:///home/user/books/reading/cm-materials/2/www3.cs.stonybrook.edu/~cse547/Q1.pdf" calcext:value-type="string">
            <text:p>file:///home/user/books/reading/cm-materials/2/www3.cs.stonybrook.edu/~cse547/Q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2.pdf&quot;)" office:value-type="string" office:string-value="file:///home/user/books/reading/cm-materials/2/www3.cs.stonybrook.edu/~cse547/Q2.pdf" calcext:value-type="string">
            <text:p>file:///home/user/books/reading/cm-materials/2/www3.cs.stonybrook.edu/~cse547/Q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3.pdf&quot;)" office:value-type="string" office:string-value="file:///home/user/books/reading/cm-materials/2/www3.cs.stonybrook.edu/~cse547/Q3.pdf" calcext:value-type="string">
            <text:p>file:///home/user/books/reading/cm-materials/2/www3.cs.stonybrook.edu/~cse547/Q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Q4.pdf&quot;)" office:value-type="string" office:string-value="file:///home/user/books/reading/cm-materials/2/www3.cs.stonybrook.edu/~cse547/Q4.pdf" calcext:value-type="string">
            <text:p>file:///home/user/books/reading/cm-materials/2/www3.cs.stonybrook.edu/~cse547/Q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RelaxedRadix.pdf&quot;)" office:value-type="string" office:string-value="file:///home/user/books/reading/cm-materials/2/www3.cs.stonybrook.edu/~cse547/RelaxedRadix.pdf" calcext:value-type="string">
            <text:p>file:///home/user/books/reading/cm-materials/2/www3.cs.stonybrook.edu/~cse547/RelaxedRad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SpectrumTheoremProof.pdf&quot;)" office:value-type="string" office:string-value="file:///home/user/books/reading/cm-materials/2/www3.cs.stonybrook.edu/~cse547/SpectrumTheoremProof.pdf" calcext:value-type="string">
            <text:p>file:///home/user/books/reading/cm-materials/2/www3.cs.stonybrook.edu/~cse547/SpectrumTheorem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writing.pdf&quot;)" office:value-type="string" office:string-value="file:///home/user/books/reading/cm-materials/2/www3.cs.stonybrook.edu/~cse547/writing.pdf" calcext:value-type="string">
            <text:p>file:///home/user/books/reading/cm-materials/2/www3.cs.stonybrook.edu/~cse547/writi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Final-2000.pdf&quot;)" office:value-type="string" office:string-value="file:///home/user/books/reading/cm-materials/3/courses.cs.duke.edu/fall04/cps130/hw/Final-2000.pdf" calcext:value-type="string">
            <text:p>file:///home/user/books/reading/cm-materials/3/courses.cs.duke.edu/fall04/cps130/hw/Final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1.pdf&quot;)" office:value-type="string" office:string-value="file:///home/user/books/reading/cm-materials/3/courses.cs.duke.edu/fall04/cps130/hw/H-01.pdf" calcext:value-type="string">
            <text:p>file:///home/user/books/reading/cm-materials/3/courses.cs.duke.edu/fall04/cps130/hw/H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2.pdf&quot;)" office:value-type="string" office:string-value="file:///home/user/books/reading/cm-materials/3/courses.cs.duke.edu/fall04/cps130/hw/H-02.pdf" calcext:value-type="string">
            <text:p>file:///home/user/books/reading/cm-materials/3/courses.cs.duke.edu/fall04/cps130/hw/H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3.pdf&quot;)" office:value-type="string" office:string-value="file:///home/user/books/reading/cm-materials/3/courses.cs.duke.edu/fall04/cps130/hw/H-03.pdf" calcext:value-type="string">
            <text:p>file:///home/user/books/reading/cm-materials/3/courses.cs.duke.edu/fall04/cps130/hw/H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4.pdf&quot;)" office:value-type="string" office:string-value="file:///home/user/books/reading/cm-materials/3/courses.cs.duke.edu/fall04/cps130/hw/H-04.pdf" calcext:value-type="string">
            <text:p>file:///home/user/books/reading/cm-materials/3/courses.cs.duke.edu/fall04/cps130/hw/H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5.pdf&quot;)" office:value-type="string" office:string-value="file:///home/user/books/reading/cm-materials/3/courses.cs.duke.edu/fall04/cps130/hw/H-05.pdf" calcext:value-type="string">
            <text:p>file:///home/user/books/reading/cm-materials/3/courses.cs.duke.edu/fall04/cps130/hw/H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6.pdf&quot;)" office:value-type="string" office:string-value="file:///home/user/books/reading/cm-materials/3/courses.cs.duke.edu/fall04/cps130/hw/H-06.pdf" calcext:value-type="string">
            <text:p>file:///home/user/books/reading/cm-materials/3/courses.cs.duke.edu/fall04/cps130/hw/H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H-07.pdf&quot;)" office:value-type="string" office:string-value="file:///home/user/books/reading/cm-materials/3/courses.cs.duke.edu/fall04/cps130/hw/H-07.pdf" calcext:value-type="string">
            <text:p>file:///home/user/books/reading/cm-materials/3/courses.cs.duke.edu/fall04/cps130/hw/H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hw/Midterm-2000.pdf&quot;)" office:value-type="string" office:string-value="file:///home/user/books/reading/cm-materials/3/courses.cs.duke.edu/fall04/cps130/hw/Midterm-2000.pdf" calcext:value-type="string">
            <text:p>file:///home/user/books/reading/cm-materials/3/courses.cs.duke.edu/fall04/cps130/hw/Midterm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EnS-01.pdf&quot;)" office:value-type="string" office:string-value="file:///home/user/books/reading/cm-materials/3/courses.cs.duke.edu/fall04/cps130/lectures/EnS-01.pdf" calcext:value-type="string">
            <text:p>file:///home/user/books/reading/cm-materials/3/courses.cs.duke.edu/fall04/cps130/lectures/EnS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0.pdf&quot;)" office:value-type="string" office:string-value="file:///home/user/books/reading/cm-materials/3/courses.cs.duke.edu/fall04/cps130/lectures/L-00.pdf" calcext:value-type="string">
            <text:p>file:///home/user/books/reading/cm-materials/3/courses.cs.duke.edu/fall04/cps130/lectures/L-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1.pdf&quot;)" office:value-type="string" office:string-value="file:///home/user/books/reading/cm-materials/3/courses.cs.duke.edu/fall04/cps130/lectures/L-01.pdf" calcext:value-type="string">
            <text:p>file:///home/user/books/reading/cm-materials/3/courses.cs.duke.edu/fall04/cps130/lectures/L-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2.pdf&quot;)" office:value-type="string" office:string-value="file:///home/user/books/reading/cm-materials/3/courses.cs.duke.edu/fall04/cps130/lectures/L-02.pdf" calcext:value-type="string">
            <text:p>file:///home/user/books/reading/cm-materials/3/courses.cs.duke.edu/fall04/cps130/lectures/L-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3.pdf&quot;)" office:value-type="string" office:string-value="file:///home/user/books/reading/cm-materials/3/courses.cs.duke.edu/fall04/cps130/lectures/L-03.pdf" calcext:value-type="string">
            <text:p>file:///home/user/books/reading/cm-materials/3/courses.cs.duke.edu/fall04/cps130/lectures/L-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4.pdf&quot;)" office:value-type="string" office:string-value="file:///home/user/books/reading/cm-materials/3/courses.cs.duke.edu/fall04/cps130/lectures/L-04.pdf" calcext:value-type="string">
            <text:p>file:///home/user/books/reading/cm-materials/3/courses.cs.duke.edu/fall04/cps130/lectures/L-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5.pdf&quot;)" office:value-type="string" office:string-value="file:///home/user/books/reading/cm-materials/3/courses.cs.duke.edu/fall04/cps130/lectures/L-05.pdf" calcext:value-type="string">
            <text:p>file:///home/user/books/reading/cm-materials/3/courses.cs.duke.edu/fall04/cps130/lectures/L-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6.pdf&quot;)" office:value-type="string" office:string-value="file:///home/user/books/reading/cm-materials/3/courses.cs.duke.edu/fall04/cps130/lectures/L-06.pdf" calcext:value-type="string">
            <text:p>file:///home/user/books/reading/cm-materials/3/courses.cs.duke.edu/fall04/cps130/lectures/L-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7.pdf&quot;)" office:value-type="string" office:string-value="file:///home/user/books/reading/cm-materials/3/courses.cs.duke.edu/fall04/cps130/lectures/L-07.pdf" calcext:value-type="string">
            <text:p>file:///home/user/books/reading/cm-materials/3/courses.cs.duke.edu/fall04/cps130/lectures/L-0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8.pdf&quot;)" office:value-type="string" office:string-value="file:///home/user/books/reading/cm-materials/3/courses.cs.duke.edu/fall04/cps130/lectures/L-08.pdf" calcext:value-type="string">
            <text:p>file:///home/user/books/reading/cm-materials/3/courses.cs.duke.edu/fall04/cps130/lectures/L-0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09.pdf&quot;)" office:value-type="string" office:string-value="file:///home/user/books/reading/cm-materials/3/courses.cs.duke.edu/fall04/cps130/lectures/L-09.pdf" calcext:value-type="string">
            <text:p>file:///home/user/books/reading/cm-materials/3/courses.cs.duke.edu/fall04/cps130/lectures/L-0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0.pdf&quot;)" office:value-type="string" office:string-value="file:///home/user/books/reading/cm-materials/3/courses.cs.duke.edu/fall04/cps130/lectures/L-10.pdf" calcext:value-type="string">
            <text:p>file:///home/user/books/reading/cm-materials/3/courses.cs.duke.edu/fall04/cps130/lectures/L-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1.pdf&quot;)" office:value-type="string" office:string-value="file:///home/user/books/reading/cm-materials/3/courses.cs.duke.edu/fall04/cps130/lectures/L-11.pdf" calcext:value-type="string">
            <text:p>file:///home/user/books/reading/cm-materials/3/courses.cs.duke.edu/fall04/cps130/lectures/L-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2.pdf&quot;)" office:value-type="string" office:string-value="file:///home/user/books/reading/cm-materials/3/courses.cs.duke.edu/fall04/cps130/lectures/L-12.pdf" calcext:value-type="string">
            <text:p>file:///home/user/books/reading/cm-materials/3/courses.cs.duke.edu/fall04/cps130/lectures/L-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3.pdf&quot;)" office:value-type="string" office:string-value="file:///home/user/books/reading/cm-materials/3/courses.cs.duke.edu/fall04/cps130/lectures/L-13.pdf" calcext:value-type="string">
            <text:p>file:///home/user/books/reading/cm-materials/3/courses.cs.duke.edu/fall04/cps130/lectures/L-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4.pdf&quot;)" office:value-type="string" office:string-value="file:///home/user/books/reading/cm-materials/3/courses.cs.duke.edu/fall04/cps130/lectures/L-14.pdf" calcext:value-type="string">
            <text:p>file:///home/user/books/reading/cm-materials/3/courses.cs.duke.edu/fall04/cps130/lectures/L-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5.pdf&quot;)" office:value-type="string" office:string-value="file:///home/user/books/reading/cm-materials/3/courses.cs.duke.edu/fall04/cps130/lectures/L-15.pdf" calcext:value-type="string">
            <text:p>file:///home/user/books/reading/cm-materials/3/courses.cs.duke.edu/fall04/cps130/lectures/L-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6.pdf&quot;)" office:value-type="string" office:string-value="file:///home/user/books/reading/cm-materials/3/courses.cs.duke.edu/fall04/cps130/lectures/L-16.pdf" calcext:value-type="string">
            <text:p>file:///home/user/books/reading/cm-materials/3/courses.cs.duke.edu/fall04/cps130/lectures/L-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7.pdf&quot;)" office:value-type="string" office:string-value="file:///home/user/books/reading/cm-materials/3/courses.cs.duke.edu/fall04/cps130/lectures/L-17.pdf" calcext:value-type="string">
            <text:p>file:///home/user/books/reading/cm-materials/3/courses.cs.duke.edu/fall04/cps130/lectures/L-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8.pdf&quot;)" office:value-type="string" office:string-value="file:///home/user/books/reading/cm-materials/3/courses.cs.duke.edu/fall04/cps130/lectures/L-18.pdf" calcext:value-type="string">
            <text:p>file:///home/user/books/reading/cm-materials/3/courses.cs.duke.edu/fall04/cps130/lectures/L-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19.pdf&quot;)" office:value-type="string" office:string-value="file:///home/user/books/reading/cm-materials/3/courses.cs.duke.edu/fall04/cps130/lectures/L-19.pdf" calcext:value-type="string">
            <text:p>file:///home/user/books/reading/cm-materials/3/courses.cs.duke.edu/fall04/cps130/lectures/L-1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0.pdf&quot;)" office:value-type="string" office:string-value="file:///home/user/books/reading/cm-materials/3/courses.cs.duke.edu/fall04/cps130/lectures/L-20.pdf" calcext:value-type="string">
            <text:p>file:///home/user/books/reading/cm-materials/3/courses.cs.duke.edu/fall04/cps130/lectures/L-2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1.pdf&quot;)" office:value-type="string" office:string-value="file:///home/user/books/reading/cm-materials/3/courses.cs.duke.edu/fall04/cps130/lectures/L-21.pdf" calcext:value-type="string">
            <text:p>file:///home/user/books/reading/cm-materials/3/courses.cs.duke.edu/fall04/cps130/lectures/L-2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2.pdf&quot;)" office:value-type="string" office:string-value="file:///home/user/books/reading/cm-materials/3/courses.cs.duke.edu/fall04/cps130/lectures/L-22.pdf" calcext:value-type="string">
            <text:p>file:///home/user/books/reading/cm-materials/3/courses.cs.duke.edu/fall04/cps130/lectures/L-2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3.pdf&quot;)" office:value-type="string" office:string-value="file:///home/user/books/reading/cm-materials/3/courses.cs.duke.edu/fall04/cps130/lectures/L-23.pdf" calcext:value-type="string">
            <text:p>file:///home/user/books/reading/cm-materials/3/courses.cs.duke.edu/fall04/cps130/lectures/L-2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4.pdf&quot;)" office:value-type="string" office:string-value="file:///home/user/books/reading/cm-materials/3/courses.cs.duke.edu/fall04/cps130/lectures/L-24.pdf" calcext:value-type="string">
            <text:p>file:///home/user/books/reading/cm-materials/3/courses.cs.duke.edu/fall04/cps130/lectures/L-2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5.pdf&quot;)" office:value-type="string" office:string-value="file:///home/user/books/reading/cm-materials/3/courses.cs.duke.edu/fall04/cps130/lectures/L-25.pdf" calcext:value-type="string">
            <text:p>file:///home/user/books/reading/cm-materials/3/courses.cs.duke.edu/fall04/cps130/lectures/L-2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3/courses.cs.duke.edu/fall04/cps130/lectures/L-26.pdf&quot;)" office:value-type="string" office:string-value="file:///home/user/books/reading/cm-materials/3/courses.cs.duke.edu/fall04/cps130/lectures/L-26.pdf" calcext:value-type="string">
            <text:p>file:///home/user/books/reading/cm-materials/3/courses.cs.duke.edu/fall04/cps130/lectures/L-2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4.pdf&quot;)" office:value-type="string" office:string-value="file:///home/user/books/reading/cm-materials/2/www3.cs.stonybrook.edu/~cse547/newLec4.pdf" calcext:value-type="string">
            <text:p>file:///home/user/books/reading/cm-materials/2/www3.cs.stonybrook.edu/~cse547/newLec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Q3sol.pdf&quot;)" office:value-type="string" office:string-value="file:///home/user/books/reading/cm-materials/2/www3.cs.stonybrook.edu/~cse547/18Q3sol.pdf" calcext:value-type="string">
            <text:p>file:///home/user/books/reading/cm-materials/2/www3.cs.stonybrook.edu/~cse547/18Q3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abus.pdf&quot;)" office:value-type="string" office:string-value="file:///home/user/books/reading/cm-materials/2/www3.cs.stonybrook.edu/~cse547/18syllabus.pdf" calcext:value-type="string">
            <text:p>file:///home/user/books/reading/cm-materials/2/www3.cs.stonybrook.edu/~cse547/18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8syllslides.pdf&quot;)" office:value-type="string" office:string-value="file:///home/user/books/reading/cm-materials/2/www3.cs.stonybrook.edu/~cse547/18syllslides.pdf" calcext:value-type="string">
            <text:p>file:///home/user/books/reading/cm-materials/2/www3.cs.stonybrook.edu/~cse547/18syll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2.pdf&quot;)" office:value-type="string" office:string-value="file:///home/user/books/reading/cm-materials/2/www3.cs.stonybrook.edu/~cse547/ch2series2.pdf" calcext:value-type="string">
            <text:p>file:///home/user/books/reading/cm-materials/2/www3.cs.stonybrook.edu/~cse547/ch2serie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eries.pdf&quot;)" office:value-type="string" office:string-value="file:///home/user/books/reading/cm-materials/2/www3.cs.stonybrook.edu/~cse547/ch2series.pdf" calcext:value-type="string">
            <text:p>file:///home/user/books/reading/cm-materials/2/www3.cs.stonybrook.edu/~cse547/ch2seri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2slides.pdf&quot;)" office:value-type="string" office:string-value="file:///home/user/books/reading/cm-materials/2/www3.cs.stonybrook.edu/~cse547/ch2slides.pdf" calcext:value-type="string">
            <text:p>file:///home/user/books/reading/cm-materials/2/www3.cs.stonybrook.edu/~cse547/ch2slide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last.pdf&quot;)" office:value-type="string" office:string-value="file:///home/user/books/reading/cm-materials/2/www3.cs.stonybrook.edu/~cse547/ch5last.pdf" calcext:value-type="string">
            <text:p>file:///home/user/books/reading/cm-materials/2/www3.cs.stonybrook.edu/~cse547/ch5las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,45.pdf&quot;)" office:value-type="string" office:string-value="file:///home/user/books/reading/cm-materials/2/www3.cs.stonybrook.edu/~cse547/ch5p18,45.pdf" calcext:value-type="string">
            <text:p>file:///home/user/books/reading/cm-materials/2/www3.cs.stonybrook.edu/~cse547/ch5p18,4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18.pdf&quot;)" office:value-type="string" office:string-value="file:///home/user/books/reading/cm-materials/2/www3.cs.stonybrook.edu/~cse547/ch5p18.pdf" calcext:value-type="string">
            <text:p>file:///home/user/books/reading/cm-materials/2/www3.cs.stonybrook.edu/~cse547/ch5p1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2.pdf&quot;)" office:value-type="string" office:string-value="file:///home/user/books/reading/cm-materials/2/www3.cs.stonybrook.edu/~cse547/ch5p2.pdf" calcext:value-type="string">
            <text:p>file:///home/user/books/reading/cm-materials/2/www3.cs.stonybrook.edu/~cse547/ch5p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5.pdf&quot;)" office:value-type="string" office:string-value="file:///home/user/books/reading/cm-materials/2/www3.cs.stonybrook.edu/~cse547/ch5p35.pdf" calcext:value-type="string">
            <text:p>file:///home/user/books/reading/cm-materials/2/www3.cs.stonybrook.edu/~cse547/ch5p3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3.pdf&quot;)" office:value-type="string" office:string-value="file:///home/user/books/reading/cm-materials/2/www3.cs.stonybrook.edu/~cse547/ch5p3.pdf" calcext:value-type="string">
            <text:p>file:///home/user/books/reading/cm-materials/2/www3.cs.stonybrook.edu/~cse547/ch5p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5p4,6.pdf&quot;)" office:value-type="string" office:string-value="file:///home/user/books/reading/cm-materials/2/www3.cs.stonybrook.edu/~cse547/ch5p4,6.pdf" calcext:value-type="string">
            <text:p>file:///home/user/books/reading/cm-materials/2/www3.cs.stonybrook.edu/~cse547/ch5p4,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chapter1.pdf&quot;)" office:value-type="string" office:string-value="file:///home/user/books/reading/cm-materials/2/www3.cs.stonybrook.edu/~cse547/chapter1.pdf" calcext:value-type="string">
            <text:p>file:///home/user/books/reading/cm-materials/2/www3.cs.stonybrook.edu/~cse547/chapter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1.pdf&quot;)" office:value-type="string" office:string-value="file:///home/user/books/reading/cm-materials/2/www3.cs.stonybrook.edu/~cse547/definitions1.pdf" calcext:value-type="string">
            <text:p>file:///home/user/books/reading/cm-materials/2/www3.cs.stonybrook.edu/~cse547/definitions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2.pdf&quot;)" office:value-type="string" office:string-value="file:///home/user/books/reading/cm-materials/2/www3.cs.stonybrook.edu/~cse547/definitions2.pdf" calcext:value-type="string">
            <text:p>file:///home/user/books/reading/cm-materials/2/www3.cs.stonybrook.edu/~cse547/definitions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definitions3.pdf&quot;)" office:value-type="string" office:string-value="file:///home/user/books/reading/cm-materials/2/www3.cs.stonybrook.edu/~cse547/definitions3.pdf" calcext:value-type="string">
            <text:p>file:///home/user/books/reading/cm-materials/2/www3.cs.stonybrook.edu/~cse547/definitions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.pdf&quot;)" office:value-type="string" office:string-value="file:///home/user/books/reading/cm-materials/2/www3.cs.stonybrook.edu/~cse547/hmk4.pdf" calcext:value-type="string">
            <text:p>file:///home/user/books/reading/cm-materials/2/www3.cs.stonybrook.edu/~cse547/hmk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hmk4sol.pdf&quot;)" office:value-type="string" office:string-value="file:///home/user/books/reading/cm-materials/2/www3.cs.stonybrook.edu/~cse547/hmk4sol.pdf" calcext:value-type="string">
            <text:p>file:///home/user/books/reading/cm-materials/2/www3.cs.stonybrook.edu/~cse547/hmk4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0.pdf&quot;)" office:value-type="string" office:string-value="file:///home/user/books/reading/cm-materials/2/www3.cs.stonybrook.edu/~cse547/lecture10.pdf" calcext:value-type="string">
            <text:p>file:///home/user/books/reading/cm-materials/2/www3.cs.stonybrook.edu/~cse547/lecture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1.pdf&quot;)" office:value-type="string" office:string-value="file:///home/user/books/reading/cm-materials/2/www3.cs.stonybrook.edu/~cse547/lecture11.pdf" calcext:value-type="string">
            <text:p>file:///home/user/books/reading/cm-materials/2/www3.cs.stonybrook.edu/~cse547/lecture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2.pdf&quot;)" office:value-type="string" office:string-value="file:///home/user/books/reading/cm-materials/2/www3.cs.stonybrook.edu/~cse547/lecture12.pdf" calcext:value-type="string">
            <text:p>file:///home/user/books/reading/cm-materials/2/www3.cs.stonybrook.edu/~cse547/lecture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3.pdf&quot;)" office:value-type="string" office:string-value="file:///home/user/books/reading/cm-materials/2/www3.cs.stonybrook.edu/~cse547/lecture13.pdf" calcext:value-type="string">
            <text:p>file:///home/user/books/reading/cm-materials/2/www3.cs.stonybrook.edu/~cse547/lecture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4.pdf&quot;)" office:value-type="string" office:string-value="file:///home/user/books/reading/cm-materials/2/www3.cs.stonybrook.edu/~cse547/lecture14.pdf" calcext:value-type="string">
            <text:p>file:///home/user/books/reading/cm-materials/2/www3.cs.stonybrook.edu/~cse547/lecture1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5.pdf&quot;)" office:value-type="string" office:string-value="file:///home/user/books/reading/cm-materials/2/www3.cs.stonybrook.edu/~cse547/lecture15.pdf" calcext:value-type="string">
            <text:p>file:///home/user/books/reading/cm-materials/2/www3.cs.stonybrook.edu/~cse547/lecture1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6.pdf&quot;)" office:value-type="string" office:string-value="file:///home/user/books/reading/cm-materials/2/www3.cs.stonybrook.edu/~cse547/lecture16.pdf" calcext:value-type="string">
            <text:p>file:///home/user/books/reading/cm-materials/2/www3.cs.stonybrook.edu/~cse547/lecture1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17.pdf&quot;)" office:value-type="string" office:string-value="file:///home/user/books/reading/cm-materials/2/www3.cs.stonybrook.edu/~cse547/lecture17.pdf" calcext:value-type="string">
            <text:p>file:///home/user/books/reading/cm-materials/2/www3.cs.stonybrook.edu/~cse547/lecture1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3.pdf&quot;)" office:value-type="string" office:string-value="file:///home/user/books/reading/cm-materials/2/www3.cs.stonybrook.edu/~cse547/lecture3.pdf" calcext:value-type="string">
            <text:p>file:///home/user/books/reading/cm-materials/2/www3.cs.stonybrook.edu/~cse547/lecture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4.pdf&quot;)" office:value-type="string" office:string-value="file:///home/user/books/reading/cm-materials/2/www3.cs.stonybrook.edu/~cse547/lecture4.pdf" calcext:value-type="string">
            <text:p>file:///home/user/books/reading/cm-materials/2/www3.cs.stonybrook.edu/~cse547/lecture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5.pdf&quot;)" office:value-type="string" office:string-value="file:///home/user/books/reading/cm-materials/2/www3.cs.stonybrook.edu/~cse547/lecture5.pdf" calcext:value-type="string">
            <text:p>file:///home/user/books/reading/cm-materials/2/www3.cs.stonybrook.edu/~cse547/lecture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6.pdf&quot;)" office:value-type="string" office:string-value="file:///home/user/books/reading/cm-materials/2/www3.cs.stonybrook.edu/~cse547/lecture6.pdf" calcext:value-type="string">
            <text:p>file:///home/user/books/reading/cm-materials/2/www3.cs.stonybrook.edu/~cse547/lecture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_119-123a_corrected.pdf&quot;)" office:value-type="string" office:string-value="file:///home/user/books/reading/cm-materials/2/www3.cs.stonybrook.edu/~cse547/lecture7_119-123a_corrected.pdf" calcext:value-type="string">
            <text:p>file:///home/user/books/reading/cm-materials/2/www3.cs.stonybrook.edu/~cse547/lecture7_119-123a_correc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7.pdf&quot;)" office:value-type="string" office:string-value="file:///home/user/books/reading/cm-materials/2/www3.cs.stonybrook.edu/~cse547/lecture7.pdf" calcext:value-type="string">
            <text:p>file:///home/user/books/reading/cm-materials/2/www3.cs.stonybrook.edu/~cse547/lecture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8.pdf&quot;)" office:value-type="string" office:string-value="file:///home/user/books/reading/cm-materials/2/www3.cs.stonybrook.edu/~cse547/lecture8.pdf" calcext:value-type="string">
            <text:p>file:///home/user/books/reading/cm-materials/2/www3.cs.stonybrook.edu/~cse547/lecture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lecture9.pdf&quot;)" office:value-type="string" office:string-value="file:///home/user/books/reading/cm-materials/2/www3.cs.stonybrook.edu/~cse547/lecture9.pdf" calcext:value-type="string">
            <text:p>file:///home/user/books/reading/cm-materials/2/www3.cs.stonybrook.edu/~cse547/lecture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ethod5.pdf&quot;)" office:value-type="string" office:string-value="file:///home/user/books/reading/cm-materials/2/www3.cs.stonybrook.edu/~cse547/method5.pdf" calcext:value-type="string">
            <text:p>file:///home/user/books/reading/cm-materials/2/www3.cs.stonybrook.edu/~cse547/method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1review.pdf&quot;)" office:value-type="string" office:string-value="file:///home/user/books/reading/cm-materials/2/www3.cs.stonybrook.edu/~cse547/mid1review.pdf" calcext:value-type="string">
            <text:p>file:///home/user/books/reading/cm-materials/2/www3.cs.stonybrook.edu/~cse547/mid1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1.pdf&quot;)" office:value-type="string" office:string-value="file:///home/user/books/reading/cm-materials/2/www3.cs.stonybrook.edu/~cse547/midterm1.pdf" calcext:value-type="string">
            <text:p>file:///home/user/books/reading/cm-materials/2/www3.cs.stonybrook.edu/~cse547/midterm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midterm2.pdf&quot;)" office:value-type="string" office:string-value="file:///home/user/books/reading/cm-materials/2/www3.cs.stonybrook.edu/~cse547/midterm2.pdf" calcext:value-type="string">
            <text:p>file:///home/user/books/reading/cm-materials/2/www3.cs.stonybrook.edu/~cse547/midterm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0.pdf&quot;)" office:value-type="string" office:string-value="file:///home/user/books/reading/cm-materials/2/www3.cs.stonybrook.edu/~cse547/newLec10.pdf" calcext:value-type="string">
            <text:p>file:///home/user/books/reading/cm-materials/2/www3.cs.stonybrook.edu/~cse547/newLec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1a.pdf&quot;)" office:value-type="string" office:string-value="file:///home/user/books/reading/cm-materials/2/www3.cs.stonybrook.edu/~cse547/newLec11a.pdf" calcext:value-type="string">
            <text:p>file:///home/user/books/reading/cm-materials/2/www3.cs.stonybrook.edu/~cse547/newLec11a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3.pdf&quot;)" office:value-type="string" office:string-value="file:///home/user/books/reading/cm-materials/2/www3.cs.stonybrook.edu/~cse547/newLec13.pdf" calcext:value-type="string">
            <text:p>file:///home/user/books/reading/cm-materials/2/www3.cs.stonybrook.edu/~cse547/newLec1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14Review.pdf&quot;)" office:value-type="string" office:string-value="file:///home/user/books/reading/cm-materials/2/www3.cs.stonybrook.edu/~cse547/newLec14Review.pdf" calcext:value-type="string">
            <text:p>file:///home/user/books/reading/cm-materials/2/www3.cs.stonybrook.edu/~cse547/newLec14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newLec2.pdf&quot;)" office:value-type="string" office:string-value="file:///home/user/books/reading/cm-materials/2/www3.cs.stonybrook.edu/~cse547/newLec2.pdf" calcext:value-type="string">
            <text:p>file:///home/user/books/reading/cm-materials/2/www3.cs.stonybrook.edu/~cse547/newLec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1.pdf&quot;)" office:value-type="string" office:string-value="file:///home/user/books/reading/cm-materials/15/cs.ioc.ee/cm/NumberTheory1.pdf" calcext:value-type="string">
            <text:p>file:///home/user/books/reading/cm-materials/15/cs.ioc.ee/cm/NumberTheory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NumberTheory2.pdf&quot;)" office:value-type="string" office:string-value="file:///home/user/books/reading/cm-materials/15/cs.ioc.ee/cm/NumberTheory2.pdf" calcext:value-type="string">
            <text:p>file:///home/user/books/reading/cm-materials/15/cs.ioc.ee/cm/NumberTheory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program.pdf&quot;)" office:value-type="string" office:string-value="file:///home/user/books/reading/cm-materials/15/cs.ioc.ee/cm/program.pdf" calcext:value-type="string">
            <text:p>file:///home/user/books/reading/cm-materials/15/cs.ioc.ee/cm/program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overy-rules.pdf&quot;)" office:value-type="string" office:string-value="file:///home/user/books/reading/cm-materials/15/cs.ioc.ee/cm/recovery-rules.pdf" calcext:value-type="string">
            <text:p>file:///home/user/books/reading/cm-materials/15/cs.ioc.ee/cm/recovery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1.pdf&quot;)" office:value-type="string" office:string-value="file:///home/user/books/reading/cm-materials/15/cs.ioc.ee/cm/RecurrentProblems1.pdf" calcext:value-type="string">
            <text:p>file:///home/user/books/reading/cm-materials/15/cs.ioc.ee/cm/RecurrentProble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RecurrentProblems2.pdf&quot;)" office:value-type="string" office:string-value="file:///home/user/books/reading/cm-materials/15/cs.ioc.ee/cm/RecurrentProblems2.pdf" calcext:value-type="string">
            <text:p>file:///home/user/books/reading/cm-materials/15/cs.ioc.ee/cm/RecurrentProblem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1.pdf&quot;)" office:value-type="string" office:string-value="file:///home/user/books/reading/cm-materials/15/cs.ioc.ee/cm/SpecialNumbers1.pdf" calcext:value-type="string">
            <text:p>file:///home/user/books/reading/cm-materials/15/cs.ioc.ee/cm/SpecialNumber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pecialNumbers2.pdf&quot;)" office:value-type="string" office:string-value="file:///home/user/books/reading/cm-materials/15/cs.ioc.ee/cm/SpecialNumbers2.pdf" calcext:value-type="string">
            <text:p>file:///home/user/books/reading/cm-materials/15/cs.ioc.ee/cm/SpecialNumber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1.pdf&quot;)" office:value-type="string" office:string-value="file:///home/user/books/reading/cm-materials/15/cs.ioc.ee/cm/Sums1.pdf" calcext:value-type="string">
            <text:p>file:///home/user/books/reading/cm-materials/15/cs.ioc.ee/cm/Sum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ums2.pdf&quot;)" office:value-type="string" office:string-value="file:///home/user/books/reading/cm-materials/15/cs.ioc.ee/cm/Sums2.pdf" calcext:value-type="string">
            <text:p>file:///home/user/books/reading/cm-materials/15/cs.ioc.ee/cm/Sums2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n.pdf&quot;)" office:value-type="string" office:string-value="file:///home/user/books/reading/cm-materials/15/cs.ioc.ee/cm/Syllabus_ITT9131_en.pdf" calcext:value-type="string">
            <text:p>file:///home/user/books/reading/cm-materials/15/cs.ioc.ee/cm/Syllabus_ITT9131_en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Syllabus_ITT9131_et.pdf&quot;)" office:value-type="string" office:string-value="file:///home/user/books/reading/cm-materials/15/cs.ioc.ee/cm/Syllabus_ITT9131_et.pdf" calcext:value-type="string">
            <text:p>file:///home/user/books/reading/cm-materials/15/cs.ioc.ee/cm/Syllabus_ITT9131_et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gf.pdf&quot;)" office:value-type="string" office:string-value="file:///home/user/books/reading/cm-materials/16/www.cs.drexel.edu/~jjohnson/2006-07/fall/cs300/lectures/bgf.pdf" calcext:value-type="string">
            <text:p>file:///home/user/books/reading/cm-materials/16/www.cs.drexel.edu/~jjohnson/2006-07/fall/cs300/lectures/bgf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bintree.pdf&quot;)" office:value-type="string" office:string-value="file:///home/user/books/reading/cm-materials/16/www.cs.drexel.edu/~jjohnson/2006-07/fall/cs300/lectures/bintree.pdf" calcext:value-type="string">
            <text:p>file:///home/user/books/reading/cm-materials/16/www.cs.drexel.edu/~jjohnson/2006-07/fall/cs300/lectures/bintree.pdf</text:p>
          </table:table-cell>
          <table:table-cell table:number-columns-repeated="3"/>
          <table:table-cell table:style-name="ce9"/>
          <table:table-cell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lectures/pgf.pdf&quot;)" office:value-type="string" office:string-value="file:///home/user/books/reading/cm-materials/16/www.cs.drexel.edu/~jjohnson/2006-07/fall/cs300/lectures/pgf.pdf" calcext:value-type="string">
            <text:p>file:///home/user/books/reading/cm-materials/16/www.cs.drexel.edu/~jjohnson/2006-07/fall/cs300/lectures/pg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AdvancedProgrammingGuide.pdf&quot;)" office:value-type="string" office:string-value="file:///home/user/books/reading/cm-materials/16/www.cs.drexel.edu/~jjohnson/2006-07/fall/cs300/resources/AdvancedProgrammingGuide.pdf" calcext:value-type="string">
            <text:p>file:///home/user/books/reading/cm-materials/16/www.cs.drexel.edu/~jjohnson/2006-07/fall/cs300/resources/Advanced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IntroductoryProgrammingGuide.pdf&quot;)" office:value-type="string" office:string-value="file:///home/user/books/reading/cm-materials/16/www.cs.drexel.edu/~jjohnson/2006-07/fall/cs300/resources/IntroductoryProgrammingGuide.pdf" calcext:value-type="string">
            <text:p>file:///home/user/books/reading/cm-materials/16/www.cs.drexel.edu/~jjohnson/2006-07/fall/cs300/resources/IntroductoryProgramming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Mac.pdf&quot;)" office:value-type="string" office:string-value="file:///home/user/books/reading/cm-materials/16/www.cs.drexel.edu/~jjohnson/2006-07/fall/cs300/resources/M10QRC_Mac.pdf" calcext:value-type="string">
            <text:p>file:///home/user/books/reading/cm-materials/16/www.cs.drexel.edu/~jjohnson/2006-07/fall/cs300/resources/M10QRC_Mac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UNIX.pdf&quot;)" office:value-type="string" office:string-value="file:///home/user/books/reading/cm-materials/16/www.cs.drexel.edu/~jjohnson/2006-07/fall/cs300/resources/M10QRC_UNIX.pdf" calcext:value-type="string">
            <text:p>file:///home/user/books/reading/cm-materials/16/www.cs.drexel.edu/~jjohnson/2006-07/fall/cs300/resources/M10QRC_UNIX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10QRC_win.pdf&quot;)" office:value-type="string" office:string-value="file:///home/user/books/reading/cm-materials/16/www.cs.drexel.edu/~jjohnson/2006-07/fall/cs300/resources/M10QRC_win.pdf" calcext:value-type="string">
            <text:p>file:///home/user/books/reading/cm-materials/16/www.cs.drexel.edu/~jjohnson/2006-07/fall/cs300/resources/M10QRC_win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getting_started_guide.pdf&quot;)" office:value-type="string" office:string-value="file:///home/user/books/reading/cm-materials/16/www.cs.drexel.edu/~jjohnson/2006-07/fall/cs300/resources/maple_getting_started_guide.pdf" calcext:value-type="string">
            <text:p>file:///home/user/books/reading/cm-materials/16/www.cs.drexel.edu/~jjohnson/2006-07/fall/cs300/resources/maple_getting_started_guid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6/www.cs.drexel.edu/~jjohnson/2006-07/fall/cs300/resources/maple_user_manual.pdf&quot;)" office:value-type="string" office:string-value="file:///home/user/books/reading/cm-materials/16/www.cs.drexel.edu/~jjohnson/2006-07/fall/cs300/resources/maple_user_manual.pdf" calcext:value-type="string">
            <text:p>file:///home/user/books/reading/cm-materials/16/www.cs.drexel.edu/~jjohnson/2006-07/fall/cs300/resources/maple_user_manu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400-1800-1900.pdf&quot;)" office:value-type="string" office:string-value="file:///home/user/books/reading/cm-materials/17/ittc.ku.edu/~moore/past_courses/201718-spring_discrete-struct/discussion-syllabus_1400-1800-1900.pdf" calcext:value-type="string">
            <text:p>file:///home/user/books/reading/cm-materials/17/ittc.ku.edu/~moore/past_courses/201718-spring_discrete-struct/discussion-syllabus_1400-1800-19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discussion-syllabus_1600-2000.pdf&quot;)" office:value-type="string" office:string-value="file:///home/user/books/reading/cm-materials/17/ittc.ku.edu/~moore/past_courses/201718-spring_discrete-struct/discussion-syllabus_1600-2000.pdf" calcext:value-type="string">
            <text:p>file:///home/user/books/reading/cm-materials/17/ittc.ku.edu/~moore/past_courses/201718-spring_discrete-struct/discussion-syllabus_1600-200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7/ittc.ku.edu/~moore/past_courses/201718-spring_discrete-struct/syllabus.pdf&quot;)" office:value-type="string" office:string-value="file:///home/user/books/reading/cm-materials/17/ittc.ku.edu/~moore/past_courses/201718-spring_discrete-struct/syllabus.pdf" calcext:value-type="string">
            <text:p>file:///home/user/books/reading/cm-materials/17/ittc.ku.edu/~moore/past_courses/201718-spring_discrete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8/ittc.ku.edu/~moore/past_courses/202122-spring_disc-struct/syllabus.pdf&quot;)" office:value-type="string" office:string-value="file:///home/user/books/reading/cm-materials/18/ittc.ku.edu/~moore/past_courses/202122-spring_disc-struct/syllabus.pdf" calcext:value-type="string">
            <text:p>file:///home/user/books/reading/cm-materials/18/ittc.ku.edu/~moore/past_courses/202122-spring_disc-struct/syllabu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1.pdf&quot;)" office:value-type="string" office:string-value="file:///home/user/books/reading/cm-materials/19/www.cs.fsu.edu/~asriniva/courses/am06/hw1.pdf" calcext:value-type="string">
            <text:p>file:///home/user/books/reading/cm-materials/19/www.cs.fsu.edu/~asriniva/courses/am06/h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hw2.pdf&quot;)" office:value-type="string" office:string-value="file:///home/user/books/reading/cm-materials/19/www.cs.fsu.edu/~asriniva/courses/am06/hw2.pdf" calcext:value-type="string">
            <text:p>file:///home/user/books/reading/cm-materials/19/www.cs.fsu.edu/~asriniva/courses/am06/h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9/www.cs.fsu.edu/~asriniva/courses/am06/MTReview.pdf&quot;)" office:value-type="string" office:string-value="file:///home/user/books/reading/cm-materials/19/www.cs.fsu.edu/~asriniva/courses/am06/MTReview.pdf" calcext:value-type="string">
            <text:p>file:///home/user/books/reading/cm-materials/19/www.cs.fsu.edu/~asriniva/courses/am06/MT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.pdf&quot;)" office:value-type="string" office:string-value="file:///home/user/books/reading/cm-materials/1/tcs.rwth-aachen.de/lehre/Analyse/WS2022/exercise01.pdf" calcext:value-type="string">
            <text:p>file:///home/user/books/reading/cm-materials/1/tcs.rwth-aachen.de/lehre/Analyse/WS2022/exercise0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1_sol.pdf&quot;)" office:value-type="string" office:string-value="file:///home/user/books/reading/cm-materials/1/tcs.rwth-aachen.de/lehre/Analyse/WS2022/exercise01_sol.pdf" calcext:value-type="string">
            <text:p>file:///home/user/books/reading/cm-materials/1/tcs.rwth-aachen.de/lehre/Analyse/WS2022/exercise01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.pdf&quot;)" office:value-type="string" office:string-value="file:///home/user/books/reading/cm-materials/1/tcs.rwth-aachen.de/lehre/Analyse/WS2022/exercise02.pdf" calcext:value-type="string">
            <text:p>file:///home/user/books/reading/cm-materials/1/tcs.rwth-aachen.de/lehre/Analyse/WS2022/exercise0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2_sol.pdf&quot;)" office:value-type="string" office:string-value="file:///home/user/books/reading/cm-materials/1/tcs.rwth-aachen.de/lehre/Analyse/WS2022/exercise02_sol.pdf" calcext:value-type="string">
            <text:p>file:///home/user/books/reading/cm-materials/1/tcs.rwth-aachen.de/lehre/Analyse/WS2022/exercise02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.pdf&quot;)" office:value-type="string" office:string-value="file:///home/user/books/reading/cm-materials/1/tcs.rwth-aachen.de/lehre/Analyse/WS2022/exercise03.pdf" calcext:value-type="string">
            <text:p>file:///home/user/books/reading/cm-materials/1/tcs.rwth-aachen.de/lehre/Analyse/WS2022/exercise0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3_sol.pdf&quot;)" office:value-type="string" office:string-value="file:///home/user/books/reading/cm-materials/1/tcs.rwth-aachen.de/lehre/Analyse/WS2022/exercise03_sol.pdf" calcext:value-type="string">
            <text:p>file:///home/user/books/reading/cm-materials/1/tcs.rwth-aachen.de/lehre/Analyse/WS2022/exercise03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.pdf&quot;)" office:value-type="string" office:string-value="file:///home/user/books/reading/cm-materials/1/tcs.rwth-aachen.de/lehre/Analyse/WS2022/exercise04.pdf" calcext:value-type="string">
            <text:p>file:///home/user/books/reading/cm-materials/1/tcs.rwth-aachen.de/lehre/Analyse/WS2022/exercise0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4_sol.pdf&quot;)" office:value-type="string" office:string-value="file:///home/user/books/reading/cm-materials/1/tcs.rwth-aachen.de/lehre/Analyse/WS2022/exercise04_sol.pdf" calcext:value-type="string">
            <text:p>file:///home/user/books/reading/cm-materials/1/tcs.rwth-aachen.de/lehre/Analyse/WS2022/exercise04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.pdf&quot;)" office:value-type="string" office:string-value="file:///home/user/books/reading/cm-materials/1/tcs.rwth-aachen.de/lehre/Analyse/WS2022/exercise05.pdf" calcext:value-type="string">
            <text:p>file:///home/user/books/reading/cm-materials/1/tcs.rwth-aachen.de/lehre/Analyse/WS2022/exercise0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5_sol.pdf&quot;)" office:value-type="string" office:string-value="file:///home/user/books/reading/cm-materials/1/tcs.rwth-aachen.de/lehre/Analyse/WS2022/exercise05_sol.pdf" calcext:value-type="string">
            <text:p>file:///home/user/books/reading/cm-materials/1/tcs.rwth-aachen.de/lehre/Analyse/WS2022/exercise05_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.pdf&quot;)" office:value-type="string" office:string-value="file:///home/user/books/reading/cm-materials/1/tcs.rwth-aachen.de/lehre/Analyse/WS2022/exercise06.pdf" calcext:value-type="string">
            <text:p>file:///home/user/books/reading/cm-materials/1/tcs.rwth-aachen.de/lehre/Analyse/WS2022/exercise0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/tcs.rwth-aachen.de/lehre/Analyse/WS2022/exercise06_tutsol.pdf&quot;)" office:value-type="string" office:string-value="file:///home/user/books/reading/cm-materials/1/tcs.rwth-aachen.de/lehre/Analyse/WS2022/exercise06_tutsol.pdf" calcext:value-type="string">
            <text:p>file:///home/user/books/reading/cm-materials/1/tcs.rwth-aachen.de/lehre/Analyse/WS2022/exercise06_tutso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.pdf&quot;)" office:value-type="string" office:string-value="file:///home/user/books/reading/cm-materials/20/www.cs.toronto.edu/~colin/236/W20/assignments/a1.pdf" calcext:value-type="string">
            <text:p>file:///home/user/books/reading/cm-materials/20/www.cs.toronto.edu/~colin/236/W20/assignments/a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1_solutions.pdf&quot;)" office:value-type="string" office:string-value="file:///home/user/books/reading/cm-materials/20/www.cs.toronto.edu/~colin/236/W20/assignments/a1_solutions.pdf" calcext:value-type="string">
            <text:p>file:///home/user/books/reading/cm-materials/20/www.cs.toronto.edu/~colin/236/W20/assignments/a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.pdf&quot;)" office:value-type="string" office:string-value="file:///home/user/books/reading/cm-materials/20/www.cs.toronto.edu/~colin/236/W20/assignments/a2.pdf" calcext:value-type="string">
            <text:p>file:///home/user/books/reading/cm-materials/20/www.cs.toronto.edu/~colin/236/W20/assignments/a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preview.pdf&quot;)" office:value-type="string" office:string-value="file:///home/user/books/reading/cm-materials/20/www.cs.toronto.edu/~colin/236/W20/assignments/a2_preview.pdf" calcext:value-type="string">
            <text:p>file:///home/user/books/reading/cm-materials/20/www.cs.toronto.edu/~colin/236/W20/assignments/a2_preview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2_solutions.pdf&quot;)" office:value-type="string" office:string-value="file:///home/user/books/reading/cm-materials/20/www.cs.toronto.edu/~colin/236/W20/assignments/a2_solutions.pdf" calcext:value-type="string">
            <text:p>file:///home/user/books/reading/cm-materials/20/www.cs.toronto.edu/~colin/236/W20/assignments/a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.pdf&quot;)" office:value-type="string" office:string-value="file:///home/user/books/reading/cm-materials/20/www.cs.toronto.edu/~colin/236/W20/assignments/a3.pdf" calcext:value-type="string">
            <text:p>file:///home/user/books/reading/cm-materials/20/www.cs.toronto.edu/~colin/236/W20/assignments/a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assignments/a3_solutions.pdf&quot;)" office:value-type="string" office:string-value="file:///home/user/books/reading/cm-materials/20/www.cs.toronto.edu/~colin/236/W20/assignments/a3_solutions.pdf" calcext:value-type="string">
            <text:p>file:///home/user/books/reading/cm-materials/20/www.cs.toronto.edu/~colin/236/W20/assignments/a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.pdf&quot;)" office:value-type="string" office:string-value="file:///home/user/books/reading/cm-materials/20/www.cs.toronto.edu/~colin/236/W20/exercises/ex10.pdf" calcext:value-type="string">
            <text:p>file:///home/user/books/reading/cm-materials/20/www.cs.toronto.edu/~colin/236/W20/exercises/ex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0_solutions.pdf&quot;)" office:value-type="string" office:string-value="file:///home/user/books/reading/cm-materials/20/www.cs.toronto.edu/~colin/236/W20/exercises/ex10_solutions.pdf" calcext:value-type="string">
            <text:p>file:///home/user/books/reading/cm-materials/20/www.cs.toronto.edu/~colin/236/W20/exercises/ex10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.pdf&quot;)" office:value-type="string" office:string-value="file:///home/user/books/reading/cm-materials/20/www.cs.toronto.edu/~colin/236/W20/exercises/ex11.pdf" calcext:value-type="string">
            <text:p>file:///home/user/books/reading/cm-materials/20/www.cs.toronto.edu/~colin/236/W20/exercises/ex1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1_solutions.pdf&quot;)" office:value-type="string" office:string-value="file:///home/user/books/reading/cm-materials/20/www.cs.toronto.edu/~colin/236/W20/exercises/ex11_solutions.pdf" calcext:value-type="string">
            <text:p>file:///home/user/books/reading/cm-materials/20/www.cs.toronto.edu/~colin/236/W20/exercises/ex1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.pdf&quot;)" office:value-type="string" office:string-value="file:///home/user/books/reading/cm-materials/20/www.cs.toronto.edu/~colin/236/W20/exercises/ex12.pdf" calcext:value-type="string">
            <text:p>file:///home/user/books/reading/cm-materials/20/www.cs.toronto.edu/~colin/236/W20/exercises/ex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2_solutions.pdf&quot;)" office:value-type="string" office:string-value="file:///home/user/books/reading/cm-materials/20/www.cs.toronto.edu/~colin/236/W20/exercises/ex12_solutions.pdf" calcext:value-type="string">
            <text:p>file:///home/user/books/reading/cm-materials/20/www.cs.toronto.edu/~colin/236/W20/exercises/ex1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.pdf&quot;)" office:value-type="string" office:string-value="file:///home/user/books/reading/cm-materials/20/www.cs.toronto.edu/~colin/236/W20/exercises/ex1.pdf" calcext:value-type="string">
            <text:p>file:///home/user/books/reading/cm-materials/20/www.cs.toronto.edu/~colin/236/W20/exercises/ex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1_solutions.pdf&quot;)" office:value-type="string" office:string-value="file:///home/user/books/reading/cm-materials/20/www.cs.toronto.edu/~colin/236/W20/exercises/ex1_solutions.pdf" calcext:value-type="string">
            <text:p>file:///home/user/books/reading/cm-materials/20/www.cs.toronto.edu/~colin/236/W20/exercises/ex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.pdf&quot;)" office:value-type="string" office:string-value="file:///home/user/books/reading/cm-materials/20/www.cs.toronto.edu/~colin/236/W20/exercises/ex2.pdf" calcext:value-type="string">
            <text:p>file:///home/user/books/reading/cm-materials/20/www.cs.toronto.edu/~colin/236/W20/exercises/ex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2_solutions.pdf&quot;)" office:value-type="string" office:string-value="file:///home/user/books/reading/cm-materials/20/www.cs.toronto.edu/~colin/236/W20/exercises/ex2_solutions.pdf" calcext:value-type="string">
            <text:p>file:///home/user/books/reading/cm-materials/20/www.cs.toronto.edu/~colin/236/W20/exercises/ex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.pdf&quot;)" office:value-type="string" office:string-value="file:///home/user/books/reading/cm-materials/20/www.cs.toronto.edu/~colin/236/W20/exercises/ex3.pdf" calcext:value-type="string">
            <text:p>file:///home/user/books/reading/cm-materials/20/www.cs.toronto.edu/~colin/236/W20/exercises/ex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3_solutions.pdf&quot;)" office:value-type="string" office:string-value="file:///home/user/books/reading/cm-materials/20/www.cs.toronto.edu/~colin/236/W20/exercises/ex3_solutions.pdf" calcext:value-type="string">
            <text:p>file:///home/user/books/reading/cm-materials/20/www.cs.toronto.edu/~colin/236/W20/exercises/ex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.pdf&quot;)" office:value-type="string" office:string-value="file:///home/user/books/reading/cm-materials/20/www.cs.toronto.edu/~colin/236/W20/exercises/ex4.pdf" calcext:value-type="string">
            <text:p>file:///home/user/books/reading/cm-materials/20/www.cs.toronto.edu/~colin/236/W20/exercises/ex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4_solutions.pdf&quot;)" office:value-type="string" office:string-value="file:///home/user/books/reading/cm-materials/20/www.cs.toronto.edu/~colin/236/W20/exercises/ex4_solutions.pdf" calcext:value-type="string">
            <text:p>file:///home/user/books/reading/cm-materials/20/www.cs.toronto.edu/~colin/236/W20/exercises/ex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.pdf&quot;)" office:value-type="string" office:string-value="file:///home/user/books/reading/cm-materials/20/www.cs.toronto.edu/~colin/236/W20/exercises/ex6.pdf" calcext:value-type="string">
            <text:p>file:///home/user/books/reading/cm-materials/20/www.cs.toronto.edu/~colin/236/W20/exercises/ex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6_solutions.pdf&quot;)" office:value-type="string" office:string-value="file:///home/user/books/reading/cm-materials/20/www.cs.toronto.edu/~colin/236/W20/exercises/ex6_solutions.pdf" calcext:value-type="string">
            <text:p>file:///home/user/books/reading/cm-materials/20/www.cs.toronto.edu/~colin/236/W20/exercises/ex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.pdf&quot;)" office:value-type="string" office:string-value="file:///home/user/books/reading/cm-materials/20/www.cs.toronto.edu/~colin/236/W20/exercises/ex7.pdf" calcext:value-type="string">
            <text:p>file:///home/user/books/reading/cm-materials/20/www.cs.toronto.edu/~colin/236/W20/exercises/ex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7_solutions.pdf&quot;)" office:value-type="string" office:string-value="file:///home/user/books/reading/cm-materials/20/www.cs.toronto.edu/~colin/236/W20/exercises/ex7_solutions.pdf" calcext:value-type="string">
            <text:p>file:///home/user/books/reading/cm-materials/20/www.cs.toronto.edu/~colin/236/W20/exercises/ex7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.pdf&quot;)" office:value-type="string" office:string-value="file:///home/user/books/reading/cm-materials/20/www.cs.toronto.edu/~colin/236/W20/exercises/ex8.pdf" calcext:value-type="string">
            <text:p>file:///home/user/books/reading/cm-materials/20/www.cs.toronto.edu/~colin/236/W20/exercises/ex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8_solutions.pdf&quot;)" office:value-type="string" office:string-value="file:///home/user/books/reading/cm-materials/20/www.cs.toronto.edu/~colin/236/W20/exercises/ex8_solutions.pdf" calcext:value-type="string">
            <text:p>file:///home/user/books/reading/cm-materials/20/www.cs.toronto.edu/~colin/236/W20/exercises/ex8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.pdf&quot;)" office:value-type="string" office:string-value="file:///home/user/books/reading/cm-materials/20/www.cs.toronto.edu/~colin/236/W20/exercises/ex9.pdf" calcext:value-type="string">
            <text:p>file:///home/user/books/reading/cm-materials/20/www.cs.toronto.edu/~colin/236/W20/exercises/ex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ex9_solutions.pdf&quot;)" office:value-type="string" office:string-value="file:///home/user/books/reading/cm-materials/20/www.cs.toronto.edu/~colin/236/W20/exercises/ex9_solutions.pdf" calcext:value-type="string">
            <text:p>file:///home/user/books/reading/cm-materials/20/www.cs.toronto.edu/~colin/236/W20/exercises/ex9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1_solutions.pdf&quot;)" office:value-type="string" office:string-value="file:///home/user/books/reading/cm-materials/20/www.cs.toronto.edu/~colin/236/W20/exercises/q10_v1_solutions.pdf" calcext:value-type="string">
            <text:p>file:///home/user/books/reading/cm-materials/20/www.cs.toronto.edu/~colin/236/W20/exercises/q10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2_solutions.pdf&quot;)" office:value-type="string" office:string-value="file:///home/user/books/reading/cm-materials/20/www.cs.toronto.edu/~colin/236/W20/exercises/q10_v2_solutions.pdf" calcext:value-type="string">
            <text:p>file:///home/user/books/reading/cm-materials/20/www.cs.toronto.edu/~colin/236/W20/exercises/q10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3_solutions.pdf&quot;)" office:value-type="string" office:string-value="file:///home/user/books/reading/cm-materials/20/www.cs.toronto.edu/~colin/236/W20/exercises/q10_v3_solutions.pdf" calcext:value-type="string">
            <text:p>file:///home/user/books/reading/cm-materials/20/www.cs.toronto.edu/~colin/236/W20/exercises/q10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5_solutions.pdf&quot;)" office:value-type="string" office:string-value="file:///home/user/books/reading/cm-materials/20/www.cs.toronto.edu/~colin/236/W20/exercises/q10_v5_solutions.pdf" calcext:value-type="string">
            <text:p>file:///home/user/books/reading/cm-materials/20/www.cs.toronto.edu/~colin/236/W20/exercises/q10_v5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0_v6_solutions.pdf&quot;)" office:value-type="string" office:string-value="file:///home/user/books/reading/cm-materials/20/www.cs.toronto.edu/~colin/236/W20/exercises/q10_v6_solutions.pdf" calcext:value-type="string">
            <text:p>file:///home/user/books/reading/cm-materials/20/www.cs.toronto.edu/~colin/236/W20/exercises/q10_v6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1_solutions.pdf&quot;)" office:value-type="string" office:string-value="file:///home/user/books/reading/cm-materials/20/www.cs.toronto.edu/~colin/236/W20/exercises/q12_v1_solutions.pdf" calcext:value-type="string">
            <text:p>file:///home/user/books/reading/cm-materials/20/www.cs.toronto.edu/~colin/236/W20/exercises/q12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12_v2_solutions.pdf&quot;)" office:value-type="string" office:string-value="file:///home/user/books/reading/cm-materials/20/www.cs.toronto.edu/~colin/236/W20/exercises/q12_v2_solutions.pdf" calcext:value-type="string">
            <text:p>file:///home/user/books/reading/cm-materials/20/www.cs.toronto.edu/~colin/236/W20/exercises/q12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1_solutions.pdf&quot;)" office:value-type="string" office:string-value="file:///home/user/books/reading/cm-materials/20/www.cs.toronto.edu/~colin/236/W20/exercises/q4_v1_solutions.pdf" calcext:value-type="string">
            <text:p>file:///home/user/books/reading/cm-materials/20/www.cs.toronto.edu/~colin/236/W20/exercises/q4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4_v2_solutions.pdf&quot;)" office:value-type="string" office:string-value="file:///home/user/books/reading/cm-materials/20/www.cs.toronto.edu/~colin/236/W20/exercises/q4_v2_solutions.pdf" calcext:value-type="string">
            <text:p>file:///home/user/books/reading/cm-materials/20/www.cs.toronto.edu/~colin/236/W20/exercises/q4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1_solutions.pdf&quot;)" office:value-type="string" office:string-value="file:///home/user/books/reading/cm-materials/20/www.cs.toronto.edu/~colin/236/W20/exercises/q6_v1_solutions.pdf" calcext:value-type="string">
            <text:p>file:///home/user/books/reading/cm-materials/20/www.cs.toronto.edu/~colin/236/W20/exercises/q6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6_v2_solutions.pdf&quot;)" office:value-type="string" office:string-value="file:///home/user/books/reading/cm-materials/20/www.cs.toronto.edu/~colin/236/W20/exercises/q6_v2_solutions.pdf" calcext:value-type="string">
            <text:p>file:///home/user/books/reading/cm-materials/20/www.cs.toronto.edu/~colin/236/W20/exercises/q6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1_solutions.pdf&quot;)" office:value-type="string" office:string-value="file:///home/user/books/reading/cm-materials/20/www.cs.toronto.edu/~colin/236/W20/exercises/q7_v1_solutions.pdf" calcext:value-type="string">
            <text:p>file:///home/user/books/reading/cm-materials/20/www.cs.toronto.edu/~colin/236/W20/exercises/q7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7_v2_solutions.pdf&quot;)" office:value-type="string" office:string-value="file:///home/user/books/reading/cm-materials/20/www.cs.toronto.edu/~colin/236/W20/exercises/q7_v2_solutions.pdf" calcext:value-type="string">
            <text:p>file:///home/user/books/reading/cm-materials/20/www.cs.toronto.edu/~colin/236/W20/exercises/q7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1_solutions.pdf&quot;)" office:value-type="string" office:string-value="file:///home/user/books/reading/cm-materials/20/www.cs.toronto.edu/~colin/236/W20/exercises/q8_v1_solutions.pdf" calcext:value-type="string">
            <text:p>file:///home/user/books/reading/cm-materials/20/www.cs.toronto.edu/~colin/236/W20/exercises/q8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q8_v2_solutions.pdf&quot;)" office:value-type="string" office:string-value="file:///home/user/books/reading/cm-materials/20/www.cs.toronto.edu/~colin/236/W20/exercises/q8_v2_solutions.pdf" calcext:value-type="string">
            <text:p>file:///home/user/books/reading/cm-materials/20/www.cs.toronto.edu/~colin/236/W20/exercises/q8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1_solutions.pdf&quot;)" office:value-type="string" office:string-value="file:///home/user/books/reading/cm-materials/20/www.cs.toronto.edu/~colin/236/W20/exercises/w11_v1_solutions.pdf" calcext:value-type="string">
            <text:p>file:///home/user/books/reading/cm-materials/20/www.cs.toronto.edu/~colin/236/W20/exercises/w11_v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2_solutions.pdf&quot;)" office:value-type="string" office:string-value="file:///home/user/books/reading/cm-materials/20/www.cs.toronto.edu/~colin/236/W20/exercises/w11_v2_solutions.pdf" calcext:value-type="string">
            <text:p>file:///home/user/books/reading/cm-materials/20/www.cs.toronto.edu/~colin/236/W20/exercises/w11_v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3_solutions.pdf&quot;)" office:value-type="string" office:string-value="file:///home/user/books/reading/cm-materials/20/www.cs.toronto.edu/~colin/236/W20/exercises/w11_v3_solutions.pdf" calcext:value-type="string">
            <text:p>file:///home/user/books/reading/cm-materials/20/www.cs.toronto.edu/~colin/236/W20/exercises/w11_v3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exercises/w11_v4_solutions.pdf&quot;)" office:value-type="string" office:string-value="file:///home/user/books/reading/cm-materials/20/www.cs.toronto.edu/~colin/236/W20/exercises/w11_v4_solutions.pdf" calcext:value-type="string">
            <text:p>file:///home/user/books/reading/cm-materials/20/www.cs.toronto.edu/~colin/236/W20/exercises/w11_v4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merge_proof.pdf&quot;)" office:value-type="string" office:string-value="file:///home/user/books/reading/cm-materials/20/www.cs.toronto.edu/~colin/236/W20/lecture_slides/merge_proof.pdf" calcext:value-type="string">
            <text:p>file:///home/user/books/reading/cm-materials/20/www.cs.toronto.edu/~colin/236/W20/lecture_slides/merge_proof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annotated.pdf&quot;)" office:value-type="string" office:string-value="file:///home/user/books/reading/cm-materials/20/www.cs.toronto.edu/~colin/236/W20/lecture_slides/w10_annotated.pdf" calcext:value-type="string">
            <text:p>file:///home/user/books/reading/cm-materials/20/www.cs.toronto.edu/~colin/236/W20/lecture_slides/w10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_dfa_recipe.pdf&quot;)" office:value-type="string" office:string-value="file:///home/user/books/reading/cm-materials/20/www.cs.toronto.edu/~colin/236/W20/lecture_slides/w10_dfa_recipe.pdf" calcext:value-type="string">
            <text:p>file:///home/user/books/reading/cm-materials/20/www.cs.toronto.edu/~colin/236/W20/lecture_slides/w10_dfa_recipe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0.pdf&quot;)" office:value-type="string" office:string-value="file:///home/user/books/reading/cm-materials/20/www.cs.toronto.edu/~colin/236/W20/lecture_slides/w10.pdf" calcext:value-type="string">
            <text:p>file:///home/user/books/reading/cm-materials/20/www.cs.toronto.edu/~colin/236/W20/lecture_slides/w10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_annotated.pdf&quot;)" office:value-type="string" office:string-value="file:///home/user/books/reading/cm-materials/20/www.cs.toronto.edu/~colin/236/W20/lecture_slides/w12_annotated.pdf" calcext:value-type="string">
            <text:p>file:///home/user/books/reading/cm-materials/20/www.cs.toronto.edu/~colin/236/W20/lecture_slides/w1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2.pdf&quot;)" office:value-type="string" office:string-value="file:///home/user/books/reading/cm-materials/20/www.cs.toronto.edu/~colin/236/W20/lecture_slides/w12.pdf" calcext:value-type="string">
            <text:p>file:///home/user/books/reading/cm-materials/20/www.cs.toronto.edu/~colin/236/W20/lecture_slides/w1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1_annotated.pdf&quot;)" office:value-type="string" office:string-value="file:///home/user/books/reading/cm-materials/20/www.cs.toronto.edu/~colin/236/W20/lecture_slides/w1_lec1_annotated.pdf" calcext:value-type="string">
            <text:p>file:///home/user/books/reading/cm-materials/20/www.cs.toronto.edu/~colin/236/W20/lecture_slides/w1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_lec2_annotated.pdf&quot;)" office:value-type="string" office:string-value="file:///home/user/books/reading/cm-materials/20/www.cs.toronto.edu/~colin/236/W20/lecture_slides/w1_lec2_annotated.pdf" calcext:value-type="string">
            <text:p>file:///home/user/books/reading/cm-materials/20/www.cs.toronto.edu/~colin/236/W20/lecture_slides/w1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1.pdf&quot;)" office:value-type="string" office:string-value="file:///home/user/books/reading/cm-materials/20/www.cs.toronto.edu/~colin/236/W20/lecture_slides/w1.pdf" calcext:value-type="string">
            <text:p>file:///home/user/books/reading/cm-materials/20/www.cs.toronto.edu/~colin/236/W20/lecture_slides/w1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1_annotated.pdf&quot;)" office:value-type="string" office:string-value="file:///home/user/books/reading/cm-materials/20/www.cs.toronto.edu/~colin/236/W20/lecture_slides/w2_lec1_annotated.pdf" calcext:value-type="string">
            <text:p>file:///home/user/books/reading/cm-materials/20/www.cs.toronto.edu/~colin/236/W20/lecture_slides/w2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_lec2_annotated.pdf&quot;)" office:value-type="string" office:string-value="file:///home/user/books/reading/cm-materials/20/www.cs.toronto.edu/~colin/236/W20/lecture_slides/w2_lec2_annotated.pdf" calcext:value-type="string">
            <text:p>file:///home/user/books/reading/cm-materials/20/www.cs.toronto.edu/~colin/236/W20/lecture_slides/w2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2.pdf&quot;)" office:value-type="string" office:string-value="file:///home/user/books/reading/cm-materials/20/www.cs.toronto.edu/~colin/236/W20/lecture_slides/w2.pdf" calcext:value-type="string">
            <text:p>file:///home/user/books/reading/cm-materials/20/www.cs.toronto.edu/~colin/236/W20/lecture_slides/w2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1_annotated.pdf&quot;)" office:value-type="string" office:string-value="file:///home/user/books/reading/cm-materials/20/www.cs.toronto.edu/~colin/236/W20/lecture_slides/w3_lec1_annotated.pdf" calcext:value-type="string">
            <text:p>file:///home/user/books/reading/cm-materials/20/www.cs.toronto.edu/~colin/236/W20/lecture_slides/w3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_lec2_annotated.pdf&quot;)" office:value-type="string" office:string-value="file:///home/user/books/reading/cm-materials/20/www.cs.toronto.edu/~colin/236/W20/lecture_slides/w3_lec2_annotated.pdf" calcext:value-type="string">
            <text:p>file:///home/user/books/reading/cm-materials/20/www.cs.toronto.edu/~colin/236/W20/lecture_slides/w3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3.pdf&quot;)" office:value-type="string" office:string-value="file:///home/user/books/reading/cm-materials/20/www.cs.toronto.edu/~colin/236/W20/lecture_slides/w3.pdf" calcext:value-type="string">
            <text:p>file:///home/user/books/reading/cm-materials/20/www.cs.toronto.edu/~colin/236/W20/lecture_slides/w3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1_annotated.pdf&quot;)" office:value-type="string" office:string-value="file:///home/user/books/reading/cm-materials/20/www.cs.toronto.edu/~colin/236/W20/lecture_slides/w4_lec1_annotated.pdf" calcext:value-type="string">
            <text:p>file:///home/user/books/reading/cm-materials/20/www.cs.toronto.edu/~colin/236/W20/lecture_slides/w4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_lec2_annotated.pdf&quot;)" office:value-type="string" office:string-value="file:///home/user/books/reading/cm-materials/20/www.cs.toronto.edu/~colin/236/W20/lecture_slides/w4_lec2_annotated.pdf" calcext:value-type="string">
            <text:p>file:///home/user/books/reading/cm-materials/20/www.cs.toronto.edu/~colin/236/W20/lecture_slides/w4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4.pdf&quot;)" office:value-type="string" office:string-value="file:///home/user/books/reading/cm-materials/20/www.cs.toronto.edu/~colin/236/W20/lecture_slides/w4.pdf" calcext:value-type="string">
            <text:p>file:///home/user/books/reading/cm-materials/20/www.cs.toronto.edu/~colin/236/W20/lecture_slides/w4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1_annotated.pdf&quot;)" office:value-type="string" office:string-value="file:///home/user/books/reading/cm-materials/20/www.cs.toronto.edu/~colin/236/W20/lecture_slides/w5_lec1_annotated.pdf" calcext:value-type="string">
            <text:p>file:///home/user/books/reading/cm-materials/20/www.cs.toronto.edu/~colin/236/W20/lecture_slides/w5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_lec2_annotated.pdf&quot;)" office:value-type="string" office:string-value="file:///home/user/books/reading/cm-materials/20/www.cs.toronto.edu/~colin/236/W20/lecture_slides/w5_lec2_annotated.pdf" calcext:value-type="string">
            <text:p>file:///home/user/books/reading/cm-materials/20/www.cs.toronto.edu/~colin/236/W20/lecture_slides/w5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5.pdf&quot;)" office:value-type="string" office:string-value="file:///home/user/books/reading/cm-materials/20/www.cs.toronto.edu/~colin/236/W20/lecture_slides/w5.pdf" calcext:value-type="string">
            <text:p>file:///home/user/books/reading/cm-materials/20/www.cs.toronto.edu/~colin/236/W20/lecture_slides/w5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1_annotated.pdf&quot;)" office:value-type="string" office:string-value="file:///home/user/books/reading/cm-materials/20/www.cs.toronto.edu/~colin/236/W20/lecture_slides/w6_lec1_annotated.pdf" calcext:value-type="string">
            <text:p>file:///home/user/books/reading/cm-materials/20/www.cs.toronto.edu/~colin/236/W20/lecture_slides/w6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_lec2_annotated.pdf&quot;)" office:value-type="string" office:string-value="file:///home/user/books/reading/cm-materials/20/www.cs.toronto.edu/~colin/236/W20/lecture_slides/w6_lec2_annotated.pdf" calcext:value-type="string">
            <text:p>file:///home/user/books/reading/cm-materials/20/www.cs.toronto.edu/~colin/236/W20/lecture_slides/w6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6.pdf&quot;)" office:value-type="string" office:string-value="file:///home/user/books/reading/cm-materials/20/www.cs.toronto.edu/~colin/236/W20/lecture_slides/w6.pdf" calcext:value-type="string">
            <text:p>file:///home/user/books/reading/cm-materials/20/www.cs.toronto.edu/~colin/236/W20/lecture_slides/w6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1_annotated.pdf&quot;)" office:value-type="string" office:string-value="file:///home/user/books/reading/cm-materials/20/www.cs.toronto.edu/~colin/236/W20/lecture_slides/w7_lec1_annotated.pdf" calcext:value-type="string">
            <text:p>file:///home/user/books/reading/cm-materials/20/www.cs.toronto.edu/~colin/236/W20/lecture_slides/w7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_lec2_annotated.pdf&quot;)" office:value-type="string" office:string-value="file:///home/user/books/reading/cm-materials/20/www.cs.toronto.edu/~colin/236/W20/lecture_slides/w7_lec2_annotated.pdf" calcext:value-type="string">
            <text:p>file:///home/user/books/reading/cm-materials/20/www.cs.toronto.edu/~colin/236/W20/lecture_slides/w7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7.pdf&quot;)" office:value-type="string" office:string-value="file:///home/user/books/reading/cm-materials/20/www.cs.toronto.edu/~colin/236/W20/lecture_slides/w7.pdf" calcext:value-type="string">
            <text:p>file:///home/user/books/reading/cm-materials/20/www.cs.toronto.edu/~colin/236/W20/lecture_slides/w7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1_annotated.pdf&quot;)" office:value-type="string" office:string-value="file:///home/user/books/reading/cm-materials/20/www.cs.toronto.edu/~colin/236/W20/lecture_slides/w8_lec1_annotated.pdf" calcext:value-type="string">
            <text:p>file:///home/user/books/reading/cm-materials/20/www.cs.toronto.edu/~colin/236/W20/lecture_slides/w8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_lec2_annotated.pdf&quot;)" office:value-type="string" office:string-value="file:///home/user/books/reading/cm-materials/20/www.cs.toronto.edu/~colin/236/W20/lecture_slides/w8_lec2_annotated.pdf" calcext:value-type="string">
            <text:p>file:///home/user/books/reading/cm-materials/20/www.cs.toronto.edu/~colin/236/W20/lecture_slides/w8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8.pdf&quot;)" office:value-type="string" office:string-value="file:///home/user/books/reading/cm-materials/20/www.cs.toronto.edu/~colin/236/W20/lecture_slides/w8.pdf" calcext:value-type="string">
            <text:p>file:///home/user/books/reading/cm-materials/20/www.cs.toronto.edu/~colin/236/W20/lecture_slides/w8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1_annotated.pdf&quot;)" office:value-type="string" office:string-value="file:///home/user/books/reading/cm-materials/20/www.cs.toronto.edu/~colin/236/W20/lecture_slides/w9_lec1_annotated.pdf" calcext:value-type="string">
            <text:p>file:///home/user/books/reading/cm-materials/20/www.cs.toronto.edu/~colin/236/W20/lecture_slides/w9_lec1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_lec2_annotated.pdf&quot;)" office:value-type="string" office:string-value="file:///home/user/books/reading/cm-materials/20/www.cs.toronto.edu/~colin/236/W20/lecture_slides/w9_lec2_annotated.pdf" calcext:value-type="string">
            <text:p>file:///home/user/books/reading/cm-materials/20/www.cs.toronto.edu/~colin/236/W20/lecture_slides/w9_lec2_annotate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lecture_slides/w9.pdf&quot;)" office:value-type="string" office:string-value="file:///home/user/books/reading/cm-materials/20/www.cs.toronto.edu/~colin/236/W20/lecture_slides/w9.pdf" calcext:value-type="string">
            <text:p>file:///home/user/books/reading/cm-materials/20/www.cs.toronto.edu/~colin/236/W20/lecture_slides/w9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courseinfo.pdf&quot;)" office:value-type="string" office:string-value="file:///home/user/books/reading/cm-materials/20/www.cs.toronto.edu/~colin/236/W20/misc/courseinfo.pdf" calcext:value-type="string">
            <text:p>file:///home/user/books/reading/cm-materials/20/www.cs.toronto.edu/~colin/236/W20/misc/courseinfo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1_solutions.pdf&quot;)" office:value-type="string" office:string-value="file:///home/user/books/reading/cm-materials/20/www.cs.toronto.edu/~colin/236/W20/misc/t1_solutions.pdf" calcext:value-type="string">
            <text:p>file:///home/user/books/reading/cm-materials/20/www.cs.toronto.edu/~colin/236/W20/misc/t1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heatsheet.pdf&quot;)" office:value-type="string" office:string-value="file:///home/user/books/reading/cm-materials/20/www.cs.toronto.edu/~colin/236/W20/misc/t2_cheatsheet.pdf" calcext:value-type="string">
            <text:p>file:///home/user/books/reading/cm-materials/20/www.cs.toronto.edu/~colin/236/W20/misc/t2_cheatshee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compact.pdf&quot;)" office:value-type="string" office:string-value="file:///home/user/books/reading/cm-materials/20/www.cs.toronto.edu/~colin/236/W20/misc/t2_compact.pdf" calcext:value-type="string">
            <text:p>file:///home/user/books/reading/cm-materials/20/www.cs.toronto.edu/~colin/236/W20/misc/t2_compact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long.pdf&quot;)" office:value-type="string" office:string-value="file:///home/user/books/reading/cm-materials/20/www.cs.toronto.edu/~colin/236/W20/misc/t2_long.pdf" calcext:value-type="string">
            <text:p>file:///home/user/books/reading/cm-materials/20/www.cs.toronto.edu/~colin/236/W20/misc/t2_long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0/www.cs.toronto.edu/~colin/236/W20/misc/t2_solutions.pdf&quot;)" office:value-type="string" office:string-value="file:///home/user/books/reading/cm-materials/20/www.cs.toronto.edu/~colin/236/W20/misc/t2_solutions.pdf" calcext:value-type="string">
            <text:p>file:///home/user/books/reading/cm-materials/20/www.cs.toronto.edu/~colin/236/W20/misc/t2_solutions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4reviewfinal.pdf&quot;)" office:value-type="string" office:string-value="file:///home/user/books/reading/cm-materials/2/www3.cs.stonybrook.edu/~cse547/14reviewfinal.pdf" calcext:value-type="string">
            <text:p>file:///home/user/books/reading/cm-materials/2/www3.cs.stonybrook.edu/~cse547/14reviewfinal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mid.pdf&quot;)" office:value-type="string" office:string-value="file:///home/user/books/reading/cm-materials/2/www3.cs.stonybrook.edu/~cse547/17mid.pdf" calcext:value-type="string">
            <text:p>file:///home/user/books/reading/cm-materials/2/www3.cs.stonybrook.edu/~cse547/17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2/www3.cs.stonybrook.edu/~cse547/17pracmid.pdf&quot;)" office:value-type="string" office:string-value="file:///home/user/books/reading/cm-materials/2/www3.cs.stonybrook.edu/~cse547/17pracmid.pdf" calcext:value-type="string">
            <text:p>file:///home/user/books/reading/cm-materials/2/www3.cs.stonybrook.edu/~cse547/17pracmid.pdf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sults.pdf&quot;)" office:value-type="string" office:string-value="file:///home/user/books/reading/cm-materials/15/cs.ioc.ee/cm/midterm-results.pdf" calcext:value-type="string">
            <text:p>file:///home/user/books/reading/cm-materials/15/cs.ioc.ee/cm/midterm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ules.pdf&quot;)" office:value-type="string" office:string-value="file:///home/user/books/reading/cm-materials/15/cs.ioc.ee/cm/midterm-rules.pdf" calcext:value-type="string">
            <text:p>file:///home/user/books/reading/cm-materials/15/cs.ioc.ee/cm/midterm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-rules.pdf&quot;)" office:value-type="string" office:string-value="file:///home/user/books/reading/cm-materials/15/cs.ioc.ee/cm/final-rules.pdf" calcext:value-type="string">
            <text:p>file:///home/user/books/reading/cm-materials/15/cs.ioc.ee/cm/final-rul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1.pdf&quot;)" office:value-type="string" office:string-value="file:///home/user/books/reading/cm-materials/15/cs.ioc.ee/cm/GeneratingFunctions1.pdf" calcext:value-type="string">
            <text:p>file:///home/user/books/reading/cm-materials/15/cs.ioc.ee/cm/GeneratingFunctions1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2.pdf&quot;)" office:value-type="string" office:string-value="file:///home/user/books/reading/cm-materials/15/cs.ioc.ee/cm/GeneratingFunctions2.pdf" calcext:value-type="string">
            <text:p>file:///home/user/books/reading/cm-materials/15/cs.ioc.ee/cm/GeneratingFunctions2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GeneratingFunctions3.pdf&quot;)" office:value-type="string" office:string-value="file:///home/user/books/reading/cm-materials/15/cs.ioc.ee/cm/GeneratingFunctions3.pdf" calcext:value-type="string">
            <text:p>file:///home/user/books/reading/cm-materials/15/cs.ioc.ee/cm/GeneratingFunctions3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egerFunctions.pdf&quot;)" office:value-type="string" office:string-value="file:///home/user/books/reading/cm-materials/15/cs.ioc.ee/cm/IntegerFunctions.pdf" calcext:value-type="string">
            <text:p>file:///home/user/books/reading/cm-materials/15/cs.ioc.ee/cm/IntegerFunc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Exercises.pdf&quot;)" office:value-type="string" office:string-value="file:///home/user/books/reading/cm-materials/15/cs.ioc.ee/cm/IntroductionExercises.pdf" calcext:value-type="string">
            <text:p>file:///home/user/books/reading/cm-materials/15/cs.ioc.ee/cm/IntroductionExercise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Introduction.pdf&quot;)" office:value-type="string" office:string-value="file:///home/user/books/reading/cm-materials/15/cs.ioc.ee/cm/Introduction.pdf" calcext:value-type="string">
            <text:p>file:///home/user/books/reading/cm-materials/15/cs.ioc.ee/cm/Introduction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.pdf&quot;)" office:value-type="string" office:string-value="file:///home/user/books/reading/cm-materials/15/cs.ioc.ee/cm/midterm2014.pdf" calcext:value-type="string">
            <text:p>file:///home/user/books/reading/cm-materials/15/cs.ioc.ee/cm/midterm2014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2014solutions.pdf&quot;)" office:value-type="string" office:string-value="file:///home/user/books/reading/cm-materials/15/cs.ioc.ee/cm/midterm2014solutions.pdf" calcext:value-type="string">
            <text:p>file:///home/user/books/reading/cm-materials/15/cs.ioc.ee/cm/midterm2014solution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midterm-recovery-results.pdf&quot;)" office:value-type="string" office:string-value="file:///home/user/books/reading/cm-materials/15/cs.ioc.ee/cm/midterm-recovery-results.pdf" calcext:value-type="string">
            <text:p>file:///home/user/books/reading/cm-materials/15/cs.ioc.ee/cm/midterm-recovery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2-results.pdf&quot;)" office:value-type="string" office:string-value="file:///home/user/books/reading/cm-materials/15/cs.ioc.ee/cm/final2-results.pdf" calcext:value-type="string">
            <text:p>file:///home/user/books/reading/cm-materials/15/cs.ioc.ee/cm/final2-results.pdf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<text:s/></text:p>
          </table:table-cell>
          <table:table-cell table:style-name="Default" table:formula="of:=HYPERLINK(&quot;file:///home/user/books/reading/cm-materials/15/cs.ioc.ee/cm/final1-results.pdf&quot;)" office:value-type="string" office:string-value="file:///home/user/books/reading/cm-materials/15/cs.ioc.ee/cm/final1-results.pdf" calcext:value-type="string">
            <text:p>file:///home/user/books/reading/cm-materials/15/cs.ioc.ee/cm/final1-results.pdf</text:p>
          </table:table-cell>
          <table:table-cell table:number-columns-repeated="6"/>
        </table:table-row>
        <table:table-row table:style-name="ro1" table:number-rows-repeated="104797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exercises.A2:exercises.D29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references.A186:references.G2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 style:data-style-name="N2" text:time-value="17:49:46.271534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20:44:25.783257079</dc:date>
    <meta:editing-duration>P9DT5H36S</meta:editing-duration>
    <meta:editing-cycles>499</meta:editing-cycles>
    <meta:generator>LibreOffice/7.0.4.2$Linux_X86_64 LibreOffice_project/00$Build-2</meta:generator>
    <meta:document-statistic meta:table-count="5" meta:cell-count="2939" meta:object-count="0"/>
  </office:meta>
</office:document-meta>
</file>